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7827in"/>
    </style:style>
    <style:style style:name="co6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2.1154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0862in"/>
    </style:style>
    <style:style style:name="co10" style:family="table-column">
      <style:table-column-properties fo:break-before="auto" style:column-width="1.2681in"/>
    </style:style>
    <style:style style:name="co11" style:family="table-column">
      <style:table-column-properties fo:break-before="auto" style:column-width="1.2256in"/>
    </style:style>
    <style:style style:name="co12" style:family="table-column">
      <style:table-column-properties fo:break-before="auto" style:column-width="1.2543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1.6756in"/>
    </style:style>
    <style:style style:name="co15" style:family="table-column">
      <style:table-column-properties fo:break-before="auto" style:column-width="2.0083in"/>
    </style:style>
    <style:style style:name="co16" style:family="table-column">
      <style:table-column-properties fo:break-before="auto" style:column-width="1.211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1.3972in"/>
    </style:style>
    <style:style style:name="co19" style:family="table-column">
      <style:table-column-properties fo:break-before="auto" style:column-width="1.05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cccc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cccc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cc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b2b2b2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2b2b2"/>
      <style:text-properties style:use-window-font-color="true" fo:font-size="12pt" style:font-size-asian="12pt" style:font-size-complex="12pt"/>
    </style:style>
    <style:style style:name="ce6" style:family="table-cell" style:parent-style-name="Default">
      <style:table-cell-properties fo:background-color="#999999"/>
      <style:text-properties style:use-window-font-color="true" fo:font-size="12pt" style:font-size-asian="12pt" style:font-size-complex="12pt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cccc" fo:border="0.06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cccc" fo:border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>
      <style:table-cell-properties fo:background-color="#ffcccc" fo:border="0.06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fo:background-color="#b2b2b2"/>
    </style:style>
    <style:style style:name="ce24" style:family="table-cell" style:parent-style-name="Default">
      <style:table-cell-properties fo:background-color="#ffcccc"/>
    </style:style>
    <style:style style:name="ce25" style:family="table-cell" style:parent-style-name="Default">
      <style:table-cell-properties fo:border="0.06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" style:family="table-cell" style:parent-style-name="Default">
      <style:table-cell-properties fo:background-color="transparent" fo:border="0.06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able-cell-properties fo:background-color="#000000" fo:border="0.06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1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b2b2b2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60">
      <style:table-cell-properties fo:background-color="#ffcccc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fo:background-color="#ffcc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ffcccc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ackground-color="#ffcccc"/>
      <style:text-properties fo:color="#000000" fo:font-size="12pt" style:font-size-asian="12pt" style:font-size-complex="12pt"/>
    </style:style>
    <style:style style:name="ce41" style:family="table-cell" style:parent-style-name="Default">
      <style:table-cell-properties fo:background-color="#ffcccc" fo:border="none"/>
    </style:style>
    <style:style style:name="ce42" style:family="table-cell" style:parent-style-name="Default">
      <style:table-cell-properties fo:background-color="transparent" fo:border="none"/>
    </style:style>
    <style:style style:name="ce43" style:family="table-cell" style:parent-style-name="Default">
      <style:table-cell-properties fo:background-color="transparent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ffcccc" fo:border="0.06pt solid #000000"/>
      <style:text-properties style:use-window-font-color="true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transparent" fo:border="0.06pt solid #000000"/>
      <style:text-properties style:use-window-font-color="true" fo:font-size="12pt" style:font-size-asian="12pt" style:font-size-complex="12pt"/>
    </style:style>
    <style:style style:name="ce48" style:family="table-cell" style:parent-style-name="Default">
      <style:table-cell-properties fo:background-color="transparent" fo:border="0.06pt solid #000000"/>
      <style:text-properties fo:color="#ff3333" fo:font-size="12pt" style:font-size-asian="12pt" style:font-size-complex="12pt"/>
    </style:style>
    <style:style style:name="ce49" style:family="table-cell" style:parent-style-name="Default">
      <style:table-cell-properties fo:background-color="transparent" fo:border="0.06pt solid #000000"/>
      <style:text-properties fo:color="#ff3333" style:font-name="Liberation Sans" fo:font-size="12pt" style:font-name-asian="Droid Sans Fallback" style:font-size-asian="12pt" style:font-name-complex="FreeSans" style:font-size-complex="12pt"/>
    </style:style>
    <style:style style:name="ce50" style:family="table-cell" style:parent-style-name="Default">
      <style:table-cell-properties fo:background-color="#ffcccc" style:text-align-source="fix" style:repeat-content="false" fo:border="0.06pt solid #000000"/>
      <style:paragraph-properties fo:text-align="end" fo:margin-left="0in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ffcccc" fo:border="0.06pt solid #000000"/>
    </style:style>
    <style:style style:name="ce52" style:family="table-cell" style:parent-style-name="Default">
      <style:table-cell-properties fo:background-color="transparent" fo:border="0.06pt solid #000000"/>
    </style:style>
    <style:style style:name="ce53" style:family="table-cell" style:parent-style-name="Default">
      <style:table-cell-properties fo:border-bottom="none" fo:background-color="#ffcccc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transparent" fo:border="0.06pt solid #000000"/>
      <style:text-properties fo:color="#000000" style:font-name="Liberation Sans" fo:font-size="12pt" style:font-name-asian="Droid Sans Fallback" style:font-size-asian="12pt" style:font-name-complex="FreeSans" style:font-size-complex="12pt"/>
    </style:style>
    <style:style style:name="ce55" style:family="table-cell" style:parent-style-name="Default">
      <style:table-cell-properties fo:background-color="#000000" fo:border="0.06pt solid #000000"/>
      <style:text-properties fo:color="#000000" fo:font-size="12pt" style:font-size-asian="12pt" style:font-size-complex="12pt"/>
    </style:style>
    <style:style style:name="ce56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order-bottom="none" fo:background-color="#ffcccc" fo:border-left="0.06pt solid #000000" fo:border-right="none" fo:border-top="none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fo:background-color="#ffcccc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ffcccc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ffcccc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ffcccc"/>
      <style:text-properties style:use-window-font-color="true" fo:font-size="12pt" style:font-size-asian="12pt" style:font-size-complex="12pt"/>
    </style:style>
    <style:style style:name="ce63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000000" fo:border="0.06pt solid #000000"/>
      <style:text-properties style:use-window-font-color="true" fo:font-size="12pt" style:font-size-asian="12pt" style:font-size-complex="12pt"/>
    </style:style>
    <style:style style:name="ce65" style:family="table-cell" style:parent-style-name="Default">
      <style:table-cell-properties fo:border-bottom="none" fo:background-color="#ffcccc" fo:border-left="0.06pt solid #000000" fo:border-right="none" fo:border-top="none"/>
      <style:text-properties style:use-window-font-color="true" fo:font-size="12pt" style:font-size-asian="12pt" style:font-size-complex="12pt"/>
    </style:style>
    <style:style style:name="ce66" style:family="table-cell" style:parent-style-name="Default">
      <style:table-cell-properties fo:border-bottom="none" fo:background-color="#ffcccc" fo:border-left="none" fo:border-right="0.06pt solid #000000" fo:border-top="none"/>
      <style:text-properties style:use-window-font-color="true" fo:font-size="12pt" style:font-size-asian="12pt" style:font-size-complex="12pt"/>
    </style:style>
    <style:style style:name="ce67" style:family="table-cell" style:parent-style-name="Default">
      <style:table-cell-properties fo:background-color="#ffcccc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3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3" table:default-cell-style-name="ce8"/>
        <table:table-column table:style-name="co3" table:number-columns-repeated="2" table:default-cell-style-name="ce8"/>
        <table:table-column table:style-name="co9" table:default-cell-style-name="ce8"/>
        <table:table-column table:style-name="co3" table:number-columns-repeated="1009" table:default-cell-style-name="ce8"/>
        <table:table-row table:style-name="ro1">
          <table:table-cell table:style-name="ce1" office:value-type="string" calcext:value-type="string">
            <text:p>LF mesh:</text:p>
          </table:table-cell>
          <table:table-cell table:style-name="ce2" office:value-type="string" calcext:value-type="string">
            <text:p>16x32x16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HF mesh:</text:p>
          </table:table-cell>
          <table:table-cell table:style-name="ce2" office:value-type="string" calcext:value-type="string">
            <text:p>32x64x32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superadj mesh:</text:p>
          </table:table-cell>
          <table:table-cell table:style-name="ce2" office:value-type="string" calcext:value-type="string">
            <text:p>32x64x32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QoI option: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auxiliary</text:p>
          </table:table-cell>
          <table:table-cell table:style-name="ce3" office:value-type="string" calcext:value-type="string">
            <text:p>superadj</text:p>
          </table:table-cell>
          <table:table-cell table:style-name="ce3" office:value-type="string" calcext:value-type="string">
            <text:p>QoI error (estimated)</text:p>
          </table:table-cell>
          <table:table-cell table:style-name="ce3" office:value-type="string" calcext:value-type="string">
            <text:p>QoI error (actual)</text:p>
          </table:table-cell>
          <table:table-cell table:style-name="ce3" office:value-type="string" calcext:value-type="string">
            <text:p>relative QoI error (actual)</text:p>
          </table:table-cell>
          <table:table-cell table:style-name="ce3" office:value-type="string" calcext:value-type="string">
            <text:p>time (lin solves)</text:p>
          </table:table-cell>
          <table:table-cell table:style-name="ce3" office:value-type="string" calcext:value-type="string">
            <text:p>time (iteration)</text:p>
          </table:table-cell>
          <table:table-cell table:style-name="ce3" office:value-type="string" calcext:value-type="string">
            <text:p>time (cumulative)</text:p>
          </table:table-cell>
          <table:table-cell table:style-name="ce1" table:number-columns-repeated="1012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13" office:value-type="float" office:value="170632" calcext:value-type="float">
            <text:p>17063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35" calcext:value-type="float">
            <text:p>35</text:p>
          </table:table-cell>
          <table:table-cell table:style-name="ce13" office:value-type="float" office:value="890" calcext:value-type="float">
            <text:p>890</text:p>
          </table:table-cell>
          <table:table-cell table:style-name="ce13" office:value-type="float" office:value="38465" calcext:value-type="float">
            <text:p>38465</text:p>
          </table:table-cell>
          <table:table-cell table:style-name="ce13" table:formula="of:=HFqoi-[.B8]" office:value-type="float" office:value="-84640" calcext:value-type="float">
            <text:p>-84640</text:p>
          </table:table-cell>
          <table:table-cell table:style-name="ce13" table:formula="of:=[.H8]/HFqoi" office:value-type="float" office:value="-0.984277607219276" calcext:value-type="float">
            <text:p>-0.9842776072</text:p>
          </table:table-cell>
          <table:table-cell table:style-name="ce13" table:formula="of:=[.D8]+[.E8]+[.F8]" office:value-type="float" office:value="960" calcext:value-type="float">
            <text:p>960</text:p>
          </table:table-cell>
          <table:table-cell table:number-columns-repeated="2" table:style-name="ce13" office:value-type="float" office:value="1140" calcext:value-type="float">
            <text:p>114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3" office:value-type="float" office:value="170370" calcext:value-type="float">
            <text:p>170370</text:p>
          </table:table-cell>
          <table:table-cell table:style-name="ce13" office:value-type="float" office:value="11.5" calcext:value-type="float">
            <text:p>11.5</text:p>
          </table:table-cell>
          <table:table-cell table:style-name="ce13" office:value-type="float" office:value="650" calcext:value-type="float">
            <text:p>650</text:p>
          </table:table-cell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660" calcext:value-type="float">
            <text:p>660</text:p>
          </table:table-cell>
          <table:table-cell table:style-name="ce13" office:value-type="float" office:value="-5062" calcext:value-type="float">
            <text:p>-5062</text:p>
          </table:table-cell>
          <table:table-cell table:style-name="ce13" table:formula="of:=HFqoi-[.B9]" office:value-type="float" office:value="-84378" calcext:value-type="float">
            <text:p>-84378</text:p>
          </table:table-cell>
          <table:table-cell table:style-name="ce13" table:formula="of:=[.H9]/HFqoi" office:value-type="float" office:value="-0.981230812168574" calcext:value-type="float">
            <text:p>-0.9812308122</text:p>
          </table:table-cell>
          <table:table-cell table:style-name="ce13" table:formula="of:=[.D9]+[.E9]+[.F9]" office:value-type="float" office:value="1630" calcext:value-type="float">
            <text:p>1630</text:p>
          </table:table-cell>
          <table:table-cell table:style-name="ce13" table:formula="of:=[.L9]-[.L8]" office:value-type="float" office:value="1790" calcext:value-type="float">
            <text:p>1790</text:p>
          </table:table-cell>
          <table:table-cell table:style-name="ce13" office:value-type="float" office:value="2930" calcext:value-type="float">
            <text:p>293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3" office:value-type="float" office:value="88756" calcext:value-type="float">
            <text:p>88756</text:p>
          </table:table-cell>
          <table:table-cell table:style-name="ce13" office:value-type="float" office:value="27.1" calcext:value-type="float">
            <text:p>27.1</text:p>
          </table:table-cell>
          <table:table-cell table:style-name="ce13" office:value-type="float" office:value="970" calcext:value-type="float">
            <text:p>970</text:p>
          </table:table-cell>
          <table:table-cell table:style-name="ce13" office:value-type="float" office:value="645" calcext:value-type="float">
            <text:p>645</text:p>
          </table:table-cell>
          <table:table-cell table:style-name="ce13" office:value-type="float" office:value="830" calcext:value-type="float">
            <text:p>830</text:p>
          </table:table-cell>
          <table:table-cell table:style-name="ce13" office:value-type="float" office:value="-2769" calcext:value-type="float">
            <text:p>-2769</text:p>
          </table:table-cell>
          <table:table-cell table:style-name="ce13" table:formula="of:=HFqoi-[.B10]" office:value-type="float" office:value="-2764" calcext:value-type="float">
            <text:p>-2764</text:p>
          </table:table-cell>
          <table:table-cell table:style-name="ce13" table:formula="of:=[.H10]/HFqoi" office:value-type="float" office:value="-0.0321425248860359" calcext:value-type="float">
            <text:p>-0.0321425249</text:p>
          </table:table-cell>
          <table:table-cell table:style-name="ce13" table:formula="of:=[.D10]+[.E10]+[.F10]" office:value-type="float" office:value="2445" calcext:value-type="float">
            <text:p>2445</text:p>
          </table:table-cell>
          <table:table-cell table:style-name="ce13" table:formula="of:=[.L10]-[.L9]" office:value-type="float" office:value="2640" calcext:value-type="float">
            <text:p>2640</text:p>
          </table:table-cell>
          <table:table-cell table:style-name="ce13" office:value-type="float" office:value="5570" calcext:value-type="float">
            <text:p>557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13" office:value-type="float" office:value="85976" calcext:value-type="float">
            <text:p>85976</text:p>
          </table:table-cell>
          <table:table-cell table:style-name="ce13" office:value-type="float" office:value="40.7" calcext:value-type="float">
            <text:p>40.7</text:p>
          </table:table-cell>
          <table:table-cell table:style-name="ce13" office:value-type="float" office:value="1270" calcext:value-type="float">
            <text:p>1270</text:p>
          </table:table-cell>
          <table:table-cell table:style-name="ce13" office:value-type="float" office:value="780" calcext:value-type="float">
            <text:p>780</text:p>
          </table:table-cell>
          <table:table-cell table:style-name="ce13" office:value-type="float" office:value="850" calcext:value-type="float">
            <text:p>850</text:p>
          </table:table-cell>
          <table:table-cell table:style-name="ce13" office:value-type="float" office:value="28" calcext:value-type="float">
            <text:p>28</text:p>
          </table:table-cell>
          <table:table-cell table:style-name="ce13" table:formula="of:=HFqoi-[.B11]" office:value-type="float" office:value="16" calcext:value-type="float">
            <text:p>16</text:p>
          </table:table-cell>
          <table:table-cell table:style-name="ce13" table:formula="of:=[.H11]/HFqoi" office:value-type="float" office:value="0.000186063819890222" calcext:value-type="float">
            <text:p>0.0001860638</text:p>
          </table:table-cell>
          <table:table-cell table:style-name="ce13" table:formula="of:=[.D11]+[.E11]+[.F11]" office:value-type="float" office:value="2900" calcext:value-type="float">
            <text:p>2900</text:p>
          </table:table-cell>
          <table:table-cell table:style-name="ce13" table:formula="of:=[.L11]-[.L10]" office:value-type="float" office:value="3110" calcext:value-type="float">
            <text:p>3110</text:p>
          </table:table-cell>
          <table:table-cell table:style-name="ce13" office:value-type="float" office:value="8680" calcext:value-type="float">
            <text:p>868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3" office:value-type="float" office:value="85992" calcext:value-type="float">
            <text:p>85992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660" calcext:value-type="float">
            <text:p>660</text:p>
          </table:table-cell>
          <table:table-cell table:style-name="ce27" table:number-columns-repeated="5"/>
          <table:table-cell table:style-name="ce13" office:value-type="float" office:value="660" calcext:value-type="float">
            <text:p>660</text:p>
          </table:table-cell>
          <table:table-cell table:style-name="ce27"/>
          <table:table-cell table:style-name="ce13" office:value-type="float" office:value="830" calcext:value-type="float">
            <text:p>830</text:p>
          </table:table-cell>
          <table:table-cell table:style-name="ce2" table:number-columns-repeated="101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14"/>
          <table:table-cell table:style-name="ce19" office:value-type="string" calcext:value-type="string" table:number-columns-spanned="4" table:number-rows-spanned="1">
            <text:p>inverse</text:p>
          </table:table-cell>
          <table:covered-table-cell table:number-columns-repeated="2" table:style-name="ce22"/>
          <table:covered-table-cell table:style-name="ce2"/>
          <table:table-cell table:style-name="ce19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22"/>
          <table:covered-table-cell table:style-name="ce2"/>
          <table:table-cell table:style-name="ce28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22"/>
          <table:covered-table-cell table:style-name="ce2"/>
          <table:table-cell table:style-name="ce2" table:number-columns-repeated="1010"/>
        </table:table-row>
        <table:table-row table:style-name="ro1">
          <table:table-cell table:style-name="ce2"/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3" office:value-type="string" calcext:value-type="string">
            <text:p>“work”</text:p>
          </table:table-cell>
          <table:table-cell table:style-name="ce1" office:value-type="string" calcext:value-type="string">
            <text:p>total “work”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6+8" office:value-type="float" office:value="24" calcext:value-type="float">
            <text:p>24</text:p>
          </table:table-cell>
          <table:table-cell table:style-name="ce13" office:value-type="float" office:value="28611" calcext:value-type="float">
            <text:p>28611</text:p>
          </table:table-cell>
          <table:table-cell table:style-name="ce13" table:formula="of:=[.D16]*[.E16]" office:value-type="float" office:value="686664" calcext:value-type="float">
            <text:p>686664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7+17" office:value-type="float" office:value="34" calcext:value-type="float">
            <text:p>34</text:p>
          </table:table-cell>
          <table:table-cell table:style-name="ce13" table:formula="of:=[.E16]" office:value-type="float" office:value="28611" calcext:value-type="float">
            <text:p>28611</text:p>
          </table:table-cell>
          <table:table-cell table:style-name="ce13" table:formula="of:=[.H16]*[.I16]" office:value-type="float" office:value="972774" calcext:value-type="float">
            <text:p>972774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73+18+217+34" office:value-type="float" office:value="342" calcext:value-type="float">
            <text:p>342</text:p>
          </table:table-cell>
          <table:table-cell table:style-name="ce13" office:value-type="float" office:value="212355" calcext:value-type="float">
            <text:p>212355</text:p>
          </table:table-cell>
          <table:table-cell table:style-name="ce13" table:formula="of:=[.L16]*[.M16]" office:value-type="float" office:value="72625410" calcext:value-type="float">
            <text:p>72625410</text:p>
          </table:table-cell>
          <table:table-cell table:style-name="ce2" table:formula="of:=[.F16]+[.J16]+[.N16]" office:value-type="float" office:value="74284848" calcext:value-type="float">
            <text:p>74284848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3" office:value-type="float" office:value="11.5" calcext:value-type="float">
            <text:p>11.5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51+47+44+37+23+6" office:value-type="float" office:value="208" calcext:value-type="float">
            <text:p>208</text:p>
          </table:table-cell>
          <table:table-cell table:style-name="ce13" office:value-type="float" office:value="53118" calcext:value-type="float">
            <text:p>53118</text:p>
          </table:table-cell>
          <table:table-cell table:style-name="ce13" table:formula="of:=[.D17]*[.E17]" office:value-type="float" office:value="11048544" calcext:value-type="float">
            <text:p>11048544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47+48" office:value-type="float" office:value="95" calcext:value-type="float">
            <text:p>95</text:p>
          </table:table-cell>
          <table:table-cell table:style-name="ce13" table:formula="of:=[.E17]" office:value-type="float" office:value="53118" calcext:value-type="float">
            <text:p>53118</text:p>
          </table:table-cell>
          <table:table-cell table:style-name="ce13" table:formula="of:=[.H17]*[.I17]" office:value-type="float" office:value="5046210" calcext:value-type="float">
            <text:p>504621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24+7+24+23" office:value-type="float" office:value="78" calcext:value-type="float">
            <text:p>78</text:p>
          </table:table-cell>
          <table:table-cell table:style-name="ce13" office:value-type="float" office:value="212355" calcext:value-type="float">
            <text:p>212355</text:p>
          </table:table-cell>
          <table:table-cell table:style-name="ce13" table:formula="of:=[.L17]*[.M17]" office:value-type="float" office:value="16563690" calcext:value-type="float">
            <text:p>16563690</text:p>
          </table:table-cell>
          <table:table-cell table:style-name="ce2" table:formula="of:=[.F17]+[.J17]+[.N17]" office:value-type="float" office:value="32658444" calcext:value-type="float">
            <text:p>32658444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3" office:value-type="float" office:value="27.1" calcext:value-type="float">
            <text:p>27.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51+46+39+17" office:value-type="float" office:value="153" calcext:value-type="float">
            <text:p>153</text:p>
          </table:table-cell>
          <table:table-cell table:style-name="ce13" office:value-type="float" office:value="83238" calcext:value-type="float">
            <text:p>83238</text:p>
          </table:table-cell>
          <table:table-cell table:style-name="ce13" table:formula="of:=[.D18]*[.E18]" office:value-type="float" office:value="12735414" calcext:value-type="float">
            <text:p>12735414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51+51" office:value-type="float" office:value="102" calcext:value-type="float">
            <text:p>102</text:p>
          </table:table-cell>
          <table:table-cell table:style-name="ce13" table:formula="of:=[.E18]" office:value-type="float" office:value="83238" calcext:value-type="float">
            <text:p>83238</text:p>
          </table:table-cell>
          <table:table-cell table:style-name="ce13" table:formula="of:=[.H18]*[.I18]" office:value-type="float" office:value="8490276" calcext:value-type="float">
            <text:p>8490276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25+5+25+23" office:value-type="float" office:value="78" calcext:value-type="float">
            <text:p>78</text:p>
          </table:table-cell>
          <table:table-cell table:style-name="ce13" office:value-type="float" office:value="212355" calcext:value-type="float">
            <text:p>212355</text:p>
          </table:table-cell>
          <table:table-cell table:style-name="ce13" table:formula="of:=[.L18]*[.M18]" office:value-type="float" office:value="16563690" calcext:value-type="float">
            <text:p>16563690</text:p>
          </table:table-cell>
          <table:table-cell table:style-name="ce2" table:formula="of:=[.F18]+[.J18]+[.N18]" office:value-type="float" office:value="37789380" calcext:value-type="float">
            <text:p>3778938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13" office:value-type="float" office:value="40.7" calcext:value-type="float">
            <text:p>40.7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54+52+46+26+12" office:value-type="float" office:value="190" calcext:value-type="float">
            <text:p>190</text:p>
          </table:table-cell>
          <table:table-cell table:style-name="ce13" office:value-type="float" office:value="107802" calcext:value-type="float">
            <text:p>107802</text:p>
          </table:table-cell>
          <table:table-cell table:style-name="ce13" table:formula="of:=[.D19]*[.E19]" office:value-type="float" office:value="20482380" calcext:value-type="float">
            <text:p>2048238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92+174" office:value-type="float" office:value="266" calcext:value-type="float">
            <text:p>266</text:p>
          </table:table-cell>
          <table:table-cell table:style-name="ce13" table:formula="of:=[.E19]" office:value-type="float" office:value="107802" calcext:value-type="float">
            <text:p>107802</text:p>
          </table:table-cell>
          <table:table-cell table:style-name="ce13" table:formula="of:=[.H19]*[.I19]" office:value-type="float" office:value="28675332" calcext:value-type="float">
            <text:p>2867533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25+5+25+23" office:value-type="float" office:value="78" calcext:value-type="float">
            <text:p>78</text:p>
          </table:table-cell>
          <table:table-cell table:style-name="ce13" office:value-type="float" office:value="212355" calcext:value-type="float">
            <text:p>212355</text:p>
          </table:table-cell>
          <table:table-cell table:style-name="ce13" table:formula="of:=[.L19]*[.M19]" office:value-type="float" office:value="16563690" calcext:value-type="float">
            <text:p>16563690</text:p>
          </table:table-cell>
          <table:table-cell table:style-name="ce2" table:formula="of:=[.F19]+[.J19]+[.N19]" office:value-type="float" office:value="65721402" calcext:value-type="float">
            <text:p>65721402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30+17+27+23+20+15" office:value-type="float" office:value="132" calcext:value-type="float">
            <text:p>132</text:p>
          </table:table-cell>
          <table:table-cell table:style-name="ce13" office:value-type="float" office:value="212355" calcext:value-type="float">
            <text:p>212355</text:p>
          </table:table-cell>
          <table:table-cell table:style-name="ce13" table:formula="of:=[.D20]*[.E20]" office:value-type="float" office:value="28030860" calcext:value-type="float">
            <text:p>28030860</text:p>
          </table:table-cell>
          <table:table-cell table:style-name="ce27" table:number-columns-repeated="8"/>
          <table:table-cell table:style-name="ce2" table:formula="of:=[.F20]+[.J20]+[.N20]" office:value-type="float" office:value="28030860" calcext:value-type="float">
            <text:p>28030860</text:p>
          </table:table-cell>
          <table:table-cell table:style-name="ce2" table:number-columns-repeated="1009"/>
        </table:table-row>
        <table:table-row table:style-name="ro1">
          <table:table-cell table:style-name="ce4" table:number-columns-repeated="3"/>
          <table:table-cell table:style-name="ce23"/>
          <table:table-cell table:style-name="ce4" table:number-columns-repeated="1020"/>
        </table:table-row>
        <table:table-row table:style-name="ro1">
          <table:table-cell table:style-name="ce1" office:value-type="string" calcext:value-type="string">
            <text:p>LF mesh:</text:p>
          </table:table-cell>
          <table:table-cell table:style-name="ce2" office:value-type="string" calcext:value-type="string">
            <text:p>16x32x16</text:p>
          </table:table-cell>
          <table:table-cell table:style-name="ce2"/>
          <table:table-cell table:style-name="ce24"/>
          <table:table-cell table:style-name="ce2" table:number-columns-repeated="1020"/>
        </table:table-row>
        <table:table-row table:style-name="ro1">
          <table:table-cell table:style-name="ce1" office:value-type="string" calcext:value-type="string">
            <text:p>HF mesh:</text:p>
          </table:table-cell>
          <table:table-cell table:style-name="ce2" office:value-type="string" calcext:value-type="string">
            <text:p>32x64x32</text:p>
          </table:table-cell>
          <table:table-cell table:style-name="ce2"/>
          <table:table-cell table:style-name="ce24"/>
          <table:table-cell table:style-name="ce2" table:number-columns-repeated="1020"/>
        </table:table-row>
        <table:table-row table:style-name="ro1">
          <table:table-cell table:style-name="ce1" office:value-type="string" calcext:value-type="string">
            <text:p>superadj mesh:</text:p>
          </table:table-cell>
          <table:table-cell table:style-name="ce2" office:value-type="string" calcext:value-type="string">
            <text:p>32x64x32</text:p>
          </table:table-cell>
          <table:table-cell table:style-name="ce2"/>
          <table:table-cell table:style-name="ce24"/>
          <table:table-cell table:style-name="ce2" table:number-columns-repeated="1020"/>
        </table:table-row>
        <table:table-row table:style-name="ro1">
          <table:table-cell table:style-name="ce1" office:value-type="string" calcext:value-type="string">
            <text:p>QoI option: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auxiliary</text:p>
          </table:table-cell>
          <table:table-cell table:style-name="ce3" office:value-type="string" calcext:value-type="string">
            <text:p>superadj</text:p>
          </table:table-cell>
          <table:table-cell table:style-name="ce3" office:value-type="string" calcext:value-type="string">
            <text:p>QoI error (estimated)</text:p>
          </table:table-cell>
          <table:table-cell table:style-name="ce3" office:value-type="string" calcext:value-type="string">
            <text:p>QoI error (actual)</text:p>
          </table:table-cell>
          <table:table-cell table:style-name="ce3" office:value-type="string" calcext:value-type="string">
            <text:p>relative QoI error (actual)</text:p>
          </table:table-cell>
          <table:table-cell table:style-name="ce3" office:value-type="string" calcext:value-type="string">
            <text:p>time (lin solves)</text:p>
          </table:table-cell>
          <table:table-cell table:style-name="ce3" office:value-type="string" calcext:value-type="string">
            <text:p>time (iteration)</text:p>
          </table:table-cell>
          <table:table-cell table:style-name="ce3" office:value-type="string" calcext:value-type="string">
            <text:p>time (cumulative)</text:p>
          </table:table-cell>
          <table:table-cell table:style-name="ce1" table:number-columns-repeated="4"/>
          <table:table-cell table:style-name="ce2" table:number-columns-repeated="1008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13" office:value-type="float" office:value="170632" calcext:value-type="float">
            <text:p>17063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35" calcext:value-type="float">
            <text:p>35</text:p>
          </table:table-cell>
          <table:table-cell table:style-name="ce13" office:value-type="float" office:value="850" calcext:value-type="float">
            <text:p>850</text:p>
          </table:table-cell>
          <table:table-cell table:style-name="ce13" office:value-type="float" office:value="38465" calcext:value-type="float">
            <text:p>38465</text:p>
          </table:table-cell>
          <table:table-cell table:style-name="ce13" table:formula="of:=HFqoi-[.B29]" office:value-type="float" office:value="-84640" calcext:value-type="float">
            <text:p>-84640</text:p>
          </table:table-cell>
          <table:table-cell table:style-name="ce13" table:formula="of:=[.H29]/HFqoi" office:value-type="float" office:value="-0.984277607219276" calcext:value-type="float">
            <text:p>-0.9842776072</text:p>
          </table:table-cell>
          <table:table-cell table:style-name="ce13" table:formula="of:=[.D29]+[.E29]+[.F29]" office:value-type="float" office:value="920" calcext:value-type="float">
            <text:p>920</text:p>
          </table:table-cell>
          <table:table-cell table:number-columns-repeated="2" table:style-name="ce13" office:value-type="float" office:value="1090" calcext:value-type="float">
            <text:p>109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3" office:value-type="float" office:value="170239" calcext:value-type="float">
            <text:p>170239</text:p>
          </table:table-cell>
          <table:table-cell table:style-name="ce13" office:value-type="float" office:value="7.6" calcext:value-type="float">
            <text:p>7.6</text:p>
          </table:table-cell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660" calcext:value-type="float">
            <text:p>660</text:p>
          </table:table-cell>
          <table:table-cell table:style-name="ce13" office:value-type="float" office:value="-5371" calcext:value-type="float">
            <text:p>-5371</text:p>
          </table:table-cell>
          <table:table-cell table:style-name="ce13" table:formula="of:=HFqoi-[.B30]" office:value-type="float" office:value="-84247" calcext:value-type="float">
            <text:p>-84247</text:p>
          </table:table-cell>
          <table:table-cell table:style-name="ce13" table:formula="of:=[.H30]/HFqoi" office:value-type="float" office:value="-0.979707414643223" calcext:value-type="float">
            <text:p>-0.9797074146</text:p>
          </table:table-cell>
          <table:table-cell table:style-name="ce13" table:formula="of:=[.D30]+[.E30]+[.F30]" office:value-type="float" office:value="1440" calcext:value-type="float">
            <text:p>1440</text:p>
          </table:table-cell>
          <table:table-cell table:style-name="ce13" table:formula="of:=[.L30]-[.L29]" office:value-type="float" office:value="1590" calcext:value-type="float">
            <text:p>1590</text:p>
          </table:table-cell>
          <table:table-cell table:style-name="ce13" office:value-type="float" office:value="2680" calcext:value-type="float">
            <text:p>268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3" office:value-type="float" office:value="91311" calcext:value-type="float">
            <text:p>91311</text:p>
          </table:table-cell>
          <table:table-cell table:style-name="ce13" office:value-type="float" office:value="16.9" calcext:value-type="float">
            <text:p>16.9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530" calcext:value-type="float">
            <text:p>530</text:p>
          </table:table-cell>
          <table:table-cell table:style-name="ce13" office:value-type="float" office:value="660" calcext:value-type="float">
            <text:p>660</text:p>
          </table:table-cell>
          <table:table-cell table:style-name="ce13" office:value-type="float" office:value="-4692" calcext:value-type="float">
            <text:p>-4692</text:p>
          </table:table-cell>
          <table:table-cell table:style-name="ce13" table:formula="of:=HFqoi-[.B31]" office:value-type="float" office:value="-5319" calcext:value-type="float">
            <text:p>-5319</text:p>
          </table:table-cell>
          <table:table-cell table:style-name="ce13" table:formula="of:=[.H31]/HFqoi" office:value-type="float" office:value="-0.0618545911247558" calcext:value-type="float">
            <text:p>-0.0618545911</text:p>
          </table:table-cell>
          <table:table-cell table:style-name="ce13" table:formula="of:=[.D31]+[.E31]+[.F31]" office:value-type="float" office:value="1990" calcext:value-type="float">
            <text:p>1990</text:p>
          </table:table-cell>
          <table:table-cell table:style-name="ce13" table:formula="of:=[.L31]-[.L30]" office:value-type="float" office:value="2150" calcext:value-type="float">
            <text:p>2150</text:p>
          </table:table-cell>
          <table:table-cell table:style-name="ce13" office:value-type="float" office:value="4830" calcext:value-type="float">
            <text:p>483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13" office:value-type="float" office:value="87280" calcext:value-type="float">
            <text:p>87280</text:p>
          </table:table-cell>
          <table:table-cell table:style-name="ce13" office:value-type="float" office:value="24.4" calcext:value-type="float">
            <text:p>24.4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office:value-type="float" office:value="560" calcext:value-type="float">
            <text:p>560</text:p>
          </table:table-cell>
          <table:table-cell table:style-name="ce13" office:value-type="float" office:value="650" calcext:value-type="float">
            <text:p>650</text:p>
          </table:table-cell>
          <table:table-cell table:style-name="ce13" office:value-type="float" office:value="-1158" calcext:value-type="float">
            <text:p>-1158</text:p>
          </table:table-cell>
          <table:table-cell table:style-name="ce13" table:formula="of:=HFqoi-[.B32]" office:value-type="float" office:value="-1288" calcext:value-type="float">
            <text:p>-1288</text:p>
          </table:table-cell>
          <table:table-cell table:style-name="ce13" table:formula="of:=[.H32]/HFqoi" office:value-type="float" office:value="-0.0149781375011629" calcext:value-type="float">
            <text:p>-0.0149781375</text:p>
          </table:table-cell>
          <table:table-cell table:style-name="ce13" table:formula="of:=[.D32]+[.E32]+[.F32]" office:value-type="float" office:value="2210" calcext:value-type="float">
            <text:p>2210</text:p>
          </table:table-cell>
          <table:table-cell table:style-name="ce13" table:formula="of:=[.L32]-[.L31]" office:value-type="float" office:value="2380" calcext:value-type="float">
            <text:p>2380</text:p>
          </table:table-cell>
          <table:table-cell table:style-name="ce13" office:value-type="float" office:value="7210" calcext:value-type="float">
            <text:p>721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13" office:value-type="float" office:value="86184" calcext:value-type="float">
            <text:p>86184</text:p>
          </table:table-cell>
          <table:table-cell table:style-name="ce13" office:value-type="float" office:value="32.9" calcext:value-type="float">
            <text:p>32.9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640" calcext:value-type="float">
            <text:p>640</text:p>
          </table:table-cell>
          <table:table-cell table:style-name="ce13" office:value-type="float" office:value="830" calcext:value-type="float">
            <text:p>830</text:p>
          </table:table-cell>
          <table:table-cell table:style-name="ce13" office:value-type="float" office:value="-198" calcext:value-type="float">
            <text:p>-198</text:p>
          </table:table-cell>
          <table:table-cell table:style-name="ce13" table:formula="of:=HFqoi-[.B33]" office:value-type="float" office:value="-192" calcext:value-type="float">
            <text:p>-192</text:p>
          </table:table-cell>
          <table:table-cell table:style-name="ce13" table:formula="of:=[.H33]/HFqoi" office:value-type="float" office:value="-0.00223276583868267" calcext:value-type="float">
            <text:p>-0.0022327658</text:p>
          </table:table-cell>
          <table:table-cell table:style-name="ce13" table:formula="of:=[.D33]+[.E33]+[.F33]" office:value-type="float" office:value="2370" calcext:value-type="float">
            <text:p>2370</text:p>
          </table:table-cell>
          <table:table-cell table:style-name="ce13" table:formula="of:=[.L33]-[.L32]" office:value-type="float" office:value="2560" calcext:value-type="float">
            <text:p>2560</text:p>
          </table:table-cell>
          <table:table-cell table:style-name="ce13" office:value-type="float" office:value="9770" calcext:value-type="float">
            <text:p>977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3" office:value-type="float" office:value="85992" calcext:value-type="float">
            <text:p>85992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660" calcext:value-type="float">
            <text:p>660</text:p>
          </table:table-cell>
          <table:table-cell table:style-name="ce27" table:number-columns-repeated="5"/>
          <table:table-cell table:style-name="ce13" office:value-type="float" office:value="660" calcext:value-type="float">
            <text:p>660</text:p>
          </table:table-cell>
          <table:table-cell table:style-name="ce27"/>
          <table:table-cell table:style-name="ce13" office:value-type="float" office:value="830" calcext:value-type="float">
            <text:p>830</text:p>
          </table:table-cell>
          <table:table-cell table:style-name="ce2" table:number-columns-repeated="101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14"/>
          <table:table-cell table:style-name="ce19" office:value-type="string" calcext:value-type="string" table:number-columns-spanned="4" table:number-rows-spanned="1">
            <text:p>inverse</text:p>
          </table:table-cell>
          <table:covered-table-cell table:number-columns-repeated="2" table:style-name="ce22"/>
          <table:covered-table-cell table:style-name="ce2"/>
          <table:table-cell table:style-name="ce19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22"/>
          <table:covered-table-cell table:style-name="ce2"/>
          <table:table-cell table:style-name="ce28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22"/>
          <table:covered-table-cell table:style-name="ce2"/>
          <table:table-cell table:style-name="ce2" table:number-columns-repeated="1010"/>
        </table:table-row>
        <table:table-row table:style-name="ro1">
          <table:table-cell table:style-name="ce2"/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3" office:value-type="string" calcext:value-type="string">
            <text:p>“work”</text:p>
          </table:table-cell>
          <table:table-cell table:style-name="ce1" office:value-type="string" calcext:value-type="string">
            <text:p>total “work”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6+8" office:value-type="float" office:value="24" calcext:value-type="float">
            <text:p>24</text:p>
          </table:table-cell>
          <table:table-cell table:style-name="ce13" office:value-type="float" office:value="28611" calcext:value-type="float">
            <text:p>28611</text:p>
          </table:table-cell>
          <table:table-cell table:style-name="ce13" table:formula="of:=[.E38]*[.D38]" office:value-type="float" office:value="686664" calcext:value-type="float">
            <text:p>686664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7+17" office:value-type="float" office:value="34" calcext:value-type="float">
            <text:p>34</text:p>
          </table:table-cell>
          <table:table-cell table:style-name="ce13" table:formula="of:=[.E38]" office:value-type="float" office:value="28611" calcext:value-type="float">
            <text:p>28611</text:p>
          </table:table-cell>
          <table:table-cell table:style-name="ce13" table:formula="of:=[.I38]*[.H38]" office:value-type="float" office:value="972774" calcext:value-type="float">
            <text:p>972774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73+18+217+34" office:value-type="float" office:value="342" calcext:value-type="float">
            <text:p>342</text:p>
          </table:table-cell>
          <table:table-cell table:style-name="ce13" office:value-type="float" office:value="212355" calcext:value-type="float">
            <text:p>212355</text:p>
          </table:table-cell>
          <table:table-cell table:style-name="ce13" table:formula="of:=[.L38]*[.M38]" office:value-type="float" office:value="72625410" calcext:value-type="float">
            <text:p>72625410</text:p>
          </table:table-cell>
          <table:table-cell table:style-name="ce2" table:formula="of:=[.F38]+[.J38]+[.N38]" office:value-type="float" office:value="74284848" calcext:value-type="float">
            <text:p>74284848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3" office:value-type="float" office:value="7.6" calcext:value-type="float">
            <text:p>7.6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(52+48+43+33+9)" office:value-type="float" office:value="185" calcext:value-type="float">
            <text:p>185</text:p>
          </table:table-cell>
          <table:table-cell table:style-name="ce13" office:value-type="float" office:value="45261" calcext:value-type="float">
            <text:p>45261</text:p>
          </table:table-cell>
          <table:table-cell table:style-name="ce13" table:formula="of:=[.E39]*[.D39]" office:value-type="float" office:value="8373285" calcext:value-type="float">
            <text:p>837328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48+46" office:value-type="float" office:value="94" calcext:value-type="float">
            <text:p>94</text:p>
          </table:table-cell>
          <table:table-cell table:style-name="ce13" table:formula="of:=[.E39]" office:value-type="float" office:value="45261" calcext:value-type="float">
            <text:p>45261</text:p>
          </table:table-cell>
          <table:table-cell table:style-name="ce13" table:formula="of:=[.I39]*[.H39]" office:value-type="float" office:value="4254534" calcext:value-type="float">
            <text:p>4254534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24+8+25+25" office:value-type="float" office:value="82" calcext:value-type="float">
            <text:p>82</text:p>
          </table:table-cell>
          <table:table-cell table:style-name="ce13" office:value-type="float" office:value="212355" calcext:value-type="float">
            <text:p>212355</text:p>
          </table:table-cell>
          <table:table-cell table:style-name="ce13" table:formula="of:=[.L39]*[.M39]" office:value-type="float" office:value="17413110" calcext:value-type="float">
            <text:p>17413110</text:p>
          </table:table-cell>
          <table:table-cell table:style-name="ce2" table:formula="of:=[.F39]+[.J39]+[.N39]" office:value-type="float" office:value="30040929" calcext:value-type="float">
            <text:p>30040929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3" office:value-type="float" office:value="16.9" calcext:value-type="float">
            <text:p>16.9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(58+51+41+12)" office:value-type="float" office:value="162" calcext:value-type="float">
            <text:p>162</text:p>
          </table:table-cell>
          <table:table-cell table:style-name="ce13" office:value-type="float" office:value="64218" calcext:value-type="float">
            <text:p>64218</text:p>
          </table:table-cell>
          <table:table-cell table:style-name="ce13" table:formula="of:=[.E40]*[.D40]" office:value-type="float" office:value="10403316" calcext:value-type="float">
            <text:p>10403316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58+56" office:value-type="float" office:value="114" calcext:value-type="float">
            <text:p>114</text:p>
          </table:table-cell>
          <table:table-cell table:style-name="ce13" table:formula="of:=[.E40]" office:value-type="float" office:value="64218" calcext:value-type="float">
            <text:p>64218</text:p>
          </table:table-cell>
          <table:table-cell table:style-name="ce13" table:formula="of:=[.I40]*[.H40]" office:value-type="float" office:value="7320852" calcext:value-type="float">
            <text:p>732085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24+4+24+23" office:value-type="float" office:value="75" calcext:value-type="float">
            <text:p>75</text:p>
          </table:table-cell>
          <table:table-cell table:style-name="ce13" office:value-type="float" office:value="212355" calcext:value-type="float">
            <text:p>212355</text:p>
          </table:table-cell>
          <table:table-cell table:style-name="ce13" table:formula="of:=[.L40]*[.M40]" office:value-type="float" office:value="15926625" calcext:value-type="float">
            <text:p>15926625</text:p>
          </table:table-cell>
          <table:table-cell table:style-name="ce2" table:formula="of:=[.F40]+[.J40]+[.N40]" office:value-type="float" office:value="33650793" calcext:value-type="float">
            <text:p>33650793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13" office:value-type="float" office:value="24.4" calcext:value-type="float">
            <text:p>24.4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(53+50+44+29+11)" office:value-type="float" office:value="187" calcext:value-type="float">
            <text:p>187</text:p>
          </table:table-cell>
          <table:table-cell table:style-name="ce13" office:value-type="float" office:value="77655" calcext:value-type="float">
            <text:p>77655</text:p>
          </table:table-cell>
          <table:table-cell table:style-name="ce13" table:formula="of:=[.E41]*[.D41]" office:value-type="float" office:value="14521485" calcext:value-type="float">
            <text:p>1452148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55+52" office:value-type="float" office:value="107" calcext:value-type="float">
            <text:p>107</text:p>
          </table:table-cell>
          <table:table-cell table:style-name="ce13" table:formula="of:=[.E41]" office:value-type="float" office:value="77655" calcext:value-type="float">
            <text:p>77655</text:p>
          </table:table-cell>
          <table:table-cell table:style-name="ce13" table:formula="of:=[.I41]*[.H41]" office:value-type="float" office:value="8309085" calcext:value-type="float">
            <text:p>8309085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24+4+24+21" office:value-type="float" office:value="73" calcext:value-type="float">
            <text:p>73</text:p>
          </table:table-cell>
          <table:table-cell table:style-name="ce13" office:value-type="float" office:value="212355" calcext:value-type="float">
            <text:p>212355</text:p>
          </table:table-cell>
          <table:table-cell table:style-name="ce13" table:formula="of:=[.L41]*[.M41]" office:value-type="float" office:value="15501915" calcext:value-type="float">
            <text:p>15501915</text:p>
          </table:table-cell>
          <table:table-cell table:style-name="ce2" table:formula="of:=[.F41]+[.J41]+[.N41]" office:value-type="float" office:value="38332485" calcext:value-type="float">
            <text:p>38332485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13" office:value-type="float" office:value="32.9" calcext:value-type="float">
            <text:p>32.9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54+50+40+16" office:value-type="float" office:value="160" calcext:value-type="float">
            <text:p>160</text:p>
          </table:table-cell>
          <table:table-cell table:style-name="ce13" office:value-type="float" office:value="93549" calcext:value-type="float">
            <text:p>93549</text:p>
          </table:table-cell>
          <table:table-cell table:style-name="ce13" table:formula="of:=[.E42]*[.D42]" office:value-type="float" office:value="14967840" calcext:value-type="float">
            <text:p>1496784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90+148" office:value-type="float" office:value="238" calcext:value-type="float">
            <text:p>238</text:p>
          </table:table-cell>
          <table:table-cell table:style-name="ce13" table:formula="of:=[.E42]" office:value-type="float" office:value="93549" calcext:value-type="float">
            <text:p>93549</text:p>
          </table:table-cell>
          <table:table-cell table:style-name="ce13" table:formula="of:=[.I42]*[.H42]" office:value-type="float" office:value="22264662" calcext:value-type="float">
            <text:p>2226466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24+4+24+21" office:value-type="float" office:value="73" calcext:value-type="float">
            <text:p>73</text:p>
          </table:table-cell>
          <table:table-cell table:style-name="ce13" office:value-type="float" office:value="212356" calcext:value-type="float">
            <text:p>212356</text:p>
          </table:table-cell>
          <table:table-cell table:style-name="ce13" table:formula="of:=[.L42]*[.M42]" office:value-type="float" office:value="15501988" calcext:value-type="float">
            <text:p>15501988</text:p>
          </table:table-cell>
          <table:table-cell table:style-name="ce2" table:formula="of:=[.F42]+[.J42]+[.N42]" office:value-type="float" office:value="52734490" calcext:value-type="float">
            <text:p>5273449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30+17+27+23+20+15" office:value-type="float" office:value="132" calcext:value-type="float">
            <text:p>132</text:p>
          </table:table-cell>
          <table:table-cell table:style-name="ce13" office:value-type="float" office:value="212355" calcext:value-type="float">
            <text:p>212355</text:p>
          </table:table-cell>
          <table:table-cell table:style-name="ce13" table:formula="of:=[.E43]*[.D43]" office:value-type="float" office:value="28030860" calcext:value-type="float">
            <text:p>28030860</text:p>
          </table:table-cell>
          <table:table-cell table:style-name="ce27" table:number-columns-repeated="8"/>
          <table:table-cell table:style-name="ce2" table:formula="of:=[.F43]+[.J43]+[.N43]" office:value-type="float" office:value="28030860" calcext:value-type="float">
            <text:p>28030860</text:p>
          </table:table-cell>
          <table:table-cell table:style-name="ce2" table:number-columns-repeated="1009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1" office:value-type="string" calcext:value-type="string">
            <text:p>LF mesh:</text:p>
          </table:table-cell>
          <table:table-cell table:style-name="ce2" office:value-type="string" calcext:value-type="string">
            <text:p>32x64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HF mesh:</text:p>
          </table:table-cell>
          <table:table-cell table:style-name="ce2" office:value-type="string" calcext:value-type="string">
            <text:p>64x128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superadj mesh:</text:p>
          </table:table-cell>
          <table:table-cell table:style-name="ce2" office:value-type="string" calcext:value-type="string">
            <text:p>64x128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QoI option: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auxiliary</text:p>
          </table:table-cell>
          <table:table-cell table:style-name="ce3" office:value-type="string" calcext:value-type="string">
            <text:p>superadj</text:p>
          </table:table-cell>
          <table:table-cell table:style-name="ce3" office:value-type="string" calcext:value-type="string">
            <text:p>QoI error (estimated)</text:p>
          </table:table-cell>
          <table:table-cell table:style-name="ce3" office:value-type="string" calcext:value-type="string">
            <text:p>QoI error (actual)</text:p>
          </table:table-cell>
          <table:table-cell table:style-name="ce3" office:value-type="string" calcext:value-type="string">
            <text:p>relative QoI error (actual)</text:p>
          </table:table-cell>
          <table:table-cell table:style-name="ce3" office:value-type="string" calcext:value-type="string">
            <text:p>time (lin solves)</text:p>
          </table:table-cell>
          <table:table-cell table:style-name="ce3" office:value-type="string" calcext:value-type="string">
            <text:p>time (iteration)</text:p>
          </table:table-cell>
          <table:table-cell table:style-name="ce3" office:value-type="string" calcext:value-type="string">
            <text:p>time (cumulative)</text:p>
          </table:table-cell>
          <table:table-cell table:style-name="ce1" table:number-columns-repeated="1012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13" office:value-type="float" office:value="13352" calcext:value-type="float">
            <text:p>1335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office:value-type="float" office:value="396" calcext:value-type="float">
            <text:p>396</text:p>
          </table:table-cell>
          <table:table-cell table:style-name="ce13" table:formula="of:=HFqoi2-[.B52]" office:value-type="float" office:value="2669" calcext:value-type="float">
            <text:p>2669</text:p>
          </table:table-cell>
          <table:table-cell table:style-name="ce13" table:formula="of:=[.H52]/HFqoi" office:value-type="float" office:value="0.0310377709554377" calcext:value-type="float">
            <text:p>0.031037771</text:p>
          </table:table-cell>
          <table:table-cell table:style-name="ce13" table:formula="of:=[.D52]+[.E52]+[.F52]" office:value-type="float" office:value="5.1" calcext:value-type="float">
            <text:p>5.1</text:p>
          </table:table-cell>
          <table:table-cell table:style-name="ce13" table:formula="of:=[.L52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3" office:value-type="float" office:value="15588" calcext:value-type="float">
            <text:p>15588</text:p>
          </table:table-cell>
          <table:table-cell table:style-name="ce13" office:value-type="float" office:value="7.6" calcext:value-type="float">
            <text:p>7.6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6.2" calcext:value-type="float">
            <text:p>6.2</text:p>
          </table:table-cell>
          <table:table-cell table:style-name="ce13" office:value-type="float" office:value="505" calcext:value-type="float">
            <text:p>505</text:p>
          </table:table-cell>
          <table:table-cell table:style-name="ce13" table:formula="of:=HFqoi2-[.B53]" office:value-type="float" office:value="433" calcext:value-type="float">
            <text:p>433</text:p>
          </table:table-cell>
          <table:table-cell table:style-name="ce13" table:formula="of:=[.H53]/HFqoi" office:value-type="float" office:value="0.00503535212577914" calcext:value-type="float">
            <text:p>0.0050353521</text:p>
          </table:table-cell>
          <table:table-cell table:style-name="ce13" table:formula="of:=[.D53]+[.E53]+[.F53]" office:value-type="float" office:value="8.6" calcext:value-type="float">
            <text:p>8.6</text:p>
          </table:table-cell>
          <table:table-cell table:style-name="ce13" table:formula="of:=[.L53]-[.L52]" office:value-type="float" office:value="19" calcext:value-type="float">
            <text:p>19</text:p>
          </table:table-cell>
          <table:table-cell table:style-name="ce13" office:value-type="float" office:value="33" calcext:value-type="float">
            <text:p>33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3" office:value-type="float" office:value="16116" calcext:value-type="float">
            <text:p>16116</text:p>
          </table:table-cell>
          <table:table-cell table:style-name="ce13" office:value-type="float" office:value="16.3" calcext:value-type="float">
            <text:p>16.3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.1" calcext:value-type="float">
            <text:p>4.1</text:p>
          </table:table-cell>
          <table:table-cell table:style-name="ce13" office:value-type="float" office:value="-116" calcext:value-type="float">
            <text:p>-116</text:p>
          </table:table-cell>
          <table:table-cell table:style-name="ce13" table:formula="of:=HFqoi2-[.B54]" office:value-type="float" office:value="-95" calcext:value-type="float">
            <text:p>-95</text:p>
          </table:table-cell>
          <table:table-cell table:style-name="ce13" table:formula="of:=[.H54]/HFqoi" office:value-type="float" office:value="-0.0011047539305982" calcext:value-type="float">
            <text:p>-0.0011047539</text:p>
          </table:table-cell>
          <table:table-cell table:style-name="ce13" table:formula="of:=[.D54]+[.E54]+[.F54]" office:value-type="float" office:value="6.9" calcext:value-type="float">
            <text:p>6.9</text:p>
          </table:table-cell>
          <table:table-cell table:style-name="ce13" table:formula="of:=[.L54]-[.L53]" office:value-type="float" office:value="14" calcext:value-type="float">
            <text:p>14</text:p>
          </table:table-cell>
          <table:table-cell table:style-name="ce13" office:value-type="float" office:value="47" calcext:value-type="float">
            <text:p>47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3" office:value-type="float" office:value="16021" calcext:value-type="float">
            <text:p>1602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4.2" calcext:value-type="float">
            <text:p>4.2</text:p>
          </table:table-cell>
          <table:table-cell table:style-name="ce27" table:number-columns-repeated="5"/>
          <table:table-cell table:style-name="ce13" office:value-type="float" office:value="4.2" calcext:value-type="float">
            <text:p>4.2</text:p>
          </table:table-cell>
          <table:table-cell table:style-name="ce27"/>
          <table:table-cell table:style-name="ce13" table:formula="of:=[.D55]" office:value-type="float" office:value="4.2" calcext:value-type="float">
            <text:p>4.2</text:p>
          </table:table-cell>
          <table:table-cell table:style-name="ce2" table:number-columns-repeated="101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14"/>
          <table:table-cell table:style-name="ce19" office:value-type="string" calcext:value-type="string" table:number-columns-spanned="4" table:number-rows-spanned="1">
            <text:p>inverse</text:p>
          </table:table-cell>
          <table:covered-table-cell table:number-columns-repeated="2" table:style-name="ce22"/>
          <table:covered-table-cell table:style-name="ce2"/>
          <table:table-cell table:style-name="ce19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22"/>
          <table:covered-table-cell table:style-name="ce2"/>
          <table:table-cell table:style-name="ce28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22"/>
          <table:covered-table-cell table:style-name="ce2"/>
          <table:table-cell table:style-name="ce2" table:number-columns-repeated="1010"/>
        </table:table-row>
        <table:table-row table:style-name="ro1">
          <table:table-cell table:style-name="ce2"/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3" office:value-type="string" calcext:value-type="string">
            <text:p>“work”</text:p>
          </table:table-cell>
          <table:table-cell table:style-name="ce1" office:value-type="string" calcext:value-type="string">
            <text:p>total “work”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17+4+3" office:value-type="float" office:value="24" calcext:value-type="float">
            <text:p>24</text:p>
          </table:table-cell>
          <table:table-cell table:style-name="ce13" office:value-type="float" office:value="6435" calcext:value-type="float">
            <text:p>6435</text:p>
          </table:table-cell>
          <table:table-cell table:style-name="ce13" table:formula="of:=[.D59]*[.E59]" office:value-type="float" office:value="154440" calcext:value-type="float">
            <text:p>154440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18+18+15" office:value-type="float" office:value="51" calcext:value-type="float">
            <text:p>51</text:p>
          </table:table-cell>
          <table:table-cell table:style-name="ce13" table:formula="of:=[.E59]" office:value-type="float" office:value="6435" calcext:value-type="float">
            <text:p>6435</text:p>
          </table:table-cell>
          <table:table-cell table:style-name="ce13" table:formula="of:=[.H59]*[.I59]" office:value-type="float" office:value="328185" calcext:value-type="float">
            <text:p>328185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35+37+35" office:value-type="float" office:value="107" calcext:value-type="float">
            <text:p>107</text:p>
          </table:table-cell>
          <table:table-cell table:style-name="ce13" office:value-type="float" office:value="25155" calcext:value-type="float">
            <text:p>25155</text:p>
          </table:table-cell>
          <table:table-cell table:style-name="ce13" table:formula="of:=[.L59]*[.M59]" office:value-type="float" office:value="2691585" calcext:value-type="float">
            <text:p>2691585</text:p>
          </table:table-cell>
          <table:table-cell table:style-name="ce2" table:formula="of:=[.F59]+[.J59]+[.N59]" office:value-type="float" office:value="3174210" calcext:value-type="float">
            <text:p>317421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3" office:value-type="float" office:value="7.6" calcext:value-type="float">
            <text:p>7.6</text:p>
          </table:table-cell>
          <table:table-cell table:style-name="ce2" office:value-type="float" office:value="3" calcext:value-type="float">
            <text:p>3</text:p>
          </table:table-cell>
          <table:table-cell table:style-name="ce13" table:formula="of:=27+23+16" office:value-type="float" office:value="66" calcext:value-type="float">
            <text:p>66</text:p>
          </table:table-cell>
          <table:table-cell table:style-name="ce13" office:value-type="float" office:value="7992" calcext:value-type="float">
            <text:p>7992</text:p>
          </table:table-cell>
          <table:table-cell table:style-name="ce13" table:formula="of:=[.D60]*[.E60]" office:value-type="float" office:value="527472" calcext:value-type="float">
            <text:p>527472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8+28" office:value-type="float" office:value="56" calcext:value-type="float">
            <text:p>56</text:p>
          </table:table-cell>
          <table:table-cell table:style-name="ce13" office:value-type="float" office:value="7992" calcext:value-type="float">
            <text:p>7992</text:p>
          </table:table-cell>
          <table:table-cell table:style-name="ce13" table:formula="of:=[.H60]*[.I60]" office:value-type="float" office:value="447552" calcext:value-type="float">
            <text:p>44755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34+37+34" office:value-type="float" office:value="105" calcext:value-type="float">
            <text:p>105</text:p>
          </table:table-cell>
          <table:table-cell table:style-name="ce13" office:value-type="float" office:value="25155" calcext:value-type="float">
            <text:p>25155</text:p>
          </table:table-cell>
          <table:table-cell table:style-name="ce13" table:formula="of:=[.L60]*[.M60]" office:value-type="float" office:value="2641275" calcext:value-type="float">
            <text:p>2641275</text:p>
          </table:table-cell>
          <table:table-cell table:style-name="ce2" table:formula="of:=[.F60]+[.J60]+[.N60]" office:value-type="float" office:value="3616299" calcext:value-type="float">
            <text:p>3616299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3" office:value-type="float" office:value="16.3" calcext:value-type="float">
            <text:p>16.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33+31+28+20" office:value-type="float" office:value="112" calcext:value-type="float">
            <text:p>112</text:p>
          </table:table-cell>
          <table:table-cell table:style-name="ce13" office:value-type="float" office:value="9711" calcext:value-type="float">
            <text:p>9711</text:p>
          </table:table-cell>
          <table:table-cell table:style-name="ce13" table:formula="of:=[.D61]*[.E61]" office:value-type="float" office:value="1087632" calcext:value-type="float">
            <text:p>1087632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36+33" office:value-type="float" office:value="69" calcext:value-type="float">
            <text:p>69</text:p>
          </table:table-cell>
          <table:table-cell table:style-name="ce13" office:value-type="float" office:value="9711" calcext:value-type="float">
            <text:p>9711</text:p>
          </table:table-cell>
          <table:table-cell table:style-name="ce13" table:formula="of:=[.H61]*[.I61]" office:value-type="float" office:value="670059" calcext:value-type="float">
            <text:p>670059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35+37+34" office:value-type="float" office:value="106" calcext:value-type="float">
            <text:p>106</text:p>
          </table:table-cell>
          <table:table-cell table:style-name="ce13" office:value-type="float" office:value="25155" calcext:value-type="float">
            <text:p>25155</text:p>
          </table:table-cell>
          <table:table-cell table:style-name="ce13" table:formula="of:=[.L61]*[.M61]" office:value-type="float" office:value="2666430" calcext:value-type="float">
            <text:p>2666430</text:p>
          </table:table-cell>
          <table:table-cell table:style-name="ce2" table:formula="of:=[.F61]+[.J61]+[.N61]" office:value-type="float" office:value="4424121" calcext:value-type="float">
            <text:p>4424121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36+11+36+33+24+6" office:value-type="float" office:value="146" calcext:value-type="float">
            <text:p>146</text:p>
          </table:table-cell>
          <table:table-cell table:style-name="ce13" office:value-type="float" office:value="25155" calcext:value-type="float">
            <text:p>25155</text:p>
          </table:table-cell>
          <table:table-cell table:style-name="ce13" table:formula="of:=[.D62]*[.E62]" office:value-type="float" office:value="3672630" calcext:value-type="float">
            <text:p>3672630</text:p>
          </table:table-cell>
          <table:table-cell table:style-name="ce27" table:number-columns-repeated="8"/>
          <table:table-cell table:style-name="ce2" table:formula="of:=[.F62]+[.J62]+[.N62]" office:value-type="float" office:value="3672630" calcext:value-type="float">
            <text:p>3672630</text:p>
          </table:table-cell>
          <table:table-cell table:style-name="ce2" table:number-columns-repeated="100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1" office:value-type="string" calcext:value-type="string">
            <text:p>LF mesh:</text:p>
          </table:table-cell>
          <table:table-cell table:style-name="ce2" office:value-type="string" calcext:value-type="string">
            <text:p>16x32x16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HF mesh:</text:p>
          </table:table-cell>
          <table:table-cell table:style-name="ce2" office:value-type="string" calcext:value-type="string">
            <text:p>32x64x32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superadj mesh:</text:p>
          </table:table-cell>
          <table:table-cell table:style-name="ce2" office:value-type="string" calcext:value-type="string">
            <text:p>32x64x32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QoI option: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 calcext:value-type="string">
            <text:p>flags:</text:p>
          </table:table-cell>
          <table:table-cell table:style-name="ce2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"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auxiliary</text:p>
          </table:table-cell>
          <table:table-cell table:style-name="ce3" office:value-type="string" calcext:value-type="string">
            <text:p>superadj</text:p>
          </table:table-cell>
          <table:table-cell table:style-name="ce3" office:value-type="string" calcext:value-type="string">
            <text:p>QoI error (estimated)</text:p>
          </table:table-cell>
          <table:table-cell table:style-name="ce3" office:value-type="string" calcext:value-type="string">
            <text:p>QoI error (actual)</text:p>
          </table:table-cell>
          <table:table-cell table:style-name="ce3" office:value-type="string" calcext:value-type="string">
            <text:p>relative QoI error (actual)</text:p>
          </table:table-cell>
          <table:table-cell table:style-name="ce3" office:value-type="string" calcext:value-type="string">
            <text:p>time (lin solves)</text:p>
          </table:table-cell>
          <table:table-cell table:style-name="ce3" office:value-type="string" calcext:value-type="string">
            <text:p>time (iteration)</text:p>
          </table:table-cell>
          <table:table-cell table:style-name="ce3" office:value-type="string" calcext:value-type="string">
            <text:p>time (cumulative)</text:p>
          </table:table-cell>
          <table:table-cell table:style-name="ce1" table:number-columns-repeated="1012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13" office:value-type="float" office:value="170632" calcext:value-type="float">
            <text:p>1706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550" calcext:value-type="float">
            <text:p>550</text:p>
          </table:table-cell>
          <table:table-cell table:style-name="ce13" office:value-type="float" office:value="38465" calcext:value-type="float">
            <text:p>38465</text:p>
          </table:table-cell>
          <table:table-cell table:style-name="ce13" table:formula="of:=HFqoi-[.B72]" office:value-type="float" office:value="-84640" calcext:value-type="float">
            <text:p>-84640</text:p>
          </table:table-cell>
          <table:table-cell table:style-name="ce13" table:formula="of:=[.H72]/HFqoi" office:value-type="float" office:value="-0.984277607219276" calcext:value-type="float">
            <text:p>-0.9842776072</text:p>
          </table:table-cell>
          <table:table-cell table:style-name="ce13" table:formula="of:=[.D72]+[.E72]+[.F72]" office:value-type="float" office:value="603" calcext:value-type="float">
            <text:p>603</text:p>
          </table:table-cell>
          <table:table-cell table:style-name="ce13" table:formula="of:=[.L72]" office:value-type="float" office:value="770" calcext:value-type="float">
            <text:p>770</text:p>
          </table:table-cell>
          <table:table-cell table:style-name="ce13" office:value-type="float" office:value="770" calcext:value-type="float">
            <text:p>77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3" office:value-type="float" office:value="170370" calcext:value-type="float">
            <text:p>170370</text:p>
          </table:table-cell>
          <table:table-cell table:style-name="ce13" office:value-type="float" office:value="11.5" calcext:value-type="float">
            <text:p>11.5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-5062" calcext:value-type="float">
            <text:p>-5062</text:p>
          </table:table-cell>
          <table:table-cell table:style-name="ce13" table:formula="of:=HFqoi-[.B73]" office:value-type="float" office:value="-84378" calcext:value-type="float">
            <text:p>-84378</text:p>
          </table:table-cell>
          <table:table-cell table:style-name="ce13" table:formula="of:=[.H73]/HFqoi" office:value-type="float" office:value="-0.981230812168574" calcext:value-type="float">
            <text:p>-0.9812308122</text:p>
          </table:table-cell>
          <table:table-cell table:style-name="ce13" table:formula="of:=[.D73]+[.E73]+[.F73]" office:value-type="float" office:value="455" calcext:value-type="float">
            <text:p>455</text:p>
          </table:table-cell>
          <table:table-cell table:style-name="ce13" table:formula="of:=[.L73]-[.L72]" office:value-type="float" office:value="605" calcext:value-type="float">
            <text:p>605</text:p>
          </table:table-cell>
          <table:table-cell table:style-name="ce13" office:value-type="float" office:value="1375" calcext:value-type="float">
            <text:p>1375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3" office:value-type="float" office:value="88756" calcext:value-type="float">
            <text:p>88756</text:p>
          </table:table-cell>
          <table:table-cell table:style-name="ce13" office:value-type="float" office:value="27.1" calcext:value-type="float">
            <text:p>27.1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-2769" calcext:value-type="float">
            <text:p>-2769</text:p>
          </table:table-cell>
          <table:table-cell table:style-name="ce13" table:formula="of:=HFqoi-[.B74]" office:value-type="float" office:value="-2764" calcext:value-type="float">
            <text:p>-2764</text:p>
          </table:table-cell>
          <table:table-cell table:style-name="ce13" table:formula="of:=[.H74]/HFqoi" office:value-type="float" office:value="-0.0321425248860359" calcext:value-type="float">
            <text:p>-0.0321425249</text:p>
          </table:table-cell>
          <table:table-cell table:style-name="ce13" table:formula="of:=[.D74]+[.E74]+[.F74]" office:value-type="float" office:value="465" calcext:value-type="float">
            <text:p>465</text:p>
          </table:table-cell>
          <table:table-cell table:style-name="ce13" table:formula="of:=[.L74]-[.L73]" office:value-type="float" office:value="655" calcext:value-type="float">
            <text:p>655</text:p>
          </table:table-cell>
          <table:table-cell table:style-name="ce13" office:value-type="float" office:value="2030" calcext:value-type="float">
            <text:p>203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13" office:value-type="float" office:value="85976" calcext:value-type="float">
            <text:p>85976</text:p>
          </table:table-cell>
          <table:table-cell table:style-name="ce13" office:value-type="float" office:value="40.7" calcext:value-type="float">
            <text:p>40.7</text:p>
          </table:table-cell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28" calcext:value-type="float">
            <text:p>28</text:p>
          </table:table-cell>
          <table:table-cell table:style-name="ce13" table:formula="of:=HFqoi-[.B75]" office:value-type="float" office:value="16" calcext:value-type="float">
            <text:p>16</text:p>
          </table:table-cell>
          <table:table-cell table:style-name="ce13" table:formula="of:=[.H75]/HFqoi" office:value-type="float" office:value="0.000186063819890222" calcext:value-type="float">
            <text:p>0.0001860638</text:p>
          </table:table-cell>
          <table:table-cell table:style-name="ce13" table:formula="of:=[.D75]+[.E75]+[.F75]" office:value-type="float" office:value="790" calcext:value-type="float">
            <text:p>790</text:p>
          </table:table-cell>
          <table:table-cell table:style-name="ce13" table:formula="of:=[.L75]-[.L74]" office:value-type="float" office:value="990" calcext:value-type="float">
            <text:p>990</text:p>
          </table:table-cell>
          <table:table-cell table:style-name="ce13" office:value-type="float" office:value="3020" calcext:value-type="float">
            <text:p>302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3" office:value-type="float" office:value="85992" calcext:value-type="float">
            <text:p>85992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85" calcext:value-type="float">
            <text:p>185</text:p>
          </table:table-cell>
          <table:table-cell table:style-name="ce27" table:number-columns-repeated="5"/>
          <table:table-cell table:style-name="ce13" table:formula="of:=[.D76]" office:value-type="float" office:value="185" calcext:value-type="float">
            <text:p>185</text:p>
          </table:table-cell>
          <table:table-cell table:style-name="ce27"/>
          <table:table-cell table:style-name="ce13" office:value-type="float" office:value="365" calcext:value-type="float">
            <text:p>365</text:p>
          </table:table-cell>
          <table:table-cell table:style-name="ce2" table:number-columns-repeated="101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14"/>
          <table:table-cell table:style-name="ce19" office:value-type="string" calcext:value-type="string" table:number-columns-spanned="4" table:number-rows-spanned="1">
            <text:p>inverse</text:p>
          </table:table-cell>
          <table:covered-table-cell table:number-columns-repeated="2" table:style-name="ce22"/>
          <table:covered-table-cell table:style-name="ce2"/>
          <table:table-cell table:style-name="ce19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22"/>
          <table:covered-table-cell table:style-name="ce2"/>
          <table:table-cell table:style-name="ce28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22"/>
          <table:covered-table-cell table:style-name="ce2"/>
          <table:table-cell table:style-name="ce2" table:number-columns-repeated="1010"/>
        </table:table-row>
        <table:table-row table:style-name="ro1">
          <table:table-cell table:style-name="ce2"/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3" office:value-type="string" calcext:value-type="string">
            <text:p>“work”</text:p>
          </table:table-cell>
          <table:table-cell table:style-name="ce1" office:value-type="string" calcext:value-type="string">
            <text:p>total “work”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34+21" office:value-type="float" office:value="55" calcext:value-type="float">
            <text:p>55</text:p>
          </table:table-cell>
          <table:table-cell table:style-name="ce13" office:value-type="float" office:value="28611" calcext:value-type="float">
            <text:p>28611</text:p>
          </table:table-cell>
          <table:table-cell table:style-name="ce13" table:formula="of:=[.D80]*[.E80]" office:value-type="float" office:value="1573605" calcext:value-type="float">
            <text:p>157360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38+446" office:value-type="float" office:value="484" calcext:value-type="float">
            <text:p>484</text:p>
          </table:table-cell>
          <table:table-cell table:style-name="ce13" table:formula="of:=[.E80]" office:value-type="float" office:value="28611" calcext:value-type="float">
            <text:p>28611</text:p>
          </table:table-cell>
          <table:table-cell table:style-name="ce13" table:formula="of:=[.H80]*[.I80]" office:value-type="float" office:value="13847724" calcext:value-type="float">
            <text:p>13847724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526+524+51" office:value-type="float" office:value="1101" calcext:value-type="float">
            <text:p>1101</text:p>
          </table:table-cell>
          <table:table-cell table:style-name="ce13" office:value-type="float" office:value="212355" calcext:value-type="float">
            <text:p>212355</text:p>
          </table:table-cell>
          <table:table-cell table:style-name="ce13" table:formula="of:=[.L80]*[.M80]" office:value-type="float" office:value="233802855" calcext:value-type="float">
            <text:p>233802855</text:p>
          </table:table-cell>
          <table:table-cell table:style-name="ce2" table:formula="of:=[.F80]+[.J80]+[.N80]" office:value-type="float" office:value="249224184" calcext:value-type="float">
            <text:p>249224184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3" office:value-type="float" office:value="11.5" calcext:value-type="float">
            <text:p>11.5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517+84+59+50+30+12" office:value-type="float" office:value="752" calcext:value-type="float">
            <text:p>752</text:p>
          </table:table-cell>
          <table:table-cell table:style-name="ce13" office:value-type="float" office:value="53118" calcext:value-type="float">
            <text:p>53118</text:p>
          </table:table-cell>
          <table:table-cell table:style-name="ce13" table:formula="of:=[.D81]*[.E81]" office:value-type="float" office:value="39944736" calcext:value-type="float">
            <text:p>39944736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91+138" office:value-type="float" office:value="229" calcext:value-type="float">
            <text:p>229</text:p>
          </table:table-cell>
          <table:table-cell table:style-name="ce13" table:formula="of:=[.E81]" office:value-type="float" office:value="53118" calcext:value-type="float">
            <text:p>53118</text:p>
          </table:table-cell>
          <table:table-cell table:style-name="ce13" table:formula="of:=[.H81]*[.I81]" office:value-type="float" office:value="12164022" calcext:value-type="float">
            <text:p>1216402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42+13+101+45" office:value-type="float" office:value="201" calcext:value-type="float">
            <text:p>201</text:p>
          </table:table-cell>
          <table:table-cell table:style-name="ce13" office:value-type="float" office:value="212355" calcext:value-type="float">
            <text:p>212355</text:p>
          </table:table-cell>
          <table:table-cell table:style-name="ce13" table:formula="of:=[.L81]*[.M81]" office:value-type="float" office:value="42683355" calcext:value-type="float">
            <text:p>42683355</text:p>
          </table:table-cell>
          <table:table-cell table:style-name="ce2" table:formula="of:=[.F81]+[.J81]+[.N81]" office:value-type="float" office:value="94792113" calcext:value-type="float">
            <text:p>94792113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3" office:value-type="float" office:value="27.1" calcext:value-type="float">
            <text:p>27.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70+62+52+23" office:value-type="float" office:value="207" calcext:value-type="float">
            <text:p>207</text:p>
          </table:table-cell>
          <table:table-cell table:style-name="ce13" office:value-type="float" office:value="83238" calcext:value-type="float">
            <text:p>83238</text:p>
          </table:table-cell>
          <table:table-cell table:style-name="ce13" table:formula="of:=[.D82]*[.E82]" office:value-type="float" office:value="17230266" calcext:value-type="float">
            <text:p>17230266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71+77" office:value-type="float" office:value="148" calcext:value-type="float">
            <text:p>148</text:p>
          </table:table-cell>
          <table:table-cell table:style-name="ce13" table:formula="of:=[.E82]" office:value-type="float" office:value="83238" calcext:value-type="float">
            <text:p>83238</text:p>
          </table:table-cell>
          <table:table-cell table:style-name="ce13" table:formula="of:=[.H82]*[.I82]" office:value-type="float" office:value="12319224" calcext:value-type="float">
            <text:p>12319224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40+6+39+37" office:value-type="float" office:value="122" calcext:value-type="float">
            <text:p>122</text:p>
          </table:table-cell>
          <table:table-cell table:style-name="ce13" office:value-type="float" office:value="212355" calcext:value-type="float">
            <text:p>212355</text:p>
          </table:table-cell>
          <table:table-cell table:style-name="ce13" table:formula="of:=[.L82]*[.M82]" office:value-type="float" office:value="25907310" calcext:value-type="float">
            <text:p>25907310</text:p>
          </table:table-cell>
          <table:table-cell table:style-name="ce2" table:formula="of:=[.F82]+[.J82]+[.N82]" office:value-type="float" office:value="55456800" calcext:value-type="float">
            <text:p>5545680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13" office:value-type="float" office:value="40.7" calcext:value-type="float">
            <text:p>40.7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523+70+59+36+16" office:value-type="float" office:value="704" calcext:value-type="float">
            <text:p>704</text:p>
          </table:table-cell>
          <table:table-cell table:style-name="ce13" office:value-type="float" office:value="107802" calcext:value-type="float">
            <text:p>107802</text:p>
          </table:table-cell>
          <table:table-cell table:style-name="ce13" table:formula="of:=[.D83]*[.E83]" office:value-type="float" office:value="75892608" calcext:value-type="float">
            <text:p>75892608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524+164" office:value-type="float" office:value="688" calcext:value-type="float">
            <text:p>688</text:p>
          </table:table-cell>
          <table:table-cell table:style-name="ce13" table:formula="of:=[.E83]" office:value-type="float" office:value="107802" calcext:value-type="float">
            <text:p>107802</text:p>
          </table:table-cell>
          <table:table-cell table:style-name="ce13" table:formula="of:=[.H83]*[.I83]" office:value-type="float" office:value="74167776" calcext:value-type="float">
            <text:p>74167776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39+9+39+36" office:value-type="float" office:value="123" calcext:value-type="float">
            <text:p>123</text:p>
          </table:table-cell>
          <table:table-cell table:style-name="ce13" office:value-type="float" office:value="212355" calcext:value-type="float">
            <text:p>212355</text:p>
          </table:table-cell>
          <table:table-cell table:style-name="ce13" table:formula="of:=[.L83]*[.M83]" office:value-type="float" office:value="26119665" calcext:value-type="float">
            <text:p>26119665</text:p>
          </table:table-cell>
          <table:table-cell table:style-name="ce2" table:formula="of:=[.F83]+[.J83]+[.N83]" office:value-type="float" office:value="176180049" calcext:value-type="float">
            <text:p>176180049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57+30+45+40+35+25" office:value-type="float" office:value="232" calcext:value-type="float">
            <text:p>232</text:p>
          </table:table-cell>
          <table:table-cell table:style-name="ce13" office:value-type="float" office:value="212355" calcext:value-type="float">
            <text:p>212355</text:p>
          </table:table-cell>
          <table:table-cell table:style-name="ce13" table:formula="of:=[.D84]*[.E84]" office:value-type="float" office:value="49266360" calcext:value-type="float">
            <text:p>49266360</text:p>
          </table:table-cell>
          <table:table-cell table:style-name="ce27" table:number-columns-repeated="8"/>
          <table:table-cell table:style-name="ce2" table:formula="of:=[.F84]+[.J84]+[.N84]" office:value-type="float" office:value="49266360" calcext:value-type="float">
            <text:p>49266360</text:p>
          </table:table-cell>
          <table:table-cell table:style-name="ce2" table:number-columns-repeated="1009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7" office:value-type="string" calcext:value-type="string">
            <text:p>LF mesh:</text:p>
          </table:table-cell>
          <table:table-cell office:value-type="string" calcext:value-type="string">
            <text:p>32x64</text:p>
          </table:table-cell>
          <table:table-cell office:value-type="string" calcext:value-type="string">
            <text:p>yes buffer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HF mesh:</text:p>
          </table:table-cell>
          <table:table-cell office:value-type="string" calcext:value-type="string">
            <text:p>64x128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uperadj mesh:</text:p>
          </table:table-cell>
          <table:table-cell office:value-type="string" calcext:value-type="string">
            <text:p>128x256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QoI option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daptive step: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lags:</text:p>
          </table:table-cell>
          <table:table-cell office:value-type="string" calcext:value-type="string">
            <text:p>-ksp_monitor_singular_value -ksp_gmres_restart 500 -pc_type ilu -pc_factor_levels 2 -pc_factor_shift_type nonzer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9" office:value-type="string" calcext:value-type="string">
            <text:p>QoI</text:p>
          </table:table-cell>
          <table:table-cell table:style-name="ce9" office:value-type="string" calcext:value-type="string">
            <text:p>% HF</text:p>
          </table:table-cell>
          <table:table-cell table:style-name="ce9" office:value-type="string" calcext:value-type="string">
            <text:p>inverse</text:p>
          </table:table-cell>
          <table:table-cell table:style-name="ce9" office:value-type="string" calcext:value-type="string">
            <text:p>auxiliary</text:p>
          </table:table-cell>
          <table:table-cell table:style-name="ce9" office:value-type="string" calcext:value-type="string">
            <text:p>superadj</text:p>
          </table:table-cell>
          <table:table-cell table:style-name="ce9" office:value-type="string" calcext:value-type="string">
            <text:p>QoI error (estimated)</text:p>
          </table:table-cell>
          <table:table-cell table:style-name="ce9" office:value-type="string" calcext:value-type="string">
            <text:p>QoI error (actual)</text:p>
          </table:table-cell>
          <table:table-cell table:style-name="ce9" office:value-type="string" calcext:value-type="string">
            <text:p>relative QoI error (actual)</text:p>
          </table:table-cell>
          <table:table-cell table:style-name="ce9" office:value-type="string" calcext:value-type="string">
            <text:p>time (lin solves)</text:p>
          </table:table-cell>
          <table:table-cell table:style-name="ce9" office:value-type="string" calcext:value-type="string">
            <text:p>time (iteration)</text:p>
          </table:table-cell>
          <table:table-cell table:style-name="ce9" office:value-type="string" calcext:value-type="string">
            <text:p>time (cumulative)</text:p>
          </table:table-cell>
          <table:table-cell table:style-name="ce7" table:number-columns-repeated="1012"/>
        </table:table-row>
        <table:table-row table:style-name="ro1">
          <table:table-cell table:style-name="ce9" office:value-type="string" calcext:value-type="string">
            <text:p>LF</text:p>
          </table:table-cell>
          <table:table-cell table:style-name="ce15" office:value-type="float" office:value="13353" calcext:value-type="float">
            <text:p>1335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384" calcext:value-type="float">
            <text:p>384</text:p>
          </table:table-cell>
          <table:table-cell table:style-name="ce15" table:formula="of:=boo-[.B94]" office:value-type="float" office:value="1674" calcext:value-type="float">
            <text:p>1674</text:p>
          </table:table-cell>
          <table:table-cell table:style-name="ce15" table:formula="of:=[.H94]/boo" office:value-type="float" office:value="0.111399480934318" calcext:value-type="float">
            <text:p>0.1113994809</text:p>
          </table:table-cell>
          <table:table-cell table:style-name="ce15" table:formula="of:=[.D94]+[.E94]+[.F94]" office:value-type="float" office:value="4" calcext:value-type="float">
            <text:p>4</text:p>
          </table:table-cell>
          <table:table-cell table:style-name="ce15" table:formula="of:=[.L94]" office:value-type="float" office:value="46" calcext:value-type="float">
            <text:p>46</text:p>
          </table:table-cell>
          <table:table-cell table:style-name="ce15"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1</text:p>
          </table:table-cell>
          <table:table-cell table:style-name="ce15" office:value-type="float" office:value="14897" calcext:value-type="float">
            <text:p>14897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312" calcext:value-type="float">
            <text:p>312</text:p>
          </table:table-cell>
          <table:table-cell table:style-name="ce15" table:formula="of:=boo-[.B95]" office:value-type="float" office:value="130" calcext:value-type="float">
            <text:p>130</text:p>
          </table:table-cell>
          <table:table-cell table:style-name="ce15" table:formula="of:=[.H95]/boo" office:value-type="float" office:value="0.00865109469621348" calcext:value-type="float">
            <text:p>0.0086510947</text:p>
          </table:table-cell>
          <table:table-cell table:style-name="ce15" table:formula="of:=[.D95]+[.E95]+[.F95]" office:value-type="float" office:value="30.5" calcext:value-type="float">
            <text:p>30.5</text:p>
          </table:table-cell>
          <table:table-cell table:style-name="ce15" table:formula="of:=[.L95]-[.L94]" office:value-type="float" office:value="71" calcext:value-type="float">
            <text:p>71</text:p>
          </table:table-cell>
          <table:table-cell table:style-name="ce15" office:value-type="float" office:value="117" calcext:value-type="float">
            <text:p>117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2</text:p>
          </table:table-cell>
          <table:table-cell table:style-name="ce15" office:value-type="float" office:value="14994" calcext:value-type="float">
            <text:p>14994</text:p>
          </table:table-cell>
          <table:table-cell table:style-name="ce15" office:value-type="float" office:value="23.7" calcext:value-type="float">
            <text:p>23.7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30" calcext:value-type="float">
            <text:p>30</text:p>
          </table:table-cell>
          <table:table-cell table:style-name="ce15" table:formula="of:=boo-[.B96]" office:value-type="float" office:value="33" calcext:value-type="float">
            <text:p>33</text:p>
          </table:table-cell>
          <table:table-cell table:style-name="ce15" table:formula="of:=[.H96]/boo" office:value-type="float" office:value="0.00219604711519265" calcext:value-type="float">
            <text:p>0.0021960471</text:p>
          </table:table-cell>
          <table:table-cell table:style-name="ce15" table:formula="of:=[.D96]+[.E96]+[.F96]" office:value-type="float" office:value="100" calcext:value-type="float">
            <text:p>100</text:p>
          </table:table-cell>
          <table:table-cell table:style-name="ce15" table:formula="of:=[.L96]-[.L95]" office:value-type="float" office:value="148" calcext:value-type="float">
            <text:p>148</text:p>
          </table:table-cell>
          <table:table-cell table:style-name="ce15" office:value-type="float" office:value="265" calcext:value-type="float">
            <text:p>265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3</text:p>
          </table:table-cell>
          <table:table-cell table:style-name="ce15" office:value-type="float" office:value="15015" calcext:value-type="float">
            <text:p>15015</text:p>
          </table:table-cell>
          <table:table-cell table:style-name="ce15" office:value-type="float" office:value="49.7" calcext:value-type="float">
            <text:p>49.7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formula="of:=boo-[.B97]" office:value-type="float" office:value="12" calcext:value-type="float">
            <text:p>12</text:p>
          </table:table-cell>
          <table:table-cell table:style-name="ce15" table:formula="of:=[.H97]/boo" office:value-type="float" office:value="0.000798562587342783" calcext:value-type="float">
            <text:p>0.0007985626</text:p>
          </table:table-cell>
          <table:table-cell table:style-name="ce15" table:formula="of:=[.D97]+[.E97]+[.F97]" office:value-type="float" office:value="211" calcext:value-type="float">
            <text:p>211</text:p>
          </table:table-cell>
          <table:table-cell table:style-name="ce15" table:formula="of:=[.L97]-[.L96]" office:value-type="float" office:value="270" calcext:value-type="float">
            <text:p>270</text:p>
          </table:table-cell>
          <table:table-cell table:style-name="ce15" office:value-type="float" office:value="535" calcext:value-type="float">
            <text:p>535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HF</text:p>
          </table:table-cell>
          <table:table-cell table:style-name="ce15" office:value-type="float" office:value="15027" calcext:value-type="float">
            <text:p>15027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0" calcext:value-type="float">
            <text:p>20</text:p>
          </table:table-cell>
          <table:table-cell table:style-name="ce27" table:number-columns-repeated="5"/>
          <table:table-cell table:style-name="ce17" table:formula="of:=[.D98]" office:value-type="float" office:value="20" calcext:value-type="float">
            <text:p>20</text:p>
          </table:table-cell>
          <table:table-cell table:style-name="ce27"/>
          <table:table-cell table:style-name="ce15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/>
          <table:table-cell table:style-name="ce20" office:value-type="string" calcext:value-type="string" table:number-columns-spanned="4" table:number-rows-spanned="1">
            <text:p>inverse</text:p>
          </table:table-cell>
          <table:covered-table-cell table:number-columns-repeated="2" table:style-name="ce25"/>
          <table:covered-table-cell/>
          <table:table-cell table:style-name="ce20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25"/>
          <table:covered-table-cell/>
          <table:table-cell table:style-name="ce29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25"/>
          <table:covered-table-cell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% HF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7" office:value-type="string" calcext:value-type="string">
            <text:p>“work”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7" office:value-type="string" calcext:value-type="string">
            <text:p>“work”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9" office:value-type="string" calcext:value-type="string">
            <text:p>“work”</text:p>
          </table:table-cell>
          <table:table-cell table:style-name="ce7" office:value-type="string" calcext:value-type="string">
            <text:p>total “work”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LF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27+10+7" office:value-type="float" office:value="44" calcext:value-type="float">
            <text:p>44</text:p>
          </table:table-cell>
          <table:table-cell table:style-name="ce15" office:value-type="float" office:value="6435" calcext:value-type="float">
            <text:p>6435</text:p>
          </table:table-cell>
          <table:table-cell table:style-name="ce15" table:formula="of:=[.D102]*[.E102]" office:value-type="float" office:value="283140" calcext:value-type="float">
            <text:p>28314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30+30+24" office:value-type="float" office:value="84" calcext:value-type="float">
            <text:p>84</text:p>
          </table:table-cell>
          <table:table-cell table:style-name="ce15" table:formula="of:=[.E102]" office:value-type="float" office:value="6435" calcext:value-type="float">
            <text:p>6435</text:p>
          </table:table-cell>
          <table:table-cell table:style-name="ce15" table:formula="of:=[.H102]*[.I102]" office:value-type="float" office:value="540540" calcext:value-type="float">
            <text:p>54054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50+67+56" office:value-type="float" office:value="173" calcext:value-type="float">
            <text:p>173</text:p>
          </table:table-cell>
          <table:table-cell table:style-name="ce15" office:value-type="float" office:value="25155" calcext:value-type="float">
            <text:p>25155</text:p>
          </table:table-cell>
          <table:table-cell table:style-name="ce15" table:formula="of:=[.L102]*[.M102]" office:value-type="float" office:value="4351815" calcext:value-type="float">
            <text:p>4351815</text:p>
          </table:table-cell>
          <table:table-cell table:formula="of:=[.F102]+[.J102]+[.N102]" office:value-type="float" office:value="5175495" calcext:value-type="float">
            <text:p>5175495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1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131+62+47" office:value-type="float" office:value="240" calcext:value-type="float">
            <text:p>240</text:p>
          </table:table-cell>
          <table:table-cell table:style-name="ce15" office:value-type="float" office:value="14895" calcext:value-type="float">
            <text:p>14895</text:p>
          </table:table-cell>
          <table:table-cell table:style-name="ce15" table:formula="of:=[.D103]*[.E103]" office:value-type="float" office:value="3574800" calcext:value-type="float">
            <text:p>357480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527+74" office:value-type="float" office:value="601" calcext:value-type="float">
            <text:p>601</text:p>
          </table:table-cell>
          <table:table-cell table:style-name="ce15" table:formula="of:=[.E103]" office:value-type="float" office:value="14895" calcext:value-type="float">
            <text:p>14895</text:p>
          </table:table-cell>
          <table:table-cell table:style-name="ce15" table:formula="of:=[.H103]*[.I103]" office:value-type="float" office:value="8951895" calcext:value-type="float">
            <text:p>8951895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49+54+52" office:value-type="float" office:value="155" calcext:value-type="float">
            <text:p>155</text:p>
          </table:table-cell>
          <table:table-cell table:style-name="ce15" office:value-type="float" office:value="25155" calcext:value-type="float">
            <text:p>25155</text:p>
          </table:table-cell>
          <table:table-cell table:style-name="ce15" table:formula="of:=[.L103]*[.M103]" office:value-type="float" office:value="3899025" calcext:value-type="float">
            <text:p>3899025</text:p>
          </table:table-cell>
          <table:table-cell table:formula="of:=[.F103]+[.J103]+[.N103]" office:value-type="float" office:value="16425720" calcext:value-type="float">
            <text:p>1642572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2</text:p>
          </table:table-cell>
          <table:table-cell table:style-name="ce15" office:value-type="float" office:value="23.7" calcext:value-type="float">
            <text:p>23.7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555+100+85+56" office:value-type="float" office:value="796" calcext:value-type="float">
            <text:p>796</text:p>
          </table:table-cell>
          <table:table-cell table:style-name="ce15" office:value-type="float" office:value="30603" calcext:value-type="float">
            <text:p>30603</text:p>
          </table:table-cell>
          <table:table-cell table:style-name="ce15" table:formula="of:=[.D104]*[.E104]" office:value-type="float" office:value="24359988" calcext:value-type="float">
            <text:p>24359988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562+558" office:value-type="float" office:value="1120" calcext:value-type="float">
            <text:p>1120</text:p>
          </table:table-cell>
          <table:table-cell table:style-name="ce15" table:formula="of:=[.E104]" office:value-type="float" office:value="30603" calcext:value-type="float">
            <text:p>30603</text:p>
          </table:table-cell>
          <table:table-cell table:style-name="ce15" table:formula="of:=[.H104]*[.I104]" office:value-type="float" office:value="34275360" calcext:value-type="float">
            <text:p>3427536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48+52+50" office:value-type="float" office:value="150" calcext:value-type="float">
            <text:p>150</text:p>
          </table:table-cell>
          <table:table-cell table:style-name="ce15" office:value-type="float" office:value="25155" calcext:value-type="float">
            <text:p>25155</text:p>
          </table:table-cell>
          <table:table-cell table:style-name="ce15" table:formula="of:=[.L104]*[.M104]" office:value-type="float" office:value="3773250" calcext:value-type="float">
            <text:p>3773250</text:p>
          </table:table-cell>
          <table:table-cell table:formula="of:=[.F104]+[.J104]+[.N104]" office:value-type="float" office:value="62408598" calcext:value-type="float">
            <text:p>62408598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3</text:p>
          </table:table-cell>
          <table:table-cell table:style-name="ce15" office:value-type="float" office:value="49.7" calcext:value-type="float">
            <text:p>49.7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591+585+566+80" office:value-type="float" office:value="1822" calcext:value-type="float">
            <text:p>1822</text:p>
          </table:table-cell>
          <table:table-cell table:style-name="ce15" office:value-type="float" office:value="54864" calcext:value-type="float">
            <text:p>54864</text:p>
          </table:table-cell>
          <table:table-cell table:style-name="ce15" table:formula="of:=[.D105]*[.E105]" office:value-type="float" office:value="99962208" calcext:value-type="float">
            <text:p>99962208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603+590" office:value-type="float" office:value="1193" calcext:value-type="float">
            <text:p>1193</text:p>
          </table:table-cell>
          <table:table-cell table:style-name="ce15" table:formula="of:=[.E105]" office:value-type="float" office:value="54864" calcext:value-type="float">
            <text:p>54864</text:p>
          </table:table-cell>
          <table:table-cell table:style-name="ce15" table:formula="of:=[.H105]*[.I105]" office:value-type="float" office:value="65452752" calcext:value-type="float">
            <text:p>65452752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46+50+50" office:value-type="float" office:value="146" calcext:value-type="float">
            <text:p>146</text:p>
          </table:table-cell>
          <table:table-cell table:style-name="ce15" office:value-type="float" office:value="25155" calcext:value-type="float">
            <text:p>25155</text:p>
          </table:table-cell>
          <table:table-cell table:style-name="ce15" table:formula="of:=[.L105]*[.M105]" office:value-type="float" office:value="3672630" calcext:value-type="float">
            <text:p>3672630</text:p>
          </table:table-cell>
          <table:table-cell table:formula="of:=[.F105]+[.J105]+[.N105]" office:value-type="float" office:value="169087590" calcext:value-type="float">
            <text:p>16908759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HF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132+76+105+91+70+13" office:value-type="float" office:value="487" calcext:value-type="float">
            <text:p>487</text:p>
          </table:table-cell>
          <table:table-cell table:style-name="ce15" office:value-type="float" office:value="99459" calcext:value-type="float">
            <text:p>99459</text:p>
          </table:table-cell>
          <table:table-cell table:style-name="ce15" table:formula="of:=[.D106]*[.E106]" office:value-type="float" office:value="48436533" calcext:value-type="float">
            <text:p>48436533</text:p>
          </table:table-cell>
          <table:table-cell table:style-name="ce27" table:number-columns-repeated="8"/>
          <table:table-cell table:formula="of:=[.F106]+[.J106]+[.N106]" office:value-type="float" office:value="48436533" calcext:value-type="float">
            <text:p>48436533</text:p>
          </table:table-cell>
          <table:table-cell table:number-columns-repeated="1009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7" office:value-type="string" calcext:value-type="string">
            <text:p>LF mesh:</text:p>
          </table:table-cell>
          <table:table-cell office:value-type="string" calcext:value-type="string">
            <text:p>32x64</text:p>
          </table:table-cell>
          <table:table-cell office:value-type="string" calcext:value-type="string">
            <text:p>yes buffer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HF mesh:</text:p>
          </table:table-cell>
          <table:table-cell office:value-type="string" calcext:value-type="string">
            <text:p>64x128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uperadj mesh:</text:p>
          </table:table-cell>
          <table:table-cell office:value-type="string" calcext:value-type="string">
            <text:p>128x256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QoI option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daptive step: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9" office:value-type="string" calcext:value-type="string">
            <text:p>QoI</text:p>
          </table:table-cell>
          <table:table-cell table:style-name="ce9" office:value-type="string" calcext:value-type="string">
            <text:p>% HF</text:p>
          </table:table-cell>
          <table:table-cell table:style-name="ce9" office:value-type="string" calcext:value-type="string">
            <text:p>inverse</text:p>
          </table:table-cell>
          <table:table-cell table:style-name="ce9" office:value-type="string" calcext:value-type="string">
            <text:p>auxiliary</text:p>
          </table:table-cell>
          <table:table-cell table:style-name="ce9" office:value-type="string" calcext:value-type="string">
            <text:p>superadj</text:p>
          </table:table-cell>
          <table:table-cell table:style-name="ce9" office:value-type="string" calcext:value-type="string">
            <text:p>QoI error (estimated)</text:p>
          </table:table-cell>
          <table:table-cell table:style-name="ce9" office:value-type="string" calcext:value-type="string">
            <text:p>QoI error (actual)</text:p>
          </table:table-cell>
          <table:table-cell table:style-name="ce9" office:value-type="string" calcext:value-type="string">
            <text:p>relative QoI error (actual)</text:p>
          </table:table-cell>
          <table:table-cell table:style-name="ce9" office:value-type="string" calcext:value-type="string">
            <text:p>time (lin solves)</text:p>
          </table:table-cell>
          <table:table-cell table:style-name="ce9" office:value-type="string" calcext:value-type="string">
            <text:p>time (iteration)</text:p>
          </table:table-cell>
          <table:table-cell table:style-name="ce9" office:value-type="string" calcext:value-type="string">
            <text:p>time (cumulative)</text:p>
          </table:table-cell>
          <table:table-cell table:style-name="ce7" table:number-columns-repeated="1012"/>
        </table:table-row>
        <table:table-row table:style-name="ro1">
          <table:table-cell table:style-name="ce9" office:value-type="string" calcext:value-type="string">
            <text:p>LF</text:p>
          </table:table-cell>
          <table:table-cell table:style-name="ce15" office:value-type="float" office:value="13353" calcext:value-type="float">
            <text:p>1335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84" calcext:value-type="float">
            <text:p>384</text:p>
          </table:table-cell>
          <table:table-cell table:style-name="ce15" table:formula="of:=boo-[.B115]" office:value-type="float" office:value="1674" calcext:value-type="float">
            <text:p>1674</text:p>
          </table:table-cell>
          <table:table-cell table:style-name="ce15" table:formula="of:=[.H115]/boo" office:value-type="float" office:value="0.111399480934318" calcext:value-type="float">
            <text:p>0.1113994809</text:p>
          </table:table-cell>
          <table:table-cell table:style-name="ce15" table:formula="of:=[.D115]+[.E115]+[.F115]" office:value-type="float" office:value="5" calcext:value-type="float">
            <text:p>5</text:p>
          </table:table-cell>
          <table:table-cell table:style-name="ce15" table:formula="of:=[.L115]" office:value-type="float" office:value="48" calcext:value-type="float">
            <text:p>48</text:p>
          </table:table-cell>
          <table:table-cell table:style-name="ce15"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1</text:p>
          </table:table-cell>
          <table:table-cell table:style-name="ce15" office:value-type="float" office:value="14897" calcext:value-type="float">
            <text:p>14897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12" calcext:value-type="float">
            <text:p>312</text:p>
          </table:table-cell>
          <table:table-cell table:style-name="ce15" table:formula="of:=boo-[.B116]" office:value-type="float" office:value="130" calcext:value-type="float">
            <text:p>130</text:p>
          </table:table-cell>
          <table:table-cell table:style-name="ce15" table:formula="of:=[.H116]/boo" office:value-type="float" office:value="0.00865109469621348" calcext:value-type="float">
            <text:p>0.0086510947</text:p>
          </table:table-cell>
          <table:table-cell table:style-name="ce15" table:formula="of:=[.D116]+[.E116]+[.F116]" office:value-type="float" office:value="8.5" calcext:value-type="float">
            <text:p>8.5</text:p>
          </table:table-cell>
          <table:table-cell table:style-name="ce15" table:formula="of:=[.L116]-[.L115]" office:value-type="float" office:value="50" calcext:value-type="float">
            <text:p>50</text:p>
          </table:table-cell>
          <table:table-cell table:style-name="ce15" office:value-type="float" office:value="98" calcext:value-type="float">
            <text:p>98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2</text:p>
          </table:table-cell>
          <table:table-cell table:style-name="ce15" office:value-type="float" office:value="14994" calcext:value-type="float">
            <text:p>14994</text:p>
          </table:table-cell>
          <table:table-cell table:style-name="ce15" office:value-type="float" office:value="23.7" calcext:value-type="float">
            <text:p>23.7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30" calcext:value-type="float">
            <text:p>30</text:p>
          </table:table-cell>
          <table:table-cell table:style-name="ce15" table:formula="of:=boo-[.B117]" office:value-type="float" office:value="33" calcext:value-type="float">
            <text:p>33</text:p>
          </table:table-cell>
          <table:table-cell table:style-name="ce15" table:formula="of:=[.H117]/boo" office:value-type="float" office:value="0.00219604711519265" calcext:value-type="float">
            <text:p>0.0021960471</text:p>
          </table:table-cell>
          <table:table-cell table:style-name="ce15" table:formula="of:=[.D117]+[.E117]+[.F117]" office:value-type="float" office:value="15.5" calcext:value-type="float">
            <text:p>15.5</text:p>
          </table:table-cell>
          <table:table-cell table:style-name="ce15" table:formula="of:=[.L117]-[.L116]" office:value-type="float" office:value="65" calcext:value-type="float">
            <text:p>65</text:p>
          </table:table-cell>
          <table:table-cell table:style-name="ce15" office:value-type="float" office:value="163" calcext:value-type="float">
            <text:p>163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3</text:p>
          </table:table-cell>
          <table:table-cell table:style-name="ce15" office:value-type="float" office:value="15015" calcext:value-type="float">
            <text:p>15015</text:p>
          </table:table-cell>
          <table:table-cell table:style-name="ce15" office:value-type="float" office:value="49.7" calcext:value-type="float">
            <text:p>49.7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formula="of:=boo-[.B118]" office:value-type="float" office:value="12" calcext:value-type="float">
            <text:p>12</text:p>
          </table:table-cell>
          <table:table-cell table:style-name="ce15" table:formula="of:=[.H118]/boo" office:value-type="float" office:value="0.000798562587342783" calcext:value-type="float">
            <text:p>0.0007985626</text:p>
          </table:table-cell>
          <table:table-cell table:style-name="ce15" table:formula="of:=[.D118]+[.E118]+[.F118]" office:value-type="float" office:value="27" calcext:value-type="float">
            <text:p>27</text:p>
          </table:table-cell>
          <table:table-cell table:style-name="ce15" table:formula="of:=[.L118]-[.L117]" office:value-type="float" office:value="92" calcext:value-type="float">
            <text:p>92</text:p>
          </table:table-cell>
          <table:table-cell table:style-name="ce15" office:value-type="float" office:value="255" calcext:value-type="float">
            <text:p>255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HF</text:p>
          </table:table-cell>
          <table:table-cell table:style-name="ce15" office:value-type="float" office:value="15027" calcext:value-type="float">
            <text:p>15027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0" calcext:value-type="float">
            <text:p>30</text:p>
          </table:table-cell>
          <table:table-cell table:style-name="ce27" table:number-columns-repeated="5"/>
          <table:table-cell table:style-name="ce17" table:formula="of:=[.D119]" office:value-type="float" office:value="30" calcext:value-type="float">
            <text:p>30</text:p>
          </table:table-cell>
          <table:table-cell table:style-name="ce27"/>
          <table:table-cell table:style-name="ce15"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/>
          <table:table-cell table:style-name="ce20" office:value-type="string" calcext:value-type="string" table:number-columns-spanned="4" table:number-rows-spanned="1">
            <text:p>inverse</text:p>
          </table:table-cell>
          <table:covered-table-cell table:number-columns-repeated="2" table:style-name="ce25"/>
          <table:covered-table-cell/>
          <table:table-cell table:style-name="ce20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25"/>
          <table:covered-table-cell/>
          <table:table-cell table:style-name="ce29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25"/>
          <table:covered-table-cell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% HF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7" office:value-type="string" calcext:value-type="string">
            <text:p>“work”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7" office:value-type="string" calcext:value-type="string">
            <text:p>“work”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9" office:value-type="string" calcext:value-type="string">
            <text:p>“work”</text:p>
          </table:table-cell>
          <table:table-cell table:style-name="ce7" office:value-type="string" calcext:value-type="string">
            <text:p>total “work”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LF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17+4+3" office:value-type="float" office:value="24" calcext:value-type="float">
            <text:p>24</text:p>
          </table:table-cell>
          <table:table-cell table:style-name="ce15" office:value-type="float" office:value="6435" calcext:value-type="float">
            <text:p>6435</text:p>
          </table:table-cell>
          <table:table-cell table:style-name="ce15" table:formula="of:=[.D123]*[.E123]" office:value-type="float" office:value="154440" calcext:value-type="float">
            <text:p>15444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18+18+15" office:value-type="float" office:value="51" calcext:value-type="float">
            <text:p>51</text:p>
          </table:table-cell>
          <table:table-cell table:style-name="ce15" table:formula="of:=[.E123]" office:value-type="float" office:value="6435" calcext:value-type="float">
            <text:p>6435</text:p>
          </table:table-cell>
          <table:table-cell table:style-name="ce15" table:formula="of:=[.H123]*[.I123]" office:value-type="float" office:value="328185" calcext:value-type="float">
            <text:p>328185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35+37+35" office:value-type="float" office:value="107" calcext:value-type="float">
            <text:p>107</text:p>
          </table:table-cell>
          <table:table-cell table:style-name="ce15" office:value-type="float" office:value="25155" calcext:value-type="float">
            <text:p>25155</text:p>
          </table:table-cell>
          <table:table-cell table:style-name="ce15" table:formula="of:=[.L123]*[.M123]" office:value-type="float" office:value="2691585" calcext:value-type="float">
            <text:p>2691585</text:p>
          </table:table-cell>
          <table:table-cell table:formula="of:=[.F123]+[.J123]+[.N123]" office:value-type="float" office:value="3174210" calcext:value-type="float">
            <text:p>317421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1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41+35+25+9" office:value-type="float" office:value="110" calcext:value-type="float">
            <text:p>110</text:p>
          </table:table-cell>
          <table:table-cell table:style-name="ce15" office:value-type="float" office:value="14895" calcext:value-type="float">
            <text:p>14895</text:p>
          </table:table-cell>
          <table:table-cell table:style-name="ce15" table:formula="of:=[.D124]*[.E124]" office:value-type="float" office:value="1638450" calcext:value-type="float">
            <text:p>163845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44+44" office:value-type="float" office:value="88" calcext:value-type="float">
            <text:p>88</text:p>
          </table:table-cell>
          <table:table-cell table:style-name="ce15" table:formula="of:=[.E124]" office:value-type="float" office:value="14895" calcext:value-type="float">
            <text:p>14895</text:p>
          </table:table-cell>
          <table:table-cell table:style-name="ce15" table:formula="of:=[.H124]*[.I124]" office:value-type="float" office:value="1310760" calcext:value-type="float">
            <text:p>131076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35+37+34" office:value-type="float" office:value="106" calcext:value-type="float">
            <text:p>106</text:p>
          </table:table-cell>
          <table:table-cell table:style-name="ce15" office:value-type="float" office:value="25155" calcext:value-type="float">
            <text:p>25155</text:p>
          </table:table-cell>
          <table:table-cell table:style-name="ce15" table:formula="of:=[.L124]*[.M124]" office:value-type="float" office:value="2666430" calcext:value-type="float">
            <text:p>2666430</text:p>
          </table:table-cell>
          <table:table-cell table:formula="of:=[.F124]+[.J124]+[.N124]" office:value-type="float" office:value="5615640" calcext:value-type="float">
            <text:p>561564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2</text:p>
          </table:table-cell>
          <table:table-cell table:style-name="ce15" office:value-type="float" office:value="23.7" calcext:value-type="float">
            <text:p>23.7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66+60+51+32" office:value-type="float" office:value="209" calcext:value-type="float">
            <text:p>209</text:p>
          </table:table-cell>
          <table:table-cell table:style-name="ce15" office:value-type="float" office:value="30603" calcext:value-type="float">
            <text:p>30603</text:p>
          </table:table-cell>
          <table:table-cell table:style-name="ce15" table:formula="of:=[.D125]*[.E125]" office:value-type="float" office:value="6396027" calcext:value-type="float">
            <text:p>6396027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69+69" office:value-type="float" office:value="138" calcext:value-type="float">
            <text:p>138</text:p>
          </table:table-cell>
          <table:table-cell table:style-name="ce15" table:formula="of:=[.E125]" office:value-type="float" office:value="30603" calcext:value-type="float">
            <text:p>30603</text:p>
          </table:table-cell>
          <table:table-cell table:style-name="ce15" table:formula="of:=[.H125]*[.I125]" office:value-type="float" office:value="4223214" calcext:value-type="float">
            <text:p>4223214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31+33+31" office:value-type="float" office:value="95" calcext:value-type="float">
            <text:p>95</text:p>
          </table:table-cell>
          <table:table-cell table:style-name="ce15" office:value-type="float" office:value="25155" calcext:value-type="float">
            <text:p>25155</text:p>
          </table:table-cell>
          <table:table-cell table:style-name="ce15" table:formula="of:=[.L125]*[.M125]" office:value-type="float" office:value="2389725" calcext:value-type="float">
            <text:p>2389725</text:p>
          </table:table-cell>
          <table:table-cell table:formula="of:=[.F125]+[.J125]+[.N125]" office:value-type="float" office:value="13008966" calcext:value-type="float">
            <text:p>13008966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3</text:p>
          </table:table-cell>
          <table:table-cell table:style-name="ce15" office:value-type="float" office:value="49.7" calcext:value-type="float">
            <text:p>49.7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83+76+64+46+21" office:value-type="float" office:value="290" calcext:value-type="float">
            <text:p>290</text:p>
          </table:table-cell>
          <table:table-cell table:style-name="ce15" office:value-type="float" office:value="54864" calcext:value-type="float">
            <text:p>54864</text:p>
          </table:table-cell>
          <table:table-cell table:style-name="ce15" table:formula="of:=[.D126]*[.E126]" office:value-type="float" office:value="15910560" calcext:value-type="float">
            <text:p>1591056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92+90" office:value-type="float" office:value="182" calcext:value-type="float">
            <text:p>182</text:p>
          </table:table-cell>
          <table:table-cell table:style-name="ce15" table:formula="of:=[.E126]" office:value-type="float" office:value="54864" calcext:value-type="float">
            <text:p>54864</text:p>
          </table:table-cell>
          <table:table-cell table:style-name="ce15" table:formula="of:=[.H126]*[.I126]" office:value-type="float" office:value="9985248" calcext:value-type="float">
            <text:p>9985248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35+38+34" office:value-type="float" office:value="107" calcext:value-type="float">
            <text:p>107</text:p>
          </table:table-cell>
          <table:table-cell table:style-name="ce15" office:value-type="float" office:value="25155" calcext:value-type="float">
            <text:p>25155</text:p>
          </table:table-cell>
          <table:table-cell table:style-name="ce15" table:formula="of:=[.L126]*[.M126]" office:value-type="float" office:value="2691585" calcext:value-type="float">
            <text:p>2691585</text:p>
          </table:table-cell>
          <table:table-cell table:formula="of:=[.F126]+[.J126]+[.N126]" office:value-type="float" office:value="28587393" calcext:value-type="float">
            <text:p>28587393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HF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90+51+88+79+61+11" office:value-type="float" office:value="380" calcext:value-type="float">
            <text:p>380</text:p>
          </table:table-cell>
          <table:table-cell table:style-name="ce15" office:value-type="float" office:value="99459" calcext:value-type="float">
            <text:p>99459</text:p>
          </table:table-cell>
          <table:table-cell table:style-name="ce15" table:formula="of:=[.D127]*[.E127]" office:value-type="float" office:value="37794420" calcext:value-type="float">
            <text:p>37794420</text:p>
          </table:table-cell>
          <table:table-cell table:style-name="ce27" table:number-columns-repeated="8"/>
          <table:table-cell table:formula="of:=[.F127]+[.J127]+[.N127]" office:value-type="float" office:value="37794420" calcext:value-type="float">
            <text:p>37794420</text:p>
          </table:table-cell>
          <table:table-cell table:number-columns-repeated="1009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7" office:value-type="string" calcext:value-type="string">
            <text:p>LF mesh:</text:p>
          </table:table-cell>
          <table:table-cell office:value-type="string" calcext:value-type="string">
            <text:p>32x64</text:p>
          </table:table-cell>
          <table:table-cell office:value-type="string" calcext:value-type="string">
            <text:p>*anisoLF, yes buffer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HF mesh:</text:p>
          </table:table-cell>
          <table:table-cell office:value-type="string" calcext:value-type="string">
            <text:p>64x128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uperadj mesh:</text:p>
          </table:table-cell>
          <table:table-cell office:value-type="string" calcext:value-type="string">
            <text:p>128x256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QoI option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daptive step: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9" office:value-type="string" calcext:value-type="string">
            <text:p>QoI</text:p>
          </table:table-cell>
          <table:table-cell table:style-name="ce9" office:value-type="string" calcext:value-type="string">
            <text:p>% HF</text:p>
          </table:table-cell>
          <table:table-cell table:style-name="ce9" office:value-type="string" calcext:value-type="string">
            <text:p>inverse</text:p>
          </table:table-cell>
          <table:table-cell table:style-name="ce9" office:value-type="string" calcext:value-type="string">
            <text:p>auxiliary</text:p>
          </table:table-cell>
          <table:table-cell table:style-name="ce9" office:value-type="string" calcext:value-type="string">
            <text:p>superadj</text:p>
          </table:table-cell>
          <table:table-cell table:style-name="ce9" office:value-type="string" calcext:value-type="string">
            <text:p>QoI error (estimated)</text:p>
          </table:table-cell>
          <table:table-cell table:style-name="ce9" office:value-type="string" calcext:value-type="string">
            <text:p>QoI error (actual)</text:p>
          </table:table-cell>
          <table:table-cell table:style-name="ce9" office:value-type="string" calcext:value-type="string">
            <text:p>relative QoI error (actual)</text:p>
          </table:table-cell>
          <table:table-cell table:style-name="ce9" office:value-type="string" calcext:value-type="string">
            <text:p>time (lin solves)</text:p>
          </table:table-cell>
          <table:table-cell table:style-name="ce9" office:value-type="string" calcext:value-type="string">
            <text:p>time (iteration)</text:p>
          </table:table-cell>
          <table:table-cell table:style-name="ce9" office:value-type="string" calcext:value-type="string">
            <text:p>time (cumulative)</text:p>
          </table:table-cell>
          <table:table-cell table:style-name="ce7" table:number-columns-repeated="1012"/>
        </table:table-row>
        <table:table-row table:style-name="ro1">
          <table:table-cell table:style-name="ce9" office:value-type="string" calcext:value-type="string">
            <text:p>LF</text:p>
          </table:table-cell>
          <table:table-cell table:style-name="ce15" office:value-type="float" office:value="13294" calcext:value-type="float">
            <text:p>13294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473" calcext:value-type="float">
            <text:p>473</text:p>
          </table:table-cell>
          <table:table-cell table:style-name="ce15" table:formula="of:=boo-[.B136]" office:value-type="float" office:value="1733" calcext:value-type="float">
            <text:p>1733</text:p>
          </table:table-cell>
          <table:table-cell table:style-name="ce15" table:formula="of:=[.H136]/boo" office:value-type="float" office:value="0.115325746988754" calcext:value-type="float">
            <text:p>0.115325747</text:p>
          </table:table-cell>
          <table:table-cell table:style-name="ce15" table:formula="of:=[.D136]+[.E136]+[.F136]" office:value-type="float" office:value="5" calcext:value-type="float">
            <text:p>5</text:p>
          </table:table-cell>
          <table:table-cell table:style-name="ce15" table:formula="of:=[.L136]" office:value-type="float" office:value="50" calcext:value-type="float">
            <text:p>5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1</text:p>
          </table:table-cell>
          <table:table-cell table:style-name="ce15" office:value-type="float" office:value="15255" calcext:value-type="float">
            <text:p>15255</text:p>
          </table:table-cell>
          <table:table-cell table:style-name="ce15" office:value-type="float" office:value="7.6" calcext:value-type="float">
            <text:p>7.6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68" calcext:value-type="float">
            <text:p>268</text:p>
          </table:table-cell>
          <table:table-cell table:style-name="ce15" table:formula="of:=boo-[.B137]" office:value-type="float" office:value="-228" calcext:value-type="float">
            <text:p>-228</text:p>
          </table:table-cell>
          <table:table-cell table:style-name="ce15" table:formula="of:=[.H137]/boo" office:value-type="float" office:value="-0.0151726891595129" calcext:value-type="float">
            <text:p>-0.0151726892</text:p>
          </table:table-cell>
          <table:table-cell table:style-name="ce15" table:formula="of:=[.D137]+[.E137]+[.F137]" office:value-type="float" office:value="8" calcext:value-type="float">
            <text:p>8</text:p>
          </table:table-cell>
          <table:table-cell table:style-name="ce15" table:formula="of:=[.L137]-[.L136]" office:value-type="float" office:value="50" calcext:value-type="float">
            <text:p>50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2</text:p>
          </table:table-cell>
          <table:table-cell table:style-name="ce15" office:value-type="float" office:value="14994" calcext:value-type="float">
            <text:p>14994</text:p>
          </table:table-cell>
          <table:table-cell table:style-name="ce15" office:value-type="float" office:value="24.1" calcext:value-type="float">
            <text:p>24.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29" calcext:value-type="float">
            <text:p>29</text:p>
          </table:table-cell>
          <table:table-cell table:style-name="ce15" table:formula="of:=boo-[.B138]" office:value-type="float" office:value="33" calcext:value-type="float">
            <text:p>33</text:p>
          </table:table-cell>
          <table:table-cell table:style-name="ce15" table:formula="of:=[.H138]/boo" office:value-type="float" office:value="0.00219604711519265" calcext:value-type="float">
            <text:p>0.0021960471</text:p>
          </table:table-cell>
          <table:table-cell table:style-name="ce15" table:formula="of:=[.D138]+[.E138]+[.F138]" office:value-type="float" office:value="14" calcext:value-type="float">
            <text:p>14</text:p>
          </table:table-cell>
          <table:table-cell table:style-name="ce15" table:formula="of:=[.L138]-[.L137]" office:value-type="float" office:value="65" calcext:value-type="float">
            <text:p>65</text:p>
          </table:table-cell>
          <table:table-cell table:style-name="ce15" office:value-type="float" office:value="165" calcext:value-type="float">
            <text:p>165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3</text:p>
          </table:table-cell>
          <table:table-cell table:style-name="ce15" office:value-type="float" office:value="15033" calcext:value-type="float">
            <text:p>15033</text:p>
          </table:table-cell>
          <table:table-cell table:style-name="ce15" office:value-type="float" office:value="53.2" calcext:value-type="float">
            <text:p>53.2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-6" calcext:value-type="float">
            <text:p>-6</text:p>
          </table:table-cell>
          <table:table-cell table:style-name="ce15" table:formula="of:=boo-[.B139]" office:value-type="float" office:value="-6" calcext:value-type="float">
            <text:p>-6</text:p>
          </table:table-cell>
          <table:table-cell table:style-name="ce15" table:formula="of:=[.H139]/boo" office:value-type="float" office:value="-0.000399281293671391" calcext:value-type="float">
            <text:p>-0.0003992813</text:p>
          </table:table-cell>
          <table:table-cell table:style-name="ce15" table:formula="of:=[.D139]+[.E139]+[.F139]" office:value-type="float" office:value="25" calcext:value-type="float">
            <text:p>25</text:p>
          </table:table-cell>
          <table:table-cell table:style-name="ce15" table:formula="of:=[.L139]-[.L138]" office:value-type="float" office:value="95" calcext:value-type="float">
            <text:p>95</text:p>
          </table:table-cell>
          <table:table-cell table:style-name="ce15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HF</text:p>
          </table:table-cell>
          <table:table-cell table:style-name="ce15" office:value-type="float" office:value="15027" calcext:value-type="float">
            <text:p>15027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0" calcext:value-type="float">
            <text:p>30</text:p>
          </table:table-cell>
          <table:table-cell table:style-name="ce27" table:number-columns-repeated="5"/>
          <table:table-cell table:style-name="ce17" table:formula="of:=[.D140]" office:value-type="float" office:value="30" calcext:value-type="float">
            <text:p>30</text:p>
          </table:table-cell>
          <table:table-cell table:style-name="ce27"/>
          <table:table-cell table:style-name="ce15"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/>
          <table:table-cell table:style-name="ce20" office:value-type="string" calcext:value-type="string" table:number-columns-spanned="4" table:number-rows-spanned="1">
            <text:p>inverse</text:p>
          </table:table-cell>
          <table:covered-table-cell table:number-columns-repeated="2" table:style-name="ce25"/>
          <table:covered-table-cell/>
          <table:table-cell table:style-name="ce20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25"/>
          <table:covered-table-cell/>
          <table:table-cell table:style-name="ce29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25"/>
          <table:covered-table-cell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% HF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7" office:value-type="string" calcext:value-type="string">
            <text:p>“work”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7" office:value-type="string" calcext:value-type="string">
            <text:p>“work”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9" office:value-type="string" calcext:value-type="string">
            <text:p>“work”</text:p>
          </table:table-cell>
          <table:table-cell table:style-name="ce7" office:value-type="string" calcext:value-type="string">
            <text:p>total “work”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LF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20+5+4" office:value-type="float" office:value="29" calcext:value-type="float">
            <text:p>29</text:p>
          </table:table-cell>
          <table:table-cell table:style-name="ce15" office:value-type="float" office:value="6435" calcext:value-type="float">
            <text:p>6435</text:p>
          </table:table-cell>
          <table:table-cell table:style-name="ce15" table:formula="of:=[.D144]*[.E144]" office:value-type="float" office:value="186615" calcext:value-type="float">
            <text:p>186615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22+21+17" office:value-type="float" office:value="60" calcext:value-type="float">
            <text:p>60</text:p>
          </table:table-cell>
          <table:table-cell table:style-name="ce15" table:formula="of:=[.E144]" office:value-type="float" office:value="6435" calcext:value-type="float">
            <text:p>6435</text:p>
          </table:table-cell>
          <table:table-cell table:style-name="ce15" table:formula="of:=[.H144]*[.I144]" office:value-type="float" office:value="386100" calcext:value-type="float">
            <text:p>38610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36+37+36" office:value-type="float" office:value="109" calcext:value-type="float">
            <text:p>109</text:p>
          </table:table-cell>
          <table:table-cell table:style-name="ce15" office:value-type="float" office:value="25155" calcext:value-type="float">
            <text:p>25155</text:p>
          </table:table-cell>
          <table:table-cell table:style-name="ce15" table:formula="of:=[.L144]*[.M144]" office:value-type="float" office:value="2741895" calcext:value-type="float">
            <text:p>2741895</text:p>
          </table:table-cell>
          <table:table-cell table:formula="of:=[.F144]+[.J144]+[.N144]" office:value-type="float" office:value="3314610" calcext:value-type="float">
            <text:p>3314610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1</text:p>
          </table:table-cell>
          <table:table-cell table:style-name="ce15" office:value-type="float" office:value="7.6" calcext:value-type="float">
            <text:p>7.6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39+34+26" office:value-type="float" office:value="99" calcext:value-type="float">
            <text:p>99</text:p>
          </table:table-cell>
          <table:table-cell table:style-name="ce15" office:value-type="float" office:value="14727" calcext:value-type="float">
            <text:p>14727</text:p>
          </table:table-cell>
          <table:table-cell table:style-name="ce15" table:formula="of:=[.D145]*[.E145]" office:value-type="float" office:value="1457973" calcext:value-type="float">
            <text:p>1457973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42+41" office:value-type="float" office:value="83" calcext:value-type="float">
            <text:p>83</text:p>
          </table:table-cell>
          <table:table-cell table:style-name="ce15" table:formula="of:=[.E145]" office:value-type="float" office:value="14727" calcext:value-type="float">
            <text:p>14727</text:p>
          </table:table-cell>
          <table:table-cell table:style-name="ce15" table:formula="of:=[.H145]*[.I145]" office:value-type="float" office:value="1222341" calcext:value-type="float">
            <text:p>1222341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36+38+35" office:value-type="float" office:value="109" calcext:value-type="float">
            <text:p>109</text:p>
          </table:table-cell>
          <table:table-cell table:style-name="ce15" office:value-type="float" office:value="25155" calcext:value-type="float">
            <text:p>25155</text:p>
          </table:table-cell>
          <table:table-cell table:style-name="ce15" table:formula="of:=[.L145]*[.M145]" office:value-type="float" office:value="2741895" calcext:value-type="float">
            <text:p>2741895</text:p>
          </table:table-cell>
          <table:table-cell table:formula="of:=[.F145]+[.J145]+[.N145]" office:value-type="float" office:value="5422209" calcext:value-type="float">
            <text:p>5422209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2</text:p>
          </table:table-cell>
          <table:table-cell table:style-name="ce15" office:value-type="float" office:value="24.1" calcext:value-type="float">
            <text:p>24.1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57+52+45+28" office:value-type="float" office:value="182" calcext:value-type="float">
            <text:p>182</text:p>
          </table:table-cell>
          <table:table-cell table:style-name="ce15" office:value-type="float" office:value="30639" calcext:value-type="float">
            <text:p>30639</text:p>
          </table:table-cell>
          <table:table-cell table:style-name="ce15" table:formula="of:=[.D146]*[.E146]" office:value-type="float" office:value="5576298" calcext:value-type="float">
            <text:p>5576298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61+58" office:value-type="float" office:value="119" calcext:value-type="float">
            <text:p>119</text:p>
          </table:table-cell>
          <table:table-cell table:style-name="ce15" table:formula="of:=[.E146]" office:value-type="float" office:value="30639" calcext:value-type="float">
            <text:p>30639</text:p>
          </table:table-cell>
          <table:table-cell table:style-name="ce15" table:formula="of:=[.H146]*[.I146]" office:value-type="float" office:value="3646041" calcext:value-type="float">
            <text:p>3646041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35+37+36" office:value-type="float" office:value="108" calcext:value-type="float">
            <text:p>108</text:p>
          </table:table-cell>
          <table:table-cell table:style-name="ce15" office:value-type="float" office:value="25155" calcext:value-type="float">
            <text:p>25155</text:p>
          </table:table-cell>
          <table:table-cell table:style-name="ce15" table:formula="of:=[.L146]*[.M146]" office:value-type="float" office:value="2716740" calcext:value-type="float">
            <text:p>2716740</text:p>
          </table:table-cell>
          <table:table-cell table:formula="of:=[.F146]+[.J146]+[.N146]" office:value-type="float" office:value="11939079" calcext:value-type="float">
            <text:p>11939079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3</text:p>
          </table:table-cell>
          <table:table-cell table:style-name="ce15" office:value-type="float" office:value="53.2" calcext:value-type="float">
            <text:p>53.2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75+67+56+31" office:value-type="float" office:value="229" calcext:value-type="float">
            <text:p>229</text:p>
          </table:table-cell>
          <table:table-cell table:style-name="ce15" office:value-type="float" office:value="58458" calcext:value-type="float">
            <text:p>58458</text:p>
          </table:table-cell>
          <table:table-cell table:style-name="ce15" table:formula="of:=[.D147]*[.E147]" office:value-type="float" office:value="13386882" calcext:value-type="float">
            <text:p>13386882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84+81" office:value-type="float" office:value="165" calcext:value-type="float">
            <text:p>165</text:p>
          </table:table-cell>
          <table:table-cell table:style-name="ce15" table:formula="of:=[.E147]" office:value-type="float" office:value="58458" calcext:value-type="float">
            <text:p>58458</text:p>
          </table:table-cell>
          <table:table-cell table:style-name="ce15" table:formula="of:=[.H147]*[.I147]" office:value-type="float" office:value="9645570" calcext:value-type="float">
            <text:p>964557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35+38+35" office:value-type="float" office:value="108" calcext:value-type="float">
            <text:p>108</text:p>
          </table:table-cell>
          <table:table-cell table:style-name="ce15" office:value-type="float" office:value="25155" calcext:value-type="float">
            <text:p>25155</text:p>
          </table:table-cell>
          <table:table-cell table:style-name="ce15" table:formula="of:=[.L147]*[.M147]" office:value-type="float" office:value="2716740" calcext:value-type="float">
            <text:p>2716740</text:p>
          </table:table-cell>
          <table:table-cell table:formula="of:=[.F147]+[.J147]+[.N147]" office:value-type="float" office:value="25749192" calcext:value-type="float">
            <text:p>25749192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HF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90+51+88+79+61+11" office:value-type="float" office:value="380" calcext:value-type="float">
            <text:p>380</text:p>
          </table:table-cell>
          <table:table-cell table:style-name="ce15" office:value-type="float" office:value="99459" calcext:value-type="float">
            <text:p>99459</text:p>
          </table:table-cell>
          <table:table-cell table:style-name="ce15" table:formula="of:=[.D148]*[.E148]" office:value-type="float" office:value="37794420" calcext:value-type="float">
            <text:p>37794420</text:p>
          </table:table-cell>
          <table:table-cell table:style-name="ce27" table:number-columns-repeated="8"/>
          <table:table-cell table:formula="of:=[.F148]+[.J148]+[.N148]" office:value-type="float" office:value="37794420" calcext:value-type="float">
            <text:p>37794420</text:p>
          </table:table-cell>
          <table:table-cell table:number-columns-repeated="1009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7" office:value-type="string" calcext:value-type="string">
            <text:p>LF mesh:</text:p>
          </table:table-cell>
          <table:table-cell office:value-type="string" calcext:value-type="string">
            <text:p>8x16x8</text:p>
          </table:table-cell>
          <table:table-cell office:value-type="string" calcext:value-type="string">
            <text:p>*anisoLF, yes buffer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HF mesh:</text:p>
          </table:table-cell>
          <table:table-cell office:value-type="string" calcext:value-type="string">
            <text:p>16x32x16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uperadj mesh:</text:p>
          </table:table-cell>
          <table:table-cell office:value-type="string" calcext:value-type="string">
            <text:p>32x64x3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QoI option: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daptive step: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9" office:value-type="string" calcext:value-type="string">
            <text:p>QoI</text:p>
          </table:table-cell>
          <table:table-cell table:style-name="ce9" office:value-type="string" calcext:value-type="string">
            <text:p>% HF</text:p>
          </table:table-cell>
          <table:table-cell table:style-name="ce9" office:value-type="string" calcext:value-type="string">
            <text:p>inverse</text:p>
          </table:table-cell>
          <table:table-cell table:style-name="ce9" office:value-type="string" calcext:value-type="string">
            <text:p>auxiliary</text:p>
          </table:table-cell>
          <table:table-cell table:style-name="ce9" office:value-type="string" calcext:value-type="string">
            <text:p>superadj</text:p>
          </table:table-cell>
          <table:table-cell table:style-name="ce9" office:value-type="string" calcext:value-type="string">
            <text:p>QoI error (estimated)</text:p>
          </table:table-cell>
          <table:table-cell table:style-name="ce9" office:value-type="string" calcext:value-type="string">
            <text:p>QoI error (actual)</text:p>
          </table:table-cell>
          <table:table-cell table:style-name="ce9" office:value-type="string" calcext:value-type="string">
            <text:p>relative QoI error (actual)</text:p>
          </table:table-cell>
          <table:table-cell table:style-name="ce9" office:value-type="string" calcext:value-type="string">
            <text:p>time (lin solves)</text:p>
          </table:table-cell>
          <table:table-cell table:style-name="ce9" office:value-type="string" calcext:value-type="string">
            <text:p>time (iteration)</text:p>
          </table:table-cell>
          <table:table-cell table:style-name="ce9" office:value-type="string" calcext:value-type="string">
            <text:p>time (cumulative)</text:p>
          </table:table-cell>
          <table:table-cell table:style-name="ce7" table:number-columns-repeated="1012"/>
        </table:table-row>
        <table:table-row table:style-name="ro1">
          <table:table-cell table:style-name="ce9" office:value-type="string" calcext:value-type="string">
            <text:p>LF</text:p>
          </table:table-cell>
          <table:table-cell table:style-name="ce15" office:value-type="float" office:value="357605" calcext:value-type="float">
            <text:p>35760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-29588" calcext:value-type="float">
            <text:p>-29588</text:p>
          </table:table-cell>
          <table:table-cell table:style-name="ce15" table:formula="of:=[.B160]-[.B157]" office:value-type="float" office:value="-99572" calcext:value-type="float">
            <text:p>-99572</text:p>
          </table:table-cell>
          <table:table-cell table:style-name="ce15" table:formula="of:=[.H157]/[.B160]" office:value-type="float" office:value="-0.385888626648529" calcext:value-type="float">
            <text:p>-0.3858886266</text:p>
          </table:table-cell>
          <table:table-cell table:style-name="ce15" table:formula="of:=[.D157]+[.E157]+[.F157]" office:value-type="float" office:value="76" calcext:value-type="float">
            <text:p>76</text:p>
          </table:table-cell>
          <table:table-cell table:style-name="ce15" table:formula="of:=[.L157]" office:value-type="float" office:value="280" calcext:value-type="float">
            <text:p>280</text:p>
          </table:table-cell>
          <table:table-cell table:style-name="ce15" office:value-type="float" office:value="280" calcext:value-type="float">
            <text:p>28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1</text:p>
          </table:table-cell>
          <table:table-cell table:style-name="ce15" office:value-type="float" office:value="261844" calcext:value-type="float">
            <text:p>261844</text:p>
          </table:table-cell>
          <table:table-cell table:style-name="ce15" office:value-type="float" office:value="11.9" calcext:value-type="float">
            <text:p>11.9</text:p>
          </table:table-cell>
          <table:table-cell table:style-name="ce15" office:value-type="float" office:value="1090" calcext:value-type="float">
            <text:p>1090</text:p>
          </table:table-cell>
          <table:table-cell table:style-name="ce15" office:value-type="float" office:value="725" calcext:value-type="float">
            <text:p>725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-4118" calcext:value-type="float">
            <text:p>-4118</text:p>
          </table:table-cell>
          <table:table-cell table:style-name="ce15" table:formula="of:=[.B160]-[.B158]" office:value-type="float" office:value="-3811" calcext:value-type="float">
            <text:p>-3811</text:p>
          </table:table-cell>
          <table:table-cell table:style-name="ce15" table:formula="of:=[.H158]/[.B160]" office:value-type="float" office:value="-0.014769428716482" calcext:value-type="float">
            <text:p>-0.0147694287</text:p>
          </table:table-cell>
          <table:table-cell table:style-name="ce15" table:formula="of:=[.D158]+[.E158]+[.F158]" office:value-type="float" office:value="1895" calcext:value-type="float">
            <text:p>1895</text:p>
          </table:table-cell>
          <table:table-cell table:style-name="ce15" table:formula="of:=[.L158]-[.L157]" office:value-type="float" office:value="2160" calcext:value-type="float">
            <text:p>2160</text:p>
          </table:table-cell>
          <table:table-cell table:style-name="ce15" office:value-type="float" office:value="2440" calcext:value-type="float">
            <text:p>244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F02</text:p>
          </table:table-cell>
          <table:table-cell table:style-name="ce15" office:value-type="float" office:value="257920" calcext:value-type="float">
            <text:p>257920</text:p>
          </table:table-cell>
          <table:table-cell table:style-name="ce15" office:value-type="float" office:value="48.6" calcext:value-type="float">
            <text:p>48.6</text:p>
          </table:table-cell>
          <table:table-cell table:style-name="ce15" office:value-type="float" office:value="1830" calcext:value-type="float">
            <text:p>1830</text:p>
          </table:table-cell>
          <table:table-cell table:style-name="ce15" office:value-type="float" office:value="1170" calcext:value-type="float">
            <text:p>117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161" calcext:value-type="float">
            <text:p>161</text:p>
          </table:table-cell>
          <table:table-cell table:style-name="ce15" table:formula="of:=[.B160]-[.B159]" office:value-type="float" office:value="113" calcext:value-type="float">
            <text:p>113</text:p>
          </table:table-cell>
          <table:table-cell table:style-name="ce15" table:formula="of:=[.H159]/[.B160]" office:value-type="float" office:value="0.000437928482015866" calcext:value-type="float">
            <text:p>0.0004379285</text:p>
          </table:table-cell>
          <table:table-cell table:style-name="ce15" table:formula="of:=[.D159]+[.E159]+[.F159]" office:value-type="float" office:value="3070" calcext:value-type="float">
            <text:p>3070</text:p>
          </table:table-cell>
          <table:table-cell table:style-name="ce15" table:formula="of:=[.L159]-[.L158]" office:value-type="float" office:value="3460" calcext:value-type="float">
            <text:p>3460</text:p>
          </table:table-cell>
          <table:table-cell table:style-name="ce15" office:value-type="float" office:value="5900" calcext:value-type="float">
            <text:p>590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HF</text:p>
          </table:table-cell>
          <table:table-cell table:style-name="ce15" office:value-type="float" office:value="258033" calcext:value-type="float">
            <text:p>258033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690" calcext:value-type="float">
            <text:p>690</text:p>
          </table:table-cell>
          <table:table-cell table:style-name="ce27" table:number-columns-repeated="5"/>
          <table:table-cell table:style-name="ce17" table:formula="of:=[.D160]" office:value-type="float" office:value="690" calcext:value-type="float">
            <text:p>690</text:p>
          </table:table-cell>
          <table:table-cell table:style-name="ce27"/>
          <table:table-cell table:style-name="ce15" office:value-type="float" office:value="890" calcext:value-type="float">
            <text:p>89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/>
          <table:table-cell table:style-name="ce20" office:value-type="string" calcext:value-type="string" table:number-columns-spanned="4" table:number-rows-spanned="1">
            <text:p>inverse</text:p>
          </table:table-cell>
          <table:covered-table-cell table:number-columns-repeated="2" table:style-name="ce25"/>
          <table:covered-table-cell/>
          <table:table-cell table:style-name="ce20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25"/>
          <table:covered-table-cell/>
          <table:table-cell table:style-name="ce29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25"/>
          <table:covered-table-cell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% HF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7" office:value-type="string" calcext:value-type="string">
            <text:p>“work”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7" office:value-type="string" calcext:value-type="string">
            <text:p>“work”</text:p>
          </table:table-cell>
          <table:table-cell table:style-name="ce9" office:value-type="string" calcext:value-type="string">
            <text:p>NL iters</text:p>
          </table:table-cell>
          <table:table-cell table:style-name="ce9" office:value-type="string" calcext:value-type="string">
            <text:p>total lin iters</text:p>
          </table:table-cell>
          <table:table-cell table:style-name="ce9" office:value-type="string" calcext:value-type="string">
            <text:p>DOFs</text:p>
          </table:table-cell>
          <table:table-cell table:style-name="ce9" office:value-type="string" calcext:value-type="string">
            <text:p>“work”</text:p>
          </table:table-cell>
          <table:table-cell table:style-name="ce7" office:value-type="string" calcext:value-type="string">
            <text:p>total “work”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LF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12+5" office:value-type="float" office:value="17" calcext:value-type="float">
            <text:p>17</text:p>
          </table:table-cell>
          <table:table-cell table:style-name="ce15" office:value-type="float" office:value="4131" calcext:value-type="float">
            <text:p>4131</text:p>
          </table:table-cell>
          <table:table-cell table:style-name="ce15" table:formula="of:=[.D164]*[.E164]" office:value-type="float" office:value="70227" calcext:value-type="float">
            <text:p>70227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13+12" office:value-type="float" office:value="25" calcext:value-type="float">
            <text:p>25</text:p>
          </table:table-cell>
          <table:table-cell table:style-name="ce15" table:formula="of:=[.E164]" office:value-type="float" office:value="4131" calcext:value-type="float">
            <text:p>4131</text:p>
          </table:table-cell>
          <table:table-cell table:style-name="ce15" table:formula="of:=[.H164]*[.I164]" office:value-type="float" office:value="103275" calcext:value-type="float">
            <text:p>103275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17+3+17+16" office:value-type="float" office:value="53" calcext:value-type="float">
            <text:p>53</text:p>
          </table:table-cell>
          <table:table-cell table:style-name="ce15" office:value-type="float" office:value="28611" calcext:value-type="float">
            <text:p>28611</text:p>
          </table:table-cell>
          <table:table-cell table:style-name="ce15" table:formula="of:=[.L164]*[.M164]" office:value-type="float" office:value="1516383" calcext:value-type="float">
            <text:p>1516383</text:p>
          </table:table-cell>
          <table:table-cell table:formula="of:=[.F164]+[.J164]+[.N164]" office:value-type="float" office:value="1689885" calcext:value-type="float">
            <text:p>1689885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1</text:p>
          </table:table-cell>
          <table:table-cell table:style-name="ce15" office:value-type="float" office:value="11.9" calcext:value-type="float">
            <text:p>11.9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23+22+19+14" office:value-type="float" office:value="78" calcext:value-type="float">
            <text:p>78</text:p>
          </table:table-cell>
          <table:table-cell table:style-name="ce15" office:value-type="float" office:value="35658" calcext:value-type="float">
            <text:p>35658</text:p>
          </table:table-cell>
          <table:table-cell table:style-name="ce15" table:formula="of:=[.D165]*[.E165]" office:value-type="float" office:value="2781324" calcext:value-type="float">
            <text:p>2781324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22+22" office:value-type="float" office:value="44" calcext:value-type="float">
            <text:p>44</text:p>
          </table:table-cell>
          <table:table-cell table:style-name="ce15" table:formula="of:=[.E165]" office:value-type="float" office:value="35658" calcext:value-type="float">
            <text:p>35658</text:p>
          </table:table-cell>
          <table:table-cell table:style-name="ce15" table:formula="of:=[.H165]*[.I165]" office:value-type="float" office:value="1568952" calcext:value-type="float">
            <text:p>1568952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16+3+16+16" office:value-type="float" office:value="51" calcext:value-type="float">
            <text:p>51</text:p>
          </table:table-cell>
          <table:table-cell table:style-name="ce15" office:value-type="float" office:value="28611" calcext:value-type="float">
            <text:p>28611</text:p>
          </table:table-cell>
          <table:table-cell table:style-name="ce15" table:formula="of:=[.L165]*[.M165]" office:value-type="float" office:value="1459161" calcext:value-type="float">
            <text:p>1459161</text:p>
          </table:table-cell>
          <table:table-cell table:formula="of:=[.F165]+[.J165]+[.N165]" office:value-type="float" office:value="5809437" calcext:value-type="float">
            <text:p>5809437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F02</text:p>
          </table:table-cell>
          <table:table-cell table:style-name="ce15" office:value-type="float" office:value="48.6" calcext:value-type="float">
            <text:p>48.6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44+37+31+22" office:value-type="float" office:value="134" calcext:value-type="float">
            <text:p>134</text:p>
          </table:table-cell>
          <table:table-cell table:style-name="ce15" office:value-type="float" office:value="112842" calcext:value-type="float">
            <text:p>112842</text:p>
          </table:table-cell>
          <table:table-cell table:style-name="ce15" table:formula="of:=[.D166]*[.E166]" office:value-type="float" office:value="15120828" calcext:value-type="float">
            <text:p>15120828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40+39" office:value-type="float" office:value="79" calcext:value-type="float">
            <text:p>79</text:p>
          </table:table-cell>
          <table:table-cell table:style-name="ce15" table:formula="of:=[.E166]" office:value-type="float" office:value="112842" calcext:value-type="float">
            <text:p>112842</text:p>
          </table:table-cell>
          <table:table-cell table:style-name="ce15" table:formula="of:=[.H166]*[.I166]" office:value-type="float" office:value="8914518" calcext:value-type="float">
            <text:p>8914518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13+3+13+13" office:value-type="float" office:value="42" calcext:value-type="float">
            <text:p>42</text:p>
          </table:table-cell>
          <table:table-cell table:style-name="ce15" office:value-type="float" office:value="28611" calcext:value-type="float">
            <text:p>28611</text:p>
          </table:table-cell>
          <table:table-cell table:style-name="ce15" table:formula="of:=[.L166]*[.M166]" office:value-type="float" office:value="1201662" calcext:value-type="float">
            <text:p>1201662</text:p>
          </table:table-cell>
          <table:table-cell table:formula="of:=[.F166]+[.J166]+[.N166]" office:value-type="float" office:value="25237008" calcext:value-type="float">
            <text:p>25237008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HF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30+17+27+23+20+15" office:value-type="float" office:value="132" calcext:value-type="float">
            <text:p>132</text:p>
          </table:table-cell>
          <table:table-cell table:style-name="ce17" office:value-type="float" office:value="212355" calcext:value-type="float">
            <text:p>212355</text:p>
          </table:table-cell>
          <table:table-cell table:style-name="ce15" table:formula="of:=[.D167]*[.E167]" office:value-type="float" office:value="28030860" calcext:value-type="float">
            <text:p>28030860</text:p>
          </table:table-cell>
          <table:table-cell table:style-name="ce27" table:number-columns-repeated="8"/>
          <table:table-cell table:formula="of:=[.F167]+[.J167]+[.N167]" office:value-type="float" office:value="28030860" calcext:value-type="float">
            <text:p>28030860</text:p>
          </table:table-cell>
          <table:table-cell table:number-columns-repeated="1009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10" office:value-type="string" calcext:value-type="string">
            <text:p>LF mesh:</text:p>
          </table:table-cell>
          <table:table-cell table:style-name="ce11" office:value-type="string" calcext:value-type="string">
            <text:p>16x32x16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HF mesh:</text:p>
          </table:table-cell>
          <table:table-cell table:style-name="ce11" office:value-type="string" calcext:value-type="string">
            <text:p>32x64x32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superadj mesh:</text:p>
          </table:table-cell>
          <table:table-cell table:style-name="ce11" office:value-type="string" calcext:value-type="string">
            <text:p>32x64x32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QoI option: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adaptive step: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5_r4p2em3_halfdom_32x64x32.dat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2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style-name="ce10"/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inverse</text:p>
          </table:table-cell>
          <table:table-cell table:style-name="ce12" office:value-type="string" calcext:value-type="string">
            <text:p>auxiliary</text:p>
          </table:table-cell>
          <table:table-cell table:style-name="ce12" office:value-type="string" calcext:value-type="string">
            <text:p>superadj</text:p>
          </table:table-cell>
          <table:table-cell table:style-name="ce12" office:value-type="string" calcext:value-type="string">
            <text:p>QoI error (estimated)</text:p>
          </table:table-cell>
          <table:table-cell table:style-name="ce12" office:value-type="string" calcext:value-type="string">
            <text:p>QoI error (actual)</text:p>
          </table:table-cell>
          <table:table-cell table:style-name="ce12" office:value-type="string" calcext:value-type="string">
            <text:p>relative QoI error (actual)</text:p>
          </table:table-cell>
          <table:table-cell table:style-name="ce12" office:value-type="string" calcext:value-type="string">
            <text:p>time (lin solves)</text:p>
          </table:table-cell>
          <table:table-cell table:style-name="ce12" office:value-type="string" calcext:value-type="string">
            <text:p>time (iteration)</text:p>
          </table:table-cell>
          <table:table-cell table:style-name="ce12" office:value-type="string" calcext:value-type="string">
            <text:p>time (cumulative)</text:p>
          </table:table-cell>
          <table:table-cell table:style-name="ce10" table:number-columns-repeated="1012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7" table:number-columns-repeated="6"/>
          <table:table-cell table:style-name="ce17" table:formula="of:=[.D178]+[.E178]+[.F178]" office:value-type="float" office:value="0" calcext:value-type="float">
            <text:p>0</text:p>
          </table:table-cell>
          <table:table-cell table:style-name="ce17" table:formula="of:=[.L178]" office:value-type="float" office:value="0" calcext:value-type="float">
            <text:p>0</text:p>
          </table:table-cell>
          <table:table-cell table:style-name="ce17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17" table:number-columns-repeated="8"/>
          <table:table-cell table:style-name="ce17" table:formula="of:=[.D179]+[.E179]+[.F179]" office:value-type="float" office:value="0" calcext:value-type="float">
            <text:p>0</text:p>
          </table:table-cell>
          <table:table-cell table:style-name="ce17" table:formula="of:=[.L179]-[.L178]" office:value-type="float" office:value="0" calcext:value-type="float">
            <text:p>0</text:p>
          </table:table-cell>
          <table:table-cell table:style-name="ce17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17" table:number-columns-repeated="8"/>
          <table:table-cell table:style-name="ce17" table:formula="of:=[.D180]+[.E180]+[.F180]" office:value-type="float" office:value="0" calcext:value-type="float">
            <text:p>0</text:p>
          </table:table-cell>
          <table:table-cell table:style-name="ce17" table:formula="of:=[.L180]-[.L179]" office:value-type="float" office:value="0" calcext:value-type="float">
            <text:p>0</text:p>
          </table:table-cell>
          <table:table-cell table:style-name="ce17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17" table:number-columns-repeated="8"/>
          <table:table-cell table:style-name="ce17" table:formula="of:=[.D181]+[.E181]+[.F181]" office:value-type="float" office:value="0" calcext:value-type="float">
            <text:p>0</text:p>
          </table:table-cell>
          <table:table-cell table:style-name="ce17" table:formula="of:=[.L181]-[.L180]" office:value-type="float" office:value="0" calcext:value-type="float">
            <text:p>0</text:p>
          </table:table-cell>
          <table:table-cell table:style-name="ce17"/>
          <table:table-cell table:style-name="ce11" table:number-columns-repeated="1012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17"/>
          <table:table-cell table:style-name="ce17" office:value-type="float" office:value="100" calcext:value-type="float">
            <text:p>100</text:p>
          </table:table-cell>
          <table:table-cell table:style-name="ce17"/>
          <table:table-cell table:style-name="ce27" table:number-columns-repeated="5"/>
          <table:table-cell table:style-name="ce17" table:formula="of:=[.D182]" office:value-type="float" office:value="0" calcext:value-type="float">
            <text:p>0</text:p>
          </table:table-cell>
          <table:table-cell table:style-name="ce27"/>
          <table:table-cell table:style-name="ce17"/>
          <table:table-cell table:style-name="ce11" table:number-columns-repeated="1012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style-name="ce11"/>
          <table:table-cell table:style-name="ce18"/>
          <table:table-cell table:style-name="ce21" office:value-type="string" calcext:value-type="string" table:number-columns-spanned="4" table:number-rows-spanned="1">
            <text:p>inverse</text:p>
          </table:table-cell>
          <table:covered-table-cell table:number-columns-repeated="2" table:style-name="ce26"/>
          <table:covered-table-cell table:style-name="ce11"/>
          <table:table-cell table:style-name="ce21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26"/>
          <table:covered-table-cell table:style-name="ce11"/>
          <table:table-cell table:style-name="ce30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26"/>
          <table:covered-table-cell table:style-name="ce11"/>
          <table:table-cell table:style-name="ce11" table:number-columns-repeated="1010"/>
        </table:table-row>
        <table:table-row table:style-name="ro1">
          <table:table-cell table:style-name="ce11"/>
          <table:table-cell table:style-name="ce12" office:value-type="string" calcext:value-type="string">
            <text:p>% 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lin iters</text:p>
          </table:table-cell>
          <table:table-cell table:style-name="ce12" office:value-type="string" calcext:value-type="string">
            <text:p>DOFs</text:p>
          </table:table-cell>
          <table:table-cell table:style-name="ce10" office:value-type="string" calcext:value-type="string">
            <text:p>“work”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lin iters</text:p>
          </table:table-cell>
          <table:table-cell table:style-name="ce12" office:value-type="string" calcext:value-type="string">
            <text:p>DOFs</text:p>
          </table:table-cell>
          <table:table-cell table:style-name="ce10" office:value-type="string" calcext:value-type="string">
            <text:p>“work”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lin iters</text:p>
          </table:table-cell>
          <table:table-cell table:style-name="ce12" office:value-type="string" calcext:value-type="string">
            <text:p>DOFs</text:p>
          </table:table-cell>
          <table:table-cell table:style-name="ce12" office:value-type="string" calcext:value-type="string">
            <text:p>“work”</text:p>
          </table:table-cell>
          <table:table-cell table:style-name="ce10" office:value-type="string" calcext:value-type="string">
            <text:p>total “work”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LF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3"/>
          <table:table-cell table:style-name="ce17" table:formula="of:=[.D186]*[.E186]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[.E186]" office:value-type="float" office:value="0" calcext:value-type="float">
            <text:p>0</text:p>
          </table:table-cell>
          <table:table-cell table:style-name="ce17" table:formula="of:=[.H186]*[.I186]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float" office:value="212355" calcext:value-type="float">
            <text:p>212355</text:p>
          </table:table-cell>
          <table:table-cell table:style-name="ce17" table:formula="of:=[.L186]*[.M186]" office:value-type="float" office:value="0" calcext:value-type="float">
            <text:p>0</text:p>
          </table:table-cell>
          <table:table-cell table:style-name="ce11" table:formula="of:=[.F186]+[.J186]+[.N186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17" table:number-columns-repeated="4"/>
          <table:table-cell table:style-name="ce17" table:formula="of:=[.D187]*[.E187]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[.E187]" office:value-type="float" office:value="0" calcext:value-type="float">
            <text:p>0</text:p>
          </table:table-cell>
          <table:table-cell table:style-name="ce17" table:formula="of:=[.H187]*[.I187]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float" office:value="212355" calcext:value-type="float">
            <text:p>212355</text:p>
          </table:table-cell>
          <table:table-cell table:style-name="ce17" table:formula="of:=[.L187]*[.M187]" office:value-type="float" office:value="0" calcext:value-type="float">
            <text:p>0</text:p>
          </table:table-cell>
          <table:table-cell table:style-name="ce11" table:formula="of:=[.F187]+[.J187]+[.N187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17" table:number-columns-repeated="4"/>
          <table:table-cell table:style-name="ce17" table:formula="of:=[.D188]*[.E188]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[.E188]" office:value-type="float" office:value="0" calcext:value-type="float">
            <text:p>0</text:p>
          </table:table-cell>
          <table:table-cell table:style-name="ce17" table:formula="of:=[.H188]*[.I188]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float" office:value="212355" calcext:value-type="float">
            <text:p>212355</text:p>
          </table:table-cell>
          <table:table-cell table:style-name="ce17" table:formula="of:=[.L188]*[.M188]" office:value-type="float" office:value="0" calcext:value-type="float">
            <text:p>0</text:p>
          </table:table-cell>
          <table:table-cell table:style-name="ce11" table:formula="of:=[.F188]+[.J188]+[.N188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17" table:number-columns-repeated="4"/>
          <table:table-cell table:style-name="ce17" table:formula="of:=[.D189]*[.E189]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[.E189]" office:value-type="float" office:value="0" calcext:value-type="float">
            <text:p>0</text:p>
          </table:table-cell>
          <table:table-cell table:style-name="ce17" table:formula="of:=[.H189]*[.I189]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float" office:value="212355" calcext:value-type="float">
            <text:p>212355</text:p>
          </table:table-cell>
          <table:table-cell table:style-name="ce17" table:formula="of:=[.L189]*[.M189]" office:value-type="float" office:value="0" calcext:value-type="float">
            <text:p>0</text:p>
          </table:table-cell>
          <table:table-cell table:style-name="ce11" table:formula="of:=[.F189]+[.J189]+[.N189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3"/>
          <table:table-cell table:style-name="ce17" table:formula="of:=[.D190]*[.E190]" office:value-type="float" office:value="0" calcext:value-type="float">
            <text:p>0</text:p>
          </table:table-cell>
          <table:table-cell table:style-name="ce27" table:number-columns-repeated="8"/>
          <table:table-cell table:style-name="ce11" table:formula="of:=[.F190]+[.J190]+[.N190]" office:value-type="float" office:value="0" calcext:value-type="float">
            <text:p>0</text:p>
          </table:table-cell>
          <table:table-cell table:style-name="ce11" table:number-columns-repeated="1009"/>
        </table:table-row>
        <table:table-row table:style-name="ro1" table:number-rows-repeated="104838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0" table:default-cell-style-name="ce7"/>
        <table:table-column table:style-name="co11" table:default-cell-style-name="ce8"/>
        <table:table-column table:style-name="co12" table:default-cell-style-name="ce8"/>
        <table:table-column table:style-name="co10" table:default-cell-style-name="ce8"/>
        <table:table-column table:style-name="co13" table:default-cell-style-name="ce8"/>
        <table:table-column table:style-name="co14" table:number-columns-repeated="2" table:default-cell-style-name="ce8"/>
        <table:table-column table:style-name="co15" table:number-columns-repeated="2" table:default-cell-style-name="ce8"/>
        <table:table-column table:style-name="co10" table:number-columns-repeated="3" table:default-cell-style-name="ce8"/>
        <table:table-column table:style-name="co16" table:default-cell-style-name="ce8"/>
        <table:table-column table:style-name="co10" table:default-cell-style-name="ce8"/>
        <table:table-column table:style-name="co17" table:default-cell-style-name="ce8"/>
        <table:table-column table:style-name="co18" table:number-columns-repeated="3" table:default-cell-style-name="ce8"/>
        <table:table-column table:style-name="co3" table:number-columns-repeated="1005" table:default-cell-style-name="ce8"/>
        <table:table-column table:style-name="co3" table:default-cell-style-name="Default"/>
        <table:table-row table:style-name="ro1">
          <table:table-cell table:style-name="ce1" office:value-type="string" calcext:value-type="string">
            <text:p>LF:</text:p>
          </table:table-cell>
          <table:table-cell table:style-name="ce2" office:value-type="string" calcext:value-type="string">
            <text:p>Conv-diff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 office:value-type="string" calcext:value-type="string">
            <text:p>HF:</text:p>
          </table:table-cell>
          <table:table-cell table:style-name="ce2" office:value-type="string" calcext:value-type="string">
            <text:p>Conv-diff-react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 office:value-type="string" calcext:value-type="string">
            <text:p>mesh: </text:p>
          </table:table-cell>
          <table:table-cell table:style-name="ce2" office:value-type="string" calcext:value-type="string">
            <text:p>25x45x30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 office:value-type="string" calcext:value-type="string">
            <text:p>R:</text:p>
          </table:table-cell>
          <table:table-cell table:style-name="ce35" office:value-type="float" office:value="0.00042" calcext:value-type="float">
            <text:p>4.20E-004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/>
          <table:table-cell table:style-name="ce36" office:value-type="string" calcext:value-type="string" table:number-columns-spanned="4" table:number-rows-spanned="1">
            <text:p>*runs in paper tables 2 and 3 (hash 77e59d)</text:p>
          </table:table-cell>
          <table:covered-table-cell table:number-columns-repeated="3" table:style-name="ce2"/>
          <table:table-cell table:style-name="ce2" table:number-columns-repeated="1018"/>
          <table:table-cell table:style-name="ce24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table:style-name="ce2" office:value-type="string" calcext:value-type="string">
            <text:p>R=0</text:p>
          </table:table-cell>
          <table:table-cell table:style-name="ce36" office:value-type="string" calcext:value-type="string" table:number-columns-spanned="3" table:number-rows-spanned="1">
            <text:p>(zero init guess for aux and superadj)</text:p>
          </table:table-cell>
          <table:covered-table-cell table:number-columns-repeated="2" table:style-name="ce2"/>
          <table:table-cell table:style-name="ce2" table:number-columns-repeated="1018"/>
          <table:table-cell table:style-name="ce24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table:style-name="ce2" office:value-type="string" calcext:value-type="string">
            <text:p>Measurements_shifted.dat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/>
          <table:table-cell table:style-name="ce2" table:number-columns-repeated="1022"/>
          <table:table-cell table:style-name="ce24"/>
        </table:table-row>
        <table:table-row table:style-name="ro1">
          <table:table-cell table:style-name="ce1"/>
          <table:table-cell table:style-name="ce37" office:value-type="string" calcext:value-type="string" table:number-columns-spanned="5" table:number-rows-spanned="1">
            <text:p>inv</text:p>
          </table:table-cell>
          <table:covered-table-cell table:number-columns-repeated="4" table:style-name="ce3"/>
          <table:table-cell table:style-name="ce37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37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1" table:number-columns-repeated="1011"/>
          <table:table-cell table:style-name="ce24"/>
        </table:table-row>
        <table:table-row table:style-name="ro1">
          <table:table-cell table:style-name="ce1"/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time/NL iter</text:p>
          </table:table-cell>
          <table:table-cell table:style-name="ce3" office:value-type="string" calcext:value-type="string">
            <text:p>time/KSP ite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1" table:number-columns-repeated="1011"/>
          <table:table-cell table:style-name="ce24"/>
        </table:table-row>
        <table:table-row table:style-name="ro1">
          <table:table-cell table:style-name="ce3" office:value-type="string" calcext:value-type="string">
            <text:p>R=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2+12" office:value-type="float" office:value="34" calcext:value-type="float">
            <text:p>34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table:formula="of:=[.D12]/[.B12]" office:value-type="float" office:value="80" calcext:value-type="float">
            <text:p>80</text:p>
          </table:table-cell>
          <table:table-cell table:style-name="ce13" table:formula="of:=[.D12]/[.C12]" office:value-type="float" office:value="4.70588235294118" calcext:value-type="float">
            <text:p>4.7058823529</text:p>
          </table:table-cell>
          <table:table-cell table:style-name="ce27" table:number-columns-repeated="6"/>
          <table:table-cell table:style-name="ce2" table:number-columns-repeated="1011"/>
          <table:table-cell table:style-name="ce24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19+19+19+14" office:value-type="float" office:value="71" calcext:value-type="float">
            <text:p>71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table:formula="of:=[.D13]/[.B13]" office:value-type="float" office:value="65" calcext:value-type="float">
            <text:p>65</text:p>
          </table:table-cell>
          <table:table-cell table:style-name="ce13" table:formula="of:=[.D13]/[.C13]" office:value-type="float" office:value="3.66197183098592" calcext:value-type="float">
            <text:p>3.66197183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9+19" office:value-type="float" office:value="38" calcext:value-type="float">
            <text:p>38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8+8" office:value-type="float" office:value="16" calcext:value-type="float">
            <text:p>16</text:p>
          </table:table-cell>
          <table:table-cell table:style-name="ce13" office:value-type="float" office:value="285" calcext:value-type="float">
            <text:p>285</text:p>
          </table:table-cell>
          <table:table-cell table:style-name="ce2" table:number-columns-repeated="1011"/>
          <table:table-cell table:style-name="ce24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19+18+24+20" office:value-type="float" office:value="81" calcext:value-type="float">
            <text:p>81</text:p>
          </table:table-cell>
          <table:table-cell table:style-name="ce13" office:value-type="float" office:value="365" calcext:value-type="float">
            <text:p>365</text:p>
          </table:table-cell>
          <table:table-cell table:style-name="ce13" table:formula="of:=[.D14]/[.B14]" office:value-type="float" office:value="91.25" calcext:value-type="float">
            <text:p>91.25</text:p>
          </table:table-cell>
          <table:table-cell table:style-name="ce13" table:formula="of:=[.D14]/[.C14]" office:value-type="float" office:value="4.50617283950617" calcext:value-type="float">
            <text:p>4.506172839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4+24" office:value-type="float" office:value="48" calcext:value-type="float">
            <text:p>48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9+9" office:value-type="float" office:value="18" calcext:value-type="float">
            <text:p>18</text:p>
          </table:table-cell>
          <table:table-cell table:style-name="ce13" office:value-type="float" office:value="290" calcext:value-type="float">
            <text:p>290</text:p>
          </table:table-cell>
          <table:table-cell table:style-name="ce2" table:number-columns-repeated="1011"/>
          <table:table-cell table:style-name="ce24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19+21+20+17" office:value-type="float" office:value="77" calcext:value-type="float">
            <text:p>77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table:formula="of:=[.D15]/[.B15]" office:value-type="float" office:value="62.5" calcext:value-type="float">
            <text:p>62.5</text:p>
          </table:table-cell>
          <table:table-cell table:style-name="ce13" table:formula="of:=[.D15]/[.C15]" office:value-type="float" office:value="3.24675324675325" calcext:value-type="float">
            <text:p>3.2467532468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9+20" office:value-type="float" office:value="39" calcext:value-type="float">
            <text:p>39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9+10" office:value-type="float" office:value="19" calcext:value-type="float">
            <text:p>19</text:p>
          </table:table-cell>
          <table:table-cell table:style-name="ce13" office:value-type="float" office:value="315" calcext:value-type="float">
            <text:p>315</text:p>
          </table:table-cell>
          <table:table-cell table:style-name="ce2" table:number-columns-repeated="1011"/>
          <table:table-cell table:style-name="ce24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18+18+17+15" office:value-type="float" office:value="68" calcext:value-type="float">
            <text:p>68</text:p>
          </table:table-cell>
          <table:table-cell table:style-name="ce13" office:value-type="float" office:value="275" calcext:value-type="float">
            <text:p>275</text:p>
          </table:table-cell>
          <table:table-cell table:style-name="ce13" table:formula="of:=[.D16]/[.B16]" office:value-type="float" office:value="68.75" calcext:value-type="float">
            <text:p>68.75</text:p>
          </table:table-cell>
          <table:table-cell table:style-name="ce13" table:formula="of:=[.D16]/[.C16]" office:value-type="float" office:value="4.04411764705882" calcext:value-type="float">
            <text:p>4.044117647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7+17" office:value-type="float" office:value="34" calcext:value-type="float">
            <text:p>34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8+8" office:value-type="float" office:value="16" calcext:value-type="float">
            <text:p>16</text:p>
          </table:table-cell>
          <table:table-cell table:style-name="ce13" office:value-type="float" office:value="225" calcext:value-type="float">
            <text:p>225</text:p>
          </table:table-cell>
          <table:table-cell table:style-name="ce2" table:number-columns-repeated="1011"/>
          <table:table-cell table:style-name="ce24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17+16+17+14" office:value-type="float" office:value="64" calcext:value-type="float">
            <text:p>64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table:formula="of:=[.D17]/[.B17]" office:value-type="float" office:value="61.25" calcext:value-type="float">
            <text:p>61.25</text:p>
          </table:table-cell>
          <table:table-cell table:style-name="ce13" table:formula="of:=[.D17]/[.C17]" office:value-type="float" office:value="3.828125" calcext:value-type="float">
            <text:p>3.82812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5+16" office:value-type="float" office:value="31" calcext:value-type="float">
            <text:p>31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7+7" office:value-type="float" office:value="14" calcext:value-type="float">
            <text:p>14</text:p>
          </table:table-cell>
          <table:table-cell table:style-name="ce13" office:value-type="float" office:value="225" calcext:value-type="float">
            <text:p>225</text:p>
          </table:table-cell>
          <table:table-cell table:style-name="ce2" table:number-columns-repeated="1011"/>
          <table:table-cell table:style-name="ce24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16+15+15+13+7" office:value-type="float" office:value="66" calcext:value-type="float">
            <text:p>66</text:p>
          </table:table-cell>
          <table:table-cell table:style-name="ce13" office:value-type="float" office:value="285" calcext:value-type="float">
            <text:p>285</text:p>
          </table:table-cell>
          <table:table-cell table:style-name="ce13" table:formula="of:=[.D18]/[.B18]" office:value-type="float" office:value="57" calcext:value-type="float">
            <text:p>57</text:p>
          </table:table-cell>
          <table:table-cell table:style-name="ce13" table:formula="of:=[.D18]/[.C18]" office:value-type="float" office:value="4.31818181818182" calcext:value-type="float">
            <text:p>4.3181818182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4+14" office:value-type="float" office:value="28" calcext:value-type="float">
            <text:p>2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7+8" office:value-type="float" office:value="15" calcext:value-type="float">
            <text:p>15</text:p>
          </table:table-cell>
          <table:table-cell table:style-name="ce13" office:value-type="float" office:value="225" calcext:value-type="float">
            <text:p>225</text:p>
          </table:table-cell>
          <table:table-cell table:style-name="ce2" table:number-columns-repeated="1011"/>
          <table:table-cell table:style-name="ce24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7+8+8+8+8+6" office:value-type="float" office:value="45" calcext:value-type="float">
            <text:p>45</text:p>
          </table:table-cell>
          <table:table-cell table:style-name="ce13" office:value-type="float" office:value="350" calcext:value-type="float">
            <text:p>350</text:p>
          </table:table-cell>
          <table:table-cell table:style-name="ce13" table:formula="of:=[.D19]/[.B19]" office:value-type="float" office:value="58.3333333333333" calcext:value-type="float">
            <text:p>58.3333333333</text:p>
          </table:table-cell>
          <table:table-cell table:style-name="ce13" table:formula="of:=[.D19]/[.C19]" office:value-type="float" office:value="7.77777777777778" calcext:value-type="float">
            <text:p>7.7777777778</text:p>
          </table:table-cell>
          <table:table-cell table:style-name="ce27" table:number-columns-repeated="6"/>
          <table:table-cell table:style-name="ce2" table:number-columns-repeated="1011"/>
          <table:table-cell table:style-name="ce24"/>
        </table:table-row>
        <table:table-row table:style-name="ro1">
          <table:table-cell table:style-name="ce1"/>
          <table:table-cell table:style-name="ce38" office:value-type="string" calcext:value-type="string" table:number-columns-spanned="3" table:number-rows-spanned="1">
            <text:p>inv (first NL iter)</text:p>
          </table:table-cell>
          <table:covered-table-cell table:number-columns-repeated="2" table:style-name="ce1"/>
          <table:table-cell table:style-name="ce53" office:value-type="string" calcext:value-type="string" table:number-columns-spanned="3" table:number-rows-spanned="1">
            <text:p>inv (second NL iter)</text:p>
          </table:table-cell>
          <table:covered-table-cell table:number-columns-repeated="2" table:style-name="ce1"/>
          <table:table-cell table:style-name="ce53" office:value-type="string" calcext:value-type="string" table:number-columns-spanned="3" table:number-rows-spanned="1">
            <text:p>inv (third NL iter)</text:p>
          </table:table-cell>
          <table:covered-table-cell table:number-columns-repeated="2" table:style-name="ce1"/>
          <table:table-cell table:style-name="ce31" office:value-type="string" calcext:value-type="string" table:number-columns-spanned="3" table:number-rows-spanned="1">
            <text:p>inv (fourth NL iter)</text:p>
          </table:table-cell>
          <table:covered-table-cell table:number-columns-repeated="2" table:style-name="ce1"/>
          <table:table-cell table:style-name="ce2" table:number-columns-repeated="1010"/>
          <table:table-cell table:style-name="ce24"/>
        </table:table-row>
        <table:table-row table:style-name="ro1">
          <table:table-cell table:style-name="ce3"/>
          <table:table-cell table:style-name="ce3" office:value-type="string" calcext:value-type="string">
            <text:p>KSP iters</text:p>
          </table:table-cell>
          <table:table-cell table:style-name="ce37" office:value-type="string" calcext:value-type="string" table:number-columns-spanned="2" table:number-rows-spanned="1">
            <text:p>time (PetscLinearSolver)</text:p>
          </table:table-cell>
          <table:covered-table-cell table:style-name="ce3"/>
          <table:table-cell table:style-name="ce3" office:value-type="string" calcext:value-type="string">
            <text:p>KSP iters</text:p>
          </table:table-cell>
          <table:table-cell table:style-name="ce37" office:value-type="string" calcext:value-type="string" table:number-columns-spanned="2" table:number-rows-spanned="1">
            <text:p>time (PetscLinearSolver)</text:p>
          </table:table-cell>
          <table:covered-table-cell table:style-name="ce3"/>
          <table:table-cell table:style-name="ce3" office:value-type="string" calcext:value-type="string">
            <text:p>KSP iters</text:p>
          </table:table-cell>
          <table:table-cell table:style-name="ce37" office:value-type="string" calcext:value-type="string" table:number-columns-spanned="2" table:number-rows-spanned="1">
            <text:p>time (PetscLinearSolver)</text:p>
          </table:table-cell>
          <table:covered-table-cell table:style-name="ce3"/>
          <table:table-cell table:style-name="ce3" office:value-type="string" calcext:value-type="string">
            <text:p>KSP iters</text:p>
          </table:table-cell>
          <table:table-cell table:style-name="ce37" office:value-type="string" calcext:value-type="string" table:number-columns-spanned="2" table:number-rows-spanned="1">
            <text:p>time (PetscLinearSolver)</text:p>
          </table:table-cell>
          <table:covered-table-cell table:style-name="ce3"/>
          <table:table-cell table:style-name="ce57"/>
          <table:table-cell table:style-name="ce2"/>
          <table:table-cell table:style-name="ce57"/>
          <table:table-cell table:style-name="ce2" table:number-columns-repeated="1007"/>
          <table:table-cell table:style-name="ce24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3" office:value-type="float" office:value="19" calcext:value-type="float">
            <text:p>19</text:p>
          </table:table-cell>
          <table:table-cell table:style-name="ce44" office:value-type="float" office:value="112" calcext:value-type="float" table:number-columns-spanned="2" table:number-rows-spanned="1">
            <text:p>112</text:p>
          </table:table-cell>
          <table:covered-table-cell table:style-name="ce50"/>
          <table:table-cell table:style-name="ce13" office:value-type="float" office:value="19" calcext:value-type="float">
            <text:p>19</text:p>
          </table:table-cell>
          <table:table-cell table:style-name="ce44" table:formula="of:=169-[.C22]" office:value-type="float" office:value="57" calcext:value-type="float" table:number-columns-spanned="2" table:number-rows-spanned="1">
            <text:p>57</text:p>
          </table:table-cell>
          <table:covered-table-cell table:style-name="ce50"/>
          <table:table-cell table:style-name="ce13" office:value-type="float" office:value="19" calcext:value-type="float">
            <text:p>19</text:p>
          </table:table-cell>
          <table:table-cell table:style-name="ce44" table:formula="of:=210-[.F22]-[.C22]" office:value-type="float" office:value="41" calcext:value-type="float" table:number-columns-spanned="2" table:number-rows-spanned="1">
            <text:p>41</text:p>
          </table:table-cell>
          <table:covered-table-cell table:style-name="ce50"/>
          <table:table-cell table:style-name="ce13" office:value-type="float" office:value="14" calcext:value-type="float">
            <text:p>14</text:p>
          </table:table-cell>
          <table:table-cell table:style-name="ce44" table:formula="of:=250-[.I22]-[.F22]-[.C22]" office:value-type="float" office:value="40" calcext:value-type="float" table:number-columns-spanned="2" table:number-rows-spanned="1">
            <text:p>40</text:p>
          </table:table-cell>
          <table:covered-table-cell table:style-name="ce50"/>
          <table:table-cell table:style-name="ce57"/>
          <table:table-cell table:style-name="ce2"/>
          <table:table-cell table:style-name="ce57"/>
          <table:table-cell table:style-name="ce2" table:number-columns-repeated="1007"/>
          <table:table-cell table:style-name="ce24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3" office:value-type="float" office:value="19" calcext:value-type="float">
            <text:p>19</text:p>
          </table:table-cell>
          <table:table-cell table:style-name="ce44" office:value-type="float" office:value="112" calcext:value-type="float" table:number-columns-spanned="2" table:number-rows-spanned="1">
            <text:p>112</text:p>
          </table:table-cell>
          <table:covered-table-cell table:style-name="ce50"/>
          <table:table-cell table:style-name="ce13" office:value-type="float" office:value="18" calcext:value-type="float">
            <text:p>18</text:p>
          </table:table-cell>
          <table:table-cell table:style-name="ce44" table:formula="of:=170-[.C23]" office:value-type="float" office:value="58" calcext:value-type="float" table:number-columns-spanned="2" table:number-rows-spanned="1">
            <text:p>58</text:p>
          </table:table-cell>
          <table:covered-table-cell table:style-name="ce50"/>
          <table:table-cell table:style-name="ce13" office:value-type="float" office:value="24" calcext:value-type="float">
            <text:p>24</text:p>
          </table:table-cell>
          <table:table-cell table:style-name="ce44" table:formula="of:=261-[.F23]-[.C23]" office:value-type="float" office:value="91" calcext:value-type="float" table:number-columns-spanned="2" table:number-rows-spanned="1">
            <text:p>91</text:p>
          </table:table-cell>
          <table:covered-table-cell table:style-name="ce50"/>
          <table:table-cell table:style-name="ce13" office:value-type="float" office:value="20" calcext:value-type="float">
            <text:p>20</text:p>
          </table:table-cell>
          <table:table-cell table:style-name="ce44" table:formula="of:=350-[.I23]-[.F23]-[.C23]" office:value-type="float" office:value="89" calcext:value-type="float" table:number-columns-spanned="2" table:number-rows-spanned="1">
            <text:p>89</text:p>
          </table:table-cell>
          <table:covered-table-cell table:style-name="ce50"/>
          <table:table-cell table:style-name="ce57"/>
          <table:table-cell table:style-name="ce2"/>
          <table:table-cell table:style-name="ce57"/>
          <table:table-cell table:style-name="ce2" table:number-columns-repeated="1007"/>
          <table:table-cell table:style-name="ce24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13" office:value-type="float" office:value="19" calcext:value-type="float">
            <text:p>19</text:p>
          </table:table-cell>
          <table:table-cell table:style-name="ce44" office:value-type="float" office:value="112" calcext:value-type="float" table:number-columns-spanned="2" table:number-rows-spanned="1">
            <text:p>112</text:p>
          </table:table-cell>
          <table:covered-table-cell table:style-name="ce50"/>
          <table:table-cell table:style-name="ce13"/>
          <table:table-cell table:style-name="ce44" table:number-columns-spanned="2" table:number-rows-spanned="1"/>
          <table:covered-table-cell table:style-name="ce50"/>
          <table:table-cell table:style-name="ce13"/>
          <table:table-cell table:style-name="ce44" table:number-columns-spanned="2" table:number-rows-spanned="1"/>
          <table:covered-table-cell table:style-name="ce50"/>
          <table:table-cell table:style-name="ce13"/>
          <table:table-cell table:style-name="ce44" table:number-columns-spanned="2" table:number-rows-spanned="1"/>
          <table:covered-table-cell table:style-name="ce50"/>
          <table:table-cell table:style-name="ce57"/>
          <table:table-cell table:style-name="ce2"/>
          <table:table-cell table:style-name="ce57"/>
          <table:table-cell table:style-name="ce2" table:number-columns-repeated="1007"/>
          <table:table-cell table:style-name="ce24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13" office:value-type="float" office:value="18" calcext:value-type="float">
            <text:p>18</text:p>
          </table:table-cell>
          <table:table-cell table:style-name="ce44" office:value-type="float" office:value="112" calcext:value-type="float" table:number-columns-spanned="2" table:number-rows-spanned="1">
            <text:p>112</text:p>
          </table:table-cell>
          <table:covered-table-cell table:style-name="ce50"/>
          <table:table-cell table:style-name="ce13"/>
          <table:table-cell table:style-name="ce44" table:number-columns-spanned="2" table:number-rows-spanned="1"/>
          <table:covered-table-cell table:style-name="ce50"/>
          <table:table-cell table:style-name="ce13"/>
          <table:table-cell table:style-name="ce44" table:number-columns-spanned="2" table:number-rows-spanned="1"/>
          <table:covered-table-cell table:style-name="ce50"/>
          <table:table-cell table:style-name="ce13"/>
          <table:table-cell table:style-name="ce44" table:number-columns-spanned="2" table:number-rows-spanned="1"/>
          <table:covered-table-cell table:style-name="ce50"/>
          <table:table-cell table:style-name="ce57"/>
          <table:table-cell table:style-name="ce2"/>
          <table:table-cell table:style-name="ce57"/>
          <table:table-cell table:style-name="ce2" table:number-columns-repeated="1007"/>
          <table:table-cell table:style-name="ce24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13" office:value-type="float" office:value="17" calcext:value-type="float">
            <text:p>17</text:p>
          </table:table-cell>
          <table:table-cell table:style-name="ce44" office:value-type="float" office:value="112" calcext:value-type="float" table:number-columns-spanned="2" table:number-rows-spanned="1">
            <text:p>112</text:p>
          </table:table-cell>
          <table:covered-table-cell table:style-name="ce50"/>
          <table:table-cell table:style-name="ce13"/>
          <table:table-cell table:style-name="ce44" table:number-columns-spanned="2" table:number-rows-spanned="1"/>
          <table:covered-table-cell table:style-name="ce50"/>
          <table:table-cell table:style-name="ce13"/>
          <table:table-cell table:style-name="ce44" table:number-columns-spanned="2" table:number-rows-spanned="1"/>
          <table:covered-table-cell table:style-name="ce50"/>
          <table:table-cell table:style-name="ce13"/>
          <table:table-cell table:style-name="ce44" table:number-columns-spanned="2" table:number-rows-spanned="1"/>
          <table:covered-table-cell table:style-name="ce50"/>
          <table:table-cell table:style-name="ce57"/>
          <table:table-cell table:style-name="ce2"/>
          <table:table-cell table:style-name="ce57"/>
          <table:table-cell table:style-name="ce2" table:number-columns-repeated="1007"/>
          <table:table-cell table:style-name="ce24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13" office:value-type="float" office:value="16" calcext:value-type="float">
            <text:p>16</text:p>
          </table:table-cell>
          <table:table-cell table:style-name="ce44" office:value-type="float" office:value="111" calcext:value-type="float" table:number-columns-spanned="2" table:number-rows-spanned="1">
            <text:p>111</text:p>
          </table:table-cell>
          <table:covered-table-cell table:style-name="ce50"/>
          <table:table-cell table:style-name="ce13"/>
          <table:table-cell table:style-name="ce44" table:number-columns-spanned="2" table:number-rows-spanned="1"/>
          <table:covered-table-cell table:style-name="ce50"/>
          <table:table-cell table:style-name="ce13"/>
          <table:table-cell table:style-name="ce44" table:number-columns-spanned="2" table:number-rows-spanned="1"/>
          <table:covered-table-cell table:style-name="ce50"/>
          <table:table-cell table:style-name="ce13"/>
          <table:table-cell table:style-name="ce44" table:number-columns-spanned="2" table:number-rows-spanned="1"/>
          <table:covered-table-cell table:style-name="ce50"/>
          <table:table-cell table:style-name="ce57"/>
          <table:table-cell table:style-name="ce2"/>
          <table:table-cell table:style-name="ce57"/>
          <table:table-cell table:style-name="ce2" table:number-columns-repeated="1007"/>
          <table:table-cell table:style-name="ce24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3" office:value-type="float" office:value="7" calcext:value-type="float">
            <text:p>7</text:p>
          </table:table-cell>
          <table:table-cell table:style-name="ce44" office:value-type="float" office:value="109" calcext:value-type="float" table:number-columns-spanned="2" table:number-rows-spanned="1">
            <text:p>109</text:p>
          </table:table-cell>
          <table:covered-table-cell table:style-name="ce50"/>
          <table:table-cell table:style-name="ce13" office:value-type="float" office:value="8" calcext:value-type="float">
            <text:p>8</text:p>
          </table:table-cell>
          <table:table-cell table:style-name="ce44" table:formula="of:=177-[.C28]" office:value-type="float" office:value="68" calcext:value-type="float" table:number-columns-spanned="2" table:number-rows-spanned="1">
            <text:p>68</text:p>
          </table:table-cell>
          <table:covered-table-cell table:style-name="ce50"/>
          <table:table-cell table:style-name="ce13" office:value-type="float" office:value="8" calcext:value-type="float">
            <text:p>8</text:p>
          </table:table-cell>
          <table:table-cell table:style-name="ce44" table:formula="of:=215-[.F28]-[.C28]" office:value-type="float" office:value="38" calcext:value-type="float" table:number-columns-spanned="2" table:number-rows-spanned="1">
            <text:p>38</text:p>
          </table:table-cell>
          <table:covered-table-cell table:style-name="ce50"/>
          <table:table-cell table:style-name="ce13" office:value-type="float" office:value="8" calcext:value-type="float">
            <text:p>8</text:p>
          </table:table-cell>
          <table:table-cell table:style-name="ce44" table:formula="of:=254-[.I28]-[.F28]-[.C28]" office:value-type="float" office:value="39" calcext:value-type="float" table:number-columns-spanned="2" table:number-rows-spanned="1">
            <text:p>39</text:p>
          </table:table-cell>
          <table:covered-table-cell table:style-name="ce50"/>
          <table:table-cell table:style-name="ce57" office:value-type="float" office:value="8" calcext:value-type="float">
            <text:p>8</text:p>
          </table:table-cell>
          <table:table-cell table:style-name="ce2" table:formula="of:=292-[.L28]-[.I28]-[.F28]-[.C28]" office:value-type="float" office:value="38" calcext:value-type="float">
            <text:p>38</text:p>
          </table:table-cell>
          <table:table-cell table:style-name="ce57" office:value-type="float" office:value="6" calcext:value-type="float">
            <text:p>6</text:p>
          </table:table-cell>
          <table:table-cell table:style-name="ce2" table:formula="of:=330-[.O28]-[.L28]-[.I28]-[.F28]-[.C28]" office:value-type="float" office:value="38" calcext:value-type="float">
            <text:p>38</text:p>
          </table:table-cell>
          <table:table-cell table:style-name="ce2" table:number-columns-repeated="1006"/>
          <table:table-cell table:style-name="ce24"/>
        </table:table-row>
        <table:table-row table:style-name="ro1">
          <table:table-cell table:style-name="ce1"/>
          <table:table-cell table:style-name="ce36" office:value-type="string" calcext:value-type="string" table:number-columns-spanned="9" table:number-rows-spanned="1">
            <text:p>first Jac estimated cond number (-ksp_monitor_singular_value -ksp_gmres_modifiedgramschmidt -ksp_gmres_restart 2000 -pc_type none)</text:p>
          </table:table-cell>
          <table:covered-table-cell table:number-columns-repeated="8" table:style-name="ce2"/>
          <table:table-cell table:style-name="ce2" table:number-columns-repeated="1013"/>
          <table:table-cell table:style-name="ce24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3" office:value-type="string" calcext:value-type="string">
            <text:p>~680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3" office:value-type="string" calcext:value-type="string">
            <text:p>~820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13" office:value-type="string" calcext:value-type="string">
            <text:p>~800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13"/>
          <table:table-cell table:style-name="ce2" table:number-columns-repeated="1021"/>
          <table:table-cell table:style-name="ce24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13"/>
          <table:table-cell table:style-name="ce2" table:number-columns-repeated="1021"/>
          <table:table-cell table:style-name="ce24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13" office:value-type="string" calcext:value-type="string">
            <text:p>~750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3" office:value-type="string" calcext:value-type="string">
            <text:p>~280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/>
          <table:table-cell table:style-name="ce2" table:number-columns-repeated="1022"/>
          <table:table-cell table:style-name="ce24"/>
        </table:table-row>
        <table:table-row table:style-name="ro1">
          <table:table-cell table:style-name="ce31" office:value-type="string" calcext:value-type="string" table:number-columns-spanned="10" table:number-rows-spanned="1">
            <text:p>*mixes from Measurements_shifted.dat, new inverse using Measurements_diri0_r4p2em3_bigdom.dat</text:p>
          </table:table-cell>
          <table:covered-table-cell table:number-columns-repeated="9" table:style-name="ce2"/>
          <table:table-cell table:style-name="ce2" table:number-columns-repeated="1013"/>
          <table:table-cell table:style-name="ce24"/>
        </table:table-row>
        <table:table-row table:style-name="ro1">
          <table:table-cell table:style-name="ce1"/>
          <table:table-cell table:style-name="ce37" office:value-type="string" calcext:value-type="string" table:number-columns-spanned="8" table:number-rows-spanned="1">
            <text:p>inv</text:p>
          </table:table-cell>
          <table:covered-table-cell table:number-columns-repeated="7" table:style-name="ce3"/>
          <table:table-cell table:style-name="ce37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37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2" table:number-columns-repeated="1009"/>
        </table:table-row>
        <table:table-row table:style-name="ro1">
          <table:table-cell table:style-name="ce1"/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time/KSP ite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R=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4+13" office:value-type="float" office:value="37" calcext:value-type="float">
            <text:p>37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22663" calcext:value-type="float">
            <text:p>122663</text:p>
          </table:table-cell>
          <table:table-cell table:style-name="ce27"/>
          <table:table-cell table:style-name="ce13" table:formula="of:=(HFqoidiri-[.E41])" office:value-type="float" office:value="-11245" calcext:value-type="float">
            <text:p>-11245</text:p>
          </table:table-cell>
          <table:table-cell table:style-name="ce13" table:formula="of:=(HFqoidiri-[.E41])/HFqoidiri" office:value-type="float" office:value="-0.100926241720368" calcext:value-type="float">
            <text:p>-0.1009262417</text:p>
          </table:table-cell>
          <table:table-cell table:style-name="ce13" table:formula="of:=[.D41]/[.C41]" office:value-type="float" office:value="4.32432432432432" calcext:value-type="float">
            <text:p>4.3243243243</text:p>
          </table:table-cell>
          <table:table-cell table:style-name="ce27" table:number-columns-repeated="6"/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26+22+18" office:value-type="float" office:value="66" calcext:value-type="float">
            <text:p>66</text:p>
          </table:table-cell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104593" calcext:value-type="float">
            <text:p>104593</text:p>
          </table:table-cell>
          <table:table-cell table:style-name="ce13" office:value-type="float" office:value="24087" calcext:value-type="float">
            <text:p>24087</text:p>
          </table:table-cell>
          <table:table-cell table:style-name="ce13" table:formula="of:=(HFqoidiri-[.E42])" office:value-type="float" office:value="6825" calcext:value-type="float">
            <text:p>6825</text:p>
          </table:table-cell>
          <table:table-cell table:style-name="ce13" table:formula="of:=(HFqoidiri-[.E42])/HFqoidiri" office:value-type="float" office:value="0.0612558114487785" calcext:value-type="float">
            <text:p>0.0612558114</text:p>
          </table:table-cell>
          <table:table-cell table:style-name="ce13" table:formula="of:=[.D42]/[.C42]" office:value-type="float" office:value="3.10606060606061" calcext:value-type="float">
            <text:p>3.106060606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2+22" office:value-type="float" office:value="44" calcext:value-type="float">
            <text:p>44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44+45" office:value-type="float" office:value="89" calcext:value-type="float">
            <text:p>89</text:p>
          </table:table-cell>
          <table:table-cell table:style-name="ce13" office:value-type="float" office:value="330" calcext:value-type="float">
            <text:p>33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26+22+20+13" office:value-type="float" office:value="81" calcext:value-type="float">
            <text:p>81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97432" calcext:value-type="float">
            <text:p>97432</text:p>
          </table:table-cell>
          <table:table-cell table:style-name="ce13" office:value-type="float" office:value="-80074" calcext:value-type="float">
            <text:p>-80074</text:p>
          </table:table-cell>
          <table:table-cell table:style-name="ce13" table:formula="of:=(HFqoidiri-[.E43])" office:value-type="float" office:value="13986" calcext:value-type="float">
            <text:p>13986</text:p>
          </table:table-cell>
          <table:table-cell table:style-name="ce13" table:formula="of:=(HFqoidiri-[.E43])/HFqoidiri" office:value-type="float" office:value="0.125527293615035" calcext:value-type="float">
            <text:p>0.1255272936</text:p>
          </table:table-cell>
          <table:table-cell table:style-name="ce13" table:formula="of:=[.D43]/[.C43]" office:value-type="float" office:value="3.08641975308642" calcext:value-type="float">
            <text:p>3.086419753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2+22" office:value-type="float" office:value="44" calcext:value-type="float">
            <text:p>44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34+34" office:value-type="float" office:value="68" calcext:value-type="float">
            <text:p>68</text:p>
          </table:table-cell>
          <table:table-cell table:style-name="ce13" office:value-type="float" office:value="270" calcext:value-type="float">
            <text:p>27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26+26+25+22" office:value-type="float" office:value="99" calcext:value-type="float">
            <text:p>99</text:p>
          </table:table-cell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93044" calcext:value-type="float">
            <text:p>93044</text:p>
          </table:table-cell>
          <table:table-cell table:style-name="ce13" office:value-type="float" office:value="-762774" calcext:value-type="float">
            <text:p>-762774</text:p>
          </table:table-cell>
          <table:table-cell table:style-name="ce13" table:formula="of:=(HFqoidiri-[.E44])" office:value-type="float" office:value="18374" calcext:value-type="float">
            <text:p>18374</text:p>
          </table:table-cell>
          <table:table-cell table:style-name="ce13" table:formula="of:=(HFqoidiri-[.E44])/HFqoidiri" office:value-type="float" office:value="0.164910517151627" calcext:value-type="float">
            <text:p>0.1649105172</text:p>
          </table:table-cell>
          <table:table-cell table:style-name="ce13" table:formula="of:=[.D44]/[.C44]" office:value-type="float" office:value="3.53535353535354" calcext:value-type="float">
            <text:p>3.5353535354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6+26" office:value-type="float" office:value="52" calcext:value-type="float">
            <text:p>52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7+27" office:value-type="float" office:value="54" calcext:value-type="float">
            <text:p>54</text:p>
          </table:table-cell>
          <table:table-cell table:style-name="ce13" office:value-type="float" office:value="240" calcext:value-type="float">
            <text:p>24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27+33+33+32+26" office:value-type="float" office:value="151" calcext:value-type="float">
            <text:p>151</text:p>
          </table:table-cell>
          <table:table-cell table:style-name="ce13" office:value-type="float" office:value="330" calcext:value-type="float">
            <text:p>330</text:p>
          </table:table-cell>
          <table:table-cell table:style-name="ce13" office:value-type="float" office:value="84789" calcext:value-type="float">
            <text:p>84789</text:p>
          </table:table-cell>
          <table:table-cell table:style-name="ce13" office:value-type="float" office:value="-1059225" calcext:value-type="float">
            <text:p>-1059225</text:p>
          </table:table-cell>
          <table:table-cell table:style-name="ce13" table:formula="of:=(HFqoidiri-[.E45])" office:value-type="float" office:value="26629" calcext:value-type="float">
            <text:p>26629</text:p>
          </table:table-cell>
          <table:table-cell table:style-name="ce13" table:formula="of:=(HFqoidiri-[.E45])/HFqoidiri" office:value-type="float" office:value="0.239000879570626" calcext:value-type="float">
            <text:p>0.2390008796</text:p>
          </table:table-cell>
          <table:table-cell table:style-name="ce13" table:formula="of:=[.D45]/[.C45]" office:value-type="float" office:value="2.18543046357616" calcext:value-type="float">
            <text:p>2.1854304636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33+34" office:value-type="float" office:value="67" calcext:value-type="float">
            <text:p>67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34+35" office:value-type="float" office:value="69" calcext:value-type="float">
            <text:p>69</text:p>
          </table:table-cell>
          <table:table-cell table:style-name="ce13" office:value-type="float" office:value="245" calcext:value-type="float">
            <text:p>245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43+43+43+31+23" office:value-type="float" office:value="183" calcext:value-type="float">
            <text:p>183</text:p>
          </table:table-cell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100288" calcext:value-type="float">
            <text:p>100288</text:p>
          </table:table-cell>
          <table:table-cell table:style-name="ce13" office:value-type="float" office:value="14626" calcext:value-type="float">
            <text:p>14626</text:p>
          </table:table-cell>
          <table:table-cell table:style-name="ce13" table:formula="of:=(HFqoidiri-[.E46])" office:value-type="float" office:value="11130" calcext:value-type="float">
            <text:p>11130</text:p>
          </table:table-cell>
          <table:table-cell table:style-name="ce13" table:formula="of:=(HFqoidiri-[.E46])/HFqoidiri" office:value-type="float" office:value="0.0998940925164695" calcext:value-type="float">
            <text:p>0.0998940925</text:p>
          </table:table-cell>
          <table:table-cell table:style-name="ce13" table:formula="of:=[.D46]/[.C46]" office:value-type="float" office:value="1.91256830601093" calcext:value-type="float">
            <text:p>1.912568306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34+34" office:value-type="float" office:value="68" calcext:value-type="float">
            <text:p>6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32+32" office:value-type="float" office:value="64" calcext:value-type="float">
            <text:p>64</text:p>
          </table:table-cell>
          <table:table-cell table:style-name="ce13" office:value-type="float" office:value="270" calcext:value-type="float">
            <text:p>27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43+41+32+30+23" office:value-type="float" office:value="169" calcext:value-type="float">
            <text:p>169</text:p>
          </table:table-cell>
          <table:table-cell table:style-name="ce13" office:value-type="float" office:value="355" calcext:value-type="float">
            <text:p>355</text:p>
          </table:table-cell>
          <table:table-cell table:style-name="ce13" office:value-type="float" office:value="105593" calcext:value-type="float">
            <text:p>105593</text:p>
          </table:table-cell>
          <table:table-cell table:style-name="ce13" office:value-type="float" office:value="8984" calcext:value-type="float">
            <text:p>8984</text:p>
          </table:table-cell>
          <table:table-cell table:style-name="ce13" table:formula="of:=(HFqoidiri-[.E47])" office:value-type="float" office:value="5825" calcext:value-type="float">
            <text:p>5825</text:p>
          </table:table-cell>
          <table:table-cell table:style-name="ce13" table:formula="of:=(HFqoidiri-[.E47])/HFqoidiri" office:value-type="float" office:value="0.052280600980093" calcext:value-type="float">
            <text:p>0.052280601</text:p>
          </table:table-cell>
          <table:table-cell table:style-name="ce13" table:formula="of:=[.D47]/[.C47]" office:value-type="float" office:value="2.10059171597633" calcext:value-type="float">
            <text:p>2.100591716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34+34" office:value-type="float" office:value="68" calcext:value-type="float">
            <text:p>68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31+32" office:value-type="float" office:value="63" calcext:value-type="float">
            <text:p>63</text:p>
          </table:table-cell>
          <table:table-cell table:style-name="ce13" office:value-type="float" office:value="285" calcext:value-type="float">
            <text:p>285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28+32+23+29+26+19" office:value-type="float" office:value="157" calcext:value-type="float">
            <text:p>157</text:p>
          </table:table-cell>
          <table:table-cell table:style-name="ce13" office:value-type="float" office:value="460" calcext:value-type="float">
            <text:p>460</text:p>
          </table:table-cell>
          <table:table-cell table:style-name="ce13" office:value-type="float" office:value="111418" calcext:value-type="float">
            <text:p>111418</text:p>
          </table:table-cell>
          <table:table-cell table:style-name="ce27"/>
          <table:table-cell table:style-name="ce13" table:formula="of:=(HFqoidiri-[.E48])" office:value-type="float" office:value="0" calcext:value-type="float">
            <text:p>0</text:p>
          </table:table-cell>
          <table:table-cell table:style-name="ce13" table:formula="of:=(HFqoidiri-[.E48])/HFqoidiri" office:value-type="float" office:value="0" calcext:value-type="float">
            <text:p>0</text:p>
          </table:table-cell>
          <table:table-cell table:style-name="ce13" table:formula="of:=[.D48]/[.C48]" office:value-type="float" office:value="2.92993630573248" calcext:value-type="float">
            <text:p>2.9299363057</text:p>
          </table:table-cell>
          <table:table-cell table:style-name="ce27" table:number-columns-repeated="6"/>
          <table:table-cell table:style-name="ce2" table:number-columns-repeated="1009"/>
        </table:table-row>
        <table:table-row table:style-name="ro1">
          <table:table-cell table:style-name="ce31" office:value-type="string" calcext:value-type="string" table:number-columns-spanned="10" table:number-rows-spanned="1">
            <text:p>*mixes from Measurements_shifted.dat, new inverse using Measurements_diri5_r4p2em3_halfdom.dat</text:p>
          </table:table-cell>
          <table:covered-table-cell table:number-columns-repeated="9" table:style-name="ce2"/>
          <table:table-cell table:style-name="ce2" table:number-columns-repeated="1013"/>
          <table:table-cell table:style-name="ce24"/>
        </table:table-row>
        <table:table-row table:style-name="ro1">
          <table:table-cell table:style-name="ce1"/>
          <table:table-cell table:style-name="ce37" office:value-type="string" calcext:value-type="string" table:number-columns-spanned="8" table:number-rows-spanned="1">
            <text:p>inv</text:p>
          </table:table-cell>
          <table:covered-table-cell table:number-columns-repeated="7" table:style-name="ce3"/>
          <table:table-cell table:style-name="ce37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37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2" table:number-columns-repeated="1009"/>
        </table:table-row>
        <table:table-row table:style-name="ro1">
          <table:table-cell table:style-name="ce1"/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time/KSP ite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R=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4+13" office:value-type="float" office:value="37" calcext:value-type="float">
            <text:p>37</text:p>
          </table:table-cell>
          <table:table-cell table:style-name="ce13" office:value-type="float" office:value="160" calcext:value-type="float">
            <text:p>160</text:p>
          </table:table-cell>
          <table:table-cell table:style-name="ce45" office:value-type="float" office:value="153098" calcext:value-type="float">
            <text:p>153098</text:p>
          </table:table-cell>
          <table:table-cell table:style-name="ce27"/>
          <table:table-cell table:style-name="ce13" table:formula="of:=HFqoidiri5-[.E52]" office:value-type="float" office:value="-25388" calcext:value-type="float">
            <text:p>-25388</text:p>
          </table:table-cell>
          <table:table-cell table:style-name="ce13" table:formula="of:=[.G52]/HFqoidiri5" office:value-type="float" office:value="-0.19879414298019" calcext:value-type="float">
            <text:p>-0.198794143</text:p>
          </table:table-cell>
          <table:table-cell table:style-name="ce13" table:formula="of:=[.D52]/[.C52]" office:value-type="float" office:value="4.32432432432432" calcext:value-type="float">
            <text:p>4.3243243243</text:p>
          </table:table-cell>
          <table:table-cell table:style-name="ce27" table:number-columns-repeated="6"/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22+25+21+8" office:value-type="float" office:value="76" calcext:value-type="float">
            <text:p>76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122109" calcext:value-type="float">
            <text:p>122109</text:p>
          </table:table-cell>
          <table:table-cell table:style-name="ce13" office:value-type="float" office:value="6890" calcext:value-type="float">
            <text:p>6890</text:p>
          </table:table-cell>
          <table:table-cell table:style-name="ce13" table:formula="of:=HFqoidiri5-[.E53]" office:value-type="float" office:value="5601" calcext:value-type="float">
            <text:p>5601</text:p>
          </table:table-cell>
          <table:table-cell table:style-name="ce13" table:formula="of:=[.G53]/HFqoidiri5" office:value-type="float" office:value="0.043857176415316" calcext:value-type="float">
            <text:p>0.0438571764</text:p>
          </table:table-cell>
          <table:table-cell table:style-name="ce13" table:formula="of:=[.D53]/[.C53]" office:value-type="float" office:value="3.35526315789474" calcext:value-type="float">
            <text:p>3.3552631579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6+26" office:value-type="float" office:value="52" calcext:value-type="float">
            <text:p>52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23+7+23+22" office:value-type="float" office:value="75" calcext:value-type="float">
            <text:p>75</text:p>
          </table:table-cell>
          <table:table-cell table:style-name="ce13" office:value-type="float" office:value="345" calcext:value-type="float">
            <text:p>345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26+22+18+10" office:value-type="float" office:value="76" calcext:value-type="float">
            <text:p>76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121351" calcext:value-type="float">
            <text:p>121351</text:p>
          </table:table-cell>
          <table:table-cell table:style-name="ce13" office:value-type="float" office:value="8087" calcext:value-type="float">
            <text:p>8087</text:p>
          </table:table-cell>
          <table:table-cell table:style-name="ce13" table:formula="of:=HFqoidiri5-[.E54]" office:value-type="float" office:value="6359" calcext:value-type="float">
            <text:p>6359</text:p>
          </table:table-cell>
          <table:table-cell table:style-name="ce13" table:formula="of:=[.G54]/HFqoidiri5" office:value-type="float" office:value="0.0497924986297079" calcext:value-type="float">
            <text:p>0.0497924986</text:p>
          </table:table-cell>
          <table:table-cell table:style-name="ce13" table:formula="of:=[.D54]/[.C54]" office:value-type="float" office:value="3.42105263157895" calcext:value-type="float">
            <text:p>3.4210526316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2+22" office:value-type="float" office:value="44" calcext:value-type="float">
            <text:p>44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22+7+23+21" office:value-type="float" office:value="73" calcext:value-type="float">
            <text:p>73</text:p>
          </table:table-cell>
          <table:table-cell table:style-name="ce13" office:value-type="float" office:value="420" calcext:value-type="float">
            <text:p>42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13" office:value-type="float" office:value="4" calcext:value-type="float">
            <text:p>4</text:p>
          </table:table-cell>
          <table:table-cell table:style-name="ce45" table:formula="of:=26+26+19+13" office:value-type="float" office:value="84" calcext:value-type="float">
            <text:p>84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122427" calcext:value-type="float">
            <text:p>122427</text:p>
          </table:table-cell>
          <table:table-cell table:style-name="ce13" office:value-type="float" office:value="7017" calcext:value-type="float">
            <text:p>7017</text:p>
          </table:table-cell>
          <table:table-cell table:style-name="ce13" table:formula="of:=HFqoidiri5-[.E55]" office:value-type="float" office:value="5283" calcext:value-type="float">
            <text:p>5283</text:p>
          </table:table-cell>
          <table:table-cell table:style-name="ce13" table:formula="of:=[.G55]/HFqoidiri5" office:value-type="float" office:value="0.0413671599718111" calcext:value-type="float">
            <text:p>0.04136716</text:p>
          </table:table-cell>
          <table:table-cell table:style-name="ce13" table:formula="of:=[.D55]/[.C55]" office:value-type="float" office:value="3.0952380952381" calcext:value-type="float">
            <text:p>3.0952380952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2+22" office:value-type="float" office:value="44" calcext:value-type="float">
            <text:p>44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22+7+23+21" office:value-type="float" office:value="73" calcext:value-type="float">
            <text:p>73</text:p>
          </table:table-cell>
          <table:table-cell table:style-name="ce13" office:value-type="float" office:value="410" calcext:value-type="float">
            <text:p>41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40+26+24+17+8" office:value-type="float" office:value="115" calcext:value-type="float">
            <text:p>115</text:p>
          </table:table-cell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123074" calcext:value-type="float">
            <text:p>123074</text:p>
          </table:table-cell>
          <table:table-cell table:style-name="ce13" office:value-type="float" office:value="6999" calcext:value-type="float">
            <text:p>6999</text:p>
          </table:table-cell>
          <table:table-cell table:style-name="ce13" table:formula="of:=HFqoidiri5-[.E56]" office:value-type="float" office:value="4636" calcext:value-type="float">
            <text:p>4636</text:p>
          </table:table-cell>
          <table:table-cell table:style-name="ce13" table:formula="of:=[.G56]/HFqoidiri5" office:value-type="float" office:value="0.0363009944405293" calcext:value-type="float">
            <text:p>0.0363009944</text:p>
          </table:table-cell>
          <table:table-cell table:style-name="ce13" table:formula="of:=[.D56]/[.C56]" office:value-type="float" office:value="2.78260869565217" calcext:value-type="float">
            <text:p>2.7826086957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6+26" office:value-type="float" office:value="52" calcext:value-type="float">
            <text:p>52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22+7+22+20" office:value-type="float" office:value="71" calcext:value-type="float">
            <text:p>71</text:p>
          </table:table-cell>
          <table:table-cell table:style-name="ce13" office:value-type="float" office:value="445" calcext:value-type="float">
            <text:p>445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32+22+25+19+7" office:value-type="float" office:value="105" calcext:value-type="float">
            <text:p>105</text:p>
          </table:table-cell>
          <table:table-cell table:style-name="ce13" office:value-type="float" office:value="315" calcext:value-type="float">
            <text:p>315</text:p>
          </table:table-cell>
          <table:table-cell table:style-name="ce13" office:value-type="float" office:value="124196" calcext:value-type="float">
            <text:p>124196</text:p>
          </table:table-cell>
          <table:table-cell table:style-name="ce13" office:value-type="float" office:value="6271" calcext:value-type="float">
            <text:p>6271</text:p>
          </table:table-cell>
          <table:table-cell table:style-name="ce13" table:formula="of:=HFqoidiri5-[.E57]" office:value-type="float" office:value="3514" calcext:value-type="float">
            <text:p>3514</text:p>
          </table:table-cell>
          <table:table-cell table:style-name="ce13" table:formula="of:=[.G57]/HFqoidiri5" office:value-type="float" office:value="0.0275154647247671" calcext:value-type="float">
            <text:p>0.0275154647</text:p>
          </table:table-cell>
          <table:table-cell table:style-name="ce13" table:formula="of:=[.D57]/[.C57]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6+26" office:value-type="float" office:value="52" calcext:value-type="float">
            <text:p>52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18+7+19+17" office:value-type="float" office:value="61" calcext:value-type="float">
            <text:p>61</text:p>
          </table:table-cell>
          <table:table-cell table:style-name="ce13" office:value-type="float" office:value="415" calcext:value-type="float">
            <text:p>415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32+22+21+16+5" office:value-type="float" office:value="96" calcext:value-type="float">
            <text:p>96</text:p>
          </table:table-cell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125000" calcext:value-type="float">
            <text:p>125000</text:p>
          </table:table-cell>
          <table:table-cell table:style-name="ce13" office:value-type="float" office:value="4789" calcext:value-type="float">
            <text:p>4789</text:p>
          </table:table-cell>
          <table:table-cell table:style-name="ce13" table:formula="of:=HFqoidiri5-[.E58]" office:value-type="float" office:value="2710" calcext:value-type="float">
            <text:p>2710</text:p>
          </table:table-cell>
          <table:table-cell table:style-name="ce13" table:formula="of:=[.G58]/HFqoidiri5" office:value-type="float" office:value="0.0212199514525096" calcext:value-type="float">
            <text:p>0.0212199515</text:p>
          </table:table-cell>
          <table:table-cell table:style-name="ce13" table:formula="of:=[.D58]/[.C58]" office:value-type="float" office:value="3.22916666666667" calcext:value-type="float">
            <text:p>3.2291666667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2+22" office:value-type="float" office:value="44" calcext:value-type="float">
            <text:p>44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18+6+19+17" office:value-type="float" office:value="60" calcext:value-type="float">
            <text:p>60</text:p>
          </table:table-cell>
          <table:table-cell table:style-name="ce13" office:value-type="float" office:value="370" calcext:value-type="float">
            <text:p>370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20+16+16+16+14+10+2" office:value-type="float" office:value="94" calcext:value-type="float">
            <text:p>94</text:p>
          </table:table-cell>
          <table:table-cell table:style-name="ce13" office:value-type="float" office:value="390" calcext:value-type="float">
            <text:p>390</text:p>
          </table:table-cell>
          <table:table-cell table:style-name="ce13" office:value-type="float" office:value="127710" calcext:value-type="float">
            <text:p>127710</text:p>
          </table:table-cell>
          <table:table-cell table:style-name="ce27"/>
          <table:table-cell table:style-name="ce13" table:formula="of:=HFqoidiri5-[.E59]" office:value-type="float" office:value="0" calcext:value-type="float">
            <text:p>0</text:p>
          </table:table-cell>
          <table:table-cell table:style-name="ce13" table:formula="of:=[.G59]/HFqoidiri5" office:value-type="float" office:value="0" calcext:value-type="float">
            <text:p>0</text:p>
          </table:table-cell>
          <table:table-cell table:style-name="ce13" table:formula="of:=[.D59]/[.C59]" office:value-type="float" office:value="4.14893617021277" calcext:value-type="float">
            <text:p>4.1489361702</text:p>
          </table:table-cell>
          <table:table-cell table:style-name="ce27" table:number-columns-repeated="6"/>
          <table:table-cell table:style-name="ce2" table:number-columns-repeated="1009"/>
        </table:table-row>
        <table:table-row table:style-name="ro2">
          <table:table-cell table:style-name="ce24" table:number-columns-repeated="1024"/>
        </table:table-row>
        <table:table-row table:style-name="ro1">
          <table:table-cell table:style-name="ce32"/>
          <table:table-cell table:style-name="ce4" table:number-columns-repeated="1022"/>
          <table:table-cell table:style-name="ce23"/>
        </table:table-row>
        <table:table-row table:style-name="ro1">
          <table:table-cell table:style-name="ce1" office:value-type="string" calcext:value-type="string">
            <text:p>LF:</text:p>
          </table:table-cell>
          <table:table-cell table:style-name="ce2" office:value-type="string" calcext:value-type="string">
            <text:p>Conv-diff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 office:value-type="string" calcext:value-type="string">
            <text:p>HF:</text:p>
          </table:table-cell>
          <table:table-cell table:style-name="ce2" office:value-type="string" calcext:value-type="string">
            <text:p>Conv-diff-react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 office:value-type="string" calcext:value-type="string">
            <text:p>mesh: </text:p>
          </table:table-cell>
          <table:table-cell table:style-name="ce2" office:value-type="string" calcext:value-type="string">
            <text:p>25x45x30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 office:value-type="string" calcext:value-type="string">
            <text:p>R:</text:p>
          </table:table-cell>
          <table:table-cell table:style-name="ce35" office:value-type="float" office:value="0.00042" calcext:value-type="float">
            <text:p>4.20E-004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table:style-name="ce2" office:value-type="string" calcext:value-type="string">
            <text:p>previous iter (except HF)</text:p>
          </table:table-cell>
          <table:table-cell table:style-name="ce36"/>
          <table:table-cell table:style-name="ce2" table:number-columns-repeated="1020"/>
          <table:table-cell table:style-name="ce24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table:style-name="ce2" office:value-type="string" calcext:value-type="string">
            <text:p>Measurements_diri5_r4p2em3_halfdom.dat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/>
          <table:table-cell table:style-name="ce24"/>
          <table:table-cell table:style-name="ce37" office:value-type="string" calcext:value-type="string" table:number-columns-spanned="7" table:number-rows-spanned="1">
            <text:p>inv</text:p>
          </table:table-cell>
          <table:covered-table-cell table:number-columns-repeated="6" table:style-name="ce51"/>
          <table:table-cell table:style-name="ce37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37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58"/>
          <table:table-cell table:style-name="ce1"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%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total time (solve)</text:p>
          </table:table-cell>
          <table:table-cell table:style-name="ce3" office:value-type="string" calcext:value-type="string">
            <text:p>iteration time</text:p>
          </table:table-cell>
          <table:table-cell table:style-name="ce3" office:value-type="string" calcext:value-type="string">
            <text:p>cumulative time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39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2+15" office:value-type="float" office:value="37" calcext:value-type="float">
            <text:p>37</text:p>
          </table:table-cell>
          <table:table-cell table:style-name="ce13" office:value-type="float" office:value="160" calcext:value-type="float">
            <text:p>160</text:p>
          </table:table-cell>
          <table:table-cell table:style-name="ce45" office:value-type="float" office:value="133730" calcext:value-type="float">
            <text:p>133730</text:p>
          </table:table-cell>
          <table:table-cell table:style-name="ce13" office:value-type="float" office:value="-4024" calcext:value-type="float">
            <text:p>-4024</text:p>
          </table:table-cell>
          <table:table-cell table:style-name="ce13" table:formula="of:=eep-[.F71]" office:value-type="float" office:value="-6020" calcext:value-type="float">
            <text:p>-6020</text:p>
          </table:table-cell>
          <table:table-cell table:style-name="ce13" table:formula="of:=[.H71]/eep" office:value-type="float" office:value="-0.0471380471380471" calcext:value-type="float">
            <text:p>-0.047138047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2+22" office:value-type="float" office:value="44" calcext:value-type="float">
            <text:p>44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30+31" office:value-type="float" office:value="61" calcext:value-type="float">
            <text:p>61</text:p>
          </table:table-cell>
          <table:table-cell table:style-name="ce13" office:value-type="float" office:value="295" calcext:value-type="float">
            <text:p>295</text:p>
          </table:table-cell>
          <table:table-cell table:style-name="ce13" table:formula="of:=[.O71]+[.L71]+[.E71]" office:value-type="float" office:value="615" calcext:value-type="float">
            <text:p>615</text:p>
          </table:table-cell>
          <table:table-cell table:style-name="ce13" table:formula="of:=[.R71]" office:value-type="float" office:value="620" calcext:value-type="float">
            <text:p>620</text:p>
          </table:table-cell>
          <table:table-cell table:style-name="ce13" office:value-type="float" office:value="620" calcext:value-type="float">
            <text:p>62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39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26+26+20+12" office:value-type="float" office:value="84" calcext:value-type="float">
            <text:p>84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125073" calcext:value-type="float">
            <text:p>125073</text:p>
          </table:table-cell>
          <table:table-cell table:style-name="ce13" office:value-type="float" office:value="4404" calcext:value-type="float">
            <text:p>4404</text:p>
          </table:table-cell>
          <table:table-cell table:style-name="ce13" table:formula="of:=eep-[.F72]" office:value-type="float" office:value="2637" calcext:value-type="float">
            <text:p>2637</text:p>
          </table:table-cell>
          <table:table-cell table:style-name="ce13" table:formula="of:=[.H72]/eep" office:value-type="float" office:value="0.0206483439041579" calcext:value-type="float">
            <text:p>0.0206483439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3+22" office:value-type="float" office:value="45" calcext:value-type="float">
            <text:p>45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0+20" office:value-type="float" office:value="40" calcext:value-type="float">
            <text:p>40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table:formula="of:=[.O72]+[.L72]+[.E72]" office:value-type="float" office:value="415" calcext:value-type="float">
            <text:p>415</text:p>
          </table:table-cell>
          <table:table-cell table:style-name="ce13" table:formula="of:=[.R72]-[.R71]" office:value-type="float" office:value="420" calcext:value-type="float">
            <text:p>420</text:p>
          </table:table-cell>
          <table:table-cell table:style-name="ce13" office:value-type="float" office:value="1040" calcext:value-type="float">
            <text:p>104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39" office:value-type="float" office:value="17.7" calcext:value-type="float">
            <text:p>17.7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23+20+19" office:value-type="float" office:value="62" calcext:value-type="float">
            <text:p>62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23093" calcext:value-type="float">
            <text:p>123093</text:p>
          </table:table-cell>
          <table:table-cell table:style-name="ce13" office:value-type="float" office:value="6761" calcext:value-type="float">
            <text:p>6761</text:p>
          </table:table-cell>
          <table:table-cell table:style-name="ce13" table:formula="of:=eep-[.F73]" office:value-type="float" office:value="4617" calcext:value-type="float">
            <text:p>4617</text:p>
          </table:table-cell>
          <table:table-cell table:style-name="ce13" table:formula="of:=[.H73]/eep" office:value-type="float" office:value="0.0361522198731501" calcext:value-type="float">
            <text:p>0.036152219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22" office:value-type="float" office:value="22" calcext:value-type="float">
            <text:p>2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3+23" office:value-type="float" office:value="46" calcext:value-type="float">
            <text:p>46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table:formula="of:=[.O73]+[.L73]+[.E73]" office:value-type="float" office:value="370" calcext:value-type="float">
            <text:p>370</text:p>
          </table:table-cell>
          <table:table-cell table:style-name="ce13" table:formula="of:=[.R73]-[.R72]" office:value-type="float" office:value="380" calcext:value-type="float">
            <text:p>380</text:p>
          </table:table-cell>
          <table:table-cell table:style-name="ce13" office:value-type="float" office:value="1420" calcext:value-type="float">
            <text:p>142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39" office:value-type="float" office:value="25" calcext:value-type="float">
            <text:p>25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26+22+20+12" office:value-type="float" office:value="80" calcext:value-type="float">
            <text:p>80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123460" calcext:value-type="float">
            <text:p>123460</text:p>
          </table:table-cell>
          <table:table-cell table:style-name="ce13" office:value-type="float" office:value="6354" calcext:value-type="float">
            <text:p>6354</text:p>
          </table:table-cell>
          <table:table-cell table:style-name="ce13" table:formula="of:=eep-[.F74]" office:value-type="float" office:value="4250" calcext:value-type="float">
            <text:p>4250</text:p>
          </table:table-cell>
          <table:table-cell table:style-name="ce13" table:formula="of:=[.H74]/eep" office:value-type="float" office:value="0.0332785216506147" calcext:value-type="float">
            <text:p>0.033278521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22" office:value-type="float" office:value="22" calcext:value-type="float">
            <text:p>2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9+19" office:value-type="float" office:value="38" calcext:value-type="float">
            <text:p>38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table:formula="of:=[.O74]+[.L74]+[.E74]" office:value-type="float" office:value="365" calcext:value-type="float">
            <text:p>365</text:p>
          </table:table-cell>
          <table:table-cell table:style-name="ce13" table:formula="of:=[.R74]-[.R73]" office:value-type="float" office:value="370" calcext:value-type="float">
            <text:p>370</text:p>
          </table:table-cell>
          <table:table-cell table:style-name="ce13" office:value-type="float" office:value="1790" calcext:value-type="float">
            <text:p>179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39" office:value-type="float" office:value="32.9" calcext:value-type="float">
            <text:p>32.9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25+25+25+21" office:value-type="float" office:value="96" calcext:value-type="float">
            <text:p>96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125291" calcext:value-type="float">
            <text:p>125291</text:p>
          </table:table-cell>
          <table:table-cell table:style-name="ce13" office:value-type="float" office:value="2242" calcext:value-type="float">
            <text:p>2242</text:p>
          </table:table-cell>
          <table:table-cell table:style-name="ce13" table:formula="of:=eep-[.F75]" office:value-type="float" office:value="2419" calcext:value-type="float">
            <text:p>2419</text:p>
          </table:table-cell>
          <table:table-cell table:style-name="ce13" table:formula="of:=[.H75]/eep" office:value-type="float" office:value="0.018941351499491" calcext:value-type="float">
            <text:p>0.018941351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25" office:value-type="float" office:value="25" calcext:value-type="float">
            <text:p>25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9+19" office:value-type="float" office:value="38" calcext:value-type="float">
            <text:p>3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table:formula="of:=[.O75]+[.L75]+[.E75]" office:value-type="float" office:value="445" calcext:value-type="float">
            <text:p>445</text:p>
          </table:table-cell>
          <table:table-cell table:style-name="ce13" table:formula="of:=[.R75]-[.R74]" office:value-type="float" office:value="450" calcext:value-type="float">
            <text:p>450</text:p>
          </table:table-cell>
          <table:table-cell table:style-name="ce13" office:value-type="float" office:value="2240" calcext:value-type="float">
            <text:p>224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39" office:value-type="float" office:value="39.7" calcext:value-type="float">
            <text:p>39.7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25+22+19" office:value-type="float" office:value="66" calcext:value-type="float">
            <text:p>66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26314" calcext:value-type="float">
            <text:p>126314</text:p>
          </table:table-cell>
          <table:table-cell table:style-name="ce13" office:value-type="float" office:value="2445" calcext:value-type="float">
            <text:p>2445</text:p>
          </table:table-cell>
          <table:table-cell table:style-name="ce13" table:formula="of:=eep-[.F76]" office:value-type="float" office:value="1396" calcext:value-type="float">
            <text:p>1396</text:p>
          </table:table-cell>
          <table:table-cell table:style-name="ce13" table:formula="of:=[.H76]/eep" office:value-type="float" office:value="0.0109310155821784" calcext:value-type="float">
            <text:p>0.010931015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7+17" office:value-type="float" office:value="34" calcext:value-type="float">
            <text:p>34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table:formula="of:=[.O76]+[.L76]+[.E76]" office:value-type="float" office:value="315" calcext:value-type="float">
            <text:p>315</text:p>
          </table:table-cell>
          <table:table-cell table:style-name="ce13" table:formula="of:=[.R76]-[.R75]" office:value-type="float" office:value="325" calcext:value-type="float">
            <text:p>325</text:p>
          </table:table-cell>
          <table:table-cell table:style-name="ce13" office:value-type="float" office:value="2565" calcext:value-type="float">
            <text:p>2565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39" office:value-type="float" office:value="47.2" calcext:value-type="float">
            <text:p>47.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21+21+18+13" office:value-type="float" office:value="73" calcext:value-type="float">
            <text:p>73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26927" calcext:value-type="float">
            <text:p>126927</text:p>
          </table:table-cell>
          <table:table-cell table:style-name="ce13" office:value-type="float" office:value="1070" calcext:value-type="float">
            <text:p>1070</text:p>
          </table:table-cell>
          <table:table-cell table:style-name="ce13" table:formula="of:=eep-[.F77]" office:value-type="float" office:value="783" calcext:value-type="float">
            <text:p>783</text:p>
          </table:table-cell>
          <table:table-cell table:style-name="ce13" table:formula="of:=[.H77]/eep" office:value-type="float" office:value="0.00613107822410148" calcext:value-type="float">
            <text:p>0.006131078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6+16" office:value-type="float" office:value="32" calcext:value-type="float">
            <text:p>32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table:formula="of:=[.O77]+[.L77]+[.E77]" office:value-type="float" office:value="340" calcext:value-type="float">
            <text:p>340</text:p>
          </table:table-cell>
          <table:table-cell table:style-name="ce13" table:formula="of:=[.R77]-[.R76]" office:value-type="float" office:value="350" calcext:value-type="float">
            <text:p>350</text:p>
          </table:table-cell>
          <table:table-cell table:style-name="ce13" office:value-type="float" office:value="2915" calcext:value-type="float">
            <text:p>2915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7</text:p>
          </table:table-cell>
          <table:table-cell table:style-name="ce39" office:value-type="float" office:value="54.4" calcext:value-type="float">
            <text:p>54.4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19+19+17+11" office:value-type="float" office:value="66" calcext:value-type="float">
            <text:p>66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127194" calcext:value-type="float">
            <text:p>127194</text:p>
          </table:table-cell>
          <table:table-cell table:style-name="ce13" office:value-type="float" office:value="660" calcext:value-type="float">
            <text:p>660</text:p>
          </table:table-cell>
          <table:table-cell table:style-name="ce13" table:formula="of:=eep-[.F78]" office:value-type="float" office:value="516" calcext:value-type="float">
            <text:p>516</text:p>
          </table:table-cell>
          <table:table-cell table:style-name="ce13" table:formula="of:=[.H78]/eep" office:value-type="float" office:value="0.00404040404040404" calcext:value-type="float">
            <text:p>0.00404040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6+16" office:value-type="float" office:value="32" calcext:value-type="float">
            <text:p>32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table:formula="of:=[.O78]+[.L78]+[.E78]" office:value-type="float" office:value="350" calcext:value-type="float">
            <text:p>350</text:p>
          </table:table-cell>
          <table:table-cell table:style-name="ce13" table:formula="of:=[.R78]-[.R77]" office:value-type="float" office:value="355" calcext:value-type="float">
            <text:p>355</text:p>
          </table:table-cell>
          <table:table-cell table:style-name="ce13" office:value-type="float" office:value="3270" calcext:value-type="float">
            <text:p>327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8</text:p>
          </table:table-cell>
          <table:table-cell table:style-name="ce39" office:value-type="float" office:value="61.8" calcext:value-type="float">
            <text:p>61.8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19+18+16+9" office:value-type="float" office:value="62" calcext:value-type="float">
            <text:p>62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27431" calcext:value-type="float">
            <text:p>127431</text:p>
          </table:table-cell>
          <table:table-cell table:style-name="ce13" office:value-type="float" office:value="326" calcext:value-type="float">
            <text:p>326</text:p>
          </table:table-cell>
          <table:table-cell table:style-name="ce13" table:formula="of:=eep-[.F79]" office:value-type="float" office:value="279" calcext:value-type="float">
            <text:p>279</text:p>
          </table:table-cell>
          <table:table-cell table:style-name="ce13" table:formula="of:=[.H79]/eep" office:value-type="float" office:value="0.002184637068358" calcext:value-type="float">
            <text:p>0.002184637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6+16" office:value-type="float" office:value="32" calcext:value-type="float">
            <text:p>32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table:formula="of:=[.O79]+[.L79]+[.E79]" office:value-type="float" office:value="335" calcext:value-type="float">
            <text:p>335</text:p>
          </table:table-cell>
          <table:table-cell table:style-name="ce13" table:formula="of:=[.R79]-[.R78]" office:value-type="float" office:value="330" calcext:value-type="float">
            <text:p>330</text:p>
          </table:table-cell>
          <table:table-cell table:style-name="ce13" office:value-type="float" office:value="3600" calcext:value-type="float">
            <text:p>360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9</text:p>
          </table:table-cell>
          <table:table-cell table:style-name="ce39" office:value-type="float" office:value="68.6" calcext:value-type="float">
            <text:p>68.6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19+18+16+10" office:value-type="float" office:value="63" calcext:value-type="float">
            <text:p>63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27543" calcext:value-type="float">
            <text:p>127543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table:formula="of:=eep-[.F80]" office:value-type="float" office:value="167" calcext:value-type="float">
            <text:p>167</text:p>
          </table:table-cell>
          <table:table-cell table:style-name="ce13" table:formula="of:=[.H80]/eep" office:value-type="float" office:value="0.00130765014485945" calcext:value-type="float">
            <text:p>0.001307650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6+16" office:value-type="float" office:value="32" calcext:value-type="float">
            <text:p>32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table:formula="of:=[.O80]+[.L80]+[.E80]" office:value-type="float" office:value="355" calcext:value-type="float">
            <text:p>355</text:p>
          </table:table-cell>
          <table:table-cell table:style-name="ce13" table:formula="of:=[.R80]-[.R79]" office:value-type="float" office:value="360" calcext:value-type="float">
            <text:p>360</text:p>
          </table:table-cell>
          <table:table-cell table:style-name="ce13" office:value-type="float" office:value="3960" calcext:value-type="float">
            <text:p>396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10</text:p>
          </table:table-cell>
          <table:table-cell table:style-name="ce39" office:value-type="float" office:value="74.9" calcext:value-type="float">
            <text:p>74.9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18+18+15+9" office:value-type="float" office:value="60" calcext:value-type="float">
            <text:p>6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27633" calcext:value-type="float">
            <text:p>127633</text:p>
          </table:table-cell>
          <table:table-cell table:style-name="ce13" office:value-type="float" office:value="83" calcext:value-type="float">
            <text:p>83</text:p>
          </table:table-cell>
          <table:table-cell table:style-name="ce13" table:formula="of:=eep-[.F81]" office:value-type="float" office:value="77" calcext:value-type="float">
            <text:p>77</text:p>
          </table:table-cell>
          <table:table-cell table:style-name="ce13" table:formula="of:=[.H81]/eep" office:value-type="float" office:value="0.000602928509905254" calcext:value-type="float">
            <text:p>0.000602928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6+16" office:value-type="float" office:value="32" calcext:value-type="float">
            <text:p>32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table:formula="of:=[.O81]+[.L81]+[.E81]" office:value-type="float" office:value="340" calcext:value-type="float">
            <text:p>340</text:p>
          </table:table-cell>
          <table:table-cell table:style-name="ce13" table:formula="of:=[.R81]-[.R80]" office:value-type="float" office:value="340" calcext:value-type="float">
            <text:p>340</text:p>
          </table:table-cell>
          <table:table-cell table:style-name="ce13" office:value-type="float" office:value="4300" calcext:value-type="float">
            <text:p>430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39" office:value-type="float" office:value="100" calcext:value-type="float">
            <text:p>100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24+13+20+16+16+16+14+10" office:value-type="float" office:value="129" calcext:value-type="float">
            <text:p>129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27710" calcext:value-type="float">
            <text:p>127710</text:p>
          </table:table-cell>
          <table:table-cell table:style-name="ce27" table:number-columns-repeated="9"/>
          <table:table-cell table:style-name="ce13" table:formula="of:=[.O82]+[.L82]+[.E82]" office:value-type="float" office:value="400" calcext:value-type="float">
            <text:p>400</text:p>
          </table:table-cell>
          <table:table-cell table:style-name="ce13" office:value-type="float" office:value="425" calcext:value-type="float">
            <text:p>425</text:p>
          </table:table-cell>
          <table:table-cell table:style-name="ce13" table:formula="of:=[.Q82]" office:value-type="float" office:value="425" calcext:value-type="float">
            <text:p>425</text:p>
          </table:table-cell>
          <table:table-cell table:style-name="ce2" table:number-columns-repeated="1006"/>
        </table:table-row>
        <table:table-row table:style-name="ro1">
          <table:table-cell table:style-name="ce1"/>
          <table:table-cell table:style-name="ce2" table:number-columns-repeated="1022"/>
          <table:table-cell table:style-name="ce24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table:style-name="ce40" office:value-type="string" calcext:value-type="string">
            <text:p>R=0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table:style-name="ce2" office:value-type="string" calcext:value-type="string">
            <text:p>Measurements_diri0_r4p2em3_bigdom.dat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/>
          <table:table-cell table:style-name="ce24"/>
          <table:table-cell table:style-name="ce37" office:value-type="string" calcext:value-type="string" table:number-columns-spanned="7" table:number-rows-spanned="1">
            <text:p>inv</text:p>
          </table:table-cell>
          <table:covered-table-cell table:number-columns-repeated="6" table:style-name="ce51"/>
          <table:table-cell table:style-name="ce37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37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58"/>
          <table:table-cell table:style-name="ce1"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%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total time (solve)</text:p>
          </table:table-cell>
          <table:table-cell table:style-name="ce3" office:value-type="string" calcext:value-type="string">
            <text:p>total time</text:p>
          </table:table-cell>
          <table:table-cell table:style-name="ce1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39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27+23+23+14" office:value-type="float" office:value="87" calcext:value-type="float">
            <text:p>87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107769" calcext:value-type="float">
            <text:p>107769</text:p>
          </table:table-cell>
          <table:table-cell table:style-name="ce13" office:value-type="float" office:value="22140" calcext:value-type="float">
            <text:p>22140</text:p>
          </table:table-cell>
          <table:table-cell table:style-name="ce13" table:formula="of:=yarp-[.F88]" office:value-type="float" office:value="3649" calcext:value-type="float">
            <text:p>3649</text:p>
          </table:table-cell>
          <table:table-cell table:style-name="ce13" table:formula="of:=[.H88]/yarp" office:value-type="float" office:value="0.0327505430002334" calcext:value-type="float">
            <text:p>0.03275054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6+26" office:value-type="float" office:value="52" calcext:value-type="float">
            <text:p>52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33+11+33+32" office:value-type="float" office:value="109" calcext:value-type="float">
            <text:p>109</text:p>
          </table:table-cell>
          <table:table-cell table:style-name="ce13" office:value-type="float" office:value="485" calcext:value-type="float">
            <text:p>485</text:p>
          </table:table-cell>
          <table:table-cell table:style-name="ce13" table:formula="of:=[.O88]+[.L88]+[.E88]" office:value-type="float" office:value="915" calcext:value-type="float">
            <text:p>915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39" office:value-type="float" office:value="17.7" calcext:value-type="float">
            <text:p>17.7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32+32+26+34+15" office:value-type="float" office:value="139" calcext:value-type="float">
            <text:p>139</text:p>
          </table:table-cell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99408" calcext:value-type="float">
            <text:p>99408</text:p>
          </table:table-cell>
          <table:table-cell table:style-name="ce13" office:value-type="float" office:value="-632" calcext:value-type="float">
            <text:p>-632</text:p>
          </table:table-cell>
          <table:table-cell table:style-name="ce13" table:formula="of:=yarp-[.F89]" office:value-type="float" office:value="12010" calcext:value-type="float">
            <text:p>12010</text:p>
          </table:table-cell>
          <table:table-cell table:style-name="ce13" table:formula="of:=[.H89]/yarp" office:value-type="float" office:value="0.107792277728913" calcext:value-type="float">
            <text:p>0.1077922777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41+42" office:value-type="float" office:value="83" calcext:value-type="float">
            <text:p>83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33+10+33+32" office:value-type="float" office:value="108" calcext:value-type="float">
            <text:p>108</text:p>
          </table:table-cell>
          <table:table-cell table:style-name="ce13" office:value-type="float" office:value="540" calcext:value-type="float">
            <text:p>540</text:p>
          </table:table-cell>
          <table:table-cell table:style-name="ce13" table:formula="of:=[.O89]+[.L89]+[.E89]" office:value-type="float" office:value="1110" calcext:value-type="float">
            <text:p>1110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39" office:value-type="float" office:value="25" calcext:value-type="float">
            <text:p>25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42+41+40+34+14" office:value-type="float" office:value="171" calcext:value-type="float">
            <text:p>171</text:p>
          </table:table-cell>
          <table:table-cell table:style-name="ce13" office:value-type="float" office:value="360" calcext:value-type="float">
            <text:p>360</text:p>
          </table:table-cell>
          <table:table-cell table:style-name="ce13" office:value-type="float" office:value="102415" calcext:value-type="float">
            <text:p>102415</text:p>
          </table:table-cell>
          <table:table-cell table:style-name="ce13" office:value-type="float" office:value="10927" calcext:value-type="float">
            <text:p>10927</text:p>
          </table:table-cell>
          <table:table-cell table:style-name="ce13" table:formula="of:=yarp-[.F90]" office:value-type="float" office:value="9003" calcext:value-type="float">
            <text:p>9003</text:p>
          </table:table-cell>
          <table:table-cell table:style-name="ce13" table:formula="of:=[.H90]/yarp" office:value-type="float" office:value="0.0808038198495755" calcext:value-type="float">
            <text:p>0.0808038198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41+42" office:value-type="float" office:value="83" calcext:value-type="float">
            <text:p>83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25+8+25+24" office:value-type="float" office:value="82" calcext:value-type="float">
            <text:p>8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table:formula="of:=[.O90]+[.L90]+[.E90]" office:value-type="float" office:value="950" calcext:value-type="float">
            <text:p>950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39" office:value-type="float" office:value="32.9" calcext:value-type="float">
            <text:p>32.9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42+32+32+26+9" office:value-type="float" office:value="141" calcext:value-type="float">
            <text:p>141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6450" calcext:value-type="float">
            <text:p>106450</text:p>
          </table:table-cell>
          <table:table-cell table:style-name="ce13" office:value-type="float" office:value="5808" calcext:value-type="float">
            <text:p>5808</text:p>
          </table:table-cell>
          <table:table-cell table:style-name="ce13" table:formula="of:=yarp-[.F91]" office:value-type="float" office:value="4968" calcext:value-type="float">
            <text:p>4968</text:p>
          </table:table-cell>
          <table:table-cell table:style-name="ce13" table:formula="of:=[.H91]/yarp" office:value-type="float" office:value="0.0445888456084295" calcext:value-type="float">
            <text:p>0.0445888456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33+32" office:value-type="float" office:value="65" calcext:value-type="float">
            <text:p>65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26+7+25+24" office:value-type="float" office:value="82" calcext:value-type="float">
            <text:p>82</text:p>
          </table:table-cell>
          <table:table-cell table:style-name="ce13" office:value-type="float" office:value="355" calcext:value-type="float">
            <text:p>355</text:p>
          </table:table-cell>
          <table:table-cell table:style-name="ce13" table:formula="of:=[.O91]+[.L91]+[.E91]" office:value-type="float" office:value="985" calcext:value-type="float">
            <text:p>985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39" office:value-type="float" office:value="39.7" calcext:value-type="float">
            <text:p>39.7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42+33+31+27+10" office:value-type="float" office:value="143" calcext:value-type="float">
            <text:p>143</text:p>
          </table:table-cell>
          <table:table-cell table:style-name="ce13" office:value-type="float" office:value="365" calcext:value-type="float">
            <text:p>365</text:p>
          </table:table-cell>
          <table:table-cell table:style-name="ce13" office:value-type="float" office:value="108980" calcext:value-type="float">
            <text:p>108980</text:p>
          </table:table-cell>
          <table:table-cell table:style-name="ce13" office:value-type="float" office:value="3302" calcext:value-type="float">
            <text:p>3302</text:p>
          </table:table-cell>
          <table:table-cell table:style-name="ce13" table:formula="of:=yarp-[.F92]" office:value-type="float" office:value="2438" calcext:value-type="float">
            <text:p>2438</text:p>
          </table:table-cell>
          <table:table-cell table:style-name="ce13" table:formula="of:=[.H92]/yarp" office:value-type="float" office:value="0.0218815631226552" calcext:value-type="float">
            <text:p>0.021881563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33+33" office:value-type="float" office:value="66" calcext:value-type="float">
            <text:p>66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25+7+26+23" office:value-type="float" office:value="81" calcext:value-type="float">
            <text:p>81</text:p>
          </table:table-cell>
          <table:table-cell table:style-name="ce13" office:value-type="float" office:value="365" calcext:value-type="float">
            <text:p>365</text:p>
          </table:table-cell>
          <table:table-cell table:style-name="ce13" table:formula="of:=[.O92]+[.L92]+[.E92]" office:value-type="float" office:value="930" calcext:value-type="float">
            <text:p>930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39" office:value-type="float" office:value="47.2" calcext:value-type="float">
            <text:p>47.2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40+32+32+27+13" office:value-type="float" office:value="144" calcext:value-type="float">
            <text:p>144</text:p>
          </table:table-cell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110458" calcext:value-type="float">
            <text:p>110458</text:p>
          </table:table-cell>
          <table:table-cell table:style-name="ce13" office:value-type="float" office:value="1193" calcext:value-type="float">
            <text:p>1193</text:p>
          </table:table-cell>
          <table:table-cell table:style-name="ce13" table:formula="of:=yarp-[.F93]" office:value-type="float" office:value="960" calcext:value-type="float">
            <text:p>960</text:p>
          </table:table-cell>
          <table:table-cell table:style-name="ce13" table:formula="of:=[.H93]/yarp" office:value-type="float" office:value="0.00861620204993807" calcext:value-type="float">
            <text:p>0.008616202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32+32" office:value-type="float" office:value="64" calcext:value-type="float">
            <text:p>64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26+7+26+23" office:value-type="float" office:value="82" calcext:value-type="float">
            <text:p>82</text:p>
          </table:table-cell>
          <table:table-cell table:style-name="ce13" office:value-type="float" office:value="435" calcext:value-type="float">
            <text:p>435</text:p>
          </table:table-cell>
          <table:table-cell table:style-name="ce13" table:formula="of:=[.O93]+[.L93]+[.E93]" office:value-type="float" office:value="995" calcext:value-type="float">
            <text:p>995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28+32+23+29+26+19" office:value-type="float" office:value="157" calcext:value-type="float">
            <text:p>157</text:p>
          </table:table-cell>
          <table:table-cell table:style-name="ce13" office:value-type="float" office:value="460" calcext:value-type="float">
            <text:p>460</text:p>
          </table:table-cell>
          <table:table-cell table:style-name="ce13" office:value-type="float" office:value="111418" calcext:value-type="float">
            <text:p>111418</text:p>
          </table:table-cell>
          <table:table-cell table:style-name="ce27" table:number-columns-repeated="9"/>
          <table:table-cell table:style-name="ce13" table:formula="of:=[.O94]+[.L94]+[.E94]" office:value-type="float" office:value="460" calcext:value-type="float">
            <text:p>460</text:p>
          </table:table-cell>
          <table:table-cell table:style-name="ce13" office:value-type="float" office:value="470" calcext:value-type="float">
            <text:p>470</text:p>
          </table:table-cell>
          <table:table-cell table:style-name="ce2" table:number-columns-repeated="1006"/>
          <table:table-cell table:style-name="ce24"/>
        </table:table-row>
        <table:table-row table:style-name="ro1">
          <table:table-cell table:style-name="ce1"/>
          <table:table-cell table:style-name="ce2" table:number-columns-repeated="1022"/>
          <table:table-cell table:style-name="ce24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table:style-name="ce40" office:value-type="string" calcext:value-type="string">
            <text:p>R=0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table:style-name="ce2" office:value-type="string" calcext:value-type="string">
            <text:p>Measurements_shifted.dat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/>
          <table:table-cell table:style-name="ce24"/>
          <table:table-cell table:style-name="ce37" office:value-type="string" calcext:value-type="string" table:number-columns-spanned="7" table:number-rows-spanned="1">
            <text:p>inv</text:p>
          </table:table-cell>
          <table:covered-table-cell table:number-columns-repeated="6" table:style-name="ce51"/>
          <table:table-cell table:style-name="ce37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37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58"/>
          <table:table-cell table:style-name="ce1"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%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total time (solve)</text:p>
          </table:table-cell>
          <table:table-cell table:style-name="ce3" office:value-type="string" calcext:value-type="string">
            <text:p>total time</text:p>
          </table:table-cell>
          <table:table-cell table:style-name="ce1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39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22+19+19+14+5" office:value-type="float" office:value="79" calcext:value-type="float">
            <text:p>79</text:p>
          </table:table-cell>
          <table:table-cell table:style-name="ce13" office:value-type="float" office:value="295" calcext:value-type="float">
            <text:p>295</text:p>
          </table:table-cell>
          <table:table-cell table:style-name="ce13" office:value-type="float" office:value="657972" calcext:value-type="float">
            <text:p>657972</text:p>
          </table:table-cell>
          <table:table-cell table:style-name="ce13" office:value-type="float" office:value="-67707" calcext:value-type="float">
            <text:p>-67707</text:p>
          </table:table-cell>
          <table:table-cell table:style-name="ce13" table:formula="of:=HFqoishift-[.F100]" office:value-type="float" office:value="-110554" calcext:value-type="float">
            <text:p>-110554</text:p>
          </table:table-cell>
          <table:table-cell table:style-name="ce13" table:formula="of:=[.H100]/HFqoishift" office:value-type="float" office:value="-0.201955361350924" calcext:value-type="float">
            <text:p>-0.2019553614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9+19" office:value-type="float" office:value="38" calcext:value-type="float">
            <text:p>38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7+3+8+7" office:value-type="float" office:value="25" calcext:value-type="float">
            <text:p>25</text:p>
          </table:table-cell>
          <table:table-cell table:style-name="ce13" office:value-type="float" office:value="320" calcext:value-type="float">
            <text:p>320</text:p>
          </table:table-cell>
          <table:table-cell table:style-name="ce13" table:formula="of:=[.O100]+[.L100]+[.E100]" office:value-type="float" office:value="780" calcext:value-type="float">
            <text:p>780</text:p>
          </table:table-cell>
          <table:table-cell table:style-name="ce13" office:value-type="float" office:value="805" calcext:value-type="float">
            <text:p>805</text:p>
          </table:table-cell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39" office:value-type="float" office:value="17.7" calcext:value-type="float">
            <text:p>17.7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20+19+18+15+8" office:value-type="float" office:value="80" calcext:value-type="float">
            <text:p>80</text:p>
          </table:table-cell>
          <table:table-cell table:style-name="ce13" office:value-type="float" office:value="295" calcext:value-type="float">
            <text:p>295</text:p>
          </table:table-cell>
          <table:table-cell table:style-name="ce13" office:value-type="float" office:value="547558" calcext:value-type="float">
            <text:p>547558</text:p>
          </table:table-cell>
          <table:table-cell table:style-name="ce13" office:value-type="float" office:value="-9268" calcext:value-type="float">
            <text:p>-9268</text:p>
          </table:table-cell>
          <table:table-cell table:style-name="ce13" table:formula="of:=HFqoishift-[.F101]" office:value-type="float" office:value="-140" calcext:value-type="float">
            <text:p>-140</text:p>
          </table:table-cell>
          <table:table-cell table:style-name="ce13" table:formula="of:=[.H101]/HFqoishift" office:value-type="float" office:value="-0.000255746066077476" calcext:value-type="float">
            <text:p>-0.000255746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9+18" office:value-type="float" office:value="37" calcext:value-type="float">
            <text:p>37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9+3+9+8" office:value-type="float" office:value="29" calcext:value-type="float">
            <text:p>29</text:p>
          </table:table-cell>
          <table:table-cell table:style-name="ce13" office:value-type="float" office:value="595" calcext:value-type="float">
            <text:p>595</text:p>
          </table:table-cell>
          <table:table-cell table:style-name="ce13" table:formula="of:=[.O101]+[.L101]+[.E101]" office:value-type="float" office:value="1055" calcext:value-type="float">
            <text:p>1055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39" office:value-type="float" office:value="25" calcext:value-type="float">
            <text:p>25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19+18+18+15+8" office:value-type="float" office:value="78" calcext:value-type="float">
            <text:p>78</text:p>
          </table:table-cell>
          <table:table-cell table:style-name="ce13" office:value-type="float" office:value="315" calcext:value-type="float">
            <text:p>315</text:p>
          </table:table-cell>
          <table:table-cell table:style-name="ce13" office:value-type="float" office:value="561780" calcext:value-type="float">
            <text:p>561780</text:p>
          </table:table-cell>
          <table:table-cell table:style-name="ce13" office:value-type="float" office:value="-5105" calcext:value-type="float">
            <text:p>-5105</text:p>
          </table:table-cell>
          <table:table-cell table:style-name="ce13" table:formula="of:=HFqoishift-[.F102]" office:value-type="float" office:value="-14362" calcext:value-type="float">
            <text:p>-14362</text:p>
          </table:table-cell>
          <table:table-cell table:style-name="ce13" table:formula="of:=[.H102]/HFqoishift" office:value-type="float" office:value="-0.0262358928643194" calcext:value-type="float">
            <text:p>-0.0262358929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8+17" office:value-type="float" office:value="35" calcext:value-type="float">
            <text:p>35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8+3+8+7" office:value-type="float" office:value="26" calcext:value-type="float">
            <text:p>26</text:p>
          </table:table-cell>
          <table:table-cell table:style-name="ce13" office:value-type="float" office:value="375" calcext:value-type="float">
            <text:p>375</text:p>
          </table:table-cell>
          <table:table-cell table:style-name="ce13" table:formula="of:=[.O102]+[.L102]+[.E102]" office:value-type="float" office:value="850" calcext:value-type="float">
            <text:p>850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39" office:value-type="float" office:value="32.9" calcext:value-type="float">
            <text:p>32.9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18+17+17+15+9" office:value-type="float" office:value="76" calcext:value-type="float">
            <text:p>76</text:p>
          </table:table-cell>
          <table:table-cell table:style-name="ce13" office:value-type="float" office:value="385" calcext:value-type="float">
            <text:p>385</text:p>
          </table:table-cell>
          <table:table-cell table:style-name="ce13" office:value-type="float" office:value="554814" calcext:value-type="float">
            <text:p>554814</text:p>
          </table:table-cell>
          <table:table-cell table:style-name="ce13" office:value-type="float" office:value="-4445" calcext:value-type="float">
            <text:p>-4445</text:p>
          </table:table-cell>
          <table:table-cell table:style-name="ce13" table:formula="of:=HFqoishift-[.F103]" office:value-type="float" office:value="-7396" calcext:value-type="float">
            <text:p>-7396</text:p>
          </table:table-cell>
          <table:table-cell table:style-name="ce13" table:formula="of:=[.H103]/HFqoishift" office:value-type="float" office:value="-0.0135106993193501" calcext:value-type="float">
            <text:p>-0.013510699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7+17" office:value-type="float" office:value="34" calcext:value-type="float">
            <text:p>34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8+3+9+7" office:value-type="float" office:value="27" calcext:value-type="float">
            <text:p>27</text:p>
          </table:table-cell>
          <table:table-cell table:style-name="ce13" office:value-type="float" office:value="340" calcext:value-type="float">
            <text:p>340</text:p>
          </table:table-cell>
          <table:table-cell table:style-name="ce13" table:formula="of:=[.O103]+[.L103]+[.E103]" office:value-type="float" office:value="945" calcext:value-type="float">
            <text:p>945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39" office:value-type="float" office:value="39.7" calcext:value-type="float">
            <text:p>39.7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17+17+17+15+9" office:value-type="float" office:value="75" calcext:value-type="float">
            <text:p>75</text:p>
          </table:table-cell>
          <table:table-cell table:style-name="ce13" office:value-type="float" office:value="305" calcext:value-type="float">
            <text:p>305</text:p>
          </table:table-cell>
          <table:table-cell table:style-name="ce13" office:value-type="float" office:value="549138" calcext:value-type="float">
            <text:p>549138</text:p>
          </table:table-cell>
          <table:table-cell table:style-name="ce13" office:value-type="float" office:value="-861" calcext:value-type="float">
            <text:p>-861</text:p>
          </table:table-cell>
          <table:table-cell table:style-name="ce13" table:formula="of:=HFqoishift-[.F104]" office:value-type="float" office:value="-1720" calcext:value-type="float">
            <text:p>-1720</text:p>
          </table:table-cell>
          <table:table-cell table:style-name="ce13" table:formula="of:=[.H104]/HFqoishift" office:value-type="float" office:value="-0.00314202309752328" calcext:value-type="float">
            <text:p>-0.003142023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6+17" office:value-type="float" office:value="33" calcext:value-type="float">
            <text:p>33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8+2+8+6" office:value-type="float" office:value="24" calcext:value-type="float">
            <text:p>24</text:p>
          </table:table-cell>
          <table:table-cell table:style-name="ce13" office:value-type="float" office:value="330" calcext:value-type="float">
            <text:p>330</text:p>
          </table:table-cell>
          <table:table-cell table:style-name="ce13" table:formula="of:=[.O104]+[.L104]+[.E104]" office:value-type="float" office:value="805" calcext:value-type="float">
            <text:p>805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39" office:value-type="float" office:value="47.2" calcext:value-type="float">
            <text:p>47.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16+15+16+14+8+5" office:value-type="float" office:value="74" calcext:value-type="float">
            <text:p>74</text:p>
          </table:table-cell>
          <table:table-cell table:style-name="ce13" office:value-type="float" office:value="335" calcext:value-type="float">
            <text:p>335</text:p>
          </table:table-cell>
          <table:table-cell table:style-name="ce13" office:value-type="float" office:value="548024" calcext:value-type="float">
            <text:p>548024</text:p>
          </table:table-cell>
          <table:table-cell table:style-name="ce13" office:value-type="float" office:value="-209" calcext:value-type="float">
            <text:p>-209</text:p>
          </table:table-cell>
          <table:table-cell table:style-name="ce13" table:formula="of:=HFqoishift-[.F105]" office:value-type="float" office:value="-606" calcext:value-type="float">
            <text:p>-606</text:p>
          </table:table-cell>
          <table:table-cell table:style-name="ce13" table:formula="of:=[.H105]/HFqoishift" office:value-type="float" office:value="-0.00110701511459251" calcext:value-type="float">
            <text:p>-0.001107015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4+15" office:value-type="float" office:value="29" calcext:value-type="float">
            <text:p>29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7+3+8+6" office:value-type="float" office:value="24" calcext:value-type="float">
            <text:p>24</text:p>
          </table:table-cell>
          <table:table-cell table:style-name="ce13" office:value-type="float" office:value="720" calcext:value-type="float">
            <text:p>720</text:p>
          </table:table-cell>
          <table:table-cell table:style-name="ce13" table:formula="of:=[.O105]+[.L105]+[.E105]" office:value-type="float" office:value="1215" calcext:value-type="float">
            <text:p>1215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7+8+8+8+8+6+3" office:value-type="float" office:value="48" calcext:value-type="float">
            <text:p>48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547418" calcext:value-type="float">
            <text:p>547418</text:p>
          </table:table-cell>
          <table:table-cell table:style-name="ce27" table:number-columns-repeated="9"/>
          <table:table-cell table:style-name="ce13" table:formula="of:=[.O106]+[.L106]+[.E106]" office:value-type="float" office:value="400" calcext:value-type="float">
            <text:p>400</text:p>
          </table:table-cell>
          <table:table-cell table:style-name="ce13" office:value-type="float" office:value="410" calcext:value-type="float">
            <text:p>410</text:p>
          </table:table-cell>
          <table:table-cell table:style-name="ce2" table:number-columns-repeated="1006"/>
          <table:table-cell table:style-name="ce24"/>
        </table:table-row>
        <table:table-row table:style-name="ro1">
          <table:table-cell table:style-name="ce1"/>
          <table:table-cell table:style-name="ce2" table:number-columns-repeated="1022"/>
          <table:table-cell table:style-name="ce24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table:style-name="ce2" office:value-type="string" calcext:value-type="string">
            <text:p>R=0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table:style-name="ce2" office:value-type="string" calcext:value-type="string">
            <text:p>Measurements_diri0_r4p2em3_bigdom.dat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 office:value-type="string" calcext:value-type="string">
            <text:p>flags:</text:p>
          </table:table-cell>
          <table:table-cell table:style-name="ce2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/>
          <table:table-cell table:style-name="ce41"/>
          <table:table-cell table:style-name="ce37" office:value-type="string" calcext:value-type="string" table:number-columns-spanned="7" table:number-rows-spanned="1">
            <text:p>inv</text:p>
          </table:table-cell>
          <table:covered-table-cell table:number-columns-repeated="6" table:style-name="ce51"/>
          <table:table-cell table:style-name="ce37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37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58"/>
          <table:table-cell table:style-name="ce1"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%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total time (solve)</text:p>
          </table:table-cell>
          <table:table-cell table:style-name="ce3" office:value-type="string" calcext:value-type="string">
            <text:p>total time</text:p>
          </table:table-cell>
          <table:table-cell table:style-name="ce1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39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40+40+31+18" office:value-type="float" office:value="129" calcext:value-type="float">
            <text:p>129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07769" calcext:value-type="float">
            <text:p>107769</text:p>
          </table:table-cell>
          <table:table-cell table:style-name="ce13" office:value-type="float" office:value="22140" calcext:value-type="float">
            <text:p>22140</text:p>
          </table:table-cell>
          <table:table-cell table:style-name="ce13" table:formula="of:=yarp-[.F113]" office:value-type="float" office:value="3649" calcext:value-type="float">
            <text:p>3649</text:p>
          </table:table-cell>
          <table:table-cell table:style-name="ce13" table:formula="of:=[.H113]/yarp" office:value-type="float" office:value="0.0327505430002334" calcext:value-type="float">
            <text:p>0.03275054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37+37" office:value-type="float" office:value="74" calcext:value-type="float">
            <text:p>7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31+13+32+31" office:value-type="float" office:value="107" calcext:value-type="float">
            <text:p>107</text:p>
          </table:table-cell>
          <table:table-cell table:style-name="ce13" office:value-type="float" office:value="90" calcext:value-type="float">
            <text:p>90</text:p>
          </table:table-cell>
          <table:table-cell table:style-name="ce13" table:formula="of:=[.O113]+[.L113]+[.E113]" office:value-type="float" office:value="220" calcext:value-type="float">
            <text:p>220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39" office:value-type="float" office:value="17.7" calcext:value-type="float">
            <text:p>17.7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42+40+33+14" office:value-type="float" office:value="129" calcext:value-type="float">
            <text:p>129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99408" calcext:value-type="float">
            <text:p>99408</text:p>
          </table:table-cell>
          <table:table-cell table:style-name="ce13" office:value-type="float" office:value="-632" calcext:value-type="float">
            <text:p>-632</text:p>
          </table:table-cell>
          <table:table-cell table:style-name="ce13" table:formula="of:=yarp-[.F114]" office:value-type="float" office:value="12010" calcext:value-type="float">
            <text:p>12010</text:p>
          </table:table-cell>
          <table:table-cell table:style-name="ce13" table:formula="of:=[.H114]/yarp" office:value-type="float" office:value="0.107792277728913" calcext:value-type="float">
            <text:p>0.1077922777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43+42" office:value-type="float" office:value="85" calcext:value-type="float">
            <text:p>85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40+15+40+41" office:value-type="float" office:value="136" calcext:value-type="float">
            <text:p>136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table:formula="of:=[.O114]+[.L114]+[.E114]" office:value-type="float" office:value="300" calcext:value-type="float">
            <text:p>300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39" office:value-type="float" office:value="25" calcext:value-type="float">
            <text:p>25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50+42+40+34+13" office:value-type="float" office:value="179" calcext:value-type="float">
            <text:p>179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02415" calcext:value-type="float">
            <text:p>102415</text:p>
          </table:table-cell>
          <table:table-cell table:style-name="ce13" office:value-type="float" office:value="10927" calcext:value-type="float">
            <text:p>10927</text:p>
          </table:table-cell>
          <table:table-cell table:style-name="ce13" table:formula="of:=yarp-[.F115]" office:value-type="float" office:value="9003" calcext:value-type="float">
            <text:p>9003</text:p>
          </table:table-cell>
          <table:table-cell table:style-name="ce13" table:formula="of:=[.H115]/yarp" office:value-type="float" office:value="0.0808038198495755" calcext:value-type="float">
            <text:p>0.0808038198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43+43" office:value-type="float" office:value="86" calcext:value-type="float">
            <text:p>86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33+11+34+33" office:value-type="float" office:value="111" calcext:value-type="float">
            <text:p>11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table:formula="of:=[.O115]+[.L115]+[.E115]" office:value-type="float" office:value="250" calcext:value-type="float">
            <text:p>250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39" office:value-type="float" office:value="32.9" calcext:value-type="float">
            <text:p>32.9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69+49+48+39+13" office:value-type="float" office:value="218" calcext:value-type="float">
            <text:p>218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06450" calcext:value-type="float">
            <text:p>106450</text:p>
          </table:table-cell>
          <table:table-cell table:style-name="ce13" office:value-type="float" office:value="5809" calcext:value-type="float">
            <text:p>5809</text:p>
          </table:table-cell>
          <table:table-cell table:style-name="ce13" table:formula="of:=yarp-[.F116]" office:value-type="float" office:value="4968" calcext:value-type="float">
            <text:p>4968</text:p>
          </table:table-cell>
          <table:table-cell table:style-name="ce13" table:formula="of:=[.H116]/yarp" office:value-type="float" office:value="0.0445888456084295" calcext:value-type="float">
            <text:p>0.0445888456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49+59" office:value-type="float" office:value="108" calcext:value-type="float">
            <text:p>108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33+11+34+32" office:value-type="float" office:value="110" calcext:value-type="float">
            <text:p>1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table:formula="of:=[.O116]+[.L116]+[.E116]" office:value-type="float" office:value="280" calcext:value-type="float">
            <text:p>280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39" office:value-type="float" office:value="39.7" calcext:value-type="float">
            <text:p>39.7</text:p>
          </table:table-cell>
          <table:table-cell table:style-name="ce45" office:value-type="float" office:value="5" calcext:value-type="float">
            <text:p>5</text:p>
          </table:table-cell>
          <table:table-cell table:style-name="ce13" table:formula="of:=42+42+41+34+12" office:value-type="float" office:value="171" calcext:value-type="float">
            <text:p>171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108980" calcext:value-type="float">
            <text:p>108980</text:p>
          </table:table-cell>
          <table:table-cell table:style-name="ce13" office:value-type="float" office:value="3302" calcext:value-type="float">
            <text:p>3302</text:p>
          </table:table-cell>
          <table:table-cell table:style-name="ce13" table:formula="of:=yarp-[.F117]" office:value-type="float" office:value="2438" calcext:value-type="float">
            <text:p>2438</text:p>
          </table:table-cell>
          <table:table-cell table:style-name="ce13" table:formula="of:=[.H117]/yarp" office:value-type="float" office:value="0.0218815631226552" calcext:value-type="float">
            <text:p>0.021881563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48+44" office:value-type="float" office:value="92" calcext:value-type="float">
            <text:p>9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39+11+39+37" office:value-type="float" office:value="126" calcext:value-type="float">
            <text:p>126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table:formula="of:=[.O117]+[.L117]+[.E117]" office:value-type="float" office:value="280" calcext:value-type="float">
            <text:p>280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39" office:value-type="float" office:value="47.2" calcext:value-type="float">
            <text:p>47.2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49+41+41+34+16" office:value-type="float" office:value="181" calcext:value-type="float">
            <text:p>181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10459" calcext:value-type="float">
            <text:p>110459</text:p>
          </table:table-cell>
          <table:table-cell table:style-name="ce13" office:value-type="float" office:value="1193" calcext:value-type="float">
            <text:p>1193</text:p>
          </table:table-cell>
          <table:table-cell table:style-name="ce13" table:formula="of:=yarp-[.F118]" office:value-type="float" office:value="959" calcext:value-type="float">
            <text:p>959</text:p>
          </table:table-cell>
          <table:table-cell table:style-name="ce13" table:formula="of:=[.H118]/yarp" office:value-type="float" office:value="0.00860722683946939" calcext:value-type="float">
            <text:p>0.0086072268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42+44" office:value-type="float" office:value="86" calcext:value-type="float">
            <text:p>86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34+10+34+32" office:value-type="float" office:value="110" calcext:value-type="float">
            <text:p>110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table:formula="of:=[.O118]+[.L118]+[.E118]" office:value-type="float" office:value="290" calcext:value-type="float">
            <text:p>290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36+33+36+33+29+20+4" office:value-type="float" office:value="191" calcext:value-type="float">
            <text:p>191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11448" calcext:value-type="float">
            <text:p>111448</text:p>
          </table:table-cell>
          <table:table-cell table:style-name="ce27" table:number-columns-repeated="9"/>
          <table:table-cell table:style-name="ce13" table:formula="of:=[.O119]+[.L119]+[.E119]" office:value-type="float" office:value="140" calcext:value-type="float">
            <text:p>140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2">
          <table:table-cell table:style-name="ce24" table:number-columns-repeated="1024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table:style-name="ce2" office:value-type="string" calcext:value-type="string">
            <text:p>LF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table:style-name="ce2" office:value-type="string" calcext:value-type="string">
            <text:p>Measurements_diri0_r4p2em3_bigdom.dat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 office:value-type="string" calcext:value-type="string">
            <text:p>flags:</text:p>
          </table:table-cell>
          <table:table-cell table:style-name="ce2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/>
          <table:table-cell table:style-name="ce24"/>
          <table:table-cell table:style-name="ce37" office:value-type="string" calcext:value-type="string" table:number-columns-spanned="7" table:number-rows-spanned="1">
            <text:p>inv</text:p>
          </table:table-cell>
          <table:covered-table-cell table:number-columns-repeated="6" table:style-name="ce51"/>
          <table:table-cell table:style-name="ce37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37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58"/>
          <table:table-cell table:style-name="ce1"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%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total time (solve)</text:p>
          </table:table-cell>
          <table:table-cell table:style-name="ce3" office:value-type="string" calcext:value-type="string">
            <text:p>total time</text:p>
          </table:table-cell>
          <table:table-cell table:style-name="ce1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39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37+40+32+18" office:value-type="float" office:value="127" calcext:value-type="float">
            <text:p>127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107769" calcext:value-type="float">
            <text:p>107769</text:p>
          </table:table-cell>
          <table:table-cell table:style-name="ce13" office:value-type="float" office:value="22140" calcext:value-type="float">
            <text:p>22140</text:p>
          </table:table-cell>
          <table:table-cell table:style-name="ce13" table:formula="of:=yarp-[.F126]" office:value-type="float" office:value="3649" calcext:value-type="float">
            <text:p>3649</text:p>
          </table:table-cell>
          <table:table-cell table:style-name="ce13" table:formula="of:=[.H126]/yarp" office:value-type="float" office:value="0.0327505430002334" calcext:value-type="float">
            <text:p>0.03275054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37+41" office:value-type="float" office:value="78" calcext:value-type="float">
            <text:p>78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31+13+32+31" office:value-type="float" office:value="107" calcext:value-type="float">
            <text:p>107</text:p>
          </table:table-cell>
          <table:table-cell table:style-name="ce13" office:value-type="float" office:value="90" calcext:value-type="float">
            <text:p>90</text:p>
          </table:table-cell>
          <table:table-cell table:style-name="ce13" table:formula="of:=[.O126]+[.L126]+[.E126]" office:value-type="float" office:value="215" calcext:value-type="float">
            <text:p>215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39" office:value-type="float" office:value="17.7" calcext:value-type="float">
            <text:p>17.7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42+38+28+14" office:value-type="float" office:value="122" calcext:value-type="float">
            <text:p>122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99408" calcext:value-type="float">
            <text:p>99408</text:p>
          </table:table-cell>
          <table:table-cell table:style-name="ce13" office:value-type="float" office:value="-632" calcext:value-type="float">
            <text:p>-632</text:p>
          </table:table-cell>
          <table:table-cell table:style-name="ce13" table:formula="of:=yarp-[.F127]" office:value-type="float" office:value="12010" calcext:value-type="float">
            <text:p>12010</text:p>
          </table:table-cell>
          <table:table-cell table:style-name="ce13" table:formula="of:=[.H127]/yarp" office:value-type="float" office:value="0.107792277728913" calcext:value-type="float">
            <text:p>0.1077922777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42+42" office:value-type="float" office:value="84" calcext:value-type="float">
            <text:p>8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40+15+40+40" office:value-type="float" office:value="135" calcext:value-type="float">
            <text:p>135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table:formula="of:=[.O127]+[.L127]+[.E127]" office:value-type="float" office:value="290" calcext:value-type="float">
            <text:p>290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39" office:value-type="float" office:value="25" calcext:value-type="float">
            <text:p>25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54+41+52+39+32+7" office:value-type="float" office:value="225" calcext:value-type="float">
            <text:p>225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102415" calcext:value-type="float">
            <text:p>102415</text:p>
          </table:table-cell>
          <table:table-cell table:style-name="ce13" office:value-type="float" office:value="10927" calcext:value-type="float">
            <text:p>10927</text:p>
          </table:table-cell>
          <table:table-cell table:style-name="ce13" table:formula="of:=yarp-[.F128]" office:value-type="float" office:value="9003" calcext:value-type="float">
            <text:p>9003</text:p>
          </table:table-cell>
          <table:table-cell table:style-name="ce13" table:formula="of:=[.H128]/yarp" office:value-type="float" office:value="0.0808038198495755" calcext:value-type="float">
            <text:p>0.0808038198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43+43" office:value-type="float" office:value="86" calcext:value-type="float">
            <text:p>86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33+12+34+32" office:value-type="float" office:value="111" calcext:value-type="float">
            <text:p>11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table:formula="of:=[.O128]+[.L128]+[.E128]" office:value-type="float" office:value="275" calcext:value-type="float">
            <text:p>275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39" office:value-type="float" office:value="32.9" calcext:value-type="float">
            <text:p>32.9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43+40+58+54+46+38+14" office:value-type="float" office:value="293" calcext:value-type="float">
            <text:p>293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06450" calcext:value-type="float">
            <text:p>106450</text:p>
          </table:table-cell>
          <table:table-cell table:style-name="ce13" office:value-type="float" office:value="5809" calcext:value-type="float">
            <text:p>5809</text:p>
          </table:table-cell>
          <table:table-cell table:style-name="ce13" table:formula="of:=yarp-[.F129]" office:value-type="float" office:value="4968" calcext:value-type="float">
            <text:p>4968</text:p>
          </table:table-cell>
          <table:table-cell table:style-name="ce13" table:formula="of:=[.H129]/yarp" office:value-type="float" office:value="0.0445888456084295" calcext:value-type="float">
            <text:p>0.0445888456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49+51" office:value-type="float" office:value="100" calcext:value-type="float">
            <text:p>10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33+12+34+32" office:value-type="float" office:value="111" calcext:value-type="float">
            <text:p>11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table:formula="of:=[.O129]+[.L129]+[.E129]" office:value-type="float" office:value="320" calcext:value-type="float">
            <text:p>320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39" office:value-type="float" office:value="39.7" calcext:value-type="float">
            <text:p>39.7</text:p>
          </table:table-cell>
          <table:table-cell table:style-name="ce45" office:value-type="float" office:value="8" calcext:value-type="float">
            <text:p>8</text:p>
          </table:table-cell>
          <table:table-cell table:style-name="ce13" table:formula="of:=45+47+36+55+46+32+31+10" office:value-type="float" office:value="302" calcext:value-type="float">
            <text:p>302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08980" calcext:value-type="float">
            <text:p>108980</text:p>
          </table:table-cell>
          <table:table-cell table:style-name="ce13" office:value-type="float" office:value="3302" calcext:value-type="float">
            <text:p>3302</text:p>
          </table:table-cell>
          <table:table-cell table:style-name="ce13" table:formula="of:=yarp-[.F130]" office:value-type="float" office:value="2438" calcext:value-type="float">
            <text:p>2438</text:p>
          </table:table-cell>
          <table:table-cell table:style-name="ce13" table:formula="of:=[.H130]/yarp" office:value-type="float" office:value="0.0218815631226552" calcext:value-type="float">
            <text:p>0.021881563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46+48" office:value-type="float" office:value="94" calcext:value-type="float">
            <text:p>9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39+11+39+36" office:value-type="float" office:value="125" calcext:value-type="float">
            <text:p>125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table:formula="of:=[.O130]+[.L130]+[.E130]" office:value-type="float" office:value="335" calcext:value-type="float">
            <text:p>335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39" office:value-type="float" office:value="47.2" calcext:value-type="float">
            <text:p>47.2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64+38+39+47+50+47+34+23" office:value-type="float" office:value="342" calcext:value-type="float">
            <text:p>342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10459" calcext:value-type="float">
            <text:p>110459</text:p>
          </table:table-cell>
          <table:table-cell table:style-name="ce13" office:value-type="float" office:value="1193" calcext:value-type="float">
            <text:p>1193</text:p>
          </table:table-cell>
          <table:table-cell table:style-name="ce13" table:formula="of:=yarp-[.F131]" office:value-type="float" office:value="959" calcext:value-type="float">
            <text:p>959</text:p>
          </table:table-cell>
          <table:table-cell table:style-name="ce13" table:formula="of:=[.H131]/yarp" office:value-type="float" office:value="0.00860722683946939" calcext:value-type="float">
            <text:p>0.0086072268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42+42" office:value-type="float" office:value="84" calcext:value-type="float">
            <text:p>8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34+10+34+32" office:value-type="float" office:value="110" calcext:value-type="float">
            <text:p>110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table:formula="of:=[.O131]+[.L131]+[.E131]" office:value-type="float" office:value="340" calcext:value-type="float">
            <text:p>340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37+31+35+33+40+39+27+20+4" office:value-type="float" office:value="266" calcext:value-type="float">
            <text:p>266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11448" calcext:value-type="float">
            <text:p>111448</text:p>
          </table:table-cell>
          <table:table-cell table:style-name="ce27" table:number-columns-repeated="9"/>
          <table:table-cell table:style-name="ce13" table:formula="of:=[.O132]+[.L132]+[.E132]" office:value-type="float" office:value="170" calcext:value-type="float">
            <text:p>170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2">
          <table:table-cell table:style-name="ce24"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5_r4p2em3_halfdom_finer0.dat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/>
          <table:table-cell table:style-name="ce42"/>
          <table:table-cell table:style-name="ce46" office:value-type="string" calcext:value-type="string" table:number-columns-spanned="7" table:number-rows-spanned="1">
            <text:p>inv</text:p>
          </table:table-cell>
          <table:covered-table-cell table:number-columns-repeated="6" table:style-name="ce52"/>
          <table:table-cell table:style-name="ce46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46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59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3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43" office:value-type="float" office:value="10" calcext:value-type="float">
            <text:p>1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40+36+30+14" office:value-type="float" office:value="120" calcext:value-type="float">
            <text:p>120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119078" calcext:value-type="float">
            <text:p>119078</text:p>
          </table:table-cell>
          <table:table-cell table:style-name="ce17" office:value-type="float" office:value="5733" calcext:value-type="float">
            <text:p>5733</text:p>
          </table:table-cell>
          <table:table-cell table:style-name="ce17" table:formula="of:=[.F145]-[.F139]" office:value-type="float" office:value="4012" calcext:value-type="float">
            <text:p>4012</text:p>
          </table:table-cell>
          <table:table-cell table:style-name="ce17" table:formula="of:=[.H139]/[.F145]" office:value-type="float" office:value="0.0325940368835811" calcext:value-type="float">
            <text:p>0.0325940369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36+36" office:value-type="float" office:value="72" calcext:value-type="float">
            <text:p>72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29+11+29+29" office:value-type="float" office:value="98" calcext:value-type="float">
            <text:p>98</text:p>
          </table:table-cell>
          <table:table-cell table:style-name="ce17" office:value-type="float" office:value="90" calcext:value-type="float">
            <text:p>90</text:p>
          </table:table-cell>
          <table:table-cell table:style-name="ce17" table:formula="of:=[.O139]+[.L139]+[.E139]" office:value-type="float" office:value="210" calcext:value-type="float">
            <text:p>21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43" office:value-type="float" office:value="17.7" calcext:value-type="float">
            <text:p>17.7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40+37+34+26+11" office:value-type="float" office:value="148" calcext:value-type="float">
            <text:p>148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7366" calcext:value-type="float">
            <text:p>117366</text:p>
          </table:table-cell>
          <table:table-cell table:style-name="ce17" office:value-type="float" office:value="7794" calcext:value-type="float">
            <text:p>7794</text:p>
          </table:table-cell>
          <table:table-cell table:style-name="ce17" table:formula="of:=[.F145]-[.F140]" office:value-type="float" office:value="5724" calcext:value-type="float">
            <text:p>5724</text:p>
          </table:table-cell>
          <table:table-cell table:style-name="ce17" table:formula="of:=[.H140]/[.F145]" office:value-type="float" office:value="0.0465025591030953" calcext:value-type="float">
            <text:p>0.046502559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36+38" office:value-type="float" office:value="74" calcext:value-type="float">
            <text:p>74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30+12+32+31" office:value-type="float" office:value="105" calcext:value-type="float">
            <text:p>105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table:formula="of:=[.O140]+[.L140]+[.E140]" office:value-type="float" office:value="275" calcext:value-type="float">
            <text:p>27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43" office:value-type="float" office:value="25" calcext:value-type="float">
            <text:p>25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40+36+34+27+8" office:value-type="float" office:value="145" calcext:value-type="float">
            <text:p>145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8270" calcext:value-type="float">
            <text:p>118270</text:p>
          </table:table-cell>
          <table:table-cell table:style-name="ce17" office:value-type="float" office:value="6816" calcext:value-type="float">
            <text:p>6816</text:p>
          </table:table-cell>
          <table:table-cell table:style-name="ce17" table:formula="of:=[.F145]-[.F141]" office:value-type="float" office:value="4820" calcext:value-type="float">
            <text:p>4820</text:p>
          </table:table-cell>
          <table:table-cell table:style-name="ce17" table:formula="of:=[.H141]/[.F145]" office:value-type="float" office:value="0.0391583394264359" calcext:value-type="float">
            <text:p>0.0391583394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38+38" office:value-type="float" office:value="76" calcext:value-type="float">
            <text:p>76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30+12+31+30" office:value-type="float" office:value="103" calcext:value-type="float">
            <text:p>103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table:formula="of:=[.O141]+[.L141]+[.E141]" office:value-type="float" office:value="270" calcext:value-type="float">
            <text:p>27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43" office:value-type="float" office:value="32.9" calcext:value-type="float">
            <text:p>32.9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47+35+34+26+9" office:value-type="float" office:value="151" calcext:value-type="float">
            <text:p>15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0663" calcext:value-type="float">
            <text:p>120663</text:p>
          </table:table-cell>
          <table:table-cell table:style-name="ce17" office:value-type="float" office:value="3540" calcext:value-type="float">
            <text:p>3540</text:p>
          </table:table-cell>
          <table:table-cell table:style-name="ce17" table:formula="of:=[.F145]-[.F142]" office:value-type="float" office:value="2427" calcext:value-type="float">
            <text:p>2427</text:p>
          </table:table-cell>
          <table:table-cell table:style-name="ce17" table:formula="of:=[.H142]/[.F145]" office:value-type="float" office:value="0.0197172800389959" calcext:value-type="float">
            <text:p>0.01971728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36+37" office:value-type="float" office:value="73" calcext:value-type="float">
            <text:p>73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28+11+29+28" office:value-type="float" office:value="96" calcext:value-type="float">
            <text:p>96</text:p>
          </table:table-cell>
          <table:table-cell table:style-name="ce17" office:value-type="float" office:value="95" calcext:value-type="float">
            <text:p>95</text:p>
          </table:table-cell>
          <table:table-cell table:style-name="ce17" table:formula="of:=[.O142]+[.L142]+[.E142]" office:value-type="float" office:value="245" calcext:value-type="float">
            <text:p>24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43" office:value-type="float" office:value="39.7" calcext:value-type="float">
            <text:p>39.7</text:p>
          </table:table-cell>
          <table:table-cell table:style-name="ce47" office:value-type="float" office:value="5" calcext:value-type="float">
            <text:p>5</text:p>
          </table:table-cell>
          <table:table-cell table:style-name="ce17" table:formula="of:=40+36+34+27+7" office:value-type="float" office:value="144" calcext:value-type="float">
            <text:p>144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121940" calcext:value-type="float">
            <text:p>121940</text:p>
          </table:table-cell>
          <table:table-cell table:style-name="ce17" office:value-type="float" office:value="2205" calcext:value-type="float">
            <text:p>2205</text:p>
          </table:table-cell>
          <table:table-cell table:style-name="ce17" table:formula="of:=[.F145]-[.F143]" office:value-type="float" office:value="1150" calcext:value-type="float">
            <text:p>1150</text:p>
          </table:table-cell>
          <table:table-cell table:style-name="ce17" table:formula="of:=[.H143]/[.F145]" office:value-type="float" office:value="0.00934275733203347" calcext:value-type="float">
            <text:p>0.0093427573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36+36" office:value-type="float" office:value="72" calcext:value-type="float">
            <text:p>72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27+10+27+26" office:value-type="float" office:value="90" calcext:value-type="float">
            <text:p>90</text:p>
          </table:table-cell>
          <table:table-cell table:style-name="ce17" office:value-type="float" office:value="90" calcext:value-type="float">
            <text:p>90</text:p>
          </table:table-cell>
          <table:table-cell table:style-name="ce17" table:formula="of:=[.O143]+[.L143]+[.E143]" office:value-type="float" office:value="215" calcext:value-type="float">
            <text:p>21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43" office:value-type="float" office:value="47.2" calcext:value-type="float">
            <text:p>47.2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38+34+34+27+14" office:value-type="float" office:value="147" calcext:value-type="float">
            <text:p>147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22527" calcext:value-type="float">
            <text:p>122527</text:p>
          </table:table-cell>
          <table:table-cell table:style-name="ce17" office:value-type="float" office:value="849" calcext:value-type="float">
            <text:p>849</text:p>
          </table:table-cell>
          <table:table-cell table:style-name="ce17" table:formula="of:=[.F145]-[.F144]" office:value-type="float" office:value="563" calcext:value-type="float">
            <text:p>563</text:p>
          </table:table-cell>
          <table:table-cell table:style-name="ce17" table:formula="of:=[.H144]/[.F145]" office:value-type="float" office:value="0.00457388902429117" calcext:value-type="float">
            <text:p>0.004573889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36+44" office:value-type="float" office:value="80" calcext:value-type="float">
            <text:p>8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27+10+27+26" office:value-type="float" office:value="90" calcext:value-type="float">
            <text:p>90</text:p>
          </table:table-cell>
          <table:table-cell table:style-name="ce17" office:value-type="float" office:value="90" calcext:value-type="float">
            <text:p>90</text:p>
          </table:table-cell>
          <table:table-cell table:style-name="ce17" table:formula="of:=[.O144]+[.L144]+[.E144]" office:value-type="float" office:value="230" calcext:value-type="float">
            <text:p>23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formula="of:=29+27+27+29+25+17+4" office:value-type="float" office:value="158" calcext:value-type="float">
            <text:p>158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float" office:value="123090" calcext:value-type="float">
            <text:p>123090</text:p>
          </table:table-cell>
          <table:table-cell table:style-name="ce27" table:number-columns-repeated="9"/>
          <table:table-cell table:style-name="ce17" table:formula="of:=[.O145]+[.L145]+[.E145]" office:value-type="float" office:value="115" calcext:value-type="float">
            <text:p>11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2">
          <table:table-cell table:style-name="ce33"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5_r4p2em3_halfdom_finer1.dat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/>
          <table:table-cell table:style-name="ce42"/>
          <table:table-cell table:style-name="ce46" office:value-type="string" calcext:value-type="string" table:number-columns-spanned="7" table:number-rows-spanned="1">
            <text:p>inv</text:p>
          </table:table-cell>
          <table:covered-table-cell table:number-columns-repeated="6" table:style-name="ce52"/>
          <table:table-cell table:style-name="ce46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46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59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3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43" office:value-type="float" office:value="10" calcext:value-type="float">
            <text:p>1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40+36+30+14" office:value-type="float" office:value="120" calcext:value-type="float">
            <text:p>120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119925" calcext:value-type="float">
            <text:p>119925</text:p>
          </table:table-cell>
          <table:table-cell table:style-name="ce17" office:value-type="float" office:value="4218" calcext:value-type="float">
            <text:p>4218</text:p>
          </table:table-cell>
          <table:table-cell table:style-name="ce17" table:formula="of:=[.F158]-[.F152]" office:value-type="float" office:value="3059" calcext:value-type="float">
            <text:p>3059</text:p>
          </table:table-cell>
          <table:table-cell table:style-name="ce17" table:formula="of:=[.H152]/[.F158]" office:value-type="float" office:value="0.0248731542314447" calcext:value-type="float">
            <text:p>0.0248731542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36+37" office:value-type="float" office:value="73" calcext:value-type="float">
            <text:p>73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32+12+33+33" office:value-type="float" office:value="110" calcext:value-type="float">
            <text:p>110</text:p>
          </table:table-cell>
          <table:table-cell table:style-name="ce17" office:value-type="float" office:value="90" calcext:value-type="float">
            <text:p>90</text:p>
          </table:table-cell>
          <table:table-cell table:style-name="ce17" table:formula="of:=[.O152]+[.L152]+[.E152]" office:value-type="float" office:value="220" calcext:value-type="float">
            <text:p>22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43" office:value-type="float" office:value="17.7" calcext:value-type="float">
            <text:p>17.7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41+41+34+26+11" office:value-type="float" office:value="153" calcext:value-type="float">
            <text:p>153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8944" calcext:value-type="float">
            <text:p>118944</text:p>
          </table:table-cell>
          <table:table-cell table:style-name="ce17" office:value-type="float" office:value="5722" calcext:value-type="float">
            <text:p>5722</text:p>
          </table:table-cell>
          <table:table-cell table:style-name="ce17" table:formula="of:=[.F158]-[.F153]" office:value-type="float" office:value="4040" calcext:value-type="float">
            <text:p>4040</text:p>
          </table:table-cell>
          <table:table-cell table:style-name="ce17" table:formula="of:=[.H153]/[.F158]" office:value-type="float" office:value="0.0328498016002082" calcext:value-type="float">
            <text:p>0.0328498016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36+37" office:value-type="float" office:value="73" calcext:value-type="float">
            <text:p>73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29+12+29+30" office:value-type="float" office:value="100" calcext:value-type="float">
            <text:p>100</text:p>
          </table:table-cell>
          <table:table-cell table:style-name="ce17" office:value-type="float" office:value="90" calcext:value-type="float">
            <text:p>90</text:p>
          </table:table-cell>
          <table:table-cell table:style-name="ce17" table:formula="of:=[.O153]+[.L153]+[.E153]" office:value-type="float" office:value="240" calcext:value-type="float">
            <text:p>24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43" office:value-type="float" office:value="25" calcext:value-type="float">
            <text:p>25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41+40+34+27+9" office:value-type="float" office:value="151" calcext:value-type="float">
            <text:p>15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9557" calcext:value-type="float">
            <text:p>119557</text:p>
          </table:table-cell>
          <table:table-cell table:style-name="ce17" office:value-type="float" office:value="5185" calcext:value-type="float">
            <text:p>5185</text:p>
          </table:table-cell>
          <table:table-cell table:style-name="ce17" table:formula="of:=[.F158]-[.F154]" office:value-type="float" office:value="3427" calcext:value-type="float">
            <text:p>3427</text:p>
          </table:table-cell>
          <table:table-cell table:style-name="ce17" table:formula="of:=[.H154]/[.F158]" office:value-type="float" office:value="0.0278654133871073" calcext:value-type="float">
            <text:p>0.0278654134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38+37" office:value-type="float" office:value="75" calcext:value-type="float">
            <text:p>75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31+12+32+31" office:value-type="float" office:value="106" calcext:value-type="float">
            <text:p>106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table:formula="of:=[.O154]+[.L154]+[.E154]" office:value-type="float" office:value="270" calcext:value-type="float">
            <text:p>27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43" office:value-type="float" office:value="32.9" calcext:value-type="float">
            <text:p>32.9</text:p>
          </table:table-cell>
          <table:table-cell table:style-name="ce17" table:number-columns-repeated="2"/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121035" calcext:value-type="float">
            <text:p>121035</text:p>
          </table:table-cell>
          <table:table-cell table:style-name="ce17" office:value-type="float" office:value="2917" calcext:value-type="float">
            <text:p>2917</text:p>
          </table:table-cell>
          <table:table-cell table:style-name="ce17" table:formula="of:=[.F158]-[.F155]" office:value-type="float" office:value="1949" calcext:value-type="float">
            <text:p>1949</text:p>
          </table:table-cell>
          <table:table-cell table:style-name="ce17" table:formula="of:=[.H155]/[.F158]" office:value-type="float" office:value="0.0158475899303974" calcext:value-type="float">
            <text:p>0.0158475899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17" office:value-type="float" office:value="105" calcext:value-type="float">
            <text:p>105</text:p>
          </table:table-cell>
          <table:table-cell table:style-name="ce17" table:formula="of:=[.O155]+[.L155]+[.E155]" office:value-type="float" office:value="250" calcext:value-type="float">
            <text:p>25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43" office:value-type="float" office:value="39.7" calcext:value-type="float">
            <text:p>39.7</text:p>
          </table:table-cell>
          <table:table-cell table:style-name="ce47"/>
          <table:table-cell table:style-name="ce17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21785" calcext:value-type="float">
            <text:p>121785</text:p>
          </table:table-cell>
          <table:table-cell table:style-name="ce17" office:value-type="float" office:value="2204" calcext:value-type="float">
            <text:p>2204</text:p>
          </table:table-cell>
          <table:table-cell table:style-name="ce17" table:formula="of:=[.F158]-[.F156]" office:value-type="float" office:value="1199" calcext:value-type="float">
            <text:p>1199</text:p>
          </table:table-cell>
          <table:table-cell table:style-name="ce17" table:formula="of:=[.H156]/[.F158]" office:value-type="float" office:value="0.00974923567293306" calcext:value-type="float">
            <text:p>0.0097492357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table:formula="of:=[.O156]+[.L156]+[.E156]" office:value-type="float" office:value="225" calcext:value-type="float">
            <text:p>22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43" office:value-type="float" office:value="47.2" calcext:value-type="float">
            <text:p>47.2</text:p>
          </table:table-cell>
          <table:table-cell table:style-name="ce17" table:number-columns-repeated="2"/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122283" calcext:value-type="float">
            <text:p>122283</text:p>
          </table:table-cell>
          <table:table-cell table:style-name="ce17" office:value-type="float" office:value="955" calcext:value-type="float">
            <text:p>955</text:p>
          </table:table-cell>
          <table:table-cell table:style-name="ce17" table:formula="of:=[.F158]-[.F157]" office:value-type="float" office:value="701" calcext:value-type="float">
            <text:p>701</text:p>
          </table:table-cell>
          <table:table-cell table:style-name="ce17" table:formula="of:=[.H157]/[.F158]" office:value-type="float" office:value="0.00569992844597671" calcext:value-type="float">
            <text:p>0.0056999284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table:formula="of:=[.O157]+[.L157]+[.E157]" office:value-type="float" office:value="235" calcext:value-type="float">
            <text:p>23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2"/>
          <table:table-cell table:style-name="ce17" office:value-type="float" office:value="115" calcext:value-type="float">
            <text:p>115</text:p>
          </table:table-cell>
          <table:table-cell table:style-name="ce17" office:value-type="float" office:value="122984" calcext:value-type="float">
            <text:p>122984</text:p>
          </table:table-cell>
          <table:table-cell table:style-name="ce27" table:number-columns-repeated="9"/>
          <table:table-cell table:style-name="ce17" table:formula="of:=[.O158]+[.L158]+[.E158]" office:value-type="float" office:value="115" calcext:value-type="float">
            <text:p>11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2">
          <table:table-cell table:style-name="ce33"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5_r4p2em3_halfdom_finer2.dat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/>
          <table:table-cell table:style-name="ce42"/>
          <table:table-cell table:style-name="ce46" office:value-type="string" calcext:value-type="string" table:number-columns-spanned="7" table:number-rows-spanned="1">
            <text:p>inv</text:p>
          </table:table-cell>
          <table:covered-table-cell table:number-columns-repeated="6" table:style-name="ce52"/>
          <table:table-cell table:style-name="ce46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46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59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3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43" office:value-type="float" office:value="10" calcext:value-type="float">
            <text:p>10</text:p>
          </table:table-cell>
          <table:table-cell table:style-name="ce17" table:number-columns-repeated="2"/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130572" calcext:value-type="float">
            <text:p>130572</text:p>
          </table:table-cell>
          <table:table-cell table:style-name="ce17" office:value-type="float" office:value="3758" calcext:value-type="float">
            <text:p>3758</text:p>
          </table:table-cell>
          <table:table-cell table:style-name="ce17" table:formula="of:=[.F171]-[.F165]" office:value-type="float" office:value="2369" calcext:value-type="float">
            <text:p>2369</text:p>
          </table:table-cell>
          <table:table-cell table:style-name="ce17" table:formula="of:=[.H165]/[.F171]" office:value-type="float" office:value="0.017819935159206" calcext:value-type="float">
            <text:p>0.0178199352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17" office:value-type="float" office:value="110" calcext:value-type="float">
            <text:p>110</text:p>
          </table:table-cell>
          <table:table-cell table:style-name="ce17" table:formula="of:=[.O165]+[.L165]+[.E165]" office:value-type="float" office:value="245" calcext:value-type="float">
            <text:p>24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43" office:value-type="float" office:value="17.7" calcext:value-type="float">
            <text:p>17.7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28678" calcext:value-type="float">
            <text:p>128678</text:p>
          </table:table-cell>
          <table:table-cell table:style-name="ce17" office:value-type="float" office:value="6133" calcext:value-type="float">
            <text:p>6133</text:p>
          </table:table-cell>
          <table:table-cell table:style-name="ce17" table:formula="of:=[.F171]-[.F166]" office:value-type="float" office:value="4263" calcext:value-type="float">
            <text:p>4263</text:p>
          </table:table-cell>
          <table:table-cell table:style-name="ce17" table:formula="of:=[.H166]/[.F171]" office:value-type="float" office:value="0.032066856725916" calcext:value-type="float">
            <text:p>0.0320668567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table:formula="of:=[.O166]+[.L166]+[.E166]" office:value-type="float" office:value="230" calcext:value-type="float">
            <text:p>23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43" office:value-type="float" office:value="25" calcext:value-type="float">
            <text:p>25</text:p>
          </table:table-cell>
          <table:table-cell table:style-name="ce17" table:number-columns-repeated="2"/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8869" calcext:value-type="float">
            <text:p>128869</text:p>
          </table:table-cell>
          <table:table-cell table:style-name="ce17" office:value-type="float" office:value="5980" calcext:value-type="float">
            <text:p>5980</text:p>
          </table:table-cell>
          <table:table-cell table:style-name="ce17" table:formula="of:=[.F171]-[.F167]" office:value-type="float" office:value="4072" calcext:value-type="float">
            <text:p>4072</text:p>
          </table:table-cell>
          <table:table-cell table:style-name="ce17" table:formula="of:=[.H167]/[.F171]" office:value-type="float" office:value="0.0306301291550387" calcext:value-type="float">
            <text:p>0.0306301292</text:p>
          </table:table-cell>
          <table:table-cell table:style-name="ce17" table:number-columns-repeated="2"/>
          <table:table-cell table:style-name="ce17" office:value-type="float" office:value="55" calcext:value-type="float">
            <text:p>55</text:p>
          </table:table-cell>
          <table:table-cell table:style-name="ce17" table:number-columns-repeated="2"/>
          <table:table-cell table:style-name="ce17" office:value-type="float" office:value="100" calcext:value-type="float">
            <text:p>100</text:p>
          </table:table-cell>
          <table:table-cell table:style-name="ce17" table:formula="of:=[.O167]+[.L167]+[.E167]" office:value-type="float" office:value="255" calcext:value-type="float">
            <text:p>25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43" office:value-type="float" office:value="32.9" calcext:value-type="float">
            <text:p>32.9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30516" calcext:value-type="float">
            <text:p>130516</text:p>
          </table:table-cell>
          <table:table-cell table:style-name="ce17" office:value-type="float" office:value="3446" calcext:value-type="float">
            <text:p>3446</text:p>
          </table:table-cell>
          <table:table-cell table:style-name="ce17" table:formula="of:=[.F171]-[.F168]" office:value-type="float" office:value="2425" calcext:value-type="float">
            <text:p>2425</text:p>
          </table:table-cell>
          <table:table-cell table:style-name="ce17" table:formula="of:=[.H168]/[.F171]" office:value-type="float" office:value="0.0182411746564265" calcext:value-type="float">
            <text:p>0.0182411747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table:formula="of:=[.O168]+[.L168]+[.E168]" office:value-type="float" office:value="225" calcext:value-type="float">
            <text:p>22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43" office:value-type="float" office:value="39.7" calcext:value-type="float">
            <text:p>39.7</text:p>
          </table:table-cell>
          <table:table-cell table:style-name="ce47"/>
          <table:table-cell table:style-name="ce17"/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31517" calcext:value-type="float">
            <text:p>131517</text:p>
          </table:table-cell>
          <table:table-cell table:style-name="ce17" office:value-type="float" office:value="2383" calcext:value-type="float">
            <text:p>2383</text:p>
          </table:table-cell>
          <table:table-cell table:style-name="ce17" table:formula="of:=[.F171]-[.F169]" office:value-type="float" office:value="1424" calcext:value-type="float">
            <text:p>1424</text:p>
          </table:table-cell>
          <table:table-cell table:style-name="ce17" table:formula="of:=[.H169]/[.F171]" office:value-type="float" office:value="0.0107115186436088" calcext:value-type="float">
            <text:p>0.0107115186</text:p>
          </table:table-cell>
          <table:table-cell table:style-name="ce17" table:number-columns-repeated="2"/>
          <table:table-cell table:style-name="ce17" office:value-type="float" office:value="55" calcext:value-type="float">
            <text:p>55</text:p>
          </table:table-cell>
          <table:table-cell table:style-name="ce17" table:number-columns-repeated="2"/>
          <table:table-cell table:style-name="ce17" office:value-type="float" office:value="95" calcext:value-type="float">
            <text:p>95</text:p>
          </table:table-cell>
          <table:table-cell table:style-name="ce17" table:formula="of:=[.O169]+[.L169]+[.E169]" office:value-type="float" office:value="250" calcext:value-type="float">
            <text:p>25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43" office:value-type="float" office:value="47.2" calcext:value-type="float">
            <text:p>47.2</text:p>
          </table:table-cell>
          <table:table-cell table:style-name="ce17" table:number-columns-repeated="2"/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132143" calcext:value-type="float">
            <text:p>132143</text:p>
          </table:table-cell>
          <table:table-cell table:style-name="ce17" office:value-type="float" office:value="1052" calcext:value-type="float">
            <text:p>1052</text:p>
          </table:table-cell>
          <table:table-cell table:style-name="ce17" table:formula="of:=[.F171]-[.F170]" office:value-type="float" office:value="798" calcext:value-type="float">
            <text:p>798</text:p>
          </table:table-cell>
          <table:table-cell table:style-name="ce17" table:formula="of:=[.H170]/[.F171]" office:value-type="float" office:value="0.00600266283539314" calcext:value-type="float">
            <text:p>0.0060026628</text:p>
          </table:table-cell>
          <table:table-cell table:style-name="ce17" table:number-columns-repeated="2"/>
          <table:table-cell table:style-name="ce17" office:value-type="float" office:value="70" calcext:value-type="float">
            <text:p>70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table:formula="of:=[.O170]+[.L170]+[.E170]" office:value-type="float" office:value="265" calcext:value-type="float">
            <text:p>26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2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32941" calcext:value-type="float">
            <text:p>132941</text:p>
          </table:table-cell>
          <table:table-cell table:style-name="ce27" table:number-columns-repeated="9"/>
          <table:table-cell table:style-name="ce17" table:formula="of:=[.O171]+[.L171]+[.E171]" office:value-type="float" office:value="120" calcext:value-type="float">
            <text:p>12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2">
          <table:table-cell table:style-name="ce33"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5_r4p2em3_halfdom_finer3.dat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/>
          <table:table-cell table:style-name="ce42"/>
          <table:table-cell table:style-name="ce46" office:value-type="string" calcext:value-type="string" table:number-columns-spanned="7" table:number-rows-spanned="1">
            <text:p>inv</text:p>
          </table:table-cell>
          <table:covered-table-cell table:number-columns-repeated="6" table:style-name="ce52"/>
          <table:table-cell table:style-name="ce46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46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59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3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43" office:value-type="float" office:value="10" calcext:value-type="float">
            <text:p>10</text:p>
          </table:table-cell>
          <table:table-cell table:style-name="ce17" table:number-columns-repeated="2"/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126713" calcext:value-type="float">
            <text:p>126713</text:p>
          </table:table-cell>
          <table:table-cell table:style-name="ce17" office:value-type="float" office:value="2450" calcext:value-type="float">
            <text:p>2450</text:p>
          </table:table-cell>
          <table:table-cell table:style-name="ce17" table:formula="of:=[.F184]-[.F178]" office:value-type="float" office:value="520" calcext:value-type="float">
            <text:p>520</text:p>
          </table:table-cell>
          <table:table-cell table:style-name="ce17" table:formula="of:=[.H178]/[.F184]" office:value-type="float" office:value="0.00408699001045326" calcext:value-type="float">
            <text:p>0.00408699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17" office:value-type="float" office:value="115" calcext:value-type="float">
            <text:p>115</text:p>
          </table:table-cell>
          <table:table-cell table:style-name="ce17" table:formula="of:=[.O178]+[.L178]+[.E178]" office:value-type="float" office:value="240" calcext:value-type="float">
            <text:p>24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43" office:value-type="float" office:value="17.7" calcext:value-type="float">
            <text:p>17.7</text:p>
          </table:table-cell>
          <table:table-cell table:style-name="ce17" table:number-columns-repeated="2"/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125065" calcext:value-type="float">
            <text:p>125065</text:p>
          </table:table-cell>
          <table:table-cell table:style-name="ce17" office:value-type="float" office:value="4533" calcext:value-type="float">
            <text:p>4533</text:p>
          </table:table-cell>
          <table:table-cell table:style-name="ce17" table:formula="of:=[.F184]-[.F179]" office:value-type="float" office:value="2168" calcext:value-type="float">
            <text:p>2168</text:p>
          </table:table-cell>
          <table:table-cell table:style-name="ce17" table:formula="of:=[.H179]/[.F184]" office:value-type="float" office:value="0.0170396045051205" calcext:value-type="float">
            <text:p>0.0170396045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110" calcext:value-type="float">
            <text:p>110</text:p>
          </table:table-cell>
          <table:table-cell table:style-name="ce17" table:formula="of:=[.O179]+[.L179]+[.E179]" office:value-type="float" office:value="250" calcext:value-type="float">
            <text:p>25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43" office:value-type="float" office:value="25" calcext:value-type="float">
            <text:p>25</text:p>
          </table:table-cell>
          <table:table-cell table:style-name="ce17" table:number-columns-repeated="2"/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4748" calcext:value-type="float">
            <text:p>124748</text:p>
          </table:table-cell>
          <table:table-cell table:style-name="ce17" office:value-type="float" office:value="4938" calcext:value-type="float">
            <text:p>4938</text:p>
          </table:table-cell>
          <table:table-cell table:style-name="ce17" table:formula="of:=[.F184]-[.F180]" office:value-type="float" office:value="2485" calcext:value-type="float">
            <text:p>2485</text:p>
          </table:table-cell>
          <table:table-cell table:style-name="ce17" table:formula="of:=[.H180]/[.F184]" office:value-type="float" office:value="0.0195310964922622" calcext:value-type="float">
            <text:p>0.0195310965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17" office:value-type="float" office:value="120" calcext:value-type="float">
            <text:p>120</text:p>
          </table:table-cell>
          <table:table-cell table:style-name="ce17" table:formula="of:=[.O180]+[.L180]+[.E180]" office:value-type="float" office:value="270" calcext:value-type="float">
            <text:p>27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43" office:value-type="float" office:value="32.9" calcext:value-type="float">
            <text:p>32.9</text:p>
          </table:table-cell>
          <table:table-cell table:style-name="ce17" table:number-columns-repeated="2"/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125305" calcext:value-type="float">
            <text:p>125305</text:p>
          </table:table-cell>
          <table:table-cell table:style-name="ce17" office:value-type="float" office:value="3353" calcext:value-type="float">
            <text:p>3353</text:p>
          </table:table-cell>
          <table:table-cell table:style-name="ce17" table:formula="of:=[.F184]-[.F181]" office:value-type="float" office:value="1928" calcext:value-type="float">
            <text:p>1928</text:p>
          </table:table-cell>
          <table:table-cell table:style-name="ce17" table:formula="of:=[.H181]/[.F184]" office:value-type="float" office:value="0.0151533014233729" calcext:value-type="float">
            <text:p>0.0151533014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table:formula="of:=[.O181]+[.L181]+[.E181]" office:value-type="float" office:value="230" calcext:value-type="float">
            <text:p>23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43" office:value-type="float" office:value="39.7" calcext:value-type="float">
            <text:p>39.7</text:p>
          </table:table-cell>
          <table:table-cell table:style-name="ce47"/>
          <table:table-cell table:style-name="ce17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25399" calcext:value-type="float">
            <text:p>125399</text:p>
          </table:table-cell>
          <table:table-cell table:style-name="ce17" office:value-type="float" office:value="2992" calcext:value-type="float">
            <text:p>2992</text:p>
          </table:table-cell>
          <table:table-cell table:style-name="ce17" table:formula="of:=[.F184]-[.F182]" office:value-type="float" office:value="1834" calcext:value-type="float">
            <text:p>1834</text:p>
          </table:table-cell>
          <table:table-cell table:style-name="ce17" table:formula="of:=[.H182]/[.F184]" office:value-type="float" office:value="0.0144144993830217" calcext:value-type="float">
            <text:p>0.0144144994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17" office:value-type="float" office:value="100" calcext:value-type="float">
            <text:p>100</text:p>
          </table:table-cell>
          <table:table-cell table:style-name="ce17" table:formula="of:=[.O182]+[.L182]+[.E182]" office:value-type="float" office:value="240" calcext:value-type="float">
            <text:p>24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43" office:value-type="float" office:value="47.2" calcext:value-type="float">
            <text:p>47.2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26030" calcext:value-type="float">
            <text:p>126030</text:p>
          </table:table-cell>
          <table:table-cell table:style-name="ce17" office:value-type="float" office:value="1558" calcext:value-type="float">
            <text:p>1558</text:p>
          </table:table-cell>
          <table:table-cell table:style-name="ce17" table:formula="of:=[.F184]-[.F183]" office:value-type="float" office:value="1203" calcext:value-type="float">
            <text:p>1203</text:p>
          </table:table-cell>
          <table:table-cell table:style-name="ce17" table:formula="of:=[.H183]/[.F184]" office:value-type="float" office:value="0.00945509419726015" calcext:value-type="float">
            <text:p>0.0094550942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17" office:value-type="float" office:value="85" calcext:value-type="float">
            <text:p>85</text:p>
          </table:table-cell>
          <table:table-cell table:style-name="ce17" table:formula="of:=[.O183]+[.L183]+[.E183]" office:value-type="float" office:value="225" calcext:value-type="float">
            <text:p>22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2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7233" calcext:value-type="float">
            <text:p>127233</text:p>
          </table:table-cell>
          <table:table-cell table:style-name="ce27" table:number-columns-repeated="9"/>
          <table:table-cell table:style-name="ce17" table:formula="of:=[.O184]+[.L184]+[.E184]" office:value-type="float" office:value="120" calcext:value-type="float">
            <text:p>12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2">
          <table:table-cell table:style-name="ce33"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5_r4p2em3_halfdom_finer4.dat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/>
          <table:table-cell table:style-name="ce42"/>
          <table:table-cell table:style-name="ce46" office:value-type="string" calcext:value-type="string" table:number-columns-spanned="7" table:number-rows-spanned="1">
            <text:p>inv</text:p>
          </table:table-cell>
          <table:covered-table-cell table:number-columns-repeated="6" table:style-name="ce52"/>
          <table:table-cell table:style-name="ce46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46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59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3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43" office:value-type="float" office:value="10" calcext:value-type="float">
            <text:p>10</text:p>
          </table:table-cell>
          <table:table-cell table:style-name="ce17" table:number-columns-repeated="2"/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124695" calcext:value-type="float">
            <text:p>124695</text:p>
          </table:table-cell>
          <table:table-cell table:style-name="ce17" office:value-type="float" office:value="4579" calcext:value-type="float">
            <text:p>4579</text:p>
          </table:table-cell>
          <table:table-cell table:style-name="ce17" table:formula="of:=[.F197]-[.F191]" office:value-type="float" office:value="3010" calcext:value-type="float">
            <text:p>3010</text:p>
          </table:table-cell>
          <table:table-cell table:style-name="ce17" table:formula="of:=[.H191]/[.F197]" office:value-type="float" office:value="0.0235699463607533" calcext:value-type="float">
            <text:p>0.0235699464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105" calcext:value-type="float">
            <text:p>105</text:p>
          </table:table-cell>
          <table:table-cell table:style-name="ce17" table:formula="of:=[.O191]+[.L191]+[.E191]" office:value-type="float" office:value="225" calcext:value-type="float">
            <text:p>22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43" office:value-type="float" office:value="17.7" calcext:value-type="float">
            <text:p>17.7</text:p>
          </table:table-cell>
          <table:table-cell table:style-name="ce17" table:number-columns-repeated="2"/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3370" calcext:value-type="float">
            <text:p>123370</text:p>
          </table:table-cell>
          <table:table-cell table:style-name="ce17" office:value-type="float" office:value="6510" calcext:value-type="float">
            <text:p>6510</text:p>
          </table:table-cell>
          <table:table-cell table:style-name="ce17" table:formula="of:=[.F197]-[.F192]" office:value-type="float" office:value="4335" calcext:value-type="float">
            <text:p>4335</text:p>
          </table:table-cell>
          <table:table-cell table:style-name="ce17" table:formula="of:=[.H192]/[.F197]" office:value-type="float" office:value="0.033945421087663" calcext:value-type="float">
            <text:p>0.0339454211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17" office:value-type="float" office:value="110" calcext:value-type="float">
            <text:p>110</text:p>
          </table:table-cell>
          <table:table-cell table:style-name="ce17" table:formula="of:=[.O192]+[.L192]+[.E192]" office:value-type="float" office:value="260" calcext:value-type="float">
            <text:p>26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43" office:value-type="float" office:value="25" calcext:value-type="float">
            <text:p>25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23819" calcext:value-type="float">
            <text:p>123819</text:p>
          </table:table-cell>
          <table:table-cell table:style-name="ce17" office:value-type="float" office:value="6044" calcext:value-type="float">
            <text:p>6044</text:p>
          </table:table-cell>
          <table:table-cell table:style-name="ce17" table:formula="of:=[.F197]-[.F193]" office:value-type="float" office:value="3886" calcext:value-type="float">
            <text:p>3886</text:p>
          </table:table-cell>
          <table:table-cell table:style-name="ce17" table:formula="of:=[.H193]/[.F197]" office:value-type="float" office:value="0.0304295055009592" calcext:value-type="float">
            <text:p>0.0304295055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table:formula="of:=[.O193]+[.L193]+[.E193]" office:value-type="float" office:value="225" calcext:value-type="float">
            <text:p>22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43" office:value-type="float" office:value="32.9" calcext:value-type="float">
            <text:p>32.9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25452" calcext:value-type="float">
            <text:p>125452</text:p>
          </table:table-cell>
          <table:table-cell table:style-name="ce17" office:value-type="float" office:value="3486" calcext:value-type="float">
            <text:p>3486</text:p>
          </table:table-cell>
          <table:table-cell table:style-name="ce17" table:formula="of:=[.F197]-[.F194]" office:value-type="float" office:value="2253" calcext:value-type="float">
            <text:p>2253</text:p>
          </table:table-cell>
          <table:table-cell table:style-name="ce17" table:formula="of:=[.H194]/[.F197]" office:value-type="float" office:value="0.0176422223092283" calcext:value-type="float">
            <text:p>0.0176422223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table:formula="of:=[.O194]+[.L194]+[.E194]" office:value-type="float" office:value="225" calcext:value-type="float">
            <text:p>22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43" office:value-type="float" office:value="39.7" calcext:value-type="float">
            <text:p>39.7</text:p>
          </table:table-cell>
          <table:table-cell table:style-name="ce47"/>
          <table:table-cell table:style-name="ce17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26332" calcext:value-type="float">
            <text:p>126332</text:p>
          </table:table-cell>
          <table:table-cell table:style-name="ce17" office:value-type="float" office:value="2460" calcext:value-type="float">
            <text:p>2460</text:p>
          </table:table-cell>
          <table:table-cell table:style-name="ce17" table:formula="of:=[.F197]-[.F195]" office:value-type="float" office:value="1373" calcext:value-type="float">
            <text:p>1373</text:p>
          </table:table-cell>
          <table:table-cell table:style-name="ce17" table:formula="of:=[.H195]/[.F197]" office:value-type="float" office:value="0.0107513409811675" calcext:value-type="float">
            <text:p>0.010751341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table:formula="of:=[.O195]+[.L195]+[.E195]" office:value-type="float" office:value="230" calcext:value-type="float">
            <text:p>23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43" office:value-type="float" office:value="47.2" calcext:value-type="float">
            <text:p>47.2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26896" calcext:value-type="float">
            <text:p>126896</text:p>
          </table:table-cell>
          <table:table-cell table:style-name="ce17" office:value-type="float" office:value="1101" calcext:value-type="float">
            <text:p>1101</text:p>
          </table:table-cell>
          <table:table-cell table:style-name="ce17" table:formula="of:=[.F197]-[.F196]" office:value-type="float" office:value="809" calcext:value-type="float">
            <text:p>809</text:p>
          </table:table-cell>
          <table:table-cell table:style-name="ce17" table:formula="of:=[.H196]/[.F197]" office:value-type="float" office:value="0.00633491249363768" calcext:value-type="float">
            <text:p>0.0063349125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table:formula="of:=[.O196]+[.L196]+[.E196]" office:value-type="float" office:value="225" calcext:value-type="float">
            <text:p>22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2"/>
          <table:table-cell table:style-name="ce17" office:value-type="float" office:value="115" calcext:value-type="float">
            <text:p>115</text:p>
          </table:table-cell>
          <table:table-cell table:style-name="ce17" office:value-type="float" office:value="127705" calcext:value-type="float">
            <text:p>127705</text:p>
          </table:table-cell>
          <table:table-cell table:style-name="ce27" table:number-columns-repeated="9"/>
          <table:table-cell table:style-name="ce17" table:formula="of:=[.O197]+[.L197]+[.E197]" office:value-type="float" office:value="115" calcext:value-type="float">
            <text:p>11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2">
          <table:table-cell table:style-name="ce33"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5_r4p2em3_halfdom_finer5.dat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/>
          <table:table-cell table:style-name="ce42"/>
          <table:table-cell table:style-name="ce46" office:value-type="string" calcext:value-type="string" table:number-columns-spanned="7" table:number-rows-spanned="1">
            <text:p>inv</text:p>
          </table:table-cell>
          <table:covered-table-cell table:number-columns-repeated="6" table:style-name="ce52"/>
          <table:table-cell table:style-name="ce46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46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59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3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43" office:value-type="float" office:value="10" calcext:value-type="float">
            <text:p>10</text:p>
          </table:table-cell>
          <table:table-cell table:style-name="ce17" table:number-columns-repeated="2"/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128706" calcext:value-type="float">
            <text:p>128706</text:p>
          </table:table-cell>
          <table:table-cell table:style-name="ce17" office:value-type="float" office:value="3567" calcext:value-type="float">
            <text:p>3567</text:p>
          </table:table-cell>
          <table:table-cell table:style-name="ce17" table:formula="of:=[.F210]-[.F204]" office:value-type="float" office:value="1429" calcext:value-type="float">
            <text:p>1429</text:p>
          </table:table-cell>
          <table:table-cell table:style-name="ce17" table:formula="of:=[.H204]/[.F210]" office:value-type="float" office:value="0.0109809044453836" calcext:value-type="float">
            <text:p>0.0109809044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table:formula="of:=[.O204]+[.L204]+[.E204]" office:value-type="float" office:value="215" calcext:value-type="float">
            <text:p>21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43" office:value-type="float" office:value="17.7" calcext:value-type="float">
            <text:p>17.7</text:p>
          </table:table-cell>
          <table:table-cell table:style-name="ce17" table:number-columns-repeated="2"/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125789" calcext:value-type="float">
            <text:p>125789</text:p>
          </table:table-cell>
          <table:table-cell table:style-name="ce17" office:value-type="float" office:value="6599" calcext:value-type="float">
            <text:p>6599</text:p>
          </table:table-cell>
          <table:table-cell table:style-name="ce17" table:formula="of:=[.F210]-[.F205]" office:value-type="float" office:value="4346" calcext:value-type="float">
            <text:p>4346</text:p>
          </table:table-cell>
          <table:table-cell table:style-name="ce17" table:formula="of:=[.H205]/[.F210]" office:value-type="float" office:value="0.033396088677143" calcext:value-type="float">
            <text:p>0.0333960887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115" calcext:value-type="float">
            <text:p>115</text:p>
          </table:table-cell>
          <table:table-cell table:style-name="ce17" table:formula="of:=[.O205]+[.L205]+[.E205]" office:value-type="float" office:value="255" calcext:value-type="float">
            <text:p>25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43" office:value-type="float" office:value="25" calcext:value-type="float">
            <text:p>25</text:p>
          </table:table-cell>
          <table:table-cell table:style-name="ce17" table:number-columns-repeated="2"/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125909" calcext:value-type="float">
            <text:p>125909</text:p>
          </table:table-cell>
          <table:table-cell table:style-name="ce17" office:value-type="float" office:value="6406" calcext:value-type="float">
            <text:p>6406</text:p>
          </table:table-cell>
          <table:table-cell table:style-name="ce17" table:formula="of:=[.F210]-[.F206]" office:value-type="float" office:value="4226" calcext:value-type="float">
            <text:p>4226</text:p>
          </table:table-cell>
          <table:table-cell table:style-name="ce17" table:formula="of:=[.H206]/[.F210]" office:value-type="float" office:value="0.032473969339532" calcext:value-type="float">
            <text:p>0.0324739693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17" office:value-type="float" office:value="95" calcext:value-type="float">
            <text:p>95</text:p>
          </table:table-cell>
          <table:table-cell table:style-name="ce17" table:formula="of:=[.O206]+[.L206]+[.E206]" office:value-type="float" office:value="240" calcext:value-type="float">
            <text:p>24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43" office:value-type="float" office:value="32.9" calcext:value-type="float">
            <text:p>32.9</text:p>
          </table:table-cell>
          <table:table-cell table:style-name="ce17" table:number-columns-repeated="2"/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127669" calcext:value-type="float">
            <text:p>127669</text:p>
          </table:table-cell>
          <table:table-cell table:style-name="ce17" office:value-type="float" office:value="3659" calcext:value-type="float">
            <text:p>3659</text:p>
          </table:table-cell>
          <table:table-cell table:style-name="ce17" table:formula="of:=[.F210]-[.F207]" office:value-type="float" office:value="2466" calcext:value-type="float">
            <text:p>2466</text:p>
          </table:table-cell>
          <table:table-cell table:style-name="ce17" table:formula="of:=[.H207]/[.F210]" office:value-type="float" office:value="0.0189495523879049" calcext:value-type="float">
            <text:p>0.0189495524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table:formula="of:=[.O207]+[.L207]+[.E207]" office:value-type="float" office:value="235" calcext:value-type="float">
            <text:p>23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43" office:value-type="float" office:value="39.7" calcext:value-type="float">
            <text:p>39.7</text:p>
          </table:table-cell>
          <table:table-cell table:style-name="ce47"/>
          <table:table-cell table:style-name="ce17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28628" calcext:value-type="float">
            <text:p>128628</text:p>
          </table:table-cell>
          <table:table-cell table:style-name="ce17" office:value-type="float" office:value="2532" calcext:value-type="float">
            <text:p>2532</text:p>
          </table:table-cell>
          <table:table-cell table:style-name="ce17" table:formula="of:=[.F210]-[.F208]" office:value-type="float" office:value="1507" calcext:value-type="float">
            <text:p>1507</text:p>
          </table:table-cell>
          <table:table-cell table:style-name="ce17" table:formula="of:=[.H208]/[.F210]" office:value-type="float" office:value="0.0115802820148308" calcext:value-type="float">
            <text:p>0.011580282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table:formula="of:=[.O208]+[.L208]+[.E208]" office:value-type="float" office:value="230" calcext:value-type="float">
            <text:p>23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43" office:value-type="float" office:value="47.2" calcext:value-type="float">
            <text:p>47.2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29265" calcext:value-type="float">
            <text:p>129265</text:p>
          </table:table-cell>
          <table:table-cell table:style-name="ce17" office:value-type="float" office:value="1176" calcext:value-type="float">
            <text:p>1176</text:p>
          </table:table-cell>
          <table:table-cell table:style-name="ce17" table:formula="of:=[.F210]-[.F209]" office:value-type="float" office:value="870" calcext:value-type="float">
            <text:p>870</text:p>
          </table:table-cell>
          <table:table-cell table:style-name="ce17" table:formula="of:=[.H209]/[.F210]" office:value-type="float" office:value="0.00668536519767933" calcext:value-type="float">
            <text:p>0.0066853652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table:formula="of:=[.O209]+[.L209]+[.E209]" office:value-type="float" office:value="225" calcext:value-type="float">
            <text:p>22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2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30135" calcext:value-type="float">
            <text:p>130135</text:p>
          </table:table-cell>
          <table:table-cell table:style-name="ce27" table:number-columns-repeated="9"/>
          <table:table-cell table:style-name="ce17" table:formula="of:=[.O210]+[.L210]+[.E210]" office:value-type="float" office:value="120" calcext:value-type="float">
            <text:p>12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2">
          <table:table-cell table:style-name="ce33"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5_r4p2em3_halfdom_finer6.dat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/>
          <table:table-cell table:style-name="ce42"/>
          <table:table-cell table:style-name="ce46" office:value-type="string" calcext:value-type="string" table:number-columns-spanned="7" table:number-rows-spanned="1">
            <text:p>inv</text:p>
          </table:table-cell>
          <table:covered-table-cell table:number-columns-repeated="6" table:style-name="ce52"/>
          <table:table-cell table:style-name="ce46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46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59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3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43" office:value-type="float" office:value="10" calcext:value-type="float">
            <text:p>10</text:p>
          </table:table-cell>
          <table:table-cell table:style-name="ce17" table:number-columns-repeated="2"/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117209" calcext:value-type="float">
            <text:p>117209</text:p>
          </table:table-cell>
          <table:table-cell table:style-name="ce17" office:value-type="float" office:value="7064" calcext:value-type="float">
            <text:p>7064</text:p>
          </table:table-cell>
          <table:table-cell table:style-name="ce17" table:formula="of:=[.F223]-[.F217]" office:value-type="float" office:value="4794" calcext:value-type="float">
            <text:p>4794</text:p>
          </table:table-cell>
          <table:table-cell table:style-name="ce17" table:formula="of:=[.H217]/[.F223]" office:value-type="float" office:value="0.0392941157184659" calcext:value-type="float">
            <text:p>0.0392941157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110" calcext:value-type="float">
            <text:p>110</text:p>
          </table:table-cell>
          <table:table-cell table:style-name="ce17" table:formula="of:=[.O217]+[.L217]+[.E217]" office:value-type="float" office:value="230" calcext:value-type="float">
            <text:p>23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43" office:value-type="float" office:value="17.7" calcext:value-type="float">
            <text:p>17.7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15223" calcext:value-type="float">
            <text:p>115223</text:p>
          </table:table-cell>
          <table:table-cell table:style-name="ce17" office:value-type="float" office:value="9238" calcext:value-type="float">
            <text:p>9238</text:p>
          </table:table-cell>
          <table:table-cell table:style-name="ce17" table:formula="of:=[.F223]-[.F218]" office:value-type="float" office:value="6780" calcext:value-type="float">
            <text:p>6780</text:p>
          </table:table-cell>
          <table:table-cell table:style-name="ce17" table:formula="of:=[.H218]/[.F223]" office:value-type="float" office:value="0.0555724039572797" calcext:value-type="float">
            <text:p>0.055572404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120" calcext:value-type="float">
            <text:p>120</text:p>
          </table:table-cell>
          <table:table-cell table:style-name="ce17" table:formula="of:=[.O218]+[.L218]+[.E218]" office:value-type="float" office:value="255" calcext:value-type="float">
            <text:p>25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43" office:value-type="float" office:value="25" calcext:value-type="float">
            <text:p>25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16266" calcext:value-type="float">
            <text:p>116266</text:p>
          </table:table-cell>
          <table:table-cell table:style-name="ce17" office:value-type="float" office:value="7871" calcext:value-type="float">
            <text:p>7871</text:p>
          </table:table-cell>
          <table:table-cell table:style-name="ce17" table:formula="of:=[.F223]-[.F219]" office:value-type="float" office:value="5737" calcext:value-type="float">
            <text:p>5737</text:p>
          </table:table-cell>
          <table:table-cell table:style-name="ce17" table:formula="of:=[.H219]/[.F223]" office:value-type="float" office:value="0.0470234338499873" calcext:value-type="float">
            <text:p>0.0470234338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115" calcext:value-type="float">
            <text:p>115</text:p>
          </table:table-cell>
          <table:table-cell table:style-name="ce17" table:formula="of:=[.O219]+[.L219]+[.E219]" office:value-type="float" office:value="250" calcext:value-type="float">
            <text:p>25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43" office:value-type="float" office:value="32.9" calcext:value-type="float">
            <text:p>32.9</text:p>
          </table:table-cell>
          <table:table-cell table:style-name="ce17" table:number-columns-repeated="2"/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119272" calcext:value-type="float">
            <text:p>119272</text:p>
          </table:table-cell>
          <table:table-cell table:style-name="ce17" office:value-type="float" office:value="3942" calcext:value-type="float">
            <text:p>3942</text:p>
          </table:table-cell>
          <table:table-cell table:style-name="ce17" table:formula="of:=[.F223]-[.F220]" office:value-type="float" office:value="2731" calcext:value-type="float">
            <text:p>2731</text:p>
          </table:table-cell>
          <table:table-cell table:style-name="ce17" table:formula="of:=[.H220]/[.F223]" office:value-type="float" office:value="0.0223846954583084" calcext:value-type="float">
            <text:p>0.0223846955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17" office:value-type="float" office:value="100" calcext:value-type="float">
            <text:p>100</text:p>
          </table:table-cell>
          <table:table-cell table:style-name="ce17" table:formula="of:=[.O220]+[.L220]+[.E220]" office:value-type="float" office:value="245" calcext:value-type="float">
            <text:p>24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43" office:value-type="float" office:value="39.7" calcext:value-type="float">
            <text:p>39.7</text:p>
          </table:table-cell>
          <table:table-cell table:style-name="ce47"/>
          <table:table-cell table:style-name="ce17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20898" calcext:value-type="float">
            <text:p>120898</text:p>
          </table:table-cell>
          <table:table-cell table:style-name="ce17" office:value-type="float" office:value="2196" calcext:value-type="float">
            <text:p>2196</text:p>
          </table:table-cell>
          <table:table-cell table:style-name="ce17" table:formula="of:=[.F223]-[.F221]" office:value-type="float" office:value="1105" calcext:value-type="float">
            <text:p>1105</text:p>
          </table:table-cell>
          <table:table-cell table:style-name="ce17" table:formula="of:=[.H221]/[.F223]" office:value-type="float" office:value="0.00905715433227052" calcext:value-type="float">
            <text:p>0.0090571543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100" calcext:value-type="float">
            <text:p>100</text:p>
          </table:table-cell>
          <table:table-cell table:style-name="ce17" table:formula="of:=[.O221]+[.L221]+[.E221]" office:value-type="float" office:value="235" calcext:value-type="float">
            <text:p>23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43" office:value-type="float" office:value="47.2" calcext:value-type="float">
            <text:p>47.2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21492" calcext:value-type="float">
            <text:p>121492</text:p>
          </table:table-cell>
          <table:table-cell table:style-name="ce17" office:value-type="float" office:value="796" calcext:value-type="float">
            <text:p>796</text:p>
          </table:table-cell>
          <table:table-cell table:style-name="ce17" table:formula="of:=[.F223]-[.F222]" office:value-type="float" office:value="511" calcext:value-type="float">
            <text:p>511</text:p>
          </table:table-cell>
          <table:table-cell table:style-name="ce17" table:formula="of:=[.H222]/[.F223]" office:value-type="float" office:value="0.00418842159619026" calcext:value-type="float">
            <text:p>0.0041884216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17" office:value-type="float" office:value="85" calcext:value-type="float">
            <text:p>85</text:p>
          </table:table-cell>
          <table:table-cell table:style-name="ce17" table:formula="of:=[.O222]+[.L222]+[.E222]" office:value-type="float" office:value="225" calcext:value-type="float">
            <text:p>22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2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2003" calcext:value-type="float">
            <text:p>122003</text:p>
          </table:table-cell>
          <table:table-cell table:style-name="ce27" table:number-columns-repeated="9"/>
          <table:table-cell table:style-name="ce17" table:formula="of:=[.O223]+[.L223]+[.E223]" office:value-type="float" office:value="120" calcext:value-type="float">
            <text:p>12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2">
          <table:table-cell table:style-name="ce33"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5_r4p2em3_halfdom_finer7.dat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/>
          <table:table-cell table:style-name="ce42"/>
          <table:table-cell table:style-name="ce46" office:value-type="string" calcext:value-type="string" table:number-columns-spanned="7" table:number-rows-spanned="1">
            <text:p>inv</text:p>
          </table:table-cell>
          <table:covered-table-cell table:number-columns-repeated="6" table:style-name="ce52"/>
          <table:table-cell table:style-name="ce46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46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59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3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43" office:value-type="float" office:value="10" calcext:value-type="float">
            <text:p>10</text:p>
          </table:table-cell>
          <table:table-cell table:style-name="ce17" table:number-columns-repeated="2"/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125489" calcext:value-type="float">
            <text:p>125489</text:p>
          </table:table-cell>
          <table:table-cell table:style-name="ce17" office:value-type="float" office:value="4058" calcext:value-type="float">
            <text:p>4058</text:p>
          </table:table-cell>
          <table:table-cell table:style-name="ce17" table:formula="of:=[.F236]-[.F230]" office:value-type="float" office:value="2348" calcext:value-type="float">
            <text:p>2348</text:p>
          </table:table-cell>
          <table:table-cell table:style-name="ce17" table:formula="of:=[.H230]/[.F236]" office:value-type="float" office:value="0.0183671394040849" calcext:value-type="float">
            <text:p>0.0183671394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115" calcext:value-type="float">
            <text:p>115</text:p>
          </table:table-cell>
          <table:table-cell table:style-name="ce17" table:formula="of:=[.O230]+[.L230]+[.E230]" office:value-type="float" office:value="235" calcext:value-type="float">
            <text:p>23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43" office:value-type="float" office:value="17.7" calcext:value-type="float">
            <text:p>17.7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24391" calcext:value-type="float">
            <text:p>124391</text:p>
          </table:table-cell>
          <table:table-cell table:style-name="ce17" office:value-type="float" office:value="5589" calcext:value-type="float">
            <text:p>5589</text:p>
          </table:table-cell>
          <table:table-cell table:style-name="ce17" table:formula="of:=[.F236]-[.F231]" office:value-type="float" office:value="3446" calcext:value-type="float">
            <text:p>3446</text:p>
          </table:table-cell>
          <table:table-cell table:style-name="ce17" table:formula="of:=[.H231]/[.F236]" office:value-type="float" office:value="0.0269562020385334" calcext:value-type="float">
            <text:p>0.026956202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85" calcext:value-type="float">
            <text:p>85</text:p>
          </table:table-cell>
          <table:table-cell table:style-name="ce17" table:formula="of:=[.O231]+[.L231]+[.E231]" office:value-type="float" office:value="220" calcext:value-type="float">
            <text:p>22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43" office:value-type="float" office:value="25" calcext:value-type="float">
            <text:p>25</text:p>
          </table:table-cell>
          <table:table-cell table:style-name="ce17" table:number-columns-repeated="2"/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124331" calcext:value-type="float">
            <text:p>124331</text:p>
          </table:table-cell>
          <table:table-cell table:style-name="ce17" office:value-type="float" office:value="5643" calcext:value-type="float">
            <text:p>5643</text:p>
          </table:table-cell>
          <table:table-cell table:style-name="ce17" table:formula="of:=[.F236]-[.F232]" office:value-type="float" office:value="3506" calcext:value-type="float">
            <text:p>3506</text:p>
          </table:table-cell>
          <table:table-cell table:style-name="ce17" table:formula="of:=[.H232]/[.F236]" office:value-type="float" office:value="0.027425549723476" calcext:value-type="float">
            <text:p>0.0274255497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17" office:value-type="float" office:value="110" calcext:value-type="float">
            <text:p>110</text:p>
          </table:table-cell>
          <table:table-cell table:style-name="ce17" table:formula="of:=[.O232]+[.L232]+[.E232]" office:value-type="float" office:value="255" calcext:value-type="float">
            <text:p>25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43" office:value-type="float" office:value="32.9" calcext:value-type="float">
            <text:p>32.9</text:p>
          </table:table-cell>
          <table:table-cell table:style-name="ce17" table:number-columns-repeated="2"/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125433" calcext:value-type="float">
            <text:p>125433</text:p>
          </table:table-cell>
          <table:table-cell table:style-name="ce17" office:value-type="float" office:value="3634" calcext:value-type="float">
            <text:p>3634</text:p>
          </table:table-cell>
          <table:table-cell table:style-name="ce17" table:formula="of:=[.F236]-[.F233]" office:value-type="float" office:value="2404" calcext:value-type="float">
            <text:p>2404</text:p>
          </table:table-cell>
          <table:table-cell table:style-name="ce17" table:formula="of:=[.H233]/[.F236]" office:value-type="float" office:value="0.0188051972433646" calcext:value-type="float">
            <text:p>0.0188051972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17" office:value-type="float" office:value="100" calcext:value-type="float">
            <text:p>100</text:p>
          </table:table-cell>
          <table:table-cell table:style-name="ce17" table:formula="of:=[.O233]+[.L233]+[.E233]" office:value-type="float" office:value="245" calcext:value-type="float">
            <text:p>24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43" office:value-type="float" office:value="39.7" calcext:value-type="float">
            <text:p>39.7</text:p>
          </table:table-cell>
          <table:table-cell table:style-name="ce47"/>
          <table:table-cell table:style-name="ce17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26191" calcext:value-type="float">
            <text:p>126191</text:p>
          </table:table-cell>
          <table:table-cell table:style-name="ce17" office:value-type="float" office:value="2753" calcext:value-type="float">
            <text:p>2753</text:p>
          </table:table-cell>
          <table:table-cell table:style-name="ce17" table:formula="of:=[.F236]-[.F234]" office:value-type="float" office:value="1646" calcext:value-type="float">
            <text:p>1646</text:p>
          </table:table-cell>
          <table:table-cell table:style-name="ce17" table:formula="of:=[.H234]/[.F236]" office:value-type="float" office:value="0.0128757714902571" calcext:value-type="float">
            <text:p>0.0128757715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table:formula="of:=[.O234]+[.L234]+[.E234]" office:value-type="float" office:value="225" calcext:value-type="float">
            <text:p>22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43" office:value-type="float" office:value="47.2" calcext:value-type="float">
            <text:p>47.2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26801" calcext:value-type="float">
            <text:p>126801</text:p>
          </table:table-cell>
          <table:table-cell table:style-name="ce17" office:value-type="float" office:value="1337" calcext:value-type="float">
            <text:p>1337</text:p>
          </table:table-cell>
          <table:table-cell table:style-name="ce17" table:formula="of:=[.F236]-[.F235]" office:value-type="float" office:value="1036" calcext:value-type="float">
            <text:p>1036</text:p>
          </table:table-cell>
          <table:table-cell table:style-name="ce17" table:formula="of:=[.H235]/[.F236]" office:value-type="float" office:value="0.00810407002667459" calcext:value-type="float">
            <text:p>0.00810407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table:formula="of:=[.O235]+[.L235]+[.E235]" office:value-type="float" office:value="225" calcext:value-type="float">
            <text:p>22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2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7837" calcext:value-type="float">
            <text:p>127837</text:p>
          </table:table-cell>
          <table:table-cell table:style-name="ce27" table:number-columns-repeated="9"/>
          <table:table-cell table:style-name="ce17" table:formula="of:=[.O236]+[.L236]+[.E236]" office:value-type="float" office:value="120" calcext:value-type="float">
            <text:p>12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2">
          <table:table-cell table:style-name="ce33"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5_r4p2em3_halfdom_finer8.dat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/>
          <table:table-cell table:style-name="ce42"/>
          <table:table-cell table:style-name="ce46" office:value-type="string" calcext:value-type="string" table:number-columns-spanned="7" table:number-rows-spanned="1">
            <text:p>inv</text:p>
          </table:table-cell>
          <table:covered-table-cell table:number-columns-repeated="6" table:style-name="ce52"/>
          <table:table-cell table:style-name="ce46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46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59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3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43" office:value-type="float" office:value="10" calcext:value-type="float">
            <text:p>10</text:p>
          </table:table-cell>
          <table:table-cell table:style-name="ce17" table:number-columns-repeated="2"/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127110" calcext:value-type="float">
            <text:p>127110</text:p>
          </table:table-cell>
          <table:table-cell table:style-name="ce17" office:value-type="float" office:value="3782" calcext:value-type="float">
            <text:p>3782</text:p>
          </table:table-cell>
          <table:table-cell table:style-name="ce17" table:formula="of:=[.F249]-[.F243]" office:value-type="float" office:value="1777" calcext:value-type="float">
            <text:p>1777</text:p>
          </table:table-cell>
          <table:table-cell table:style-name="ce17" table:formula="of:=[.H243]/[.F249]" office:value-type="float" office:value="0.0137872710203512" calcext:value-type="float">
            <text:p>0.013787271</text:p>
          </table:table-cell>
          <table:table-cell table:style-name="ce17"/>
          <table:table-cell table:style-name="ce56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110" calcext:value-type="float">
            <text:p>110</text:p>
          </table:table-cell>
          <table:table-cell table:style-name="ce17" table:formula="of:=[.O243]+[.L243]+[.E243]" office:value-type="float" office:value="230" calcext:value-type="float">
            <text:p>23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43" office:value-type="float" office:value="17.7" calcext:value-type="float">
            <text:p>17.7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25406" calcext:value-type="float">
            <text:p>125406</text:p>
          </table:table-cell>
          <table:table-cell table:style-name="ce17" office:value-type="float" office:value="5931" calcext:value-type="float">
            <text:p>5931</text:p>
          </table:table-cell>
          <table:table-cell table:style-name="ce17" table:formula="of:=[.F249]-[.F244]" office:value-type="float" office:value="3481" calcext:value-type="float">
            <text:p>3481</text:p>
          </table:table-cell>
          <table:table-cell table:style-name="ce17" table:formula="of:=[.H244]/[.F249]" office:value-type="float" office:value="0.0270081544298494" calcext:value-type="float">
            <text:p>0.0270081544</text:p>
          </table:table-cell>
          <table:table-cell table:style-name="ce17"/>
          <table:table-cell table:style-name="ce56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105" calcext:value-type="float">
            <text:p>105</text:p>
          </table:table-cell>
          <table:table-cell table:style-name="ce17" table:formula="of:=[.O244]+[.L244]+[.E244]" office:value-type="float" office:value="240" calcext:value-type="float">
            <text:p>24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43" office:value-type="float" office:value="25" calcext:value-type="float">
            <text:p>25</text:p>
          </table:table-cell>
          <table:table-cell table:style-name="ce17" table:number-columns-repeated="2"/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125596" calcext:value-type="float">
            <text:p>125596</text:p>
          </table:table-cell>
          <table:table-cell table:style-name="ce17" office:value-type="float" office:value="5729" calcext:value-type="float">
            <text:p>5729</text:p>
          </table:table-cell>
          <table:table-cell table:style-name="ce17" table:formula="of:=[.F249]-[.F245]" office:value-type="float" office:value="3291" calcext:value-type="float">
            <text:p>3291</text:p>
          </table:table-cell>
          <table:table-cell table:style-name="ce17" table:formula="of:=[.H245]/[.F249]" office:value-type="float" office:value="0.0255339948947528" calcext:value-type="float">
            <text:p>0.0255339949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17" office:value-type="float" office:value="115" calcext:value-type="float">
            <text:p>115</text:p>
          </table:table-cell>
          <table:table-cell table:style-name="ce17" table:formula="of:=[.O245]+[.L245]+[.E245]" office:value-type="float" office:value="260" calcext:value-type="float">
            <text:p>26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43" office:value-type="float" office:value="32.9" calcext:value-type="float">
            <text:p>32.9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27009" calcext:value-type="float">
            <text:p>127009</text:p>
          </table:table-cell>
          <table:table-cell table:style-name="ce17" office:value-type="float" office:value="3269" calcext:value-type="float">
            <text:p>3269</text:p>
          </table:table-cell>
          <table:table-cell table:style-name="ce17" table:formula="of:=[.F249]-[.F246]" office:value-type="float" office:value="1878" calcext:value-type="float">
            <text:p>1878</text:p>
          </table:table-cell>
          <table:table-cell table:style-name="ce17" table:formula="of:=[.H246]/[.F249]" office:value-type="float" office:value="0.014570903194271" calcext:value-type="float">
            <text:p>0.0145709032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100" calcext:value-type="float">
            <text:p>100</text:p>
          </table:table-cell>
          <table:table-cell table:style-name="ce17" table:formula="of:=[.O246]+[.L246]+[.E246]" office:value-type="float" office:value="235" calcext:value-type="float">
            <text:p>23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43" office:value-type="float" office:value="39.7" calcext:value-type="float">
            <text:p>39.7</text:p>
          </table:table-cell>
          <table:table-cell table:style-name="ce47"/>
          <table:table-cell table:style-name="ce17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27527" calcext:value-type="float">
            <text:p>127527</text:p>
          </table:table-cell>
          <table:table-cell table:style-name="ce17" office:value-type="float" office:value="2446" calcext:value-type="float">
            <text:p>2446</text:p>
          </table:table-cell>
          <table:table-cell table:style-name="ce17" table:formula="of:=[.F249]-[.F247]" office:value-type="float" office:value="1360" calcext:value-type="float">
            <text:p>1360</text:p>
          </table:table-cell>
          <table:table-cell table:style-name="ce17" table:formula="of:=[.H247]/[.F249]" office:value-type="float" office:value="0.0105518787775338" calcext:value-type="float">
            <text:p>0.0105518788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table:formula="of:=[.O247]+[.L247]+[.E247]" office:value-type="float" office:value="225" calcext:value-type="float">
            <text:p>22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43" office:value-type="float" office:value="47.2" calcext:value-type="float">
            <text:p>47.2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28033" calcext:value-type="float">
            <text:p>128033</text:p>
          </table:table-cell>
          <table:table-cell table:style-name="ce17" office:value-type="float" office:value="1150" calcext:value-type="float">
            <text:p>1150</text:p>
          </table:table-cell>
          <table:table-cell table:style-name="ce17" table:formula="of:=[.F249]-[.F248]" office:value-type="float" office:value="854" calcext:value-type="float">
            <text:p>854</text:p>
          </table:table-cell>
          <table:table-cell table:style-name="ce17" table:formula="of:=[.H248]/[.F249]" office:value-type="float" office:value="0.00662595917353961" calcext:value-type="float">
            <text:p>0.0066259592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table:formula="of:=[.O248]+[.L248]+[.E248]" office:value-type="float" office:value="225" calcext:value-type="float">
            <text:p>22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2"/>
          <table:table-cell table:style-name="ce17" office:value-type="float" office:value="115" calcext:value-type="float">
            <text:p>115</text:p>
          </table:table-cell>
          <table:table-cell table:style-name="ce17" office:value-type="float" office:value="128887" calcext:value-type="float">
            <text:p>128887</text:p>
          </table:table-cell>
          <table:table-cell table:style-name="ce27" table:number-columns-repeated="9"/>
          <table:table-cell table:style-name="ce17" table:formula="of:=[.O249]+[.L249]+[.E249]" office:value-type="float" office:value="115" calcext:value-type="float">
            <text:p>11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2">
          <table:table-cell table:style-name="ce33" table:number-columns-repeated="1024"/>
        </table:table-row>
        <table:table-row table:style-name="ro1">
          <table:table-cell table:style-name="ce10" office:value-type="string" calcext:value-type="string">
            <text:p>init guess:</text:p>
          </table:table-cell>
          <table:table-cell table:style-name="ce11" office:value-type="string" calcext:value-type="string">
            <text:p>R=0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 office:value-type="string" calcext:value-type="string">
            <text:p>data:</text:p>
          </table:table-cell>
          <table:table-cell table:style-name="ce11" office:value-type="string" calcext:value-type="string">
            <text:p>Measurements_diri5_r4p2em3_halfdom_finer9.dat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 office:value-type="string" calcext:value-type="string">
            <text:p>flags:</text:p>
          </table:table-cell>
          <table:table-cell table:style-name="ce11" office:value-type="string" calcext:value-type="string">
            <text:p>-ksp_monitor_singular_value -ksp_gmres_restart 500 -pc_type ilu -pc_factor_levels 2 -pc_factor_shift_type nonzero</text:p>
          </table:table-cell>
          <table:table-cell table:style-name="ce11" table:number-columns-repeated="1021"/>
          <table:table-cell table:style-name="ce33"/>
        </table:table-row>
        <table:table-row table:style-name="ro1">
          <table:table-cell table:style-name="ce10"/>
          <table:table-cell table:style-name="ce42"/>
          <table:table-cell table:style-name="ce46" office:value-type="string" calcext:value-type="string" table:number-columns-spanned="7" table:number-rows-spanned="1">
            <text:p>inv</text:p>
          </table:table-cell>
          <table:covered-table-cell table:number-columns-repeated="6" table:style-name="ce52"/>
          <table:table-cell table:style-name="ce46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46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59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3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43" office:value-type="float" office:value="10" calcext:value-type="float">
            <text:p>10</text:p>
          </table:table-cell>
          <table:table-cell table:style-name="ce17" table:number-columns-repeated="2"/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117219" calcext:value-type="float">
            <text:p>117219</text:p>
          </table:table-cell>
          <table:table-cell table:style-name="ce17" office:value-type="float" office:value="4067" calcext:value-type="float">
            <text:p>4067</text:p>
          </table:table-cell>
          <table:table-cell table:style-name="ce17" table:formula="of:=[.F262]-[.F256]" office:value-type="float" office:value="2669" calcext:value-type="float">
            <text:p>2669</text:p>
          </table:table-cell>
          <table:table-cell table:style-name="ce17" table:formula="of:=[.H256]/[.F262]" office:value-type="float" office:value="0.0222624449486187" calcext:value-type="float">
            <text:p>0.0222624449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100" calcext:value-type="float">
            <text:p>100</text:p>
          </table:table-cell>
          <table:table-cell table:style-name="ce17" table:formula="of:=[.O256]+[.L256]+[.E256]" office:value-type="float" office:value="225" calcext:value-type="float">
            <text:p>22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43" office:value-type="float" office:value="17.7" calcext:value-type="float">
            <text:p>17.7</text:p>
          </table:table-cell>
          <table:table-cell table:style-name="ce17" table:number-columns-repeated="2"/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6497" calcext:value-type="float">
            <text:p>116497</text:p>
          </table:table-cell>
          <table:table-cell table:style-name="ce17" office:value-type="float" office:value="5265" calcext:value-type="float">
            <text:p>5265</text:p>
          </table:table-cell>
          <table:table-cell table:style-name="ce17" table:formula="of:=[.F262]-[.F257]" office:value-type="float" office:value="3391" calcext:value-type="float">
            <text:p>3391</text:p>
          </table:table-cell>
          <table:table-cell table:style-name="ce17" table:formula="of:=[.H257]/[.F262]" office:value-type="float" office:value="0.0282847324169225" calcext:value-type="float">
            <text:p>0.0282847324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table:formula="of:=[.O257]+[.L257]+[.E257]" office:value-type="float" office:value="240" calcext:value-type="float">
            <text:p>24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43" office:value-type="float" office:value="25" calcext:value-type="float">
            <text:p>25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16724" calcext:value-type="float">
            <text:p>116724</text:p>
          </table:table-cell>
          <table:table-cell table:style-name="ce17" office:value-type="float" office:value="5105" calcext:value-type="float">
            <text:p>5105</text:p>
          </table:table-cell>
          <table:table-cell table:style-name="ce17" table:formula="of:=[.F262]-[.F258]" office:value-type="float" office:value="3164" calcext:value-type="float">
            <text:p>3164</text:p>
          </table:table-cell>
          <table:table-cell table:style-name="ce17" table:formula="of:=[.H258]/[.F262]" office:value-type="float" office:value="0.026391298545309" calcext:value-type="float">
            <text:p>0.0263912985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17" office:value-type="float" office:value="110" calcext:value-type="float">
            <text:p>110</text:p>
          </table:table-cell>
          <table:table-cell table:style-name="ce17" table:formula="of:=[.O258]+[.L258]+[.E258]" office:value-type="float" office:value="250" calcext:value-type="float">
            <text:p>25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43" office:value-type="float" office:value="32.9" calcext:value-type="float">
            <text:p>32.9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17752" calcext:value-type="float">
            <text:p>117752</text:p>
          </table:table-cell>
          <table:table-cell table:style-name="ce17" office:value-type="float" office:value="3242" calcext:value-type="float">
            <text:p>3242</text:p>
          </table:table-cell>
          <table:table-cell table:style-name="ce17" table:formula="of:=[.F262]-[.F259]" office:value-type="float" office:value="2136" calcext:value-type="float">
            <text:p>2136</text:p>
          </table:table-cell>
          <table:table-cell table:style-name="ce17" table:formula="of:=[.H259]/[.F262]" office:value-type="float" office:value="0.0178166288535967" calcext:value-type="float">
            <text:p>0.0178166289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table:formula="of:=[.O259]+[.L259]+[.E259]" office:value-type="float" office:value="225" calcext:value-type="float">
            <text:p>22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43" office:value-type="float" office:value="39.7" calcext:value-type="float">
            <text:p>39.7</text:p>
          </table:table-cell>
          <table:table-cell table:style-name="ce47"/>
          <table:table-cell table:style-name="ce17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18305" calcext:value-type="float">
            <text:p>118305</text:p>
          </table:table-cell>
          <table:table-cell table:style-name="ce17" office:value-type="float" office:value="2638" calcext:value-type="float">
            <text:p>2638</text:p>
          </table:table-cell>
          <table:table-cell table:style-name="ce17" table:formula="of:=[.F262]-[.F260]" office:value-type="float" office:value="1583" calcext:value-type="float">
            <text:p>1583</text:p>
          </table:table-cell>
          <table:table-cell table:style-name="ce17" table:formula="of:=[.H260]/[.F262]" office:value-type="float" office:value="0.0132039903910316" calcext:value-type="float">
            <text:p>0.0132039904</text:p>
          </table:table-cell>
          <table:table-cell table:style-name="ce17" table:number-columns-repeated="2"/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table:formula="of:=[.O260]+[.L260]+[.E260]" office:value-type="float" office:value="230" calcext:value-type="float">
            <text:p>23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43" office:value-type="float" office:value="47.2" calcext:value-type="float">
            <text:p>47.2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18934" calcext:value-type="float">
            <text:p>118934</text:p>
          </table:table-cell>
          <table:table-cell table:style-name="ce17" office:value-type="float" office:value="1251" calcext:value-type="float">
            <text:p>1251</text:p>
          </table:table-cell>
          <table:table-cell table:style-name="ce17" table:formula="of:=[.F262]-[.F261]" office:value-type="float" office:value="954" calcext:value-type="float">
            <text:p>954</text:p>
          </table:table-cell>
          <table:table-cell table:style-name="ce17" table:formula="of:=[.H261]/[.F262]" office:value-type="float" office:value="0.00795742693180302" calcext:value-type="float">
            <text:p>0.0079574269</text:p>
          </table:table-cell>
          <table:table-cell table:style-name="ce17" table:number-columns-repeated="2"/>
          <table:table-cell table:style-name="ce17" office:value-type="float" office:value="45" calcext:value-type="float">
            <text:p>45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table:formula="of:=[.O261]+[.L261]+[.E261]" office:value-type="float" office:value="225" calcext:value-type="float">
            <text:p>22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2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19888" calcext:value-type="float">
            <text:p>119888</text:p>
          </table:table-cell>
          <table:table-cell table:style-name="ce27" table:number-columns-repeated="9"/>
          <table:table-cell table:style-name="ce17" table:formula="of:=[.O262]+[.L262]+[.E262]" office:value-type="float" office:value="120" calcext:value-type="float">
            <text:p>120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2">
          <table:table-cell table:style-name="ce33" table:number-columns-repeated="1024"/>
        </table:table-row>
        <table:table-row table:style-name="ro1">
          <table:table-cell table:style-name="ce10" office:value-type="string" calcext:value-type="string">
            <text:p>mean:</text:p>
          </table:table-cell>
          <table:table-cell table:style-name="ce33" table:number-columns-repeated="1023"/>
        </table:table-row>
        <table:table-row table:style-name="ro1">
          <table:table-cell table:style-name="ce10"/>
          <table:table-cell table:style-name="ce42"/>
          <table:table-cell table:style-name="ce46" office:value-type="string" calcext:value-type="string" table:number-columns-spanned="7" table:number-rows-spanned="1">
            <text:p>inv</text:p>
          </table:table-cell>
          <table:covered-table-cell table:number-columns-repeated="6" table:style-name="ce52"/>
          <table:table-cell table:style-name="ce46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46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59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3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43" office:value-type="float" office:value="10" calcext:value-type="float">
            <text:p>10</text:p>
          </table:table-cell>
          <table:table-cell table:style-name="ce48" table:formula="of:=AVERAGE([.C256];[.C243];[.C230];[.C217];[.C204];[.C191];[.C178];[.C165];[.C152];[.C139])" office:value-type="float" office:value="4" calcext:value-type="float">
            <text:p>4</text:p>
          </table:table-cell>
          <table:table-cell table:style-name="ce48" table:formula="of:=AVERAGE([.D256];[.D243];[.D230];[.D217];[.D204];[.D191];[.D178];[.D165];[.D152];[.D139])" office:value-type="float" office:value="120" calcext:value-type="float">
            <text:p>120</text:p>
          </table:table-cell>
          <table:table-cell table:style-name="ce17" table:formula="of:=AVERAGE([.E256];[.E243];[.E230];[.E217];[.E204];[.E191];[.E178];[.E165];[.E152];[.E139])" office:value-type="float" office:value="77" calcext:value-type="float">
            <text:p>77</text:p>
          </table:table-cell>
          <table:table-cell table:style-name="ce17" table:formula="of:=AVERAGE([.F256];[.F243];[.F230];[.F217];[.F204];[.F191];[.F178];[.F165];[.F152];[.F139])" office:value-type="float" office:value="123671.6" calcext:value-type="float">
            <text:p>123671.6</text:p>
          </table:table-cell>
          <table:table-cell table:style-name="ce17" table:formula="of:=AVERAGE([.G256];[.G243];[.G230];[.G217];[.G204];[.G191];[.G178];[.G165];[.G152];[.G139])" office:value-type="float" office:value="4327.6" calcext:value-type="float">
            <text:p>4327.6</text:p>
          </table:table-cell>
          <table:table-cell table:style-name="ce17" table:formula="of:=AVERAGE([.H256];[.H243];[.H230];[.H217];[.H204];[.H191];[.H178];[.H165];[.H152];[.H139])" office:value-type="float" office:value="2598.7" calcext:value-type="float">
            <text:p>2598.7</text:p>
          </table:table-cell>
          <table:table-cell table:style-name="ce17" table:formula="of:=AVERAGE([.I256];[.I243];[.I230];[.I217];[.I204];[.I191];[.I178];[.I165];[.I152];[.I139])" office:value-type="float" office:value="0.0207635938182343" calcext:value-type="float">
            <text:p>0.0207635938</text:p>
          </table:table-cell>
          <table:table-cell table:style-name="ce48" table:formula="of:=AVERAGE([.J256];[.J243];[.J230];[.J217];[.J204];[.J191];[.J178];[.J165];[.J152];[.J139])" office:value-type="float" office:value="2" calcext:value-type="float">
            <text:p>2</text:p>
          </table:table-cell>
          <table:table-cell table:style-name="ce48" table:formula="of:=AVERAGE([.K256];[.L243];[.K230];[.K217];[.K204];[.K191];[.K178];[.K165];[.K152];[.K139])" office:value-type="float" office:value="63.3333333333333" calcext:value-type="float">
            <text:p>63.3333333333</text:p>
          </table:table-cell>
          <table:table-cell table:style-name="ce17" table:formula="of:=AVERAGE([.L256];[.L243];[.L230];[.L217];[.L204];[.L191];[.L178];[.L165];[.L152];[.L139])" office:value-type="float" office:value="47" calcext:value-type="float">
            <text:p>47</text:p>
          </table:table-cell>
          <table:table-cell table:style-name="ce48" table:formula="of:=AVERAGE([.M256];[.M243];[.M230];[.M217];[.M204];[.M191];[.M178];[.M165];[.M152];[.M139])" office:value-type="float" office:value="4" calcext:value-type="float">
            <text:p>4</text:p>
          </table:table-cell>
          <table:table-cell table:style-name="ce48" table:formula="of:=AVERAGE([.N256];[.N243];[.N230];[.N217];[.N204];[.N191];[.N178];[.N165];[.N152];[.N139])" office:value-type="float" office:value="104" calcext:value-type="float">
            <text:p>104</text:p>
          </table:table-cell>
          <table:table-cell table:style-name="ce17" table:formula="of:=AVERAGE([.O256];[.O243];[.O230];[.O217];[.O204];[.O191];[.O178];[.O165];[.O152];[.O139])" office:value-type="float" office:value="103.5" calcext:value-type="float">
            <text:p>103.5</text:p>
          </table:table-cell>
          <table:table-cell table:style-name="ce17" table:formula="of:=[.O267]+[.L267]+[.E267]" office:value-type="float" office:value="227.5" calcext:value-type="float">
            <text:p>227.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43" office:value-type="float" office:value="17.7" calcext:value-type="float">
            <text:p>17.7</text:p>
          </table:table-cell>
          <table:table-cell table:style-name="ce48" table:formula="of:=AVERAGE([.C257];[.C244];[.C231];[.C218];[.C205];[.C192];[.C179];[.C166];[.C153];[.C140])" office:value-type="float" office:value="5" calcext:value-type="float">
            <text:p>5</text:p>
          </table:table-cell>
          <table:table-cell table:style-name="ce48" table:formula="of:=AVERAGE([.D257];[.D244];[.D231];[.D218];[.D205];[.D192];[.D179];[.D166];[.D153];[.D140])" office:value-type="float" office:value="150.5" calcext:value-type="float">
            <text:p>150.5</text:p>
          </table:table-cell>
          <table:table-cell table:style-name="ce17" table:formula="of:=AVERAGE([.E257];[.E244];[.E231];[.E218];[.E205];[.E192];[.E179];[.E166];[.E153];[.E140])" office:value-type="float" office:value="95" calcext:value-type="float">
            <text:p>95</text:p>
          </table:table-cell>
          <table:table-cell table:style-name="ce17" table:formula="of:=AVERAGE([.F257];[.F244];[.F231];[.F218];[.F205];[.F192];[.F179];[.F166];[.F153];[.F140])" office:value-type="float" office:value="122072.9" calcext:value-type="float">
            <text:p>122072.9</text:p>
          </table:table-cell>
          <table:table-cell table:style-name="ce17" table:formula="of:=AVERAGE([.G257];[.G244];[.G231];[.G218];[.G205];[.G192];[.G179];[.G166];[.G153];[.G140])" office:value-type="float" office:value="6331.4" calcext:value-type="float">
            <text:p>6331.4</text:p>
          </table:table-cell>
          <table:table-cell table:style-name="ce17" table:formula="of:=AVERAGE([.H257];[.H244];[.H231];[.H218];[.H205];[.H192];[.H179];[.H166];[.H153];[.H140])" office:value-type="float" office:value="4197.4" calcext:value-type="float">
            <text:p>4197.4</text:p>
          </table:table-cell>
          <table:table-cell table:style-name="ce17" table:formula="of:=AVERAGE([.I257];[.I244];[.I231];[.I218];[.I205];[.I192];[.I179];[.I166];[.I153];[.I140])" office:value-type="float" office:value="0.0333621824541731" calcext:value-type="float">
            <text:p>0.0333621825</text:p>
          </table:table-cell>
          <table:table-cell table:style-name="ce48" table:formula="of:=AVERAGE([.J257];[.J244];[.J231];[.J218];[.J205];[.J192];[.J179];[.J166];[.J153];[.J140])" office:value-type="float" office:value="2" calcext:value-type="float">
            <text:p>2</text:p>
          </table:table-cell>
          <table:table-cell table:style-name="ce48" table:formula="of:=AVERAGE([.K257];[.L244];[.K231];[.K218];[.K205];[.K192];[.K179];[.K166];[.K153];[.K140])" office:value-type="float" office:value="64" calcext:value-type="float">
            <text:p>64</text:p>
          </table:table-cell>
          <table:table-cell table:style-name="ce17" table:formula="of:=AVERAGE([.L257];[.L244];[.L231];[.L218];[.L205];[.L192];[.L179];[.L166];[.L153];[.L140])" office:value-type="float" office:value="47.5" calcext:value-type="float">
            <text:p>47.5</text:p>
          </table:table-cell>
          <table:table-cell table:style-name="ce48" table:formula="of:=AVERAGE([.M257];[.M244];[.M231];[.M218];[.M205];[.M192];[.M179];[.M166];[.M153];[.M140])" office:value-type="float" office:value="4" calcext:value-type="float">
            <text:p>4</text:p>
          </table:table-cell>
          <table:table-cell table:style-name="ce48" table:formula="of:=AVERAGE([.N257];[.N244];[.N231];[.N218];[.N205];[.N192];[.N179];[.N166];[.N153];[.N140])" office:value-type="float" office:value="102.5" calcext:value-type="float">
            <text:p>102.5</text:p>
          </table:table-cell>
          <table:table-cell table:style-name="ce17" table:formula="of:=AVERAGE([.O257];[.O244];[.O231];[.O218];[.O205];[.O192];[.O179];[.O166];[.O153];[.O140])" office:value-type="float" office:value="104" calcext:value-type="float">
            <text:p>104</text:p>
          </table:table-cell>
          <table:table-cell table:style-name="ce17" table:formula="of:=[.O268]+[.L268]+[.E268]" office:value-type="float" office:value="246.5" calcext:value-type="float">
            <text:p>246.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43" office:value-type="float" office:value="25" calcext:value-type="float">
            <text:p>25</text:p>
          </table:table-cell>
          <table:table-cell table:style-name="ce48" table:formula="of:=AVERAGE([.C258];[.C245];[.C232];[.C219];[.C206];[.C193];[.C180];[.C167];[.C154];[.C141])" office:value-type="float" office:value="5" calcext:value-type="float">
            <text:p>5</text:p>
          </table:table-cell>
          <table:table-cell table:style-name="ce48" table:formula="of:=AVERAGE([.D258];[.D245];[.D232];[.D219];[.D206];[.D193];[.D180];[.D167];[.D154];[.D141])" office:value-type="float" office:value="148" calcext:value-type="float">
            <text:p>148</text:p>
          </table:table-cell>
          <table:table-cell table:style-name="ce17" table:formula="of:=AVERAGE([.E258];[.E245];[.E232];[.E219];[.E206];[.E193];[.E180];[.E167];[.E154];[.E141])" office:value-type="float" office:value="95.5" calcext:value-type="float">
            <text:p>95.5</text:p>
          </table:table-cell>
          <table:table-cell table:style-name="ce17" table:formula="of:=AVERAGE([.F258];[.F245];[.F232];[.F219];[.F206];[.F193];[.F180];[.F167];[.F154];[.F141])" office:value-type="float" office:value="122408.9" calcext:value-type="float">
            <text:p>122408.9</text:p>
          </table:table-cell>
          <table:table-cell table:style-name="ce17" table:formula="of:=AVERAGE([.G258];[.G245];[.G232];[.G219];[.G206];[.G193];[.G180];[.G167];[.G154];[.G141])" office:value-type="float" office:value="5971.7" calcext:value-type="float">
            <text:p>5971.7</text:p>
          </table:table-cell>
          <table:table-cell table:style-name="ce17" table:formula="of:=AVERAGE([.H258];[.H245];[.H232];[.H219];[.H206];[.H193];[.H180];[.H167];[.H154];[.H141])" office:value-type="float" office:value="3861.4" calcext:value-type="float">
            <text:p>3861.4</text:p>
          </table:table-cell>
          <table:table-cell table:style-name="ce17" table:formula="of:=AVERAGE([.I258];[.I245];[.I232];[.I219];[.I206];[.I193];[.I180];[.I167];[.I154];[.I141])" office:value-type="float" office:value="0.030646273031486" calcext:value-type="float">
            <text:p>0.030646273</text:p>
          </table:table-cell>
          <table:table-cell table:style-name="ce48" table:formula="of:=AVERAGE([.J258];[.J245];[.J232];[.J219];[.J206];[.J193];[.J180];[.J167];[.J154];[.J141])" office:value-type="float" office:value="2" calcext:value-type="float">
            <text:p>2</text:p>
          </table:table-cell>
          <table:table-cell table:style-name="ce48" table:formula="of:=AVERAGE([.K258];[.K245];[.K232];[.K219];[.K206];[.K193];[.K180];[.K167];[.K154];[.K141])" office:value-type="float" office:value="75.5" calcext:value-type="float">
            <text:p>75.5</text:p>
          </table:table-cell>
          <table:table-cell table:style-name="ce17" table:formula="of:=AVERAGE([.L258];[.L245];[.L232];[.L219];[.L206];[.L193];[.L180];[.L167];[.L154];[.L141])" office:value-type="float" office:value="49.5" calcext:value-type="float">
            <text:p>49.5</text:p>
          </table:table-cell>
          <table:table-cell table:style-name="ce48" table:formula="of:=AVERAGE([.M258];[.M245];[.M232];[.M219];[.M206];[.M193];[.M180];[.M167];[.M154];[.M141])" office:value-type="float" office:value="4" calcext:value-type="float">
            <text:p>4</text:p>
          </table:table-cell>
          <table:table-cell table:style-name="ce48" table:formula="of:=AVERAGE([.N258];[.N245];[.N232];[.N219];[.N206];[.N193];[.N180];[.N167];[.N154];[.N141])" office:value-type="float" office:value="104.5" calcext:value-type="float">
            <text:p>104.5</text:p>
          </table:table-cell>
          <table:table-cell table:style-name="ce17" table:formula="of:=AVERAGE([.O258];[.O245];[.O232];[.O219];[.O206];[.O193];[.O180];[.O167];[.O154];[.O141])" office:value-type="float" office:value="109.5" calcext:value-type="float">
            <text:p>109.5</text:p>
          </table:table-cell>
          <table:table-cell table:style-name="ce17" table:formula="of:=[.O269]+[.L269]+[.E269]" office:value-type="float" office:value="254.5" calcext:value-type="float">
            <text:p>254.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43" office:value-type="float" office:value="32.9" calcext:value-type="float">
            <text:p>32.9</text:p>
          </table:table-cell>
          <table:table-cell table:style-name="ce48" table:formula="of:=AVERAGE([.C259];[.C246];[.C233];[.C220];[.C207];[.C194];[.C181];[.C168];[.C155];[.C142])" office:value-type="float" office:value="5" calcext:value-type="float">
            <text:p>5</text:p>
          </table:table-cell>
          <table:table-cell table:style-name="ce48" table:formula="of:=AVERAGE([.D259];[.D246];[.D233];[.D220];[.D207];[.D194];[.D181];[.D168];[.D155];[.D142])" office:value-type="float" office:value="151" calcext:value-type="float">
            <text:p>151</text:p>
          </table:table-cell>
          <table:table-cell table:style-name="ce17" table:formula="of:=AVERAGE([.E259];[.E246];[.E233];[.E220];[.E207];[.E194];[.E181];[.E168];[.E155];[.E142])" office:value-type="float" office:value="93.5" calcext:value-type="float">
            <text:p>93.5</text:p>
          </table:table-cell>
          <table:table-cell table:style-name="ce17" table:formula="of:=AVERAGE([.F259];[.F246];[.F233];[.F220];[.F207];[.F194];[.F181];[.F168];[.F155];[.F142])" office:value-type="float" office:value="124010.6" calcext:value-type="float">
            <text:p>124010.6</text:p>
          </table:table-cell>
          <table:table-cell table:style-name="ce17" table:formula="of:=AVERAGE([.G259];[.G246];[.G233];[.G220];[.G207];[.G194];[.G181];[.G168];[.G155];[.G142])" office:value-type="float" office:value="3448.8" calcext:value-type="float">
            <text:p>3448.8</text:p>
          </table:table-cell>
          <table:table-cell table:style-name="ce17" table:formula="of:=AVERAGE([.H259];[.H246];[.H233];[.H220];[.H207];[.H194];[.H181];[.H168];[.H155];[.H142])" office:value-type="float" office:value="2259.7" calcext:value-type="float">
            <text:p>2259.7</text:p>
          </table:table-cell>
          <table:table-cell table:style-name="ce17" table:formula="of:=AVERAGE([.I259];[.I246];[.I233];[.I220];[.I207];[.I194];[.I181];[.I168];[.I155];[.I142])" office:value-type="float" office:value="0.0179128545495867" calcext:value-type="float">
            <text:p>0.0179128545</text:p>
          </table:table-cell>
          <table:table-cell table:style-name="ce48" table:formula="of:=AVERAGE([.J259];[.J246];[.J233];[.J220];[.J207];[.J194];[.J181];[.J168];[.J155];[.J142])" office:value-type="float" office:value="2" calcext:value-type="float">
            <text:p>2</text:p>
          </table:table-cell>
          <table:table-cell table:style-name="ce48" table:formula="of:=AVERAGE([.K259];[.K246];[.K233];[.K220];[.K207];[.K194];[.K181];[.K168];[.K155];[.K142])" office:value-type="float" office:value="73" calcext:value-type="float">
            <text:p>73</text:p>
          </table:table-cell>
          <table:table-cell table:style-name="ce17" table:formula="of:=AVERAGE([.L259];[.L246];[.L233];[.L220];[.L207];[.L194];[.L181];[.L168];[.L155];[.L142])" office:value-type="float" office:value="47.5" calcext:value-type="float">
            <text:p>47.5</text:p>
          </table:table-cell>
          <table:table-cell table:style-name="ce48" table:formula="of:=AVERAGE([.M259];[.M246];[.M233];[.M220];[.M207];[.M194];[.M181];[.M168];[.M155];[.M142])" office:value-type="float" office:value="4" calcext:value-type="float">
            <text:p>4</text:p>
          </table:table-cell>
          <table:table-cell table:style-name="ce48" table:formula="of:=AVERAGE([.N259];[.N246];[.N233];[.N220];[.N207];[.N194];[.N181];[.N168];[.N155];[.N142])" office:value-type="float" office:value="96" calcext:value-type="float">
            <text:p>96</text:p>
          </table:table-cell>
          <table:table-cell table:style-name="ce17" table:formula="of:=AVERAGE([.O259];[.O246];[.O233];[.O220];[.O207];[.O194];[.O181];[.O168];[.O155];[.O142])" office:value-type="float" office:value="95" calcext:value-type="float">
            <text:p>95</text:p>
          </table:table-cell>
          <table:table-cell table:style-name="ce17" table:formula="of:=[.O270]+[.L270]+[.E270]" office:value-type="float" office:value="236" calcext:value-type="float">
            <text:p>236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43" office:value-type="float" office:value="39.7" calcext:value-type="float">
            <text:p>39.7</text:p>
          </table:table-cell>
          <table:table-cell table:style-name="ce48" table:formula="of:=AVERAGE([.C260];[.C247];[.C234];[.C221];[.C208];[.C195];[.C182];[.C169];[.C156];[.C143])" office:value-type="float" office:value="5" calcext:value-type="float">
            <text:p>5</text:p>
          </table:table-cell>
          <table:table-cell table:style-name="ce48" table:formula="of:=AVERAGE([.D260];[.D247];[.D234];[.D221];[.D208];[.D195];[.D182];[.D169];[.D156];[.D143])" office:value-type="float" office:value="144" calcext:value-type="float">
            <text:p>144</text:p>
          </table:table-cell>
          <table:table-cell table:style-name="ce17" table:formula="of:=AVERAGE([.E260];[.E247];[.E234];[.E221];[.E208];[.E195];[.E182];[.E169];[.E156];[.E143])" office:value-type="float" office:value="90" calcext:value-type="float">
            <text:p>90</text:p>
          </table:table-cell>
          <table:table-cell table:style-name="ce17" table:formula="of:=AVERAGE([.F260];[.F247];[.F234];[.F221];[.F208];[.F195];[.F182];[.F169];[.F156];[.F143])" office:value-type="float" office:value="124852.2" calcext:value-type="float">
            <text:p>124852.2</text:p>
          </table:table-cell>
          <table:table-cell table:style-name="ce17" table:formula="of:=AVERAGE([.G260];[.G247];[.G234];[.G221];[.G208];[.G195];[.G182];[.G169];[.G156];[.G143])" office:value-type="float" office:value="2480.9" calcext:value-type="float">
            <text:p>2480.9</text:p>
          </table:table-cell>
          <table:table-cell table:style-name="ce17" table:formula="of:=AVERAGE([.H260];[.H247];[.H234];[.H221];[.H208];[.H195];[.H182];[.H169];[.H156];[.H143])" office:value-type="float" office:value="1418.1" calcext:value-type="float">
            <text:p>1418.1</text:p>
          </table:table-cell>
          <table:table-cell table:style-name="ce17" table:formula="of:=AVERAGE([.I260];[.I247];[.I234];[.I221];[.I208];[.I195];[.I182];[.I169];[.I156];[.I143])" office:value-type="float" office:value="0.0112238429018688" calcext:value-type="float">
            <text:p>0.0112238429</text:p>
          </table:table-cell>
          <table:table-cell table:style-name="ce48" table:formula="of:=AVERAGE([.J260];[.J247];[.J234];[.J221];[.J208];[.J195];[.J182];[.J169];[.J156];[.J143])" office:value-type="float" office:value="2" calcext:value-type="float">
            <text:p>2</text:p>
          </table:table-cell>
          <table:table-cell table:style-name="ce48" table:formula="of:=AVERAGE([.K260];[.K247];[.K234];[.K221];[.K208];[.K195];[.K182];[.K169];[.K156];[.K143])" office:value-type="float" office:value="72" calcext:value-type="float">
            <text:p>72</text:p>
          </table:table-cell>
          <table:table-cell table:style-name="ce17" table:formula="of:=AVERAGE([.L260];[.L247];[.L234];[.L221];[.L208];[.L195];[.L182];[.L169];[.L156];[.L143])" office:value-type="float" office:value="48" calcext:value-type="float">
            <text:p>48</text:p>
          </table:table-cell>
          <table:table-cell table:style-name="ce48" table:formula="of:=AVERAGE([.M260];[.M247];[.M234];[.M221];[.M208];[.M195];[.M182];[.M169];[.M156];[.M143])" office:value-type="float" office:value="4" calcext:value-type="float">
            <text:p>4</text:p>
          </table:table-cell>
          <table:table-cell table:style-name="ce48" table:formula="of:=AVERAGE([.N260];[.N247];[.N234];[.N221];[.N208];[.N195];[.N182];[.N169];[.N156];[.N143])" office:value-type="float" office:value="90" calcext:value-type="float">
            <text:p>90</text:p>
          </table:table-cell>
          <table:table-cell table:style-name="ce17" table:formula="of:=AVERAGE([.O260];[.O247];[.O234];[.O221];[.O208];[.O195];[.O182];[.O169];[.O156];[.O143])" office:value-type="float" office:value="92.5" calcext:value-type="float">
            <text:p>92.5</text:p>
          </table:table-cell>
          <table:table-cell table:style-name="ce17" table:formula="of:=[.O271]+[.L271]+[.E271]" office:value-type="float" office:value="230.5" calcext:value-type="float">
            <text:p>230.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43" office:value-type="float" office:value="47.2" calcext:value-type="float">
            <text:p>47.2</text:p>
          </table:table-cell>
          <table:table-cell table:style-name="ce48" table:formula="of:=AVERAGE([.C261];[.C248];[.C235];[.C222];[.C209];[.C196];[.C183];[.C170];[.C157];[.C144])" office:value-type="float" office:value="5" calcext:value-type="float">
            <text:p>5</text:p>
          </table:table-cell>
          <table:table-cell table:style-name="ce48" table:formula="of:=AVERAGE([.D261];[.D248];[.D235];[.D222];[.D209];[.D196];[.D183];[.D170];[.D157];[.D144])" office:value-type="float" office:value="147" calcext:value-type="float">
            <text:p>147</text:p>
          </table:table-cell>
          <table:table-cell table:style-name="ce17" table:formula="of:=AVERAGE([.E261];[.E248];[.E235];[.E222];[.E209];[.E196];[.E183];[.E170];[.E157];[.E144])" office:value-type="float" office:value="92" calcext:value-type="float">
            <text:p>92</text:p>
          </table:table-cell>
          <table:table-cell table:style-name="ce17" table:formula="of:=AVERAGE([.F261];[.F248];[.F235];[.F222];[.F209];[.F196];[.F183];[.F170];[.F157];[.F144])" office:value-type="float" office:value="125440.4" calcext:value-type="float">
            <text:p>125440.4</text:p>
          </table:table-cell>
          <table:table-cell table:style-name="ce17" table:formula="of:=AVERAGE([.G261];[.G248];[.G235];[.G222];[.G209];[.G196];[.G183];[.G170];[.G157];[.G144])" office:value-type="float" office:value="1122.5" calcext:value-type="float">
            <text:p>1122.5</text:p>
          </table:table-cell>
          <table:table-cell table:style-name="ce17" table:formula="of:=AVERAGE([.H261];[.H248];[.H235];[.H222];[.H209];[.H196];[.H183];[.H170];[.H157];[.H144])" office:value-type="float" office:value="829.9" calcext:value-type="float">
            <text:p>829.9</text:p>
          </table:table-cell>
          <table:table-cell table:style-name="ce17" table:formula="of:=AVERAGE([.I261];[.I248];[.I235];[.I222];[.I209];[.I196];[.I183];[.I170];[.I157];[.I144])" office:value-type="float" office:value="0.00656277299224457" calcext:value-type="float">
            <text:p>0.006562773</text:p>
          </table:table-cell>
          <table:table-cell table:style-name="ce48" table:formula="of:=AVERAGE([.J261];[.J248];[.J235];[.J222];[.J209];[.J196];[.J183];[.J170];[.J157];[.J144])" office:value-type="float" office:value="2" calcext:value-type="float">
            <text:p>2</text:p>
          </table:table-cell>
          <table:table-cell table:style-name="ce48" table:formula="of:=AVERAGE([.K261];[.K248];[.K235];[.K222];[.K209];[.K196];[.K183];[.K170];[.K157];[.K144])" office:value-type="float" office:value="80" calcext:value-type="float">
            <text:p>80</text:p>
          </table:table-cell>
          <table:table-cell table:style-name="ce17" table:formula="of:=AVERAGE([.L261];[.L248];[.L235];[.L222];[.L209];[.L196];[.L183];[.L170];[.L157];[.L144])" office:value-type="float" office:value="49.5" calcext:value-type="float">
            <text:p>49.5</text:p>
          </table:table-cell>
          <table:table-cell table:style-name="ce48" table:formula="of:=AVERAGE([.M261];[.M248];[.M235];[.M222];[.M209];[.M196];[.M183];[.M170];[.M157];[.M144])" office:value-type="float" office:value="4" calcext:value-type="float">
            <text:p>4</text:p>
          </table:table-cell>
          <table:table-cell table:style-name="ce48" table:formula="of:=AVERAGE([.N261];[.N248];[.N235];[.N222];[.N209];[.N196];[.N183];[.N170];[.N157];[.N144])" office:value-type="float" office:value="90" calcext:value-type="float">
            <text:p>90</text:p>
          </table:table-cell>
          <table:table-cell table:style-name="ce17" table:formula="of:=AVERAGE([.O261];[.O248];[.O235];[.O222];[.O209];[.O196];[.O183];[.O170];[.O157];[.O144])" office:value-type="float" office:value="89" calcext:value-type="float">
            <text:p>89</text:p>
          </table:table-cell>
          <table:table-cell table:style-name="ce17" table:formula="of:=[.O272]+[.L272]+[.E272]" office:value-type="float" office:value="230.5" calcext:value-type="float">
            <text:p>230.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17" office:value-type="float" office:value="100" calcext:value-type="float">
            <text:p>100</text:p>
          </table:table-cell>
          <table:table-cell table:style-name="ce48" table:formula="of:=AVERAGE([.C262];[.C249];[.C236];[.C223];[.C210];[.C197];[.C184];[.C171];[.C158];[.C145])" office:value-type="float" office:value="7" calcext:value-type="float">
            <text:p>7</text:p>
          </table:table-cell>
          <table:table-cell table:style-name="ce48" table:formula="of:=AVERAGE([.D262];[.D249];[.D236];[.D223];[.D210];[.D197];[.D184];[.D171];[.D158];[.D145])" office:value-type="float" office:value="158" calcext:value-type="float">
            <text:p>158</text:p>
          </table:table-cell>
          <table:table-cell table:style-name="ce17" table:formula="of:=AVERAGE([.E262];[.E249];[.E236];[.E223];[.E210];[.E197];[.E184];[.E171];[.E158];[.E145])" office:value-type="float" office:value="118" calcext:value-type="float">
            <text:p>118</text:p>
          </table:table-cell>
          <table:table-cell table:style-name="ce17" table:formula="of:=AVERAGE([.F262];[.F249];[.F236];[.F223];[.F210];[.F197];[.F184];[.F171];[.F158];[.F145])" office:value-type="float" office:value="126270.3" calcext:value-type="float">
            <text:p>126270.3</text:p>
          </table:table-cell>
          <table:table-cell table:style-name="ce55"/>
          <table:table-cell table:style-name="ce27" table:number-columns-repeated="8"/>
          <table:table-cell table:style-name="ce17" table:formula="of:=[.O273]+[.L273]+[.E273]" office:value-type="float" office:value="118" calcext:value-type="float">
            <text:p>118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34"/>
          <table:table-cell table:style-name="ce18" table:number-columns-repeated="16"/>
          <table:table-cell table:style-name="ce11" table:number-columns-repeated="1006"/>
          <table:table-cell table:style-name="ce33"/>
        </table:table-row>
        <table:table-row table:style-name="ro1">
          <table:table-cell table:style-name="ce10" office:value-type="string" calcext:value-type="string">
            <text:p>stddev:</text:p>
          </table:table-cell>
          <table:table-cell table:style-name="ce33" table:number-columns-repeated="1023"/>
        </table:table-row>
        <table:table-row table:style-name="ro1">
          <table:table-cell table:style-name="ce10"/>
          <table:table-cell table:style-name="ce42"/>
          <table:table-cell table:style-name="ce46" office:value-type="string" calcext:value-type="string" table:number-columns-spanned="7" table:number-rows-spanned="1">
            <text:p>inv</text:p>
          </table:table-cell>
          <table:covered-table-cell table:number-columns-repeated="6" table:style-name="ce52"/>
          <table:table-cell table:style-name="ce46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46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59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3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43" office:value-type="float" office:value="10" calcext:value-type="float">
            <text:p>10</text:p>
          </table:table-cell>
          <table:table-cell table:style-name="ce48" table:formula="of:=STDEV([.C256];[.C243];[.C230];[.C217];[.C204];[.C191];[.C178];[.C165];[.C152];[.C139])" office:value-type="float" office:value="0" calcext:value-type="float">
            <text:p>0</text:p>
          </table:table-cell>
          <table:table-cell table:style-name="ce48" table:formula="of:=STDEV([.D256];[.D243];[.D230];[.D217];[.D204];[.D191];[.D178];[.D165];[.D152];[.D139])" office:value-type="float" office:value="0" calcext:value-type="float">
            <text:p>0</text:p>
          </table:table-cell>
          <table:table-cell table:style-name="ce17" table:formula="of:=STDEV([.E256];[.E243];[.E230];[.E217];[.E204];[.E191];[.E178];[.E165];[.E152];[.E139])" office:value-type="float" office:value="3.4960294939005" calcext:value-type="float">
            <text:p>3.4960294939</text:p>
          </table:table-cell>
          <table:table-cell table:style-name="ce17" table:formula="of:=STDEV([.F256];[.F243];[.F230];[.F217];[.F204];[.F191];[.F178];[.F165];[.F152];[.F139])" office:value-type="float" office:value="4909.43672261221" calcext:value-type="float">
            <text:p>4909.4367226122</text:p>
          </table:table-cell>
          <table:table-cell table:style-name="ce17" table:formula="of:=STDEV([.G256];[.G243];[.G230];[.G217];[.G204];[.G191];[.G178];[.G165];[.G152];[.G139])" office:value-type="float" office:value="1265.12460519376" calcext:value-type="float">
            <text:p>1265.1246051938</text:p>
          </table:table-cell>
          <table:table-cell table:style-name="ce17" table:formula="of:=STDEV([.H256];[.H243];[.H230];[.H217];[.H204];[.H191];[.H178];[.H165];[.H152];[.H139])" office:value-type="float" office:value="1233.00626744375" calcext:value-type="float">
            <text:p>1233.0062674438</text:p>
          </table:table-cell>
          <table:table-cell table:style-name="ce17" table:formula="of:=STDEV([.I256];[.I243];[.I230];[.I217];[.I204];[.I191];[.I178];[.I165];[.I152];[.I139])" office:value-type="float" office:value="0.010259075152592" calcext:value-type="float">
            <text:p>0.0102590752</text:p>
          </table:table-cell>
          <table:table-cell table:style-name="ce48" table:formula="of:=STDEV([.J256];[.J243];[.J230];[.J217];[.J204];[.J191];[.J178];[.J165];[.J152];[.J139])" office:value-type="float" office:value="0" calcext:value-type="float">
            <text:p>0</text:p>
          </table:table-cell>
          <table:table-cell table:style-name="ce48" table:formula="of:=STDEV([.K256];[.L243];[.K230];[.K217];[.K204];[.K191];[.K178];[.K165];[.K152];[.K139])" office:value-type="float" office:value="15.8850034099251" calcext:value-type="float">
            <text:p>15.8850034099</text:p>
          </table:table-cell>
          <table:table-cell table:style-name="ce17" table:formula="of:=STDEV([.L256];[.L243];[.L230];[.L217];[.L204];[.L191];[.L178];[.L165];[.L152];[.L139])" office:value-type="float" office:value="2.58198889747161" calcext:value-type="float">
            <text:p>2.5819888975</text:p>
          </table:table-cell>
          <table:table-cell table:style-name="ce48" table:formula="of:=STDEV([.M256];[.M243];[.M230];[.M217];[.M204];[.M191];[.M178];[.M165];[.M152];[.M139])" office:value-type="float" office:value="0" calcext:value-type="float">
            <text:p>0</text:p>
          </table:table-cell>
          <table:table-cell table:style-name="ce48" table:formula="of:=STDEV([.N256];[.N243];[.N230];[.N217];[.N204];[.N191];[.N178];[.N165];[.N152];[.N139])" office:value-type="float" office:value="8.48528137423857" calcext:value-type="float">
            <text:p>8.4852813742</text:p>
          </table:table-cell>
          <table:table-cell table:style-name="ce17" table:formula="of:=STDEV([.O256];[.O243];[.O230];[.O217];[.O204];[.O191];[.O178];[.O165];[.O152];[.O139])" office:value-type="float" office:value="10.2875329080073" calcext:value-type="float">
            <text:p>10.287532908</text:p>
          </table:table-cell>
          <table:table-cell table:style-name="ce17" table:formula="of:=STDEV([.P256];[.P243];[.P230];[.P217];[.P204];[.P191];[.P178];[.P165];[.P152];[.P139])" office:value-type="float" office:value="10.8653373420044" calcext:value-type="float">
            <text:p>10.865337342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43" office:value-type="float" office:value="17.7" calcext:value-type="float">
            <text:p>17.7</text:p>
          </table:table-cell>
          <table:table-cell table:style-name="ce48" table:formula="of:=STDEV([.C257];[.C244];[.C231];[.C218];[.C205];[.C192];[.C179];[.C166];[.C153];[.C140])" office:value-type="float" office:value="0" calcext:value-type="float">
            <text:p>0</text:p>
          </table:table-cell>
          <table:table-cell table:style-name="ce48" table:formula="of:=STDEV([.D257];[.D244];[.D231];[.D218];[.D205];[.D192];[.D179];[.D166];[.D153];[.D140])" office:value-type="float" office:value="3.53553390593274" calcext:value-type="float">
            <text:p>3.5355339059</text:p>
          </table:table-cell>
          <table:table-cell table:style-name="ce17" table:formula="of:=STDEV([.E257];[.E244];[.E231];[.E218];[.E205];[.E192];[.E179];[.E166];[.E153];[.E140])" office:value-type="float" office:value="4.71404520791032" calcext:value-type="float">
            <text:p>4.7140452079</text:p>
          </table:table-cell>
          <table:table-cell table:style-name="ce17" table:formula="of:=STDEV([.F257];[.F244];[.F231];[.F218];[.F205];[.F192];[.F179];[.F166];[.F153];[.F140])" office:value-type="float" office:value="4648.91543982752" calcext:value-type="float">
            <text:p>4648.9154398275</text:p>
          </table:table-cell>
          <table:table-cell table:style-name="ce17" table:formula="of:=STDEV([.G257];[.G244];[.G231];[.G218];[.G205];[.G192];[.G179];[.G166];[.G153];[.G140])" office:value-type="float" office:value="1341.00668653565" calcext:value-type="float">
            <text:p>1341.0066865357</text:p>
          </table:table-cell>
          <table:table-cell table:style-name="ce17" table:formula="of:=STDEV([.H257];[.H244];[.H231];[.H218];[.H205];[.H192];[.H179];[.H166];[.H153];[.H140])" office:value-type="float" office:value="1287.41776004873" calcext:value-type="float">
            <text:p>1287.4177600487</text:p>
          </table:table-cell>
          <table:table-cell table:style-name="ce17" table:formula="of:=STDEV([.I257];[.I244];[.I231];[.I218];[.I205];[.I192];[.I179];[.I166];[.I153];[.I140])" office:value-type="float" office:value="0.0107592981210211" calcext:value-type="float">
            <text:p>0.0107592981</text:p>
          </table:table-cell>
          <table:table-cell table:style-name="ce48" table:formula="of:=STDEV([.J257];[.J244];[.J231];[.J218];[.J205];[.J192];[.J179];[.J166];[.J153];[.J140])" office:value-type="float" office:value="0" calcext:value-type="float">
            <text:p>0</text:p>
          </table:table-cell>
          <table:table-cell table:style-name="ce48" table:formula="of:=STDEV([.K257];[.L244];[.K231];[.K218];[.K205];[.K192];[.K179];[.K166];[.K153];[.K140])" office:value-type="float" office:value="16.4620776331543" calcext:value-type="float">
            <text:p>16.4620776332</text:p>
          </table:table-cell>
          <table:table-cell table:style-name="ce17" table:formula="of:=STDEV([.L257];[.L244];[.L231];[.L218];[.L205];[.L192];[.L179];[.L166];[.L153];[.L140])" office:value-type="float" office:value="2.63523138347365" calcext:value-type="float">
            <text:p>2.6352313835</text:p>
          </table:table-cell>
          <table:table-cell table:style-name="ce48" table:formula="of:=STDEV([.M257];[.M244];[.M231];[.M218];[.M205];[.M192];[.M179];[.M166];[.M153];[.M140])" office:value-type="float" office:value="0" calcext:value-type="float">
            <text:p>0</text:p>
          </table:table-cell>
          <table:table-cell table:style-name="ce48" table:formula="of:=STDEV([.N257];[.N244];[.N231];[.N218];[.N205];[.N192];[.N179];[.N166];[.N153];[.N140])" office:value-type="float" office:value="3.53553390593274" calcext:value-type="float">
            <text:p>3.5355339059</text:p>
          </table:table-cell>
          <table:table-cell table:style-name="ce17" table:formula="of:=STDEV([.O257];[.O244];[.O231];[.O218];[.O205];[.O192];[.O179];[.O166];[.O153];[.O140])" office:value-type="float" office:value="14.2984070596848" calcext:value-type="float">
            <text:p>14.2984070597</text:p>
          </table:table-cell>
          <table:table-cell table:style-name="ce17" table:formula="of:=STDEV([.P257];[.P244];[.P231];[.P218];[.P205];[.P192];[.P179];[.P166];[.P153];[.P140])" office:value-type="float" office:value="15.820169966779" calcext:value-type="float">
            <text:p>15.8201699668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43" office:value-type="float" office:value="25" calcext:value-type="float">
            <text:p>25</text:p>
          </table:table-cell>
          <table:table-cell table:style-name="ce48" table:formula="of:=STDEV([.C258];[.C245];[.C232];[.C219];[.C206];[.C193];[.C180];[.C167];[.C154];[.C141])" office:value-type="float" office:value="0" calcext:value-type="float">
            <text:p>0</text:p>
          </table:table-cell>
          <table:table-cell table:style-name="ce48" table:formula="of:=STDEV([.D258];[.D245];[.D232];[.D219];[.D206];[.D193];[.D180];[.D167];[.D154];[.D141])" office:value-type="float" office:value="4.24264068711929" calcext:value-type="float">
            <text:p>4.2426406871</text:p>
          </table:table-cell>
          <table:table-cell table:style-name="ce17" table:formula="of:=STDEV([.E258];[.E245];[.E232];[.E219];[.E206];[.E193];[.E180];[.E167];[.E154];[.E141])" office:value-type="float" office:value="4.37797517885457" calcext:value-type="float">
            <text:p>4.3779751789</text:p>
          </table:table-cell>
          <table:table-cell table:style-name="ce17" table:formula="of:=STDEV([.F258];[.F245];[.F232];[.F219];[.F206];[.F193];[.F180];[.F167];[.F154];[.F141])" office:value-type="float" office:value="4353.95826167919" calcext:value-type="float">
            <text:p>4353.9582616792</text:p>
          </table:table-cell>
          <table:table-cell table:style-name="ce17" table:formula="of:=STDEV([.G258];[.G245];[.G232];[.G219];[.G206];[.G193];[.G180];[.G167];[.G154];[.G141])" office:value-type="float" office:value="889.422040803277" calcext:value-type="float">
            <text:p>889.4220408033</text:p>
          </table:table-cell>
          <table:table-cell table:style-name="ce17" table:formula="of:=STDEV([.H258];[.H245];[.H232];[.H219];[.H206];[.H193];[.H180];[.H167];[.H154];[.H141])" office:value-type="float" office:value="921.103951185147" calcext:value-type="float">
            <text:p>921.1039511851</text:p>
          </table:table-cell>
          <table:table-cell table:style-name="ce17" table:formula="of:=STDEV([.I258];[.I245];[.I232];[.I219];[.I206];[.I193];[.I180];[.I167];[.I154];[.I141])" office:value-type="float" office:value="0.0076735329939309" calcext:value-type="float">
            <text:p>0.007673533</text:p>
          </table:table-cell>
          <table:table-cell table:style-name="ce48" table:formula="of:=STDEV([.J258];[.J245];[.J232];[.J219];[.J206];[.J193];[.J180];[.J167];[.J154];[.J141])" office:value-type="float" office:value="0" calcext:value-type="float">
            <text:p>0</text:p>
          </table:table-cell>
          <table:table-cell table:style-name="ce48" table:formula="of:=STDEV([.K258];[.K245];[.K232];[.K219];[.K206];[.K193];[.K180];[.K167];[.K154];[.K141])" office:value-type="float" office:value="0.707106781186548" calcext:value-type="float">
            <text:p>0.7071067812</text:p>
          </table:table-cell>
          <table:table-cell table:style-name="ce17" table:formula="of:=STDEV([.L258];[.L245];[.L232];[.L219];[.L206];[.L193];[.L180];[.L167];[.L154];[.L141])" office:value-type="float" office:value="2.83823106098773" calcext:value-type="float">
            <text:p>2.838231061</text:p>
          </table:table-cell>
          <table:table-cell table:style-name="ce48" table:formula="of:=STDEV([.M258];[.M245];[.M232];[.M219];[.M206];[.M193];[.M180];[.M167];[.M154];[.M141])" office:value-type="float" office:value="0" calcext:value-type="float">
            <text:p>0</text:p>
          </table:table-cell>
          <table:table-cell table:style-name="ce48" table:formula="of:=STDEV([.N258];[.N245];[.N232];[.N219];[.N206];[.N193];[.N180];[.N167];[.N154];[.N141])" office:value-type="float" office:value="2.12132034355964" calcext:value-type="float">
            <text:p>2.1213203436</text:p>
          </table:table-cell>
          <table:table-cell table:style-name="ce17" table:formula="of:=STDEV([.O258];[.O245];[.O232];[.O219];[.O206];[.O193];[.O180];[.O167];[.O154];[.O141])" office:value-type="float" office:value="10.9163485958752" calcext:value-type="float">
            <text:p>10.9163485959</text:p>
          </table:table-cell>
          <table:table-cell table:style-name="ce17" table:formula="of:=STDEV([.P258];[.P245];[.P232];[.P219];[.P206];[.P193];[.P180];[.P167];[.P154];[.P141])" office:value-type="float" office:value="14.4241310156125" calcext:value-type="float">
            <text:p>14.4241310156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43" office:value-type="float" office:value="32.9" calcext:value-type="float">
            <text:p>32.9</text:p>
          </table:table-cell>
          <table:table-cell table:style-name="ce48" table:formula="of:=STDEV([.C259];[.C246];[.C233];[.C220];[.C207];[.C194];[.C181];[.C168];[.C155];[.C142])" office:value-type="string" office:string-value="" calcext:value-type="error">
            <text:p>#DIV/0!</text:p>
          </table:table-cell>
          <table:table-cell table:style-name="ce48" table:formula="of:=STDEV([.D259];[.D246];[.D233];[.D220];[.D207];[.D194];[.D181];[.D168];[.D155];[.D142])" office:value-type="string" office:string-value="" calcext:value-type="error">
            <text:p>#DIV/0!</text:p>
          </table:table-cell>
          <table:table-cell table:style-name="ce17" table:formula="of:=STDEV([.E259];[.E246];[.E233];[.E220];[.E207];[.E194];[.E181];[.E168];[.E155];[.E142])" office:value-type="float" office:value="3.37474278855276" calcext:value-type="float">
            <text:p>3.3747427886</text:p>
          </table:table-cell>
          <table:table-cell table:style-name="ce17" table:formula="of:=STDEV([.F259];[.F246];[.F233];[.F220];[.F207];[.F194];[.F181];[.F168];[.F155];[.F142])" office:value-type="float" office:value="4111.71597592376" calcext:value-type="float">
            <text:p>4111.7159759238</text:p>
          </table:table-cell>
          <table:table-cell table:style-name="ce17" table:formula="of:=STDEV([.G259];[.G246];[.G233];[.G220];[.G207];[.G194];[.G181];[.G168];[.G155];[.G142])" office:value-type="float" office:value="278.592015519309" calcext:value-type="float">
            <text:p>278.5920155193</text:p>
          </table:table-cell>
          <table:table-cell table:style-name="ce17" table:formula="of:=STDEV([.H259];[.H246];[.H233];[.H220];[.H207];[.H194];[.H181];[.H168];[.H155];[.H142])" office:value-type="float" office:value="280.558985677601" calcext:value-type="float">
            <text:p>280.5589856776</text:p>
          </table:table-cell>
          <table:table-cell table:style-name="ce17" table:formula="of:=STDEV([.I259];[.I246];[.I233];[.I220];[.I207];[.I194];[.I181];[.I168];[.I155];[.I142])" office:value-type="float" office:value="0.00231813420909701" calcext:value-type="float">
            <text:p>0.0023181342</text:p>
          </table:table-cell>
          <table:table-cell table:style-name="ce48" table:formula="of:=STDEV([.J259];[.J246];[.J233];[.J220];[.J207];[.J194];[.J181];[.J168];[.J155];[.J142])" office:value-type="string" office:string-value="" calcext:value-type="error">
            <text:p>#DIV/0!</text:p>
          </table:table-cell>
          <table:table-cell table:style-name="ce48" table:formula="of:=STDEV([.K259];[.K246];[.K233];[.K220];[.K207];[.K194];[.K181];[.K168];[.K155];[.K142])" office:value-type="string" office:string-value="" calcext:value-type="error">
            <text:p>#DIV/0!</text:p>
          </table:table-cell>
          <table:table-cell table:style-name="ce17" table:formula="of:=STDEV([.L259];[.L246];[.L233];[.L220];[.L207];[.L194];[.L181];[.L168];[.L155];[.L142])" office:value-type="float" office:value="2.63523138347365" calcext:value-type="float">
            <text:p>2.6352313835</text:p>
          </table:table-cell>
          <table:table-cell table:style-name="ce48" table:formula="of:=STDEV([.M259];[.M246];[.M233];[.M220];[.M207];[.M194];[.M181];[.M168];[.M155];[.M142])" office:value-type="string" office:string-value="" calcext:value-type="error">
            <text:p>#DIV/0!</text:p>
          </table:table-cell>
          <table:table-cell table:style-name="ce48" table:formula="of:=STDEV([.N259];[.N246];[.N233];[.N220];[.N207];[.N194];[.N181];[.N168];[.N155];[.N142])" office:value-type="string" office:string-value="" calcext:value-type="error">
            <text:p>#DIV/0!</text:p>
          </table:table-cell>
          <table:table-cell table:style-name="ce17" table:formula="of:=STDEV([.O259];[.O246];[.O233];[.O220];[.O207];[.O194];[.O181];[.O168];[.O155];[.O142])" office:value-type="float" office:value="5.77350269189626" calcext:value-type="float">
            <text:p>5.7735026919</text:p>
          </table:table-cell>
          <table:table-cell table:style-name="ce17" table:formula="of:=STDEV([.P259];[.P246];[.P233];[.P220];[.P207];[.P194];[.P181];[.P168];[.P155];[.P142])" office:value-type="float" office:value="9.66091783079296" calcext:value-type="float">
            <text:p>9.6609178308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43" office:value-type="float" office:value="39.7" calcext:value-type="float">
            <text:p>39.7</text:p>
          </table:table-cell>
          <table:table-cell table:style-name="ce48" table:formula="of:=STDEV([.C260];[.C247];[.C234];[.C221];[.C208];[.C195];[.C182];[.C169];[.C156];[.C143])" office:value-type="string" office:string-value="" calcext:value-type="error">
            <text:p>#DIV/0!</text:p>
          </table:table-cell>
          <table:table-cell table:style-name="ce48" table:formula="of:=STDEV([.D260];[.D247];[.D234];[.D221];[.D208];[.D195];[.D182];[.D169];[.D156];[.D143])" office:value-type="string" office:string-value="" calcext:value-type="error">
            <text:p>#DIV/0!</text:p>
          </table:table-cell>
          <table:table-cell table:style-name="ce17" table:formula="of:=STDEV([.E260];[.E247];[.E234];[.E221];[.E208];[.E195];[.E182];[.E169];[.E156];[.E143])" office:value-type="float" office:value="4.71404520791032" calcext:value-type="float">
            <text:p>4.7140452079</text:p>
          </table:table-cell>
          <table:table-cell table:style-name="ce17" table:formula="of:=STDEV([.F260];[.F247];[.F234];[.F221];[.F208];[.F195];[.F182];[.F169];[.F156];[.F143])" office:value-type="float" office:value="4034.60191620217" calcext:value-type="float">
            <text:p>4034.6019162022</text:p>
          </table:table-cell>
          <table:table-cell table:style-name="ce17" table:formula="of:=STDEV([.G260];[.G247];[.G234];[.G221];[.G208];[.G195];[.G182];[.G169];[.G156];[.G143])" office:value-type="float" office:value="259.862121561074" calcext:value-type="float">
            <text:p>259.8621215611</text:p>
          </table:table-cell>
          <table:table-cell table:style-name="ce17" table:formula="of:=STDEV([.H260];[.H247];[.H234];[.H221];[.H208];[.H195];[.H182];[.H169];[.H156];[.H143])" office:value-type="float" office:value="231.748163123489" calcext:value-type="float">
            <text:p>231.7481631235</text:p>
          </table:table-cell>
          <table:table-cell table:style-name="ce17" table:formula="of:=STDEV([.I260];[.I247];[.I234];[.I221];[.I208];[.I195];[.I182];[.I169];[.I156];[.I143])" office:value-type="float" office:value="0.00177331918901959" calcext:value-type="float">
            <text:p>0.0017733192</text:p>
          </table:table-cell>
          <table:table-cell table:style-name="ce48" table:formula="of:=STDEV([.J260];[.J247];[.J234];[.J221];[.J208];[.J195];[.J182];[.J169];[.J156];[.J143])" office:value-type="string" office:string-value="" calcext:value-type="error">
            <text:p>#DIV/0!</text:p>
          </table:table-cell>
          <table:table-cell table:style-name="ce48" table:formula="of:=STDEV([.K260];[.K247];[.K234];[.K221];[.K208];[.K195];[.K182];[.K169];[.K156];[.K143])" office:value-type="string" office:string-value="" calcext:value-type="error">
            <text:p>#DIV/0!</text:p>
          </table:table-cell>
          <table:table-cell table:style-name="ce17" table:formula="of:=STDEV([.L260];[.L247];[.L234];[.L221];[.L208];[.L195];[.L182];[.L169];[.L156];[.L143])" office:value-type="float" office:value="3.4960294939005" calcext:value-type="float">
            <text:p>3.4960294939</text:p>
          </table:table-cell>
          <table:table-cell table:style-name="ce48" table:formula="of:=STDEV([.M260];[.M247];[.M234];[.M221];[.M208];[.M195];[.M182];[.M169];[.M156];[.M143])" office:value-type="string" office:string-value="" calcext:value-type="error">
            <text:p>#DIV/0!</text:p>
          </table:table-cell>
          <table:table-cell table:style-name="ce48" table:formula="of:=STDEV([.N260];[.N247];[.N234];[.N221];[.N208];[.N195];[.N182];[.N169];[.N156];[.N143])" office:value-type="string" office:string-value="" calcext:value-type="error">
            <text:p>#DIV/0!</text:p>
          </table:table-cell>
          <table:table-cell table:style-name="ce17" table:formula="of:=STDEV([.O260];[.O247];[.O234];[.O221];[.O208];[.O195];[.O182];[.O169];[.O156];[.O143])" office:value-type="float" office:value="4.24918292799399" calcext:value-type="float">
            <text:p>4.249182928</text:p>
          </table:table-cell>
          <table:table-cell table:style-name="ce17" table:formula="of:=STDEV([.P260];[.P247];[.P234];[.P221];[.P208];[.P195];[.P182];[.P169];[.P156];[.P143])" office:value-type="float" office:value="9.55975359979999" calcext:value-type="float">
            <text:p>9.5597535998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43" office:value-type="float" office:value="47.2" calcext:value-type="float">
            <text:p>47.2</text:p>
          </table:table-cell>
          <table:table-cell table:style-name="ce48" table:formula="of:=STDEV([.C261];[.C248];[.C235];[.C222];[.C209];[.C196];[.C183];[.C170];[.C157];[.C144])" office:value-type="string" office:string-value="" calcext:value-type="error">
            <text:p>#DIV/0!</text:p>
          </table:table-cell>
          <table:table-cell table:style-name="ce48" table:formula="of:=STDEV([.D261];[.D248];[.D235];[.D222];[.D209];[.D196];[.D183];[.D170];[.D157];[.D144])" office:value-type="string" office:string-value="" calcext:value-type="error">
            <text:p>#DIV/0!</text:p>
          </table:table-cell>
          <table:table-cell table:style-name="ce17" table:formula="of:=STDEV([.E261];[.E248];[.E235];[.E222];[.E209];[.E196];[.E183];[.E170];[.E157];[.E144])" office:value-type="float" office:value="4.83045891539648" calcext:value-type="float">
            <text:p>4.8304589154</text:p>
          </table:table-cell>
          <table:table-cell table:style-name="ce17" table:formula="of:=STDEV([.F261];[.F248];[.F235];[.F222];[.F209];[.F196];[.F183];[.F170];[.F157];[.F144])" office:value-type="float" office:value="4041.06416677588" calcext:value-type="float">
            <text:p>4041.0641667759</text:p>
          </table:table-cell>
          <table:table-cell table:style-name="ce17" table:formula="of:=STDEV([.G261];[.G248];[.G235];[.G222];[.G209];[.G196];[.G183];[.G170];[.G157];[.G144])" office:value-type="float" office:value="228.690596415526" calcext:value-type="float">
            <text:p>228.6905964155</text:p>
          </table:table-cell>
          <table:table-cell table:style-name="ce17" table:formula="of:=STDEV([.H261];[.H248];[.H235];[.H222];[.H209];[.H196];[.H183];[.H170];[.H157];[.H144])" office:value-type="float" office:value="208.239418832159" calcext:value-type="float">
            <text:p>208.2394188322</text:p>
          </table:table-cell>
          <table:table-cell table:style-name="ce17" table:formula="of:=STDEV([.I261];[.I248];[.I235];[.I222];[.I209];[.I196];[.I183];[.I170];[.I157];[.I144])" office:value-type="float" office:value="0.00161274603464527" calcext:value-type="float">
            <text:p>0.001612746</text:p>
          </table:table-cell>
          <table:table-cell table:style-name="ce48" table:formula="of:=STDEV([.J261];[.J248];[.J235];[.J222];[.J209];[.J196];[.J183];[.J170];[.J157];[.J144])" office:value-type="string" office:string-value="" calcext:value-type="error">
            <text:p>#DIV/0!</text:p>
          </table:table-cell>
          <table:table-cell table:style-name="ce48" table:formula="of:=STDEV([.K261];[.K248];[.K235];[.K222];[.K209];[.K196];[.K183];[.K170];[.K157];[.K144])" office:value-type="string" office:string-value="" calcext:value-type="error">
            <text:p>#DIV/0!</text:p>
          </table:table-cell>
          <table:table-cell table:style-name="ce17" table:formula="of:=STDEV([.L261];[.L248];[.L235];[.L222];[.L209];[.L196];[.L183];[.L170];[.L157];[.L144])" office:value-type="float" office:value="7.61941963377497" calcext:value-type="float">
            <text:p>7.6194196338</text:p>
          </table:table-cell>
          <table:table-cell table:style-name="ce48" table:formula="of:=STDEV([.M261];[.M248];[.M235];[.M222];[.M209];[.M196];[.M183];[.M170];[.M157];[.M144])" office:value-type="string" office:string-value="" calcext:value-type="error">
            <text:p>#DIV/0!</text:p>
          </table:table-cell>
          <table:table-cell table:style-name="ce48" table:formula="of:=STDEV([.N261];[.N248];[.N235];[.N222];[.N209];[.N196];[.N183];[.N170];[.N157];[.N144])" office:value-type="string" office:string-value="" calcext:value-type="error">
            <text:p>#DIV/0!</text:p>
          </table:table-cell>
          <table:table-cell table:style-name="ce17" table:formula="of:=STDEV([.O261];[.O248];[.O235];[.O222];[.O209];[.O196];[.O183];[.O170];[.O157];[.O144])" office:value-type="float" office:value="2.10818510677892" calcext:value-type="float">
            <text:p>2.1081851068</text:p>
          </table:table-cell>
          <table:table-cell table:style-name="ce17" table:formula="of:=STDEV([.P261];[.P248];[.P235];[.P222];[.P209];[.P196];[.P183];[.P170];[.P157];[.P144])" office:value-type="float" office:value="12.5720147770974" calcext:value-type="float">
            <text:p>12.5720147771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17" office:value-type="float" office:value="100" calcext:value-type="float">
            <text:p>100</text:p>
          </table:table-cell>
          <table:table-cell table:style-name="ce48" table:formula="of:=STDEV([.C262];[.C249];[.C236];[.C223];[.C210];[.C197];[.C184];[.C171];[.C158];[.C145])" office:value-type="string" office:string-value="" calcext:value-type="error">
            <text:p>#DIV/0!</text:p>
          </table:table-cell>
          <table:table-cell table:style-name="ce48" table:formula="of:=STDEV([.D262];[.D249];[.D236];[.D223];[.D210];[.D197];[.D184];[.D171];[.D158];[.D145])" office:value-type="string" office:string-value="" calcext:value-type="error">
            <text:p>#DIV/0!</text:p>
          </table:table-cell>
          <table:table-cell table:style-name="ce17" table:formula="of:=STDEV([.E262];[.E249];[.E236];[.E223];[.E210];[.E197];[.E184];[.E171];[.E158];[.E145])" office:value-type="float" office:value="2.58198889747161" calcext:value-type="float">
            <text:p>2.5819888975</text:p>
          </table:table-cell>
          <table:table-cell table:style-name="ce17" table:formula="of:=STDEV([.F262];[.F249];[.F236];[.F223];[.F210];[.F197];[.F184];[.F171];[.F158];[.F145])" office:value-type="float" office:value="4103.90933000339" calcext:value-type="float">
            <text:p>4103.9093300034</text:p>
          </table:table-cell>
          <table:table-cell table:style-name="ce55"/>
          <table:table-cell table:style-name="ce27" table:number-columns-repeated="8"/>
          <table:table-cell table:style-name="ce17" table:formula="of:=STDEV([.P262];[.P249];[.P236];[.P223];[.P210];[.P197];[.P184];[.P171];[.P158];[.P145])" office:value-type="float" office:value="2.58198889747161" calcext:value-type="float">
            <text:p>2.581988897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34"/>
          <table:table-cell table:style-name="ce18" table:number-columns-repeated="16"/>
          <table:table-cell table:style-name="ce11" table:number-columns-repeated="1006"/>
          <table:table-cell table:style-name="ce33"/>
        </table:table-row>
        <table:table-row table:style-name="ro1">
          <table:table-cell table:style-name="ce34" office:value-type="string" calcext:value-type="string">
            <text:p>index of dispersion (variance/mean):</text:p>
          </table:table-cell>
          <table:table-cell table:style-name="ce18" table:number-columns-repeated="16"/>
          <table:table-cell table:style-name="ce11" table:number-columns-repeated="1006"/>
          <table:table-cell table:style-name="ce33"/>
        </table:table-row>
        <table:table-row table:style-name="ro1">
          <table:table-cell table:style-name="ce10"/>
          <table:table-cell table:style-name="ce42"/>
          <table:table-cell table:style-name="ce46" office:value-type="string" calcext:value-type="string" table:number-columns-spanned="7" table:number-rows-spanned="1">
            <text:p>inv</text:p>
          </table:table-cell>
          <table:covered-table-cell table:number-columns-repeated="6" table:style-name="ce52"/>
          <table:table-cell table:style-name="ce46" office:value-type="string" calcext:value-type="string" table:number-columns-spanned="3" table:number-rows-spanned="1">
            <text:p>aux</text:p>
          </table:table-cell>
          <table:covered-table-cell table:number-columns-repeated="2" table:style-name="ce12"/>
          <table:table-cell table:style-name="ce46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2"/>
          <table:table-cell table:style-name="ce59"/>
          <table:table-cell table:style-name="ce10" table:number-columns-repeated="1008"/>
        </table:table-row>
        <table:table-row table:style-name="ro1">
          <table:table-cell table:style-name="ce10"/>
          <table:table-cell table:style-name="ce12" office:value-type="string" calcext:value-type="string">
            <text:p>%HF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QoI</text:p>
          </table:table-cell>
          <table:table-cell table:style-name="ce12" office:value-type="string" calcext:value-type="string">
            <text:p>estimated QoI error</text:p>
          </table:table-cell>
          <table:table-cell table:style-name="ce12" office:value-type="string" calcext:value-type="string">
            <text:p>actual QoI error</text:p>
          </table:table-cell>
          <table:table-cell table:style-name="ce12" office:value-type="string" calcext:value-type="string">
            <text:p>actual relative QoI error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NL iters</text:p>
          </table:table-cell>
          <table:table-cell table:style-name="ce12" office:value-type="string" calcext:value-type="string">
            <text:p>total KSP iters</text:p>
          </table:table-cell>
          <table:table-cell table:style-name="ce12" office:value-type="string" calcext:value-type="string">
            <text:p>time (solve)</text:p>
          </table:table-cell>
          <table:table-cell table:style-name="ce12" office:value-type="string" calcext:value-type="string">
            <text:p>total time (solve)</text:p>
          </table:table-cell>
          <table:table-cell table:style-name="ce34"/>
          <table:table-cell table:style-name="ce10"/>
          <table:table-cell table:style-name="ce11" table:number-columns-repeated="1006"/>
        </table:table-row>
        <table:table-row table:style-name="ro1">
          <table:table-cell table:style-name="ce12" office:value-type="string" calcext:value-type="string">
            <text:p>MF01</text:p>
          </table:table-cell>
          <table:table-cell table:style-name="ce43" office:value-type="float" office:value="10" calcext:value-type="float">
            <text:p>10</text:p>
          </table:table-cell>
          <table:table-cell table:style-name="ce49" table:formula="of:=VAR([.C256];[.C243];[.C230];[.C217];[.C204];[.C191];[.C178];[.C165];[.C152];[.C139])/AVERAGE([.C256];[.C243];[.C230];[.C217];[.C204];[.C191];[.C178];[.C165];[.C152];[.C139])" office:value-type="float" office:value="0" calcext:value-type="float">
            <text:p>0</text:p>
          </table:table-cell>
          <table:table-cell table:style-name="ce49" table:formula="of:=VAR([.D256];[.D243];[.D230];[.D217];[.D204];[.D191];[.D178];[.D165];[.D152];[.D139])/AVERAGE([.D256];[.D243];[.D230];[.D217];[.D204];[.D191];[.D178];[.D165];[.D152];[.D139])" office:value-type="float" office:value="0" calcext:value-type="float">
            <text:p>0</text:p>
          </table:table-cell>
          <table:table-cell table:style-name="ce54" table:formula="of:=VAR([.E256];[.E243];[.E230];[.E217];[.E204];[.E191];[.E178];[.E165];[.E152];[.E139])/AVERAGE([.E256];[.E243];[.E230];[.E217];[.E204];[.E191];[.E178];[.E165];[.E152];[.E139])" office:value-type="float" office:value="0.158730158730159" calcext:value-type="float">
            <text:p>0.1587301587</text:p>
          </table:table-cell>
          <table:table-cell table:style-name="ce54" table:formula="of:=VAR([.F256];[.F243];[.F230];[.F217];[.F204];[.F191];[.F178];[.F165];[.F152];[.F139])/AVERAGE([.F256];[.F243];[.F230];[.F217];[.F204];[.F191];[.F178];[.F165];[.F152];[.F139])" office:value-type="float" office:value="194.891704589682" calcext:value-type="float">
            <text:p>194.8917045897</text:p>
          </table:table-cell>
          <table:table-cell table:style-name="ce54" table:formula="of:=VAR([.G256];[.G243];[.G230];[.G217];[.G204];[.G191];[.G178];[.G165];[.G152];[.G139])/AVERAGE([.G256];[.G243];[.G230];[.G217];[.G204];[.G191];[.G178];[.G165];[.G152];[.G139])" office:value-type="float" office:value="369.844779246387" calcext:value-type="float">
            <text:p>369.8447792464</text:p>
          </table:table-cell>
          <table:table-cell table:style-name="ce54" table:formula="of:=VAR([.H256];[.H243];[.H230];[.H217];[.H204];[.H191];[.H178];[.H165];[.H152];[.H139])/AVERAGE([.H256];[.H243];[.H230];[.H217];[.H204];[.H191];[.H178];[.H165];[.H152];[.H139])" office:value-type="float" office:value="585.024995403685" calcext:value-type="float">
            <text:p>585.0249954037</text:p>
          </table:table-cell>
          <table:table-cell table:style-name="ce54" table:formula="of:=VAR([.I256];[.I243];[.I230];[.I217];[.I204];[.I191];[.I178];[.I165];[.I152];[.I139])/AVERAGE([.I256];[.I243];[.I230];[.I217];[.I204];[.I191];[.I178];[.I165];[.I152];[.I139])" office:value-type="float" office:value="0.00506890203631815" calcext:value-type="float">
            <text:p>0.005068902</text:p>
          </table:table-cell>
          <table:table-cell table:style-name="ce49" table:formula="of:=VAR([.J256];[.J243];[.J230];[.J217];[.J204];[.J191];[.J178];[.J165];[.J152];[.J139])/AVERAGE([.J256];[.J243];[.J230];[.J217];[.J204];[.J191];[.J178];[.J165];[.J152];[.J139])" office:value-type="float" office:value="0" calcext:value-type="float">
            <text:p>0</text:p>
          </table:table-cell>
          <table:table-cell table:style-name="ce49" table:formula="of:=VAR([.K256];[.K243];[.K230];[.K217];[.K204];[.K191];[.K178];[.K165];[.K152];[.K139])/AVERAGE([.K256];[.K243];[.K230];[.K217];[.K204];[.K191];[.K178];[.K165];[.K152];[.K139])" office:value-type="float" office:value="0.00689655172413793" calcext:value-type="float">
            <text:p>0.0068965517</text:p>
          </table:table-cell>
          <table:table-cell table:style-name="ce54" table:formula="of:=VAR([.L256];[.L243];[.L230];[.L217];[.L204];[.L191];[.L178];[.L165];[.L152];[.L139])/AVERAGE([.L256];[.L243];[.L230];[.L217];[.L204];[.L191];[.L178];[.L165];[.L152];[.L139])" office:value-type="float" office:value="0.141843971631206" calcext:value-type="float">
            <text:p>0.1418439716</text:p>
          </table:table-cell>
          <table:table-cell table:style-name="ce49" table:formula="of:=VAR([.M256];[.M243];[.M230];[.M217];[.M204];[.M191];[.M178];[.M165];[.M152];[.M139])/AVERAGE([.M256];[.M243];[.M230];[.M217];[.M204];[.M191];[.M178];[.M165];[.M152];[.M139])" office:value-type="float" office:value="0" calcext:value-type="float">
            <text:p>0</text:p>
          </table:table-cell>
          <table:table-cell table:style-name="ce49" table:formula="of:=VAR([.N256];[.N243];[.N230];[.N217];[.N204];[.N191];[.N178];[.N165];[.N152];[.N139])/AVERAGE([.N256];[.N243];[.N230];[.N217];[.N204];[.N191];[.N178];[.N165];[.N152];[.N139])" office:value-type="float" office:value="0.692307692307692" calcext:value-type="float">
            <text:p>0.6923076923</text:p>
          </table:table-cell>
          <table:table-cell table:style-name="ce54" table:formula="of:=VAR([.O256];[.O243];[.O230];[.O217];[.O204];[.O191];[.O178];[.O165];[.O152];[.O139])/AVERAGE([.O256];[.O243];[.O230];[.O217];[.O204];[.O191];[.O178];[.O165];[.O152];[.O139])" office:value-type="float" office:value="1.02254428341385" calcext:value-type="float">
            <text:p>1.0225442834</text:p>
          </table:table-cell>
          <table:table-cell table:style-name="ce54" table:formula="of:=VAR([.P256];[.P243];[.P230];[.P217];[.P204];[.P191];[.P178];[.P165];[.P152];[.P139])/AVERAGE([.P256];[.P243];[.P230];[.P217];[.P204];[.P191];[.P178];[.P165];[.P152];[.P139])" office:value-type="float" office:value="0.518925518925519" calcext:value-type="float">
            <text:p>0.5189255189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2</text:p>
          </table:table-cell>
          <table:table-cell table:style-name="ce43" office:value-type="float" office:value="17.7" calcext:value-type="float">
            <text:p>17.7</text:p>
          </table:table-cell>
          <table:table-cell table:style-name="ce49" table:formula="of:=VAR([.C257];[.C244];[.C231];[.C218];[.C205];[.C192];[.C179];[.C166];[.C153];[.C140])/AVERAGE([.C257];[.C244];[.C231];[.C218];[.C205];[.C192];[.C179];[.C166];[.C153];[.C140])" office:value-type="float" office:value="0" calcext:value-type="float">
            <text:p>0</text:p>
          </table:table-cell>
          <table:table-cell table:style-name="ce49" table:formula="of:=VAR([.D257];[.D244];[.D231];[.D218];[.D205];[.D192];[.D179];[.D166];[.D153];[.D140])/AVERAGE([.D257];[.D244];[.D231];[.D218];[.D205];[.D192];[.D179];[.D166];[.D153];[.D140])" office:value-type="float" office:value="0.0830564784053156" calcext:value-type="float">
            <text:p>0.0830564784</text:p>
          </table:table-cell>
          <table:table-cell table:style-name="ce54" table:formula="of:=VAR([.E257];[.E244];[.E231];[.E218];[.E205];[.E192];[.E179];[.E166];[.E153];[.E140])/AVERAGE([.E257];[.E244];[.E231];[.E218];[.E205];[.E192];[.E179];[.E166];[.E153];[.E140])" office:value-type="float" office:value="0.233918128654971" calcext:value-type="float">
            <text:p>0.2339181287</text:p>
          </table:table-cell>
          <table:table-cell table:style-name="ce54" table:formula="of:=VAR([.F257];[.F244];[.F231];[.F218];[.F205];[.F192];[.F179];[.F166];[.F153];[.F140])/AVERAGE([.F257];[.F244];[.F231];[.F218];[.F205];[.F192];[.F179];[.F166];[.F153];[.F140])" office:value-type="float" office:value="177.045148977919" calcext:value-type="float">
            <text:p>177.0451489779</text:p>
          </table:table-cell>
          <table:table-cell table:style-name="ce54" table:formula="of:=VAR([.G257];[.G244];[.G231];[.G218];[.G205];[.G192];[.G179];[.G166];[.G153];[.G140])/AVERAGE([.G257];[.G244];[.G231];[.G218];[.G205];[.G192];[.G179];[.G166];[.G153];[.G140])" office:value-type="float" office:value="284.028640321782" calcext:value-type="float">
            <text:p>284.0286403218</text:p>
          </table:table-cell>
          <table:table-cell table:style-name="ce54" table:formula="of:=VAR([.H257];[.H244];[.H231];[.H218];[.H205];[.H192];[.H179];[.H166];[.H153];[.H140])/AVERAGE([.H257];[.H244];[.H231];[.H218];[.H205];[.H192];[.H179];[.H166];[.H153];[.H140])" office:value-type="float" office:value="394.874086074448" calcext:value-type="float">
            <text:p>394.8740860744</text:p>
          </table:table-cell>
          <table:table-cell table:style-name="ce54" table:formula="of:=VAR([.I257];[.I244];[.I231];[.I218];[.I205];[.I192];[.I179];[.I166];[.I153];[.I140])/AVERAGE([.I257];[.I244];[.I231];[.I218];[.I205];[.I192];[.I179];[.I166];[.I153];[.I140])" office:value-type="float" office:value="0.00346987179918524" calcext:value-type="float">
            <text:p>0.0034698718</text:p>
          </table:table-cell>
          <table:table-cell table:style-name="ce49" table:formula="of:=VAR([.J257];[.J244];[.J231];[.J218];[.J205];[.J192];[.J179];[.J166];[.J153];[.J140])/AVERAGE([.J257];[.J244];[.J231];[.J218];[.J205];[.J192];[.J179];[.J166];[.J153];[.J140])" office:value-type="float" office:value="0" calcext:value-type="float">
            <text:p>0</text:p>
          </table:table-cell>
          <table:table-cell table:style-name="ce49" table:formula="of:=VAR([.K257];[.K244];[.K231];[.K218];[.K205];[.K192];[.K179];[.K166];[.K153];[.K140])/AVERAGE([.K257];[.K244];[.K231];[.K218];[.K205];[.K192];[.K179];[.K166];[.K153];[.K140])" office:value-type="float" office:value="0.00680272108843537" calcext:value-type="float">
            <text:p>0.0068027211</text:p>
          </table:table-cell>
          <table:table-cell table:style-name="ce54" table:formula="of:=VAR([.L257];[.L244];[.L231];[.L218];[.L205];[.L192];[.L179];[.L166];[.L153];[.L140])/AVERAGE([.L257];[.L244];[.L231];[.L218];[.L205];[.L192];[.L179];[.L166];[.L153];[.L140])" office:value-type="float" office:value="0.146198830409357" calcext:value-type="float">
            <text:p>0.1461988304</text:p>
          </table:table-cell>
          <table:table-cell table:style-name="ce49" table:formula="of:=VAR([.M257];[.M244];[.M231];[.M218];[.M205];[.M192];[.M179];[.M166];[.M153];[.M140])/AVERAGE([.M257];[.M244];[.M231];[.M218];[.M205];[.M192];[.M179];[.M166];[.M153];[.M140])" office:value-type="float" office:value="0" calcext:value-type="float">
            <text:p>0</text:p>
          </table:table-cell>
          <table:table-cell table:style-name="ce49" table:formula="of:=VAR([.N257];[.N244];[.N231];[.N218];[.N205];[.N192];[.N179];[.N166];[.N153];[.N140])/AVERAGE([.N257];[.N244];[.N231];[.N218];[.N205];[.N192];[.N179];[.N166];[.N153];[.N140])" office:value-type="float" office:value="0.121951219512195" calcext:value-type="float">
            <text:p>0.1219512195</text:p>
          </table:table-cell>
          <table:table-cell table:style-name="ce54" table:formula="of:=VAR([.O257];[.O244];[.O231];[.O218];[.O205];[.O192];[.O179];[.O166];[.O153];[.O140])/AVERAGE([.O257];[.O244];[.O231];[.O218];[.O205];[.O192];[.O179];[.O166];[.O153];[.O140])" office:value-type="float" office:value="1.96581196581197" calcext:value-type="float">
            <text:p>1.9658119658</text:p>
          </table:table-cell>
          <table:table-cell table:style-name="ce54" table:formula="of:=VAR([.P257];[.P244];[.P231];[.P218];[.P205];[.P192];[.P179];[.P166];[.P153];[.P140])/AVERAGE([.P257];[.P244];[.P231];[.P218];[.P205];[.P192];[.P179];[.P166];[.P153];[.P140])" office:value-type="float" office:value="1.01532567049808" calcext:value-type="float">
            <text:p>1.015325670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3</text:p>
          </table:table-cell>
          <table:table-cell table:style-name="ce43" office:value-type="float" office:value="25" calcext:value-type="float">
            <text:p>25</text:p>
          </table:table-cell>
          <table:table-cell table:style-name="ce49" table:formula="of:=VAR([.C258];[.C245];[.C232];[.C219];[.C206];[.C193];[.C180];[.C167];[.C154];[.C141])/AVERAGE([.C258];[.C245];[.C232];[.C219];[.C206];[.C193];[.C180];[.C167];[.C154];[.C141])" office:value-type="float" office:value="0" calcext:value-type="float">
            <text:p>0</text:p>
          </table:table-cell>
          <table:table-cell table:style-name="ce49" table:formula="of:=VAR([.D258];[.D245];[.D232];[.D219];[.D206];[.D193];[.D180];[.D167];[.D154];[.D141])/AVERAGE([.D258];[.D245];[.D232];[.D219];[.D206];[.D193];[.D180];[.D167];[.D154];[.D141])" office:value-type="float" office:value="0.121621621621622" calcext:value-type="float">
            <text:p>0.1216216216</text:p>
          </table:table-cell>
          <table:table-cell table:style-name="ce54" table:formula="of:=VAR([.E258];[.E245];[.E232];[.E219];[.E206];[.E193];[.E180];[.E167];[.E154];[.E141])/AVERAGE([.E258];[.E245];[.E232];[.E219];[.E206];[.E193];[.E180];[.E167];[.E154];[.E141])" office:value-type="float" office:value="0.200698080279232" calcext:value-type="float">
            <text:p>0.2006980803</text:p>
          </table:table-cell>
          <table:table-cell table:style-name="ce54" table:formula="of:=VAR([.F258];[.F245];[.F232];[.F219];[.F206];[.F193];[.F180];[.F167];[.F154];[.F141])/AVERAGE([.F258];[.F245];[.F232];[.F219];[.F206];[.F193];[.F180];[.F167];[.F154];[.F141])" office:value-type="float" office:value="154.865802604585" calcext:value-type="float">
            <text:p>154.8658026046</text:p>
          </table:table-cell>
          <table:table-cell table:style-name="ce54" table:formula="of:=VAR([.G258];[.G245];[.G232];[.G219];[.G206];[.G193];[.G180];[.G167];[.G154];[.G141])/AVERAGE([.G258];[.G245];[.G232];[.G219];[.G206];[.G193];[.G180];[.G167];[.G154];[.G141])" office:value-type="float" office:value="132.470078313825" calcext:value-type="float">
            <text:p>132.4700783138</text:p>
          </table:table-cell>
          <table:table-cell table:style-name="ce54" table:formula="of:=VAR([.H258];[.H245];[.H232];[.H219];[.H206];[.H193];[.H180];[.H167];[.H154];[.H141])/AVERAGE([.H258];[.H245];[.H232];[.H219];[.H206];[.H193];[.H180];[.H167];[.H154];[.H141])" office:value-type="float" office:value="219.721471199277" calcext:value-type="float">
            <text:p>219.7214711993</text:p>
          </table:table-cell>
          <table:table-cell table:style-name="ce54" table:formula="of:=VAR([.I258];[.I245];[.I232];[.I219];[.I206];[.I193];[.I180];[.I167];[.I154];[.I141])/AVERAGE([.I258];[.I245];[.I232];[.I219];[.I206];[.I193];[.I180];[.I167];[.I154];[.I141])" office:value-type="float" office:value="0.00192137910369882" calcext:value-type="float">
            <text:p>0.0019213791</text:p>
          </table:table-cell>
          <table:table-cell table:style-name="ce49" table:formula="of:=VAR([.J258];[.J245];[.J232];[.J219];[.J206];[.J193];[.J180];[.J167];[.J154];[.J141])/AVERAGE([.J258];[.J245];[.J232];[.J219];[.J206];[.J193];[.J180];[.J167];[.J154];[.J141])" office:value-type="float" office:value="0" calcext:value-type="float">
            <text:p>0</text:p>
          </table:table-cell>
          <table:table-cell table:style-name="ce49" table:formula="of:=VAR([.K258];[.K245];[.K232];[.K219];[.K206];[.K193];[.K180];[.K167];[.K154];[.K141])/AVERAGE([.K258];[.K245];[.K232];[.K219];[.K206];[.K193];[.K180];[.K167];[.K154];[.K141])" office:value-type="float" office:value="0.00662251655629139" calcext:value-type="float">
            <text:p>0.0066225166</text:p>
          </table:table-cell>
          <table:table-cell table:style-name="ce54" table:formula="of:=VAR([.L258];[.L245];[.L232];[.L219];[.L206];[.L193];[.L180];[.L167];[.L154];[.L141])/AVERAGE([.L258];[.L245];[.L232];[.L219];[.L206];[.L193];[.L180];[.L167];[.L154];[.L141])" office:value-type="float" office:value="0.162738496071829" calcext:value-type="float">
            <text:p>0.1627384961</text:p>
          </table:table-cell>
          <table:table-cell table:style-name="ce49" table:formula="of:=VAR([.M258];[.M245];[.M232];[.M219];[.M206];[.M193];[.M180];[.M167];[.M154];[.M141])/AVERAGE([.M258];[.M245];[.M232];[.M219];[.M206];[.M193];[.M180];[.M167];[.M154];[.M141])" office:value-type="float" office:value="0" calcext:value-type="float">
            <text:p>0</text:p>
          </table:table-cell>
          <table:table-cell table:style-name="ce49" table:formula="of:=VAR([.N258];[.N245];[.N232];[.N219];[.N206];[.N193];[.N180];[.N167];[.N154];[.N141])/AVERAGE([.N258];[.N245];[.N232];[.N219];[.N206];[.N193];[.N180];[.N167];[.N154];[.N141])" office:value-type="float" office:value="0.0430622009569378" calcext:value-type="float">
            <text:p>0.043062201</text:p>
          </table:table-cell>
          <table:table-cell table:style-name="ce54" table:formula="of:=VAR([.O258];[.O245];[.O232];[.O219];[.O206];[.O193];[.O180];[.O167];[.O154];[.O141])/AVERAGE([.O258];[.O245];[.O232];[.O219];[.O206];[.O193];[.O180];[.O167];[.O154];[.O141])" office:value-type="float" office:value="1.0882800608828" calcext:value-type="float">
            <text:p>1.0882800609</text:p>
          </table:table-cell>
          <table:table-cell table:style-name="ce54" table:formula="of:=VAR([.P258];[.P245];[.P232];[.P219];[.P206];[.P193];[.P180];[.P167];[.P154];[.P141])/AVERAGE([.P258];[.P245];[.P232];[.P219];[.P206];[.P193];[.P180];[.P167];[.P154];[.P141])" office:value-type="float" office:value="0.817507094520847" calcext:value-type="float">
            <text:p>0.8175070945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4</text:p>
          </table:table-cell>
          <table:table-cell table:style-name="ce43" office:value-type="float" office:value="32.9" calcext:value-type="float">
            <text:p>32.9</text:p>
          </table:table-cell>
          <table:table-cell table:style-name="ce49" table:formula="of:=VAR([.C259];[.C246];[.C233];[.C220];[.C207];[.C194];[.C181];[.C168];[.C155];[.C142])/AVERAGE([.C259];[.C246];[.C233];[.C220];[.C207];[.C194];[.C181];[.C168];[.C155];[.C142])" office:value-type="string" office:string-value="" calcext:value-type="error">
            <text:p>#DIV/0!</text:p>
          </table:table-cell>
          <table:table-cell table:style-name="ce49" table:formula="of:=VAR([.D259];[.D246];[.D233];[.D220];[.D207];[.D194];[.D181];[.D168];[.D155];[.D142])/AVERAGE([.D259];[.D246];[.D233];[.D220];[.D207];[.D194];[.D181];[.D168];[.D155];[.D142])" office:value-type="string" office:string-value="" calcext:value-type="error">
            <text:p>#DIV/0!</text:p>
          </table:table-cell>
          <table:table-cell table:style-name="ce54" table:formula="of:=VAR([.E259];[.E246];[.E233];[.E220];[.E207];[.E194];[.E181];[.E168];[.E155];[.E142])/AVERAGE([.E259];[.E246];[.E233];[.E220];[.E207];[.E194];[.E181];[.E168];[.E155];[.E142])" office:value-type="float" office:value="0.121806298276887" calcext:value-type="float">
            <text:p>0.1218062983</text:p>
          </table:table-cell>
          <table:table-cell table:style-name="ce54" table:formula="of:=VAR([.F259];[.F246];[.F233];[.F220];[.F207];[.F194];[.F181];[.F168];[.F155];[.F142])/AVERAGE([.F259];[.F246];[.F233];[.F220];[.F207];[.F194];[.F181];[.F168];[.F155];[.F142])" office:value-type="float" office:value="136.328735339291" calcext:value-type="float">
            <text:p>136.3287353393</text:p>
          </table:table-cell>
          <table:table-cell table:style-name="ce54" table:formula="of:=VAR([.G259];[.G246];[.G233];[.G220];[.G207];[.G194];[.G181];[.G168];[.G155];[.G142])/AVERAGE([.G259];[.G246];[.G233];[.G220];[.G207];[.G194];[.G181];[.G168];[.G155];[.G142])" office:value-type="float" office:value="22.5044975385963" calcext:value-type="float">
            <text:p>22.5044975386</text:p>
          </table:table-cell>
          <table:table-cell table:style-name="ce54" table:formula="of:=VAR([.H259];[.H246];[.H233];[.H220];[.H207];[.H194];[.H181];[.H168];[.H155];[.H142])/AVERAGE([.H259];[.H246];[.H233];[.H220];[.H207];[.H194];[.H181];[.H168];[.H155];[.H142])" office:value-type="float" office:value="34.8335373918859" calcext:value-type="float">
            <text:p>34.8335373919</text:p>
          </table:table-cell>
          <table:table-cell table:style-name="ce54" table:formula="of:=VAR([.I259];[.I246];[.I233];[.I220];[.I207];[.I194];[.I181];[.I168];[.I155];[.I142])/AVERAGE([.I259];[.I246];[.I233];[.I220];[.I207];[.I194];[.I181];[.I168];[.I155];[.I142])" office:value-type="float" office:value="0.000299993850589818" calcext:value-type="float">
            <text:p>0.0002999939</text:p>
          </table:table-cell>
          <table:table-cell table:style-name="ce49" table:formula="of:=VAR([.J259];[.J246];[.J233];[.J220];[.J207];[.J194];[.J181];[.J168];[.J155];[.J142])/AVERAGE([.J259];[.J246];[.J233];[.J220];[.J207];[.J194];[.J181];[.J168];[.J155];[.J142])" office:value-type="string" office:string-value="" calcext:value-type="error">
            <text:p>#DIV/0!</text:p>
          </table:table-cell>
          <table:table-cell table:style-name="ce49" table:formula="of:=VAR([.K259];[.K246];[.K233];[.K220];[.K207];[.K194];[.K181];[.K168];[.K155];[.K142])/AVERAGE([.K259];[.K246];[.K233];[.K220];[.K207];[.K194];[.K181];[.K168];[.K155];[.K142])" office:value-type="string" office:string-value="" calcext:value-type="error">
            <text:p>#DIV/0!</text:p>
          </table:table-cell>
          <table:table-cell table:style-name="ce54" table:formula="of:=VAR([.L259];[.L246];[.L233];[.L220];[.L207];[.L194];[.L181];[.L168];[.L155];[.L142])/AVERAGE([.L259];[.L246];[.L233];[.L220];[.L207];[.L194];[.L181];[.L168];[.L155];[.L142])" office:value-type="float" office:value="0.146198830409357" calcext:value-type="float">
            <text:p>0.1461988304</text:p>
          </table:table-cell>
          <table:table-cell table:style-name="ce49" table:formula="of:=VAR([.M259];[.M246];[.M233];[.M220];[.M207];[.M194];[.M181];[.M168];[.M155];[.M142])/AVERAGE([.M259];[.M246];[.M233];[.M220];[.M207];[.M194];[.M181];[.M168];[.M155];[.M142])" office:value-type="string" office:string-value="" calcext:value-type="error">
            <text:p>#DIV/0!</text:p>
          </table:table-cell>
          <table:table-cell table:style-name="ce49" table:formula="of:=VAR([.N259];[.N246];[.N233];[.N220];[.N207];[.N194];[.N181];[.N168];[.N155];[.N142])/AVERAGE([.N259];[.N246];[.N233];[.N220];[.N207];[.N194];[.N181];[.N168];[.N155];[.N142])" office:value-type="string" office:string-value="" calcext:value-type="error">
            <text:p>#DIV/0!</text:p>
          </table:table-cell>
          <table:table-cell table:style-name="ce54" table:formula="of:=VAR([.O259];[.O246];[.O233];[.O220];[.O207];[.O194];[.O181];[.O168];[.O155];[.O142])/AVERAGE([.O259];[.O246];[.O233];[.O220];[.O207];[.O194];[.O181];[.O168];[.O155];[.O142])" office:value-type="float" office:value="0.350877192982456" calcext:value-type="float">
            <text:p>0.350877193</text:p>
          </table:table-cell>
          <table:table-cell table:style-name="ce54" table:formula="of:=VAR([.P259];[.P246];[.P233];[.P220];[.P207];[.P194];[.P181];[.P168];[.P155];[.P142])/AVERAGE([.P259];[.P246];[.P233];[.P220];[.P207];[.P194];[.P181];[.P168];[.P155];[.P142])" office:value-type="float" office:value="0.395480225988701" calcext:value-type="float">
            <text:p>0.395480226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5</text:p>
          </table:table-cell>
          <table:table-cell table:style-name="ce43" office:value-type="float" office:value="39.7" calcext:value-type="float">
            <text:p>39.7</text:p>
          </table:table-cell>
          <table:table-cell table:style-name="ce49" table:formula="of:=VAR([.C260];[.C247];[.C234];[.C221];[.C208];[.C195];[.C182];[.C169];[.C156];[.C143])/AVERAGE([.C260];[.C247];[.C234];[.C221];[.C208];[.C195];[.C182];[.C169];[.C156];[.C143])" office:value-type="string" office:string-value="" calcext:value-type="error">
            <text:p>#DIV/0!</text:p>
          </table:table-cell>
          <table:table-cell table:style-name="ce49" table:formula="of:=VAR([.D260];[.D247];[.D234];[.D221];[.D208];[.D195];[.D182];[.D169];[.D156];[.D143])/AVERAGE([.D260];[.D247];[.D234];[.D221];[.D208];[.D195];[.D182];[.D169];[.D156];[.D143])" office:value-type="string" office:string-value="" calcext:value-type="error">
            <text:p>#DIV/0!</text:p>
          </table:table-cell>
          <table:table-cell table:style-name="ce54" table:formula="of:=VAR([.E260];[.E247];[.E234];[.E221];[.E208];[.E195];[.E182];[.E169];[.E156];[.E143])/AVERAGE([.E260];[.E247];[.E234];[.E221];[.E208];[.E195];[.E182];[.E169];[.E156];[.E143])" office:value-type="float" office:value="0.246913580246914" calcext:value-type="float">
            <text:p>0.2469135802</text:p>
          </table:table-cell>
          <table:table-cell table:style-name="ce54" table:formula="of:=VAR([.F260];[.F247];[.F234];[.F221];[.F208];[.F195];[.F182];[.F169];[.F156];[.F143])/AVERAGE([.F260];[.F247];[.F234];[.F221];[.F208];[.F195];[.F182];[.F169];[.F156];[.F143])" office:value-type="float" office:value="130.378260232677" calcext:value-type="float">
            <text:p>130.3782602327</text:p>
          </table:table-cell>
          <table:table-cell table:style-name="ce54" table:formula="of:=VAR([.G260];[.G247];[.G234];[.G221];[.G208];[.G195];[.G182];[.G169];[.G156];[.G143])/AVERAGE([.G260];[.G247];[.G234];[.G221];[.G208];[.G195];[.G182];[.G169];[.G156];[.G143])" office:value-type="float" office:value="27.2192842203322" calcext:value-type="float">
            <text:p>27.2192842203</text:p>
          </table:table-cell>
          <table:table-cell table:style-name="ce54" table:formula="of:=VAR([.H260];[.H247];[.H234];[.H221];[.H208];[.H195];[.H182];[.H169];[.H156];[.H143])/AVERAGE([.H260];[.H247];[.H234];[.H221];[.H208];[.H195];[.H182];[.H169];[.H156];[.H143])" office:value-type="float" office:value="37.8726543340463" calcext:value-type="float">
            <text:p>37.872654334</text:p>
          </table:table-cell>
          <table:table-cell table:style-name="ce54" table:formula="of:=VAR([.I260];[.I247];[.I234];[.I221];[.I208];[.I195];[.I182];[.I169];[.I156];[.I143])/AVERAGE([.I260];[.I247];[.I234];[.I221];[.I208];[.I195];[.I182];[.I169];[.I156];[.I143])" office:value-type="float" office:value="0.000280176849733125" calcext:value-type="float">
            <text:p>0.0002801768</text:p>
          </table:table-cell>
          <table:table-cell table:style-name="ce49" table:formula="of:=VAR([.J260];[.J247];[.J234];[.J221];[.J208];[.J195];[.J182];[.J169];[.J156];[.J143])/AVERAGE([.J260];[.J247];[.J234];[.J221];[.J208];[.J195];[.J182];[.J169];[.J156];[.J143])" office:value-type="string" office:string-value="" calcext:value-type="error">
            <text:p>#DIV/0!</text:p>
          </table:table-cell>
          <table:table-cell table:style-name="ce49" table:formula="of:=VAR([.K260];[.K247];[.K234];[.K221];[.K208];[.K195];[.K182];[.K169];[.K156];[.K143])/AVERAGE([.K260];[.K247];[.K234];[.K221];[.K208];[.K195];[.K182];[.K169];[.K156];[.K143])" office:value-type="string" office:string-value="" calcext:value-type="error">
            <text:p>#DIV/0!</text:p>
          </table:table-cell>
          <table:table-cell table:style-name="ce54" table:formula="of:=VAR([.L260];[.L247];[.L234];[.L221];[.L208];[.L195];[.L182];[.L169];[.L156];[.L143])/AVERAGE([.L260];[.L247];[.L234];[.L221];[.L208];[.L195];[.L182];[.L169];[.L156];[.L143])" office:value-type="float" office:value="0.25462962962963" calcext:value-type="float">
            <text:p>0.2546296296</text:p>
          </table:table-cell>
          <table:table-cell table:style-name="ce49" table:formula="of:=VAR([.M260];[.M247];[.M234];[.M221];[.M208];[.M195];[.M182];[.M169];[.M156];[.M143])/AVERAGE([.M260];[.M247];[.M234];[.M221];[.M208];[.M195];[.M182];[.M169];[.M156];[.M143])" office:value-type="string" office:string-value="" calcext:value-type="error">
            <text:p>#DIV/0!</text:p>
          </table:table-cell>
          <table:table-cell table:style-name="ce49" table:formula="of:=VAR([.N260];[.N247];[.N234];[.N221];[.N208];[.N195];[.N182];[.N169];[.N156];[.N143])/AVERAGE([.N260];[.N247];[.N234];[.N221];[.N208];[.N195];[.N182];[.N169];[.N156];[.N143])" office:value-type="string" office:string-value="" calcext:value-type="error">
            <text:p>#DIV/0!</text:p>
          </table:table-cell>
          <table:table-cell table:style-name="ce54" table:formula="of:=VAR([.O260];[.O247];[.O234];[.O221];[.O208];[.O195];[.O182];[.O169];[.O156];[.O143])/AVERAGE([.O260];[.O247];[.O234];[.O221];[.O208];[.O195];[.O182];[.O169];[.O156];[.O143])" office:value-type="float" office:value="0.195195195195195" calcext:value-type="float">
            <text:p>0.1951951952</text:p>
          </table:table-cell>
          <table:table-cell table:style-name="ce54" table:formula="of:=VAR([.P260];[.P247];[.P234];[.P221];[.P208];[.P195];[.P182];[.P169];[.P156];[.P143])/AVERAGE([.P260];[.P247];[.P234];[.P221];[.P208];[.P195];[.P182];[.P169];[.P156];[.P143])" office:value-type="float" office:value="0.39648107977826" calcext:value-type="float">
            <text:p>0.3964810798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MF06</text:p>
          </table:table-cell>
          <table:table-cell table:style-name="ce43" office:value-type="float" office:value="47.2" calcext:value-type="float">
            <text:p>47.2</text:p>
          </table:table-cell>
          <table:table-cell table:style-name="ce49" table:formula="of:=VAR([.C261];[.C248];[.C235];[.C222];[.C209];[.C196];[.C183];[.C170];[.C157];[.C144])/AVERAGE([.C261];[.C248];[.C235];[.C222];[.C209];[.C196];[.C183];[.C170];[.C157];[.C144])" office:value-type="string" office:string-value="" calcext:value-type="error">
            <text:p>#DIV/0!</text:p>
          </table:table-cell>
          <table:table-cell table:style-name="ce49" table:formula="of:=VAR([.D261];[.D248];[.D235];[.D222];[.D209];[.D196];[.D183];[.D170];[.D157];[.D144])/AVERAGE([.D261];[.D248];[.D235];[.D222];[.D209];[.D196];[.D183];[.D170];[.D157];[.D144])" office:value-type="string" office:string-value="" calcext:value-type="error">
            <text:p>#DIV/0!</text:p>
          </table:table-cell>
          <table:table-cell table:style-name="ce54" table:formula="of:=VAR([.E261];[.E248];[.E235];[.E222];[.E209];[.E196];[.E183];[.E170];[.E157];[.E144])/AVERAGE([.E261];[.E248];[.E235];[.E222];[.E209];[.E196];[.E183];[.E170];[.E157];[.E144])" office:value-type="float" office:value="0.253623188405797" calcext:value-type="float">
            <text:p>0.2536231884</text:p>
          </table:table-cell>
          <table:table-cell table:style-name="ce54" table:formula="of:=VAR([.F261];[.F248];[.F235];[.F222];[.F209];[.F196];[.F183];[.F170];[.F157];[.F144])/AVERAGE([.F261];[.F248];[.F235];[.F222];[.F209];[.F196];[.F183];[.F170];[.F157];[.F144])" office:value-type="float" office:value="130.182936278902" calcext:value-type="float">
            <text:p>130.1829362789</text:p>
          </table:table-cell>
          <table:table-cell table:style-name="ce54" table:formula="of:=VAR([.G261];[.G248];[.G235];[.G222];[.G209];[.G196];[.G183];[.G170];[.G157];[.G144])/AVERAGE([.G261];[.G248];[.G235];[.G222];[.G209];[.G196];[.G183];[.G170];[.G157];[.G144])" office:value-type="float" office:value="46.5918831972284" calcext:value-type="float">
            <text:p>46.5918831972</text:p>
          </table:table-cell>
          <table:table-cell table:style-name="ce54" table:formula="of:=VAR([.H261];[.H248];[.H235];[.H222];[.H209];[.H196];[.H183];[.H170];[.H157];[.H144])/AVERAGE([.H261];[.H248];[.H235];[.H222];[.H209];[.H196];[.H183];[.H170];[.H157];[.H144])" office:value-type="float" office:value="52.2516635203706" calcext:value-type="float">
            <text:p>52.2516635204</text:p>
          </table:table-cell>
          <table:table-cell table:style-name="ce54" table:formula="of:=VAR([.I261];[.I248];[.I235];[.I222];[.I209];[.I196];[.I183];[.I170];[.I157];[.I144])/AVERAGE([.I261];[.I248];[.I235];[.I222];[.I209];[.I196];[.I183];[.I170];[.I157];[.I144])" office:value-type="float" office:value="0.000396318717002348" calcext:value-type="float">
            <text:p>0.0003963187</text:p>
          </table:table-cell>
          <table:table-cell table:style-name="ce49" table:formula="of:=VAR([.J261];[.J248];[.J235];[.J222];[.J209];[.J196];[.J183];[.J170];[.J157];[.J144])/AVERAGE([.J261];[.J248];[.J235];[.J222];[.J209];[.J196];[.J183];[.J170];[.J157];[.J144])" office:value-type="string" office:string-value="" calcext:value-type="error">
            <text:p>#DIV/0!</text:p>
          </table:table-cell>
          <table:table-cell table:style-name="ce49" table:formula="of:=VAR([.K261];[.K248];[.K235];[.K222];[.K209];[.K196];[.K183];[.K170];[.K157];[.K144])/AVERAGE([.K261];[.K248];[.K235];[.K222];[.K209];[.K196];[.K183];[.K170];[.K157];[.K144])" office:value-type="string" office:string-value="" calcext:value-type="error">
            <text:p>#DIV/0!</text:p>
          </table:table-cell>
          <table:table-cell table:style-name="ce54" table:formula="of:=VAR([.L261];[.L248];[.L235];[.L222];[.L209];[.L196];[.L183];[.L170];[.L157];[.L144])/AVERAGE([.L261];[.L248];[.L235];[.L222];[.L209];[.L196];[.L183];[.L170];[.L157];[.L144])" office:value-type="float" office:value="1.17283950617284" calcext:value-type="float">
            <text:p>1.1728395062</text:p>
          </table:table-cell>
          <table:table-cell table:style-name="ce49" table:formula="of:=VAR([.M261];[.M248];[.M235];[.M222];[.M209];[.M196];[.M183];[.M170];[.M157];[.M144])/AVERAGE([.M261];[.M248];[.M235];[.M222];[.M209];[.M196];[.M183];[.M170];[.M157];[.M144])" office:value-type="string" office:string-value="" calcext:value-type="error">
            <text:p>#DIV/0!</text:p>
          </table:table-cell>
          <table:table-cell table:style-name="ce49" table:formula="of:=VAR([.N261];[.N248];[.N235];[.N222];[.N209];[.N196];[.N183];[.N170];[.N157];[.N144])/AVERAGE([.N261];[.N248];[.N235];[.N222];[.N209];[.N196];[.N183];[.N170];[.N157];[.N144])" office:value-type="string" office:string-value="" calcext:value-type="error">
            <text:p>#DIV/0!</text:p>
          </table:table-cell>
          <table:table-cell table:style-name="ce54" table:formula="of:=VAR([.O261];[.O248];[.O235];[.O222];[.O209];[.O196];[.O183];[.O170];[.O157];[.O144])/AVERAGE([.O261];[.O248];[.O235];[.O222];[.O209];[.O196];[.O183];[.O170];[.O157];[.O144])" office:value-type="float" office:value="0.0499375780274657" calcext:value-type="float">
            <text:p>0.049937578</text:p>
          </table:table-cell>
          <table:table-cell table:style-name="ce54" table:formula="of:=VAR([.P261];[.P248];[.P235];[.P222];[.P209];[.P196];[.P183];[.P170];[.P157];[.P144])/AVERAGE([.P261];[.P248];[.P235];[.P222];[.P209];[.P196];[.P183];[.P170];[.P157];[.P144])" office:value-type="float" office:value="0.685707399373343" calcext:value-type="float">
            <text:p>0.6857073994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12" office:value-type="string" calcext:value-type="string">
            <text:p>HF</text:p>
          </table:table-cell>
          <table:table-cell table:style-name="ce17" office:value-type="float" office:value="100" calcext:value-type="float">
            <text:p>100</text:p>
          </table:table-cell>
          <table:table-cell table:style-name="ce49" table:formula="of:=VAR([.C262];[.C249];[.C236];[.C223];[.C210];[.C197];[.C184];[.C171];[.C158];[.C145])/AVERAGE([.C262];[.C249];[.C236];[.C223];[.C210];[.C197];[.C184];[.C171];[.C158];[.C145])" office:value-type="string" office:string-value="" calcext:value-type="error">
            <text:p>#DIV/0!</text:p>
          </table:table-cell>
          <table:table-cell table:style-name="ce49" table:formula="of:=VAR([.D262];[.D249];[.D236];[.D223];[.D210];[.D197];[.D184];[.D171];[.D158];[.D145])/AVERAGE([.D262];[.D249];[.D236];[.D223];[.D210];[.D197];[.D184];[.D171];[.D158];[.D145])" office:value-type="string" office:string-value="" calcext:value-type="error">
            <text:p>#DIV/0!</text:p>
          </table:table-cell>
          <table:table-cell table:style-name="ce54" table:formula="of:=VAR([.E262];[.E249];[.E236];[.E223];[.E210];[.E197];[.E184];[.E171];[.E158];[.E145])/AVERAGE([.E262];[.E249];[.E236];[.E223];[.E210];[.E197];[.E184];[.E171];[.E158];[.E145])" office:value-type="float" office:value="0.0564971751412429" calcext:value-type="float">
            <text:p>0.0564971751</text:p>
          </table:table-cell>
          <table:table-cell table:style-name="ce54" table:formula="of:=VAR([.F262];[.F249];[.F236];[.F223];[.F210];[.F197];[.F184];[.F171];[.F158];[.F145])/AVERAGE([.F262];[.F249];[.F236];[.F223];[.F210];[.F197];[.F184];[.F171];[.F158];[.F145])" office:value-type="float" office:value="133.381102198133" calcext:value-type="float">
            <text:p>133.3811021981</text:p>
          </table:table-cell>
          <table:table-cell table:style-name="ce55" table:number-columns-repeated="2"/>
          <table:table-cell table:style-name="ce27" table:number-columns-repeated="6"/>
          <table:table-cell table:style-name="ce55"/>
          <table:table-cell table:style-name="ce54" table:formula="of:=VAR([.P262];[.P249];[.P236];[.P223];[.P210];[.P197];[.P184];[.P171];[.P158];[.P145])/AVERAGE([.P262];[.P249];[.P236];[.P223];[.P210];[.P197];[.P184];[.P171];[.P158];[.P145])" office:value-type="float" office:value="0.0564971751412429" calcext:value-type="float">
            <text:p>0.0564971751</text:p>
          </table:table-cell>
          <table:table-cell table:style-name="ce18"/>
          <table:table-cell table:style-name="ce11" table:number-columns-repeated="1006"/>
          <table:table-cell table:style-name="ce33"/>
        </table:table-row>
        <table:table-row table:style-name="ro1">
          <table:table-cell table:style-name="ce33" table:number-columns-repeated="15"/>
          <table:table-cell table:style-name="ce49"/>
          <table:table-cell table:style-name="ce33" table:number-columns-repeated="1008"/>
        </table:table-row>
        <table:table-row table:style-name="ro2">
          <table:table-cell table:style-name="ce24" table:number-columns-repeated="1024"/>
        </table:table-row>
        <table:table-row table:style-name="ro1">
          <table:table-cell table:style-name="ce32"/>
          <table:table-cell table:style-name="ce4" table:number-columns-repeated="1022"/>
          <table:table-cell table:style-name="ce23"/>
        </table:table-row>
        <table:table-row table:style-name="ro1">
          <table:table-cell table:style-name="ce1" office:value-type="string" calcext:value-type="string">
            <text:p>LF:</text:p>
          </table:table-cell>
          <table:table-cell table:style-name="ce2" office:value-type="string" calcext:value-type="string">
            <text:p>Conv-diff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 office:value-type="string" calcext:value-type="string">
            <text:p>HF:</text:p>
          </table:table-cell>
          <table:table-cell table:style-name="ce2" office:value-type="string" calcext:value-type="string">
            <text:p>Conv-diff-react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 office:value-type="string" calcext:value-type="string">
            <text:p>mesh: </text:p>
          </table:table-cell>
          <table:table-cell table:style-name="ce2" office:value-type="string" calcext:value-type="string">
            <text:p>25x45x30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 office:value-type="string" calcext:value-type="string">
            <text:p>R:</text:p>
          </table:table-cell>
          <table:table-cell table:style-name="ce35" office:value-type="float" office:value="0.00042" calcext:value-type="float">
            <text:p>4.20E-004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table:style-name="ce2" office:value-type="string" calcext:value-type="string">
            <text:p>0.05, no boundary refinement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table:style-name="ce2" office:value-type="string" calcext:value-type="string">
            <text:p>previous iter (except HF)</text:p>
          </table:table-cell>
          <table:table-cell table:style-name="ce36"/>
          <table:table-cell table:style-name="ce2" table:number-columns-repeated="1020"/>
          <table:table-cell table:style-name="ce24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table:style-name="ce2" office:value-type="string" calcext:value-type="string">
            <text:p>Measurements_diri5_r4p2em3_halfdom.dat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/>
          <table:table-cell table:style-name="ce41"/>
          <table:table-cell table:style-name="ce37" office:value-type="string" calcext:value-type="string" table:number-columns-spanned="7" table:number-rows-spanned="1">
            <text:p>inv</text:p>
          </table:table-cell>
          <table:covered-table-cell table:number-columns-repeated="6" table:style-name="ce51"/>
          <table:table-cell table:style-name="ce37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37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" office:value-type="string" calcext:value-type="string">
            <text:p>%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total time (solve)</text:p>
          </table:table-cell>
          <table:table-cell table:style-name="ce3" office:value-type="string" calcext:value-type="string">
            <text:p>iteration time</text:p>
          </table:table-cell>
          <table:table-cell table:style-name="ce3" office:value-type="string" calcext:value-type="string">
            <text:p>cumulative time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39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2+15" office:value-type="float" office:value="37" calcext:value-type="float">
            <text:p>37</text:p>
          </table:table-cell>
          <table:table-cell table:style-name="ce13" office:value-type="float" office:value="160" calcext:value-type="float">
            <text:p>160</text:p>
          </table:table-cell>
          <table:table-cell table:style-name="ce45" office:value-type="float" office:value="133730" calcext:value-type="float">
            <text:p>133730</text:p>
          </table:table-cell>
          <table:table-cell table:style-name="ce13" office:value-type="float" office:value="-4023" calcext:value-type="float">
            <text:p>-4023</text:p>
          </table:table-cell>
          <table:table-cell table:style-name="ce13" table:formula="of:=eep-[.F308]" office:value-type="float" office:value="-6020" calcext:value-type="float">
            <text:p>-6020</text:p>
          </table:table-cell>
          <table:table-cell table:style-name="ce13" table:formula="of:=[.H308]/eep" office:value-type="float" office:value="-0.0471380471380471" calcext:value-type="float">
            <text:p>-0.047138047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2+22" office:value-type="float" office:value="44" calcext:value-type="float">
            <text:p>44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30+31" office:value-type="float" office:value="61" calcext:value-type="float">
            <text:p>61</text:p>
          </table:table-cell>
          <table:table-cell table:style-name="ce13" office:value-type="float" office:value="295" calcext:value-type="float">
            <text:p>295</text:p>
          </table:table-cell>
          <table:table-cell table:style-name="ce13" table:formula="of:=[.O308]+[.L308]+[.E308]" office:value-type="float" office:value="615" calcext:value-type="float">
            <text:p>615</text:p>
          </table:table-cell>
          <table:table-cell table:style-name="ce13" table:formula="of:=[.R308]" office:value-type="float" office:value="620" calcext:value-type="float">
            <text:p>620</text:p>
          </table:table-cell>
          <table:table-cell table:style-name="ce13" office:value-type="float" office:value="620" calcext:value-type="float">
            <text:p>62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39" office:value-type="float" office:value="9.3" calcext:value-type="float">
            <text:p>9.3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23+24+20" office:value-type="float" office:value="67" calcext:value-type="float">
            <text:p>67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24059" calcext:value-type="float">
            <text:p>124059</text:p>
          </table:table-cell>
          <table:table-cell table:style-name="ce13" office:value-type="float" office:value="4519" calcext:value-type="float">
            <text:p>4519</text:p>
          </table:table-cell>
          <table:table-cell table:style-name="ce13" table:formula="of:=eep-[.F309]" office:value-type="float" office:value="3651" calcext:value-type="float">
            <text:p>3651</text:p>
          </table:table-cell>
          <table:table-cell table:style-name="ce13" table:formula="of:=[.H309]/eep" office:value-type="float" office:value="0.0285882076579751" calcext:value-type="float">
            <text:p>0.0285882077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3+23" office:value-type="float" office:value="46" calcext:value-type="float">
            <text:p>46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3+24" office:value-type="float" office:value="47" calcext:value-type="float">
            <text:p>47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table:formula="of:=[.O309]+[.L309]+[.E309]" office:value-type="float" office:value="365" calcext:value-type="float">
            <text:p>365</text:p>
          </table:table-cell>
          <table:table-cell table:style-name="ce13" table:formula="of:=[.R309]-[.R308]" office:value-type="float" office:value="375" calcext:value-type="float">
            <text:p>375</text:p>
          </table:table-cell>
          <table:table-cell table:style-name="ce13" office:value-type="float" office:value="995" calcext:value-type="float">
            <text:p>995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39" office:value-type="float" office:value="15.6" calcext:value-type="float">
            <text:p>15.6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23+26+20" office:value-type="float" office:value="69" calcext:value-type="float">
            <text:p>69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24275" calcext:value-type="float">
            <text:p>124275</text:p>
          </table:table-cell>
          <table:table-cell table:style-name="ce13" office:value-type="float" office:value="5191" calcext:value-type="float">
            <text:p>5191</text:p>
          </table:table-cell>
          <table:table-cell table:style-name="ce13" table:formula="of:=eep-[.F310]" office:value-type="float" office:value="3435" calcext:value-type="float">
            <text:p>3435</text:p>
          </table:table-cell>
          <table:table-cell table:style-name="ce13" table:formula="of:=[.H310]/eep" office:value-type="float" office:value="0.026896875734085" calcext:value-type="float">
            <text:p>0.0268968757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7+26" office:value-type="float" office:value="53" calcext:value-type="float">
            <text:p>53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3+23" office:value-type="float" office:value="46" calcext:value-type="float">
            <text:p>46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table:formula="of:=[.O310]+[.L310]+[.E310]" office:value-type="float" office:value="380" calcext:value-type="float">
            <text:p>380</text:p>
          </table:table-cell>
          <table:table-cell table:style-name="ce13" table:formula="of:=[.R310]-[.R309]" office:value-type="float" office:value="390" calcext:value-type="float">
            <text:p>390</text:p>
          </table:table-cell>
          <table:table-cell table:style-name="ce13" office:value-type="float" office:value="1385" calcext:value-type="float">
            <text:p>1385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39" office:value-type="float" office:value="20.9" calcext:value-type="float">
            <text:p>20.9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27+27+21" office:value-type="float" office:value="75" calcext:value-type="float">
            <text:p>75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24842" calcext:value-type="float">
            <text:p>124842</text:p>
          </table:table-cell>
          <table:table-cell table:style-name="ce13" office:value-type="float" office:value="4927" calcext:value-type="float">
            <text:p>4927</text:p>
          </table:table-cell>
          <table:table-cell table:style-name="ce13" table:formula="of:=eep-[.F311]" office:value-type="float" office:value="2868" calcext:value-type="float">
            <text:p>2868</text:p>
          </table:table-cell>
          <table:table-cell table:style-name="ce13" table:formula="of:=[.H311]/eep" office:value-type="float" office:value="0.0224571294338736" calcext:value-type="float">
            <text:p>0.022457129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26" office:value-type="float" office:value="26" calcext:value-type="float">
            <text:p>26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3+23" office:value-type="float" office:value="46" calcext:value-type="float">
            <text:p>4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table:formula="of:=[.O311]+[.L311]+[.E311]" office:value-type="float" office:value="340" calcext:value-type="float">
            <text:p>340</text:p>
          </table:table-cell>
          <table:table-cell table:style-name="ce13" table:formula="of:=[.R311]-[.R310]" office:value-type="float" office:value="345" calcext:value-type="float">
            <text:p>345</text:p>
          </table:table-cell>
          <table:table-cell table:style-name="ce13" office:value-type="float" office:value="1730" calcext:value-type="float">
            <text:p>173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39" office:value-type="float" office:value="26" calcext:value-type="float">
            <text:p>26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27+24+19" office:value-type="float" office:value="70" calcext:value-type="float">
            <text:p>70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26138" calcext:value-type="float">
            <text:p>126138</text:p>
          </table:table-cell>
          <table:table-cell table:style-name="ce13" office:value-type="float" office:value="3405" calcext:value-type="float">
            <text:p>3405</text:p>
          </table:table-cell>
          <table:table-cell table:style-name="ce13" table:formula="of:=eep-[.F312]" office:value-type="float" office:value="1572" calcext:value-type="float">
            <text:p>1572</text:p>
          </table:table-cell>
          <table:table-cell table:style-name="ce13" table:formula="of:=[.H312]/eep" office:value-type="float" office:value="0.0123091378905332" calcext:value-type="float">
            <text:p>0.012309137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23" office:value-type="float" office:value="23" calcext:value-type="float">
            <text:p>2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22+23" office:value-type="float" office:value="45" calcext:value-type="float">
            <text:p>45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table:formula="of:=[.O312]+[.L312]+[.E312]" office:value-type="float" office:value="340" calcext:value-type="float">
            <text:p>340</text:p>
          </table:table-cell>
          <table:table-cell table:style-name="ce13" table:formula="of:=[.R312]-[.R311]" office:value-type="float" office:value="345" calcext:value-type="float">
            <text:p>345</text:p>
          </table:table-cell>
          <table:table-cell table:style-name="ce13" office:value-type="float" office:value="2075" calcext:value-type="float">
            <text:p>2075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39" office:value-type="float" office:value="30.1" calcext:value-type="float">
            <text:p>30.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26+24+19" office:value-type="float" office:value="69" calcext:value-type="float">
            <text:p>69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26994" calcext:value-type="float">
            <text:p>126994</text:p>
          </table:table-cell>
          <table:table-cell table:style-name="ce13" office:value-type="float" office:value="2396" calcext:value-type="float">
            <text:p>2396</text:p>
          </table:table-cell>
          <table:table-cell table:style-name="ce13" table:formula="of:=eep-[.F313]" office:value-type="float" office:value="716" calcext:value-type="float">
            <text:p>716</text:p>
          </table:table-cell>
          <table:table-cell table:style-name="ce13" table:formula="of:=[.H313]/eep" office:value-type="float" office:value="0.00560645211808003" calcext:value-type="float">
            <text:p>0.005606452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23" office:value-type="float" office:value="23" calcext:value-type="float">
            <text:p>2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9+19" office:value-type="float" office:value="38" calcext:value-type="float">
            <text:p>38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table:formula="of:=[.O313]+[.L313]+[.E313]" office:value-type="float" office:value="305" calcext:value-type="float">
            <text:p>305</text:p>
          </table:table-cell>
          <table:table-cell table:style-name="ce13" table:formula="of:=[.R313]-[.R312]" office:value-type="float" office:value="325" calcext:value-type="float">
            <text:p>325</text:p>
          </table:table-cell>
          <table:table-cell table:style-name="ce13" office:value-type="float" office:value="2400" calcext:value-type="float">
            <text:p>240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39" office:value-type="float" office:value="33.8" calcext:value-type="float">
            <text:p>33.8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26+23+20" office:value-type="float" office:value="69" calcext:value-type="float">
            <text:p>69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27765" calcext:value-type="float">
            <text:p>127765</text:p>
          </table:table-cell>
          <table:table-cell table:style-name="ce13" office:value-type="float" office:value="1444" calcext:value-type="float">
            <text:p>1444</text:p>
          </table:table-cell>
          <table:table-cell table:style-name="ce13" table:formula="of:=eep-[.F314]" office:value-type="float" office:value="-55" calcext:value-type="float">
            <text:p>-55</text:p>
          </table:table-cell>
          <table:table-cell table:style-name="ce13" table:formula="of:=[.H314]/eep" office:value-type="float" office:value="-0.000430663221360896" calcext:value-type="float">
            <text:p>-0.000430663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23" office:value-type="float" office:value="23" calcext:value-type="float">
            <text:p>2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9+19" office:value-type="float" office:value="38" calcext:value-type="float">
            <text:p>38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table:formula="of:=[.O314]+[.L314]+[.E314]" office:value-type="float" office:value="335" calcext:value-type="float">
            <text:p>335</text:p>
          </table:table-cell>
          <table:table-cell table:style-name="ce13" table:formula="of:=[.R314]-[.R313]" office:value-type="float" office:value="340" calcext:value-type="float">
            <text:p>340</text:p>
          </table:table-cell>
          <table:table-cell table:style-name="ce13" office:value-type="float" office:value="2740" calcext:value-type="float">
            <text:p>274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7</text:p>
          </table:table-cell>
          <table:table-cell table:style-name="ce39" office:value-type="float" office:value="36.8" calcext:value-type="float">
            <text:p>36.8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23+23+19" office:value-type="float" office:value="65" calcext:value-type="float">
            <text:p>65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28278" calcext:value-type="float">
            <text:p>128278</text:p>
          </table:table-cell>
          <table:table-cell table:style-name="ce13" office:value-type="float" office:value="587" calcext:value-type="float">
            <text:p>587</text:p>
          </table:table-cell>
          <table:table-cell table:style-name="ce13" table:formula="of:=eep-[.F315]" office:value-type="float" office:value="-568" calcext:value-type="float">
            <text:p>-568</text:p>
          </table:table-cell>
          <table:table-cell table:style-name="ce13" table:formula="of:=[.H315]/eep" office:value-type="float" office:value="-0.0044475765405998" calcext:value-type="float">
            <text:p>-0.004447576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23" office:value-type="float" office:value="23" calcext:value-type="float">
            <text:p>23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9+19" office:value-type="float" office:value="38" calcext:value-type="float">
            <text:p>38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table:formula="of:=[.O315]+[.L315]+[.E315]" office:value-type="float" office:value="390" calcext:value-type="float">
            <text:p>390</text:p>
          </table:table-cell>
          <table:table-cell table:style-name="ce13" table:formula="of:=[.R315]-[.R314]" office:value-type="float" office:value="400" calcext:value-type="float">
            <text:p>400</text:p>
          </table:table-cell>
          <table:table-cell table:style-name="ce13" office:value-type="float" office:value="3140" calcext:value-type="float">
            <text:p>314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8</text:p>
          </table:table-cell>
          <table:table-cell table:style-name="ce39" office:value-type="float" office:value="39.5" calcext:value-type="float">
            <text:p>39.5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23+23+18" office:value-type="float" office:value="64" calcext:value-type="float">
            <text:p>64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28529" calcext:value-type="float">
            <text:p>128529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eep-[.F316]" office:value-type="float" office:value="-819" calcext:value-type="float">
            <text:p>-819</text:p>
          </table:table-cell>
          <table:table-cell table:style-name="ce13" table:formula="of:=[.H316]/eep" office:value-type="float" office:value="-0.00641296687808316" calcext:value-type="float">
            <text:p>-0.006412966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9+19" office:value-type="float" office:value="38" calcext:value-type="float">
            <text:p>38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table:formula="of:=[.O316]+[.L316]+[.E316]" office:value-type="float" office:value="350" calcext:value-type="float">
            <text:p>350</text:p>
          </table:table-cell>
          <table:table-cell table:style-name="ce13" table:formula="of:=[.R316]-[.R315]" office:value-type="float" office:value="355" calcext:value-type="float">
            <text:p>355</text:p>
          </table:table-cell>
          <table:table-cell table:style-name="ce13" office:value-type="float" office:value="3495" calcext:value-type="float">
            <text:p>3495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9</text:p>
          </table:table-cell>
          <table:table-cell table:style-name="ce39" office:value-type="float" office:value="41.9" calcext:value-type="float">
            <text:p>41.9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23+22+18" office:value-type="float" office:value="63" calcext:value-type="float">
            <text:p>63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28724" calcext:value-type="float">
            <text:p>128724</text:p>
          </table:table-cell>
          <table:table-cell table:style-name="ce13" office:value-type="float" office:value="-433" calcext:value-type="float">
            <text:p>-433</text:p>
          </table:table-cell>
          <table:table-cell table:style-name="ce13" table:formula="of:=eep-[.F317]" office:value-type="float" office:value="-1014" calcext:value-type="float">
            <text:p>-1014</text:p>
          </table:table-cell>
          <table:table-cell table:style-name="ce13" table:formula="of:=[.H317]/eep" office:value-type="float" office:value="-0.00793986375381724" calcext:value-type="float">
            <text:p>-0.007939863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23" office:value-type="float" office:value="23" calcext:value-type="float">
            <text:p>2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9+19" office:value-type="float" office:value="38" calcext:value-type="float">
            <text:p>38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table:formula="of:=[.O317]+[.L317]+[.E317]" office:value-type="float" office:value="365" calcext:value-type="float">
            <text:p>365</text:p>
          </table:table-cell>
          <table:table-cell table:style-name="ce13" table:formula="of:=[.R317]-[.R316]" office:value-type="float" office:value="375" calcext:value-type="float">
            <text:p>375</text:p>
          </table:table-cell>
          <table:table-cell table:style-name="ce13" office:value-type="float" office:value="3870" calcext:value-type="float">
            <text:p>3870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10</text:p>
          </table:table-cell>
          <table:table-cell table:style-name="ce39" office:value-type="float" office:value="43.9" calcext:value-type="float">
            <text:p>43.9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23+20+16" office:value-type="float" office:value="59" calcext:value-type="float">
            <text:p>5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28133" calcext:value-type="float">
            <text:p>128133</text:p>
          </table:table-cell>
          <table:table-cell table:style-name="ce13" office:value-type="float" office:value="-698" calcext:value-type="float">
            <text:p>-698</text:p>
          </table:table-cell>
          <table:table-cell table:style-name="ce13" table:formula="of:=eep-[.F318]" office:value-type="float" office:value="-423" calcext:value-type="float">
            <text:p>-423</text:p>
          </table:table-cell>
          <table:table-cell table:style-name="ce13" table:formula="of:=[.H318]/eep" office:value-type="float" office:value="-0.00331219168428471" calcext:value-type="float">
            <text:p>-0.003312191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20" office:value-type="float" office:value="20" calcext:value-type="float">
            <text:p>2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7+17" office:value-type="float" office:value="34" calcext:value-type="float">
            <text:p>34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table:formula="of:=[.O318]+[.L318]+[.E318]" office:value-type="float" office:value="305" calcext:value-type="float">
            <text:p>305</text:p>
          </table:table-cell>
          <table:table-cell table:style-name="ce13" table:formula="of:=[.R318]-[.R317]" office:value-type="float" office:value="315" calcext:value-type="float">
            <text:p>315</text:p>
          </table:table-cell>
          <table:table-cell table:style-name="ce13" office:value-type="float" office:value="4185" calcext:value-type="float">
            <text:p>4185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39" office:value-type="float" office:value="100" calcext:value-type="float">
            <text:p>100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24+13+20+16+16+16+14+10" office:value-type="float" office:value="129" calcext:value-type="float">
            <text:p>129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27710" calcext:value-type="float">
            <text:p>127710</text:p>
          </table:table-cell>
          <table:table-cell table:style-name="ce27" table:number-columns-repeated="9"/>
          <table:table-cell table:style-name="ce13" table:formula="of:=[.O319]+[.L319]+[.E319]" office:value-type="float" office:value="400" calcext:value-type="float">
            <text:p>400</text:p>
          </table:table-cell>
          <table:table-cell table:style-name="ce13" office:value-type="float" office:value="425" calcext:value-type="float">
            <text:p>425</text:p>
          </table:table-cell>
          <table:table-cell table:style-name="ce13" table:formula="of:=[.Q319]" office:value-type="float" office:value="425" calcext:value-type="float">
            <text:p>425</text:p>
          </table:table-cell>
          <table:table-cell table:style-name="ce2" table:number-columns-repeated="1006"/>
        </table:table-row>
        <table:table-row table:style-name="ro1">
          <table:table-cell table:style-name="ce1"/>
          <table:table-cell table:style-name="ce2" table:number-columns-repeated="1022"/>
          <table:table-cell table:style-name="ce24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table:style-name="ce2" office:value-type="string" calcext:value-type="string">
            <text:p>R=0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table:style-name="ce2" office:value-type="string" calcext:value-type="string">
            <text:p>Measurements_diri0_r4p2em3_bigdom.dat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 office:value-type="string" calcext:value-type="string">
            <text:p>flags:</text:p>
          </table:table-cell>
          <table:table-cell table:style-name="ce2" office:value-type="string" calcext:value-type="string">
            <text:p>-ksp_monitor_singular_value -ksp_gmres_restart 500 -pc_type ilu -pc_factor_levels 2 -pc_factor_shift_type nonzero</text:p>
          </table:table-cell>
          <table:table-cell table:style-name="ce2" table:number-columns-repeated="1021"/>
          <table:table-cell table:style-name="ce24"/>
        </table:table-row>
        <table:table-row table:style-name="ro1">
          <table:table-cell table:style-name="ce1"/>
          <table:table-cell table:style-name="ce41"/>
          <table:table-cell table:style-name="ce37" office:value-type="string" calcext:value-type="string" table:number-columns-spanned="7" table:number-rows-spanned="1">
            <text:p>inv</text:p>
          </table:table-cell>
          <table:covered-table-cell table:number-columns-repeated="6" table:style-name="ce51"/>
          <table:table-cell table:style-name="ce37" office:value-type="string" calcext:value-type="string" table:number-columns-spanned="3" table:number-rows-spanned="1">
            <text:p>aux</text:p>
          </table:table-cell>
          <table:covered-table-cell table:number-columns-repeated="2" table:style-name="ce3"/>
          <table:table-cell table:style-name="ce37" office:value-type="string" calcext:value-type="string" table:number-columns-spanned="3" table:number-rows-spanned="1">
            <text:p>superadj</text:p>
          </table:table-cell>
          <table:covered-table-cell table:number-columns-repeated="2" table:style-name="ce3"/>
          <table:table-cell table:style-name="ce58"/>
          <table:table-cell table:style-name="ce1"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%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estimated QoI error</text:p>
          </table:table-cell>
          <table:table-cell table:style-name="ce3" office:value-type="string" calcext:value-type="string">
            <text:p>actual QoI error</text:p>
          </table:table-cell>
          <table:table-cell table:style-name="ce3" office:value-type="string" calcext:value-type="string">
            <text:p>actual relative QoI error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KSP iters</text:p>
          </table:table-cell>
          <table:table-cell table:style-name="ce3" office:value-type="string" calcext:value-type="string">
            <text:p>time (solve)</text:p>
          </table:table-cell>
          <table:table-cell table:style-name="ce3" office:value-type="string" calcext:value-type="string">
            <text:p>total time (solve)</text:p>
          </table:table-cell>
          <table:table-cell table:style-name="ce3" office:value-type="string" calcext:value-type="string">
            <text:p>total time</text:p>
          </table:table-cell>
          <table:table-cell table:style-name="ce1"/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39" office:value-type="float" office:value="9.3" calcext:value-type="float">
            <text:p>9.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42+39+32+18" office:value-type="float" office:value="131" calcext:value-type="float">
            <text:p>131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09989" calcext:value-type="float">
            <text:p>109989</text:p>
          </table:table-cell>
          <table:table-cell table:style-name="ce13" office:value-type="float" office:value="26498" calcext:value-type="float">
            <text:p>26498</text:p>
          </table:table-cell>
          <table:table-cell table:style-name="ce13" table:formula="of:=yarp-[.F326]" office:value-type="float" office:value="1429" calcext:value-type="float">
            <text:p>1429</text:p>
          </table:table-cell>
          <table:table-cell table:style-name="ce13" table:formula="of:=[.H326]/yarp" office:value-type="float" office:value="0.0128255757597516" calcext:value-type="float">
            <text:p>0.0128255758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38+40" office:value-type="float" office:value="78" calcext:value-type="float">
            <text:p>78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41+17+42+41" office:value-type="float" office:value="141" calcext:value-type="float">
            <text:p>141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table:formula="of:=[.O326]+[.L326]+[.E326]" office:value-type="float" office:value="250" calcext:value-type="float">
            <text:p>250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39" office:value-type="float" office:value="15.6" calcext:value-type="float">
            <text:p>15.6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44+40+36+28+11" office:value-type="float" office:value="159" calcext:value-type="float">
            <text:p>159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103290" calcext:value-type="float">
            <text:p>103290</text:p>
          </table:table-cell>
          <table:table-cell table:style-name="ce13" office:value-type="float" office:value="-47365" calcext:value-type="float">
            <text:p>-47365</text:p>
          </table:table-cell>
          <table:table-cell table:style-name="ce13" table:formula="of:=yarp-[.F327]" office:value-type="float" office:value="8128" calcext:value-type="float">
            <text:p>8128</text:p>
          </table:table-cell>
          <table:table-cell table:style-name="ce13" table:formula="of:=[.H327]/yarp" office:value-type="float" office:value="0.0729505106894757" calcext:value-type="float">
            <text:p>0.0729505107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44+40" office:value-type="float" office:value="84" calcext:value-type="float">
            <text:p>8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35+16+35+36" office:value-type="float" office:value="122" calcext:value-type="float">
            <text:p>122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table:formula="of:=[.O327]+[.L327]+[.E327]" office:value-type="float" office:value="255" calcext:value-type="float">
            <text:p>255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39" office:value-type="float" office:value="20.9" calcext:value-type="float">
            <text:p>20.9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53+44+38+37+17" office:value-type="float" office:value="189" calcext:value-type="float">
            <text:p>189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99965" calcext:value-type="float">
            <text:p>99965</text:p>
          </table:table-cell>
          <table:table-cell table:style-name="ce13" office:value-type="float" office:value="-63644" calcext:value-type="float">
            <text:p>-63644</text:p>
          </table:table-cell>
          <table:table-cell table:style-name="ce13" table:formula="of:=yarp-[.F328]" office:value-type="float" office:value="11453" calcext:value-type="float">
            <text:p>11453</text:p>
          </table:table-cell>
          <table:table-cell table:style-name="ce13" table:formula="of:=[.H328]/yarp" office:value-type="float" office:value="0.102793085497855" calcext:value-type="float">
            <text:p>0.102793085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49+46" office:value-type="float" office:value="95" calcext:value-type="float">
            <text:p>95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31+12+31+33" office:value-type="float" office:value="107" calcext:value-type="float">
            <text:p>107</text:p>
          </table:table-cell>
          <table:table-cell table:style-name="ce13" office:value-type="float" office:value="90" calcext:value-type="float">
            <text:p>90</text:p>
          </table:table-cell>
          <table:table-cell table:style-name="ce13" table:formula="of:=[.O329]+[.L329]+[.E329]" office:value-type="float" office:value="300" calcext:value-type="float">
            <text:p>300</text:p>
          </table:table-cell>
          <table:table-cell table:style-name="ce13"/>
          <table:table-cell table:style-name="ce2" table:number-columns-repeated="1007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39" office:value-type="float" office:value="26" calcext:value-type="float">
            <text:p>26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42+46+52+43+17" office:value-type="float" office:value="200" calcext:value-type="float">
            <text:p>200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03317" calcext:value-type="float">
            <text:p>103317</text:p>
          </table:table-cell>
          <table:table-cell table:style-name="ce13" office:value-type="float" office:value="6189" calcext:value-type="float">
            <text:p>6189</text:p>
          </table:table-cell>
          <table:table-cell table:style-name="ce13" table:formula="of:=yarp-[.F329]" office:value-type="float" office:value="8101" calcext:value-type="float">
            <text:p>8101</text:p>
          </table:table-cell>
          <table:table-cell table:style-name="ce13" table:formula="of:=[.H329]/yarp" office:value-type="float" office:value="0.0727081800068212" calcext:value-type="float">
            <text:p>0.07270818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61+55" office:value-type="float" office:value="116" calcext:value-type="float">
            <text:p>116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40+15+40+40" office:value-type="float" office:value="135" calcext:value-type="float">
            <text:p>135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table:formula="of:=[.O329]+[.L329]+[.E329]" office:value-type="float" office:value="300" calcext:value-type="float">
            <text:p>300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5</text:p>
          </table:table-cell>
          <table:table-cell table:style-name="ce39" office:value-type="float" office:value="30.1" calcext:value-type="float">
            <text:p>30.1</text:p>
          </table:table-cell>
          <table:table-cell table:style-name="ce45" office:value-type="float" office:value="5" calcext:value-type="float">
            <text:p>5</text:p>
          </table:table-cell>
          <table:table-cell table:style-name="ce13" table:formula="of:=270+46+58+38+22" office:value-type="float" office:value="434" calcext:value-type="float">
            <text:p>434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03681" calcext:value-type="float">
            <text:p>103681</text:p>
          </table:table-cell>
          <table:table-cell table:style-name="ce13" office:value-type="float" office:value="7268" calcext:value-type="float">
            <text:p>7268</text:p>
          </table:table-cell>
          <table:table-cell table:style-name="ce13" table:formula="of:=yarp-[.F330]" office:value-type="float" office:value="7737" calcext:value-type="float">
            <text:p>7737</text:p>
          </table:table-cell>
          <table:table-cell table:style-name="ce13" table:formula="of:=[.H330]/yarp" office:value-type="float" office:value="0.0694412033962196" calcext:value-type="float">
            <text:p>0.0694412034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48+59" office:value-type="float" office:value="107" calcext:value-type="float">
            <text:p>107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40+16+41+40" office:value-type="float" office:value="137" calcext:value-type="float">
            <text:p>137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table:formula="of:=[.O330]+[.L330]+[.E330]" office:value-type="float" office:value="375" calcext:value-type="float">
            <text:p>375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6</text:p>
          </table:table-cell>
          <table:table-cell table:style-name="ce39" office:value-type="float" office:value="33.8" calcext:value-type="float">
            <text:p>33.8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57+103+80+37+23" office:value-type="float" office:value="300" calcext:value-type="float">
            <text:p>300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04608" calcext:value-type="float">
            <text:p>104608</text:p>
          </table:table-cell>
          <table:table-cell table:style-name="ce13" office:value-type="float" office:value="7585" calcext:value-type="float">
            <text:p>7585</text:p>
          </table:table-cell>
          <table:table-cell table:style-name="ce13" table:formula="of:=yarp-[.F331]" office:value-type="float" office:value="6810" calcext:value-type="float">
            <text:p>6810</text:p>
          </table:table-cell>
          <table:table-cell table:style-name="ce13" table:formula="of:=[.H331]/yarp" office:value-type="float" office:value="0.0611211832917482" calcext:value-type="float">
            <text:p>0.061121183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175+226" office:value-type="float" office:value="401" calcext:value-type="float">
            <text:p>401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39+15+40+39" office:value-type="float" office:value="133" calcext:value-type="float">
            <text:p>13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table:formula="of:=[.O331]+[.L331]+[.E331]" office:value-type="float" office:value="360" calcext:value-type="float">
            <text:p>360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7</text:p>
          </table:table-cell>
          <table:table-cell table:style-name="ce39" office:value-type="float" office:value="36.8" calcext:value-type="float">
            <text:p>36.8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46+273+514+39+30+16" office:value-type="float" office:value="918" calcext:value-type="float">
            <text:p>918</text:p>
          </table:table-cell>
          <table:table-cell table:style-name="ce13" office:value-type="float" office:value="270" calcext:value-type="float">
            <text:p>270</text:p>
          </table:table-cell>
          <table:table-cell table:style-name="ce13" office:value-type="float" office:value="105916" calcext:value-type="float">
            <text:p>105916</text:p>
          </table:table-cell>
          <table:table-cell table:style-name="ce13" office:value-type="float" office:value="6839" calcext:value-type="float">
            <text:p>6839</text:p>
          </table:table-cell>
          <table:table-cell table:style-name="ce13" table:formula="of:=yarp-[.F332]" office:value-type="float" office:value="5502" calcext:value-type="float">
            <text:p>5502</text:p>
          </table:table-cell>
          <table:table-cell table:style-name="ce13" table:formula="of:=[.H332]/yarp" office:value-type="float" office:value="0.0493816079987076" calcext:value-type="float">
            <text:p>0.049381608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509+97" office:value-type="float" office:value="606" calcext:value-type="float">
            <text:p>606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34+12+34+33" office:value-type="float" office:value="113" calcext:value-type="float">
            <text:p>113</text:p>
          </table:table-cell>
          <table:table-cell table:style-name="ce13" office:value-type="float" office:value="95" calcext:value-type="float">
            <text:p>95</text:p>
          </table:table-cell>
          <table:table-cell table:style-name="ce13" table:formula="of:=[.O332]+[.L332]+[.E332]" office:value-type="float" office:value="525" calcext:value-type="float">
            <text:p>525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8</text:p>
          </table:table-cell>
          <table:table-cell table:style-name="ce39" office:value-type="float" office:value="39.5" calcext:value-type="float">
            <text:p>39.5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54+512+520+39+32+12" office:value-type="float" office:value="1169" calcext:value-type="float">
            <text:p>1169</text:p>
          </table:table-cell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107188" calcext:value-type="float">
            <text:p>107188</text:p>
          </table:table-cell>
          <table:table-cell table:style-name="ce13" office:value-type="float" office:value="5505" calcext:value-type="float">
            <text:p>5505</text:p>
          </table:table-cell>
          <table:table-cell table:style-name="ce13" table:formula="of:=yarp-[.F333]" office:value-type="float" office:value="4230" calcext:value-type="float">
            <text:p>4230</text:p>
          </table:table-cell>
          <table:table-cell table:style-name="ce13" table:formula="of:=[.H333]/yarp" office:value-type="float" office:value="0.0379651402825396" calcext:value-type="float">
            <text:p>0.037965140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399+516" office:value-type="float" office:value="915" calcext:value-type="float">
            <text:p>915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39+14+40+38" office:value-type="float" office:value="131" calcext:value-type="float">
            <text:p>131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table:formula="of:=[.O333]+[.L333]+[.E333]" office:value-type="float" office:value="690" calcext:value-type="float">
            <text:p>690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09</text:p>
          </table:table-cell>
          <table:table-cell table:style-name="ce39" office:value-type="float" office:value="41.9" calcext:value-type="float">
            <text:p>41.9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70+516+515+40+39+11" office:value-type="float" office:value="1191" calcext:value-type="float">
            <text:p>1191</text:p>
          </table:table-cell>
          <table:table-cell table:style-name="ce13" office:value-type="float" office:value="360" calcext:value-type="float">
            <text:p>360</text:p>
          </table:table-cell>
          <table:table-cell table:style-name="ce13" office:value-type="float" office:value="108201" calcext:value-type="float">
            <text:p>108201</text:p>
          </table:table-cell>
          <table:table-cell table:style-name="ce13" office:value-type="float" office:value="4246" calcext:value-type="float">
            <text:p>4246</text:p>
          </table:table-cell>
          <table:table-cell table:style-name="ce13" table:formula="of:=yarp-[.F334]" office:value-type="float" office:value="3217" calcext:value-type="float">
            <text:p>3217</text:p>
          </table:table-cell>
          <table:table-cell table:style-name="ce13" table:formula="of:=[.H334]/yarp" office:value-type="float" office:value="0.0288732520777612" calcext:value-type="float">
            <text:p>0.028873252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63+119" office:value-type="float" office:value="182" calcext:value-type="float">
            <text:p>182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31+12+31+31" office:value-type="float" office:value="105" calcext:value-type="float">
            <text:p>105</text:p>
          </table:table-cell>
          <table:table-cell table:style-name="ce13" office:value-type="float" office:value="95" calcext:value-type="float">
            <text:p>95</text:p>
          </table:table-cell>
          <table:table-cell table:style-name="ce13" table:formula="of:=[.O334]+[.L334]+[.E334]" office:value-type="float" office:value="540" calcext:value-type="float">
            <text:p>540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MF10</text:p>
          </table:table-cell>
          <table:table-cell table:style-name="ce39" office:value-type="float" office:value="43.9" calcext:value-type="float">
            <text:p>43.9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50+451+521+41+32+8" office:value-type="float" office:value="1103" calcext:value-type="float">
            <text:p>1103</text:p>
          </table:table-cell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109099" calcext:value-type="float">
            <text:p>109099</text:p>
          </table:table-cell>
          <table:table-cell table:style-name="ce13" office:value-type="float" office:value="3095" calcext:value-type="float">
            <text:p>3095</text:p>
          </table:table-cell>
          <table:table-cell table:style-name="ce13" table:formula="of:=yarp-[.F335]" office:value-type="float" office:value="2319" calcext:value-type="float">
            <text:p>2319</text:p>
          </table:table-cell>
          <table:table-cell table:style-name="ce13" table:formula="of:=[.H335]/yarp" office:value-type="float" office:value="0.0208135130768817" calcext:value-type="float">
            <text:p>0.020813513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472+510" office:value-type="float" office:value="982" calcext:value-type="float">
            <text:p>982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34+11+35+33" office:value-type="float" office:value="113" calcext:value-type="float">
            <text:p>113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table:formula="of:=[.O335]+[.L335]+[.D335]" office:value-type="float" office:value="1463" calcext:value-type="float">
            <text:p>1463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39" office:value-type="float" office:value="100" calcext:value-type="float">
            <text:p>100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36+33+36+33+29+20+4" office:value-type="float" office:value="191" calcext:value-type="float">
            <text:p>191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11448" calcext:value-type="float">
            <text:p>111448</text:p>
          </table:table-cell>
          <table:table-cell table:style-name="ce27" table:number-columns-repeated="9"/>
          <table:table-cell table:style-name="ce13" table:formula="of:=[.O336]+[.L336]+[.E336]" office:value-type="float" office:value="140" calcext:value-type="float">
            <text:p>140</text:p>
          </table:table-cell>
          <table:table-cell table:style-name="ce13"/>
          <table:table-cell table:style-name="ce2" table:number-columns-repeated="1006"/>
          <table:table-cell table:style-name="ce24"/>
        </table:table-row>
        <table:table-row table:style-name="ro1" table:number-rows-repeated="10482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8"/>
        <table:table-column table:style-name="co3" table:default-cell-style-name="ce8"/>
        <table:table-column table:style-name="co10" table:default-cell-style-name="ce8"/>
        <table:table-column table:style-name="co19" table:default-cell-style-name="ce8"/>
        <table:table-column table:style-name="co13" table:default-cell-style-name="ce8"/>
        <table:table-column table:style-name="co11" table:default-cell-style-name="ce8"/>
        <table:table-column table:style-name="co3" table:default-cell-style-name="ce8"/>
        <table:table-column table:style-name="co10" table:default-cell-style-name="ce8"/>
        <table:table-column table:style-name="co19" table:default-cell-style-name="ce8"/>
        <table:table-column table:style-name="co3" table:default-cell-style-name="ce8"/>
        <table:table-column table:style-name="co10" table:default-cell-style-name="ce8"/>
        <table:table-column table:style-name="co19" table:default-cell-style-name="ce8"/>
        <table:table-column table:style-name="co3" table:number-columns-repeated="1012" table:default-cell-style-name="ce8"/>
        <table:table-row table:style-name="ro1">
          <table:table-cell table:style-name="ce60" office:value-type="string" calcext:value-type="string">
            <text:p>LF mesh:</text:p>
          </table:table-cell>
          <table:table-cell table:style-name="ce62" office:value-type="string" calcext:value-type="string">
            <text:p>16x32x16</text:p>
          </table:table-cell>
          <table:table-cell table:style-name="ce62" table:number-columns-repeated="1022"/>
        </table:table-row>
        <table:table-row table:style-name="ro1">
          <table:table-cell table:style-name="ce60" office:value-type="string" calcext:value-type="string">
            <text:p>HF mesh:</text:p>
          </table:table-cell>
          <table:table-cell table:style-name="ce62" office:value-type="string" calcext:value-type="string">
            <text:p>32x64x32</text:p>
          </table:table-cell>
          <table:table-cell table:style-name="ce62" table:number-columns-repeated="1022"/>
        </table:table-row>
        <table:table-row table:style-name="ro1">
          <table:table-cell table:style-name="ce60" office:value-type="string" calcext:value-type="string">
            <text:p>superadj mesh:</text:p>
          </table:table-cell>
          <table:table-cell table:style-name="ce62" office:value-type="string" calcext:value-type="string">
            <text:p>32x64x32</text:p>
          </table:table-cell>
          <table:table-cell table:style-name="ce62" table:number-columns-repeated="1022"/>
        </table:table-row>
        <table:table-row table:style-name="ro1">
          <table:table-cell table:style-name="ce60" office:value-type="string" calcext:value-type="string">
            <text:p>QoI option: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1022"/>
        </table:table-row>
        <table:table-row table:style-name="ro1">
          <table:table-cell table:style-name="ce60" office:value-type="string" calcext:value-type="string">
            <text:p>adaptive step:</text:p>
          </table:table-cell>
          <table:table-cell table:style-name="ce62" office:value-type="float" office:value="0.05" calcext:value-type="float">
            <text:p>0.05</text:p>
          </table:table-cell>
          <table:table-cell table:style-name="ce62" table:number-columns-repeated="1022"/>
        </table:table-row>
        <table:table-row table:style-name="ro1">
          <table:table-cell table:style-name="ce60" office:value-type="string" calcext:value-type="string">
            <text:p>init guess:</text:p>
          </table:table-cell>
          <table:table-cell table:style-name="ce62" office:value-type="string" calcext:value-type="string">
            <text:p>LF</text:p>
          </table:table-cell>
          <table:table-cell table:style-name="ce62" table:number-columns-repeated="1022"/>
        </table:table-row>
        <table:table-row table:style-name="ro1">
          <table:table-cell table:style-name="ce60" office:value-type="string" calcext:value-type="string">
            <text:p>data:</text:p>
          </table:table-cell>
          <table:table-cell table:style-name="ce62" office:value-type="string" calcext:value-type="string">
            <text:p>Measurements_diri0_r4p2em3_bigdom.dat</text:p>
          </table:table-cell>
          <table:table-cell table:style-name="ce62" table:number-columns-repeated="1022"/>
        </table:table-row>
        <table:table-row table:style-name="ro1">
          <table:table-cell table:style-name="ce60"/>
          <table:table-cell table:style-name="ce63" office:value-type="string" calcext:value-type="string" table:number-columns-spanned="5" table:number-rows-spanned="1">
            <text:p>inv</text:p>
          </table:table-cell>
          <table:covered-table-cell table:number-columns-repeated="4" table:style-name="ce61"/>
          <table:table-cell table:style-name="ce63" office:value-type="string" calcext:value-type="string" table:number-columns-spanned="3" table:number-rows-spanned="1">
            <text:p>aux</text:p>
          </table:table-cell>
          <table:covered-table-cell table:number-columns-repeated="2" table:style-name="ce61"/>
          <table:table-cell table:style-name="ce63" office:value-type="string" calcext:value-type="string" table:number-columns-spanned="3" table:number-rows-spanned="1">
            <text:p>superadj</text:p>
          </table:table-cell>
          <table:covered-table-cell table:number-columns-repeated="2" table:style-name="ce61"/>
          <table:table-cell table:style-name="ce60" table:number-columns-repeated="1012"/>
        </table:table-row>
        <table:table-row table:style-name="ro1">
          <table:table-cell table:style-name="ce60"/>
          <table:table-cell table:style-name="ce61" office:value-type="string" calcext:value-type="string">
            <text:p>NL iters</text:p>
          </table:table-cell>
          <table:table-cell table:style-name="ce61" office:value-type="string" calcext:value-type="string">
            <text:p>total KSP iters</text:p>
          </table:table-cell>
          <table:table-cell table:style-name="ce61" office:value-type="string" calcext:value-type="string">
            <text:p>time (solve)</text:p>
          </table:table-cell>
          <table:table-cell table:style-name="ce61" office:value-type="string" calcext:value-type="string">
            <text:p>time/NL iter</text:p>
          </table:table-cell>
          <table:table-cell table:style-name="ce61" office:value-type="string" calcext:value-type="string">
            <text:p>time/KSP iter</text:p>
          </table:table-cell>
          <table:table-cell table:style-name="ce61" office:value-type="string" calcext:value-type="string">
            <text:p>NL iters</text:p>
          </table:table-cell>
          <table:table-cell table:style-name="ce61" office:value-type="string" calcext:value-type="string">
            <text:p>total KSP iters</text:p>
          </table:table-cell>
          <table:table-cell table:style-name="ce61" office:value-type="string" calcext:value-type="string">
            <text:p>time (solve)</text:p>
          </table:table-cell>
          <table:table-cell table:style-name="ce61" office:value-type="string" calcext:value-type="string">
            <text:p>NL iters</text:p>
          </table:table-cell>
          <table:table-cell table:style-name="ce61" office:value-type="string" calcext:value-type="string">
            <text:p>total KSP iters</text:p>
          </table:table-cell>
          <table:table-cell table:style-name="ce61" office:value-type="string" calcext:value-type="string">
            <text:p>time (solve)</text:p>
          </table:table-cell>
          <table:table-cell table:style-name="ce60" table:number-columns-repeated="1011"/>
          <table:table-cell table:style-name="ce67"/>
        </table:table-row>
        <table:table-row table:style-name="ro1">
          <table:table-cell table:style-name="ce61" office:value-type="string" calcext:value-type="string">
            <text:p>LF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formula="of:=17+11" office:value-type="float" office:value="28" calcext:value-type="float">
            <text:p>28</text:p>
          </table:table-cell>
          <table:table-cell table:style-name="ce45" office:value-type="float" office:value="35" calcext:value-type="float">
            <text:p>35</text:p>
          </table:table-cell>
          <table:table-cell table:style-name="ce45" table:formula="of:=[.D10]/[.B10]" office:value-type="float" office:value="17.5" calcext:value-type="float">
            <text:p>17.5</text:p>
          </table:table-cell>
          <table:table-cell table:style-name="ce45" table:formula="of:=[.D10]/[.C10]" office:value-type="float" office:value="1.25" calcext:value-type="float">
            <text:p>1.25</text:p>
          </table:table-cell>
          <table:table-cell table:style-name="ce64" table:number-columns-repeated="6"/>
          <table:table-cell table:style-name="ce62" table:number-columns-repeated="1011"/>
          <table:table-cell table:style-name="ce67"/>
        </table:table-row>
        <table:table-row table:style-name="ro1">
          <table:table-cell table:style-name="ce61" office:value-type="string" calcext:value-type="string">
            <text:p>MF01</text:p>
          </table:table-cell>
          <table:table-cell table:style-name="ce45" office:value-type="float" office:value="6" calcext:value-type="float">
            <text:p>6</text:p>
          </table:table-cell>
          <table:table-cell table:style-name="ce45" table:formula="of:=41+36+33+30+21+5" office:value-type="float" office:value="166" calcext:value-type="float">
            <text:p>166</text:p>
          </table:table-cell>
          <table:table-cell table:style-name="ce45" office:value-type="float" office:value="535" calcext:value-type="float">
            <text:p>535</text:p>
          </table:table-cell>
          <table:table-cell table:style-name="ce45" table:formula="of:=[.D11]/[.B11]" office:value-type="float" office:value="89.1666666666667" calcext:value-type="float">
            <text:p>89.1666666667</text:p>
          </table:table-cell>
          <table:table-cell table:style-name="ce45" table:formula="of:=[.D11]/[.C11]" office:value-type="float" office:value="3.22289156626506" calcext:value-type="float">
            <text:p>3.2228915663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formula="of:=36+34" office:value-type="float" office:value="70" calcext:value-type="float">
            <text:p>70</text:p>
          </table:table-cell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4" calcext:value-type="float">
            <text:p>4</text:p>
          </table:table-cell>
          <table:table-cell table:style-name="ce45" table:formula="of:=25+5+25+24" office:value-type="float" office:value="79" calcext:value-type="float">
            <text:p>79</text:p>
          </table:table-cell>
          <table:table-cell table:style-name="ce45" office:value-type="float" office:value="850" calcext:value-type="float">
            <text:p>850</text:p>
          </table:table-cell>
          <table:table-cell table:style-name="ce62" table:number-columns-repeated="1011"/>
          <table:table-cell table:style-name="ce67"/>
        </table:table-row>
        <table:table-row table:style-name="ro1">
          <table:table-cell table:style-name="ce61" office:value-type="string" calcext:value-type="string">
            <text:p>MF02</text:p>
          </table:table-cell>
          <table:table-cell table:style-name="ce45" office:value-type="float" office:value="6" calcext:value-type="float">
            <text:p>6</text:p>
          </table:table-cell>
          <table:table-cell table:style-name="ce45" table:formula="of:=46+40+38+34+25+5" office:value-type="float" office:value="188" calcext:value-type="float">
            <text:p>188</text:p>
          </table:table-cell>
          <table:table-cell table:style-name="ce45" office:value-type="float" office:value="800" calcext:value-type="float">
            <text:p>800</text:p>
          </table:table-cell>
          <table:table-cell table:style-name="ce45" table:formula="of:=[.D12]/[.B12]" office:value-type="float" office:value="133.333333333333" calcext:value-type="float">
            <text:p>133.3333333333</text:p>
          </table:table-cell>
          <table:table-cell table:style-name="ce45" table:formula="of:=[.D12]/[.C12]" office:value-type="float" office:value="4.25531914893617" calcext:value-type="float">
            <text:p>4.2553191489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formula="of:=39+39" office:value-type="float" office:value="78" calcext:value-type="float">
            <text:p>78</text:p>
          </table:table-cell>
          <table:table-cell table:style-name="ce45" office:value-type="float" office:value="350" calcext:value-type="float">
            <text:p>350</text:p>
          </table:table-cell>
          <table:table-cell table:style-name="ce45" office:value-type="float" office:value="4" calcext:value-type="float">
            <text:p>4</text:p>
          </table:table-cell>
          <table:table-cell table:style-name="ce45" table:formula="of:=24+5+24+21" office:value-type="float" office:value="74" calcext:value-type="float">
            <text:p>74</text:p>
          </table:table-cell>
          <table:table-cell table:style-name="ce45" office:value-type="float" office:value="650" calcext:value-type="float">
            <text:p>650</text:p>
          </table:table-cell>
          <table:table-cell table:style-name="ce62" table:number-columns-repeated="1011"/>
          <table:table-cell table:style-name="ce67"/>
        </table:table-row>
        <table:table-row table:style-name="ro1">
          <table:table-cell table:style-name="ce61" office:value-type="string" calcext:value-type="string">
            <text:p>MF03</text:p>
          </table:table-cell>
          <table:table-cell table:style-name="ce45" office:value-type="float" office:value="6" calcext:value-type="float">
            <text:p>6</text:p>
          </table:table-cell>
          <table:table-cell table:style-name="ce45" table:formula="of:=141+42+40+36+28+7" office:value-type="float" office:value="294" calcext:value-type="float">
            <text:p>294</text:p>
          </table:table-cell>
          <table:table-cell table:style-name="ce45" office:value-type="float" office:value="980" calcext:value-type="float">
            <text:p>980</text:p>
          </table:table-cell>
          <table:table-cell table:style-name="ce45" table:formula="of:=[.D13]/[.B13]" office:value-type="float" office:value="163.333333333333" calcext:value-type="float">
            <text:p>163.3333333333</text:p>
          </table:table-cell>
          <table:table-cell table:style-name="ce45" table:formula="of:=[.D13]/[.C13]" office:value-type="float" office:value="3.33333333333333" calcext:value-type="float">
            <text:p>3.3333333333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formula="of:=42+73" office:value-type="float" office:value="115" calcext:value-type="float">
            <text:p>115</text:p>
          </table:table-cell>
          <table:table-cell table:style-name="ce45" office:value-type="float" office:value="435" calcext:value-type="float">
            <text:p>435</text:p>
          </table:table-cell>
          <table:table-cell table:style-name="ce45" office:value-type="float" office:value="4" calcext:value-type="float">
            <text:p>4</text:p>
          </table:table-cell>
          <table:table-cell table:style-name="ce45" table:formula="of:=24+4+25+22" office:value-type="float" office:value="75" calcext:value-type="float">
            <text:p>75</text:p>
          </table:table-cell>
          <table:table-cell table:style-name="ce45" office:value-type="float" office:value="850" calcext:value-type="float">
            <text:p>850</text:p>
          </table:table-cell>
          <table:table-cell table:style-name="ce60"/>
          <table:table-cell table:style-name="ce62" table:number-columns-repeated="1010"/>
          <table:table-cell table:style-name="ce67"/>
        </table:table-row>
        <table:table-row table:style-name="ro1">
          <table:table-cell table:style-name="ce61" office:value-type="string" calcext:value-type="string">
            <text:p>HF</text:p>
          </table:table-cell>
          <table:table-cell table:style-name="ce45" office:value-type="float" office:value="16" calcext:value-type="float">
            <text:p>16</text:p>
          </table:table-cell>
          <table:table-cell table:style-name="ce45" table:formula="of:=75+41+47+50+66+82+170+222+211+43+42+39+34+32+28+21" office:value-type="float" office:value="1203" calcext:value-type="float">
            <text:p>1203</text:p>
          </table:table-cell>
          <table:table-cell table:style-name="ce45" office:value-type="float" office:value="2150" calcext:value-type="float">
            <text:p>2150</text:p>
          </table:table-cell>
          <table:table-cell table:style-name="ce45" table:formula="of:=[.D14]/[.B14]" office:value-type="float" office:value="134.375" calcext:value-type="float">
            <text:p>134.375</text:p>
          </table:table-cell>
          <table:table-cell table:style-name="ce45" table:formula="of:=[.D14]/[.C14]" office:value-type="float" office:value="1.78719866999169" calcext:value-type="float">
            <text:p>1.78719867</text:p>
          </table:table-cell>
          <table:table-cell table:style-name="ce64" table:number-columns-repeated="6"/>
          <table:table-cell table:style-name="ce62" table:number-columns-repeated="1011"/>
          <table:table-cell table:style-name="ce67"/>
        </table:table-row>
        <table:table-row table:style-name="ro1">
          <table:table-cell table:style-name="ce62" table:number-columns-repeated="1024"/>
        </table:table-row>
        <table:table-row table:style-name="ro1">
          <table:table-cell table:style-name="ce60" office:value-type="string" calcext:value-type="string">
            <text:p>init guess:</text:p>
          </table:table-cell>
          <table:table-cell table:style-name="ce62" office:value-type="string" calcext:value-type="string">
            <text:p>R=0</text:p>
          </table:table-cell>
          <table:table-cell table:style-name="ce62" table:number-columns-repeated="1022"/>
        </table:table-row>
        <table:table-row table:style-name="ro1">
          <table:table-cell table:style-name="ce60"/>
          <table:table-cell table:style-name="ce61" office:value-type="string" calcext:value-type="string">
            <text:p>NL iters</text:p>
          </table:table-cell>
          <table:table-cell table:style-name="ce61" office:value-type="string" calcext:value-type="string">
            <text:p>total KSP iters</text:p>
          </table:table-cell>
          <table:table-cell table:style-name="ce61" office:value-type="string" calcext:value-type="string">
            <text:p>time (solve)</text:p>
          </table:table-cell>
          <table:table-cell table:style-name="ce61" office:value-type="string" calcext:value-type="string">
            <text:p>time/NL iter</text:p>
          </table:table-cell>
          <table:table-cell table:style-name="ce61" office:value-type="string" calcext:value-type="string">
            <text:p>time/KSP iter</text:p>
          </table:table-cell>
          <table:table-cell table:style-name="ce61" office:value-type="string" calcext:value-type="string">
            <text:p>NL iters</text:p>
          </table:table-cell>
          <table:table-cell table:style-name="ce61" office:value-type="string" calcext:value-type="string">
            <text:p>total KSP iters</text:p>
          </table:table-cell>
          <table:table-cell table:style-name="ce61" office:value-type="string" calcext:value-type="string">
            <text:p>time (solve)</text:p>
          </table:table-cell>
          <table:table-cell table:style-name="ce61" office:value-type="string" calcext:value-type="string">
            <text:p>NL iters</text:p>
          </table:table-cell>
          <table:table-cell table:style-name="ce61" office:value-type="string" calcext:value-type="string">
            <text:p>total KSP iters</text:p>
          </table:table-cell>
          <table:table-cell table:style-name="ce61" office:value-type="string" calcext:value-type="string">
            <text:p>time (solve)</text:p>
          </table:table-cell>
          <table:table-cell table:style-name="ce62" table:number-columns-repeated="1012"/>
        </table:table-row>
        <table:table-row table:style-name="ro1">
          <table:table-cell table:style-name="ce61" office:value-type="string" calcext:value-type="string">
            <text:p>R=0</text:p>
          </table:table-cell>
          <table:table-cell table:style-name="ce45" table:number-columns-repeated="5"/>
          <table:table-cell table:style-name="ce64" table:number-columns-repeated="6"/>
          <table:table-cell table:style-name="ce62" table:number-columns-repeated="1012"/>
        </table:table-row>
        <table:table-row table:style-name="ro1">
          <table:table-cell table:style-name="ce61" office:value-type="string" calcext:value-type="string">
            <text:p>MF01</text:p>
          </table:table-cell>
          <table:table-cell table:style-name="ce45" office:value-type="float" office:value="5" calcext:value-type="float">
            <text:p>5</text:p>
          </table:table-cell>
          <table:table-cell table:style-name="ce45" table:formula="of:=36+32+29+18+6" office:value-type="float" office:value="121" calcext:value-type="float">
            <text:p>121</text:p>
          </table:table-cell>
          <table:table-cell table:style-name="ce45" office:value-type="float" office:value="415" calcext:value-type="float">
            <text:p>415</text:p>
          </table:table-cell>
          <table:table-cell table:style-name="ce45" table:formula="of:=[.D19]/[.B19]" office:value-type="float" office:value="83" calcext:value-type="float">
            <text:p>83</text:p>
          </table:table-cell>
          <table:table-cell table:style-name="ce45" table:formula="of:=[.D19]/[.C19]" office:value-type="float" office:value="3.4297520661157" calcext:value-type="float">
            <text:p>3.4297520661</text:p>
          </table:table-cell>
          <table:table-cell table:style-name="ce45" table:number-columns-repeated="6"/>
          <table:table-cell table:style-name="ce62" table:number-columns-repeated="1012"/>
        </table:table-row>
        <table:table-row table:style-name="ro1">
          <table:table-cell table:style-name="ce61" office:value-type="string" calcext:value-type="string">
            <text:p>MF02</text:p>
          </table:table-cell>
          <table:table-cell table:style-name="ce45" office:value-type="float" office:value="5" calcext:value-type="float">
            <text:p>5</text:p>
          </table:table-cell>
          <table:table-cell table:style-name="ce45" table:formula="of:=42+37+33+22+6" office:value-type="float" office:value="140" calcext:value-type="float">
            <text:p>140</text:p>
          </table:table-cell>
          <table:table-cell table:style-name="ce45" office:value-type="float" office:value="685" calcext:value-type="float">
            <text:p>685</text:p>
          </table:table-cell>
          <table:table-cell table:style-name="ce45" table:formula="of:=[.D20]/[.B20]" office:value-type="float" office:value="137" calcext:value-type="float">
            <text:p>137</text:p>
          </table:table-cell>
          <table:table-cell table:style-name="ce45" table:formula="of:=[.D20]/[.C20]" office:value-type="float" office:value="4.89285714285714" calcext:value-type="float">
            <text:p>4.8928571429</text:p>
          </table:table-cell>
          <table:table-cell table:style-name="ce45" table:number-columns-repeated="6"/>
          <table:table-cell table:style-name="ce62" table:number-columns-repeated="1012"/>
        </table:table-row>
        <table:table-row table:style-name="ro1">
          <table:table-cell table:style-name="ce61" office:value-type="string" calcext:value-type="string">
            <text:p>MF03</text:p>
          </table:table-cell>
          <table:table-cell table:style-name="ce45" office:value-type="float" office:value="5" calcext:value-type="float">
            <text:p>5</text:p>
          </table:table-cell>
          <table:table-cell table:style-name="ce45" table:formula="of:=134+40+35+26+4" office:value-type="float" office:value="239" calcext:value-type="float">
            <text:p>239</text:p>
          </table:table-cell>
          <table:table-cell table:style-name="ce45" office:value-type="float" office:value="845" calcext:value-type="float">
            <text:p>845</text:p>
          </table:table-cell>
          <table:table-cell table:style-name="ce45" table:formula="of:=[.D21]/[.B21]" office:value-type="float" office:value="169" calcext:value-type="float">
            <text:p>169</text:p>
          </table:table-cell>
          <table:table-cell table:style-name="ce45" table:formula="of:=[.D21]/[.C21]" office:value-type="float" office:value="3.53556485355649" calcext:value-type="float">
            <text:p>3.5355648536</text:p>
          </table:table-cell>
          <table:table-cell table:style-name="ce45" table:number-columns-repeated="6"/>
          <table:table-cell table:style-name="ce62" table:number-columns-repeated="1012"/>
        </table:table-row>
        <table:table-row table:style-name="ro1">
          <table:table-cell table:style-name="ce61" office:value-type="string" calcext:value-type="string">
            <text:p>HF</text:p>
          </table:table-cell>
          <table:table-cell table:style-name="ce45" office:value-type="float" office:value="4" calcext:value-type="float">
            <text:p>4</text:p>
          </table:table-cell>
          <table:table-cell table:style-name="ce45" table:formula="of:=27+23+20+15" office:value-type="float" office:value="85" calcext:value-type="float">
            <text:p>85</text:p>
          </table:table-cell>
          <table:table-cell table:style-name="ce45" office:value-type="float" office:value="510" calcext:value-type="float">
            <text:p>510</text:p>
          </table:table-cell>
          <table:table-cell table:style-name="ce45" table:formula="of:=[.D22]/[.B22]" office:value-type="float" office:value="127.5" calcext:value-type="float">
            <text:p>127.5</text:p>
          </table:table-cell>
          <table:table-cell table:style-name="ce45" table:formula="of:=[.D22]/[.C22]" office:value-type="float" office:value="6" calcext:value-type="float">
            <text:p>6</text:p>
          </table:table-cell>
          <table:table-cell table:style-name="ce64" table:number-columns-repeated="6"/>
          <table:table-cell table:style-name="ce62" table:number-columns-repeated="1012"/>
        </table:table-row>
        <table:table-row table:style-name="ro1">
          <table:table-cell table:style-name="ce60"/>
          <table:table-cell table:style-name="ce62" table:number-columns-repeated="5"/>
          <table:table-cell table:style-name="ce65"/>
          <table:table-cell table:style-name="ce62"/>
          <table:table-cell table:style-name="ce66"/>
          <table:table-cell table:style-name="ce62" table:number-columns-repeated="1015"/>
        </table:table-row>
        <table:table-row table:style-name="ro1">
          <table:table-cell table:style-name="ce60" office:value-type="string" calcext:value-type="string">
            <text:p>init guess:</text:p>
          </table:table-cell>
          <table:table-cell table:style-name="ce62" office:value-type="string" calcext:value-type="string">
            <text:p>LF</text:p>
          </table:table-cell>
          <table:table-cell table:style-name="ce62" table:number-columns-repeated="1022"/>
        </table:table-row>
        <table:table-row table:style-name="ro1">
          <table:table-cell table:style-name="ce60" office:value-type="string" calcext:value-type="string">
            <text:p>flags:</text:p>
          </table:table-cell>
          <table:table-cell table:style-name="ce62" office:value-type="string" calcext:value-type="string">
            <text:p>-ksp_monitor_singular_value -ksp_gmres_restart 500 -pc_type ilu -pc_factor_levels 2 -pc_factor_shift_type nonzero</text:p>
          </table:table-cell>
          <table:table-cell table:style-name="ce62" table:number-columns-repeated="1021"/>
          <table:table-cell table:style-name="ce67"/>
        </table:table-row>
        <table:table-row table:style-name="ro1">
          <table:table-cell table:style-name="ce60"/>
          <table:table-cell table:style-name="ce61" office:value-type="string" calcext:value-type="string">
            <text:p>NL iters</text:p>
          </table:table-cell>
          <table:table-cell table:style-name="ce61" office:value-type="string" calcext:value-type="string">
            <text:p>total KSP iters</text:p>
          </table:table-cell>
          <table:table-cell table:style-name="ce61" office:value-type="string" calcext:value-type="string">
            <text:p>time (solve)</text:p>
          </table:table-cell>
          <table:table-cell table:style-name="ce61" office:value-type="string" calcext:value-type="string">
            <text:p>time/NL iter</text:p>
          </table:table-cell>
          <table:table-cell table:style-name="ce61" office:value-type="string" calcext:value-type="string">
            <text:p>time/KSP iter</text:p>
          </table:table-cell>
          <table:table-cell table:style-name="ce61" office:value-type="string" calcext:value-type="string">
            <text:p>NL iters</text:p>
          </table:table-cell>
          <table:table-cell table:style-name="ce61" office:value-type="string" calcext:value-type="string">
            <text:p>total KSP iters</text:p>
          </table:table-cell>
          <table:table-cell table:style-name="ce61" office:value-type="string" calcext:value-type="string">
            <text:p>time (solve)</text:p>
          </table:table-cell>
          <table:table-cell table:style-name="ce61" office:value-type="string" calcext:value-type="string">
            <text:p>NL iters</text:p>
          </table:table-cell>
          <table:table-cell table:style-name="ce61" office:value-type="string" calcext:value-type="string">
            <text:p>total KSP iters</text:p>
          </table:table-cell>
          <table:table-cell table:style-name="ce61" office:value-type="string" calcext:value-type="string">
            <text:p>time (solve)</text:p>
          </table:table-cell>
          <table:table-cell table:style-name="ce62" table:number-columns-repeated="1012"/>
        </table:table-row>
        <table:table-row table:style-name="ro1">
          <table:table-cell table:style-name="ce61" office:value-type="string" calcext:value-type="string">
            <text:p>MF01</text:p>
          </table:table-cell>
          <table:table-cell table:style-name="ce45" office:value-type="float" office:value="6" calcext:value-type="float">
            <text:p>6</text:p>
          </table:table-cell>
          <table:table-cell table:style-name="ce45" table:formula="of:=58+52+50+44+31+9" office:value-type="float" office:value="244" calcext:value-type="float">
            <text:p>244</text:p>
          </table:table-cell>
          <table:table-cell table:style-name="ce45" office:value-type="float" office:value="85" calcext:value-type="float">
            <text:p>85</text:p>
          </table:table-cell>
          <table:table-cell table:style-name="ce45" table:formula="of:=[.D27]/[.B27]" office:value-type="float" office:value="14.1666666666667" calcext:value-type="float">
            <text:p>14.1666666667</text:p>
          </table:table-cell>
          <table:table-cell table:style-name="ce45" table:formula="of:=[.D27]/[.C27]" office:value-type="float" office:value="0.348360655737705" calcext:value-type="float">
            <text:p>0.3483606557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formula="of:=82+517" office:value-type="float" office:value="599" calcext:value-type="float">
            <text:p>599</text:p>
          </table:table-cell>
          <table:table-cell table:style-name="ce45" office:value-type="float" office:value="95" calcext:value-type="float">
            <text:p>95</text:p>
          </table:table-cell>
          <table:table-cell table:style-name="ce45" office:value-type="float" office:value="4" calcext:value-type="float">
            <text:p>4</text:p>
          </table:table-cell>
          <table:table-cell table:style-name="ce45" table:formula="of:=40+9+41+39" office:value-type="float" office:value="129" calcext:value-type="float">
            <text:p>129</text:p>
          </table:table-cell>
          <table:table-cell table:style-name="ce45" office:value-type="float" office:value="175" calcext:value-type="float">
            <text:p>175</text:p>
          </table:table-cell>
          <table:table-cell table:style-name="ce62" table:number-columns-repeated="1012"/>
        </table:table-row>
        <table:table-row table:style-name="ro1">
          <table:table-cell table:style-name="ce61" office:value-type="string" calcext:value-type="string">
            <text:p>MF02</text:p>
          </table:table-cell>
          <table:table-cell table:style-name="ce45" office:value-type="float" office:value="6" calcext:value-type="float">
            <text:p>6</text:p>
          </table:table-cell>
          <table:table-cell table:style-name="ce45" table:formula="of:=372+58+65+51+38+9" office:value-type="float" office:value="593" calcext:value-type="float">
            <text:p>593</text:p>
          </table:table-cell>
          <table:table-cell table:style-name="ce45" office:value-type="float" office:value="190" calcext:value-type="float">
            <text:p>190</text:p>
          </table:table-cell>
          <table:table-cell table:style-name="ce45" table:formula="of:=[.D28]/[.B28]" office:value-type="float" office:value="31.6666666666667" calcext:value-type="float">
            <text:p>31.6666666667</text:p>
          </table:table-cell>
          <table:table-cell table:style-name="ce45" table:formula="of:=[.D28]/[.C28]" office:value-type="float" office:value="0.320404721753794" calcext:value-type="float">
            <text:p>0.3204047218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formula="of:=60+62" office:value-type="float" office:value="122" calcext:value-type="float">
            <text:p>122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4" calcext:value-type="float">
            <text:p>4</text:p>
          </table:table-cell>
          <table:table-cell table:style-name="ce45" table:formula="of:=40+10+40+37" office:value-type="float" office:value="127" calcext:value-type="float">
            <text:p>127</text:p>
          </table:table-cell>
          <table:table-cell table:style-name="ce45" office:value-type="float" office:value="175" calcext:value-type="float">
            <text:p>175</text:p>
          </table:table-cell>
          <table:table-cell table:style-name="ce62" table:number-columns-repeated="1012"/>
        </table:table-row>
        <table:table-row table:style-name="ro1">
          <table:table-cell table:style-name="ce61" office:value-type="string" calcext:value-type="string">
            <text:p>MF03</text:p>
          </table:table-cell>
          <table:table-cell table:style-name="ce45" office:value-type="float" office:value="6" calcext:value-type="float">
            <text:p>6</text:p>
          </table:table-cell>
          <table:table-cell table:style-name="ce45" table:formula="of:=522+81+61+56+42+10" office:value-type="float" office:value="772" calcext:value-type="float">
            <text:p>772</text:p>
          </table:table-cell>
          <table:table-cell table:style-name="ce45" office:value-type="float" office:value="300" calcext:value-type="float">
            <text:p>300</text:p>
          </table:table-cell>
          <table:table-cell table:style-name="ce45" table:formula="of:=[.D29]/[.B29]" office:value-type="float" office:value="50" calcext:value-type="float">
            <text:p>50</text:p>
          </table:table-cell>
          <table:table-cell table:style-name="ce45" table:formula="of:=[.D29]/[.C29]" office:value-type="float" office:value="0.38860103626943" calcext:value-type="float">
            <text:p>0.3886010363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formula="of:=208+518" office:value-type="float" office:value="726" calcext:value-type="float">
            <text:p>726</text:p>
          </table:table-cell>
          <table:table-cell table:style-name="ce45" office:value-type="float" office:value="205" calcext:value-type="float">
            <text:p>205</text:p>
          </table:table-cell>
          <table:table-cell table:style-name="ce45" office:value-type="float" office:value="4" calcext:value-type="float">
            <text:p>4</text:p>
          </table:table-cell>
          <table:table-cell table:style-name="ce45" table:formula="of:=40+10+41+36" office:value-type="float" office:value="127" calcext:value-type="float">
            <text:p>127</text:p>
          </table:table-cell>
          <table:table-cell table:style-name="ce45" office:value-type="float" office:value="175" calcext:value-type="float">
            <text:p>175</text:p>
          </table:table-cell>
          <table:table-cell table:style-name="ce62" table:number-columns-repeated="1012"/>
        </table:table-row>
        <table:table-row table:style-name="ro1">
          <table:table-cell table:style-name="ce61" office:value-type="string" calcext:value-type="string">
            <text:p>HF</text:p>
          </table:table-cell>
          <table:table-cell table:style-name="ce45" office:value-type="float" office:value="16" calcext:value-type="float">
            <text:p>16</text:p>
          </table:table-cell>
          <table:table-cell table:style-name="ce45" table:formula="of:=526+533+555+561+543+534+542+547+549+549+539+535+525+523+45+34" office:value-type="float" office:value="7640" calcext:value-type="float">
            <text:p>7640</text:p>
          </table:table-cell>
          <table:table-cell table:style-name="ce45" office:value-type="float" office:value="3140" calcext:value-type="float">
            <text:p>3140</text:p>
          </table:table-cell>
          <table:table-cell table:style-name="ce45" table:formula="of:=[.D30]/[.B30]" office:value-type="float" office:value="196.25" calcext:value-type="float">
            <text:p>196.25</text:p>
          </table:table-cell>
          <table:table-cell table:style-name="ce45" table:formula="of:=[.D30]/[.C30]" office:value-type="float" office:value="0.410994764397906" calcext:value-type="float">
            <text:p>0.4109947644</text:p>
          </table:table-cell>
          <table:table-cell table:style-name="ce64" table:number-columns-repeated="6"/>
          <table:table-cell table:style-name="ce62" table:number-columns-repeated="1012"/>
        </table:table-row>
        <table:table-row table:style-name="ro1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boo" table:base-cell-address="$Sheet1.$B$98" table:cell-range-address="$Sheet1.$B$98"/>
        <table:named-range table:name="eep" table:base-cell-address="$Sheet2.$E$70" table:cell-range-address="$Sheet2.$F$82"/>
        <table:named-range table:name="HFqoi" table:base-cell-address="$Sheet1.$B$12" table:cell-range-address="$Sheet1.$B$12"/>
        <table:named-range table:name="HFqoi2" table:base-cell-address="$Sheet1.$B$55" table:cell-range-address="$Sheet1.$B$55"/>
        <table:named-range table:name="HFqoidiri" table:base-cell-address="$Sheet2.$F$48" table:cell-range-address="$Sheet2.$E$48"/>
        <table:named-range table:name="HFqoidiri5" table:base-cell-address="$Sheet2.$E$59" table:cell-range-address="$Sheet2.$E$59"/>
        <table:named-range table:name="HFqoishift" table:base-cell-address="$Sheet2.$F$94" table:cell-range-address="$Sheet2.$F$106"/>
        <table:named-range table:name="Meep" table:base-cell-address="$Sheet2.$F$82" table:cell-range-address="$Sheet2.$F$93"/>
        <table:named-range table:name="yarp" table:base-cell-address="$Sheet2.$F$83" table:cell-range-address="$Sheet2.$F$9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1:05:11.743719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17:54:38.759451284</meta:creation-date>
    <dc:date>2016-08-26T11:46:13.880758083</dc:date>
    <meta:editing-duration>P12DT13H55M26S</meta:editing-duration>
    <meta:editing-cycles>86</meta:editing-cycles>
    <meta:generator>LibreOffice/4.2.8.2$Linux_X86_64 LibreOffice_project/420m0$Build-2</meta:generator>
    <meta:document-statistic meta:table-count="3" meta:cell-count="4441" meta:object-count="0"/>
  </office:meta>
</office:document-meta>
</file>